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RPMness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<text:s/>AID</text:p>
          </table:table-cell>
          <table:table-cell office:value-type="string" calcext:value-type="string">
            <text:p><text:s/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string" calcext:value-type="string">
            <text:p><text:s/>702 rpm </text:p>
          </table:table-cell>
          <table:table-cell table:formula="of:=INT(MID([.B2];1;LEN([.B2])-4))" office:value-type="float" office:value="702" calcext:value-type="float">
            <text:p>7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RREL([.D2:.D238];[.F2:.F238])" office:value-type="float" office:value="0.426521074735491" calcext:value-type="float">
            <text:p>0.4265210747</text:p>
          </table:table-cell>
          <table:table-cell table:formula="of:=CORREL([.D2:.D238];[.J2:.J238])" office:value-type="float" office:value="0.426521074735491" calcext:value-type="float">
            <text:p>0.4265210747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string" calcext:value-type="string">
            <text:p><text:s/>703 rpm </text:p>
          </table:table-cell>
          <table:table-cell table:formula="of:=INT(MID([.B3];1;LEN([.B3])-4))" office:value-type="float" office:value="703" calcext:value-type="float">
            <text:p>703</text:p>
          </table:table-cell>
          <table:table-cell table:formula="of:=([.C3]-[.C2])/([.A3]-[.A2])"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string" calcext:value-type="string">
            <text:p><text:s/>1949 rpm </text:p>
          </table:table-cell>
          <table:table-cell table:formula="of:=INT(MID([.B4];1;LEN([.B4])-4))" office:value-type="float" office:value="1949" calcext:value-type="float">
            <text:p>1949</text:p>
          </table:table-cell>
          <table:table-cell table:formula="of:=([.C4]-[.C3])/([.A4]-[.A3])" office:value-type="float" office:value="1.66133333333333" calcext:value-type="float">
            <text:p>1.661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string" calcext:value-type="string">
            <text:p><text:s/>2061 rpm </text:p>
          </table:table-cell>
          <table:table-cell table:formula="of:=INT(MID([.B5];1;LEN([.B5])-4))" office:value-type="float" office:value="2061" calcext:value-type="float">
            <text:p>2061</text:p>
          </table:table-cell>
          <table:table-cell table:formula="of:=([.C5]-[.C4])/([.A5]-[.A4])" office:value-type="float" office:value="1.6" calcext:value-type="float">
            <text:p>1.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<text:s/>2302 rpm </text:p>
          </table:table-cell>
          <table:table-cell table:formula="of:=INT(MID([.B6];1;LEN([.B6])-4))" office:value-type="float" office:value="2302" calcext:value-type="float">
            <text:p>2302</text:p>
          </table:table-cell>
          <table:table-cell table:formula="of:=([.C6]-[.C5])/([.A6]-[.A5])" office:value-type="float" office:value="1.70921985815603" calcext:value-type="float">
            <text:p>1.709219858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<text:s/>2761 rpm </text:p>
          </table:table-cell>
          <table:table-cell table:formula="of:=INT(MID([.B7];1;LEN([.B7])-4))" office:value-type="float" office:value="2761" calcext:value-type="float">
            <text:p>2761</text:p>
          </table:table-cell>
          <table:table-cell table:formula="of:=([.C7]-[.C6])/([.A7]-[.A6])" office:value-type="float" office:value="0.241833508956797" calcext:value-type="float">
            <text:p>0.2418335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<text:s/>2799 rpm </text:p>
          </table:table-cell>
          <table:table-cell table:formula="of:=INT(MID([.B8];1;LEN([.B8])-4))" office:value-type="float" office:value="2799" calcext:value-type="float">
            <text:p>2799</text:p>
          </table:table-cell>
          <table:table-cell table:formula="of:=([.C8]-[.C7])/([.A8]-[.A7])" office:value-type="float" office:value="0.481012658227848" calcext:value-type="float">
            <text:p>0.481012658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string" calcext:value-type="string">
            <text:p><text:s/>2885 rpm </text:p>
          </table:table-cell>
          <table:table-cell table:formula="of:=INT(MID([.B9];1;LEN([.B9])-4))" office:value-type="float" office:value="2885" calcext:value-type="float">
            <text:p>2885</text:p>
          </table:table-cell>
          <table:table-cell table:formula="of:=([.C9]-[.C8])/([.A9]-[.A8])" office:value-type="float" office:value="0.330769230769231" calcext:value-type="float">
            <text:p>0.330769230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string" calcext:value-type="string">
            <text:p><text:s/>2899 rpm </text:p>
          </table:table-cell>
          <table:table-cell table:formula="of:=INT(MID([.B10];1;LEN([.B10])-4))" office:value-type="float" office:value="2899" calcext:value-type="float">
            <text:p>2899</text:p>
          </table:table-cell>
          <table:table-cell table:formula="of:=([.C10]-[.C9])/([.A10]-[.A9])" office:value-type="float" office:value="0.197183098591549" calcext:value-type="float">
            <text:p>0.197183098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<text:s/>2941 rpm </text:p>
          </table:table-cell>
          <table:table-cell table:formula="of:=INT(MID([.B11];1;LEN([.B11])-4))" office:value-type="float" office:value="2941" calcext:value-type="float">
            <text:p>2941</text:p>
          </table:table-cell>
          <table:table-cell table:formula="of:=([.C11]-[.C10])/([.A11]-[.A10])" office:value-type="float" office:value="0.110526315789474" calcext:value-type="float">
            <text:p>0.110526315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string" calcext:value-type="string">
            <text:p><text:s/>2978 rpm </text:p>
          </table:table-cell>
          <table:table-cell table:formula="of:=INT(MID([.B12];1;LEN([.B12])-4))" office:value-type="float" office:value="2978" calcext:value-type="float">
            <text:p>2978</text:p>
          </table:table-cell>
          <table:table-cell table:formula="of:=([.C12]-[.C11])/([.A12]-[.A11])" office:value-type="float" office:value="0.0463078848560701" calcext:value-type="float">
            <text:p>0.046307884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string" calcext:value-type="string">
            <text:p><text:s/>2994 rpm </text:p>
          </table:table-cell>
          <table:table-cell table:formula="of:=INT(MID([.B13];1;LEN([.B13])-4))" office:value-type="float" office:value="2994" calcext:value-type="float">
            <text:p>2994</text:p>
          </table:table-cell>
          <table:table-cell table:formula="of:=([.C13]-[.C12])/([.A13]-[.A12])" office:value-type="float" office:value="0.0535117056856187" calcext:value-type="float">
            <text:p>0.053511705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21" calcext:value-type="float">
            <text:p>13421</text:p>
          </table:table-cell>
          <table:table-cell office:value-type="string" calcext:value-type="string">
            <text:p><text:s/>3007 rpm </text:p>
          </table:table-cell>
          <table:table-cell table:formula="of:=INT(MID([.B14];1;LEN([.B14])-4))" office:value-type="float" office:value="3007" calcext:value-type="float">
            <text:p>3007</text:p>
          </table:table-cell>
          <table:table-cell table:formula="of:=([.C14]-[.C13])/([.A14]-[.A13])" office:value-type="float" office:value="0.08125" calcext:value-type="float">
            <text:p>0.081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<text:s/>3038 rpm </text:p>
          </table:table-cell>
          <table:table-cell table:formula="of:=INT(MID([.B15];1;LEN([.B15])-4))" office:value-type="float" office:value="3038" calcext:value-type="float">
            <text:p>3038</text:p>
          </table:table-cell>
          <table:table-cell table:formula="of:=([.C15]-[.C14])/([.A15]-[.A14])" office:value-type="float" office:value="0.0365135453474676" calcext:value-type="float">
            <text:p>0.036513545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string" calcext:value-type="string">
            <text:p><text:s/>3055 rpm </text:p>
          </table:table-cell>
          <table:table-cell table:formula="of:=INT(MID([.B16];1;LEN([.B16])-4))" office:value-type="float" office:value="3055" calcext:value-type="float">
            <text:p>3055</text:p>
          </table:table-cell>
          <table:table-cell table:formula="of:=([.C16]-[.C15])/([.A16]-[.A15])" office:value-type="float" office:value="0.0425" calcext:value-type="float">
            <text:p>0.04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<text:s/>3064 rpm </text:p>
          </table:table-cell>
          <table:table-cell table:formula="of:=INT(MID([.B17];1;LEN([.B17])-4))" office:value-type="float" office:value="3064" calcext:value-type="float">
            <text:p>3064</text:p>
          </table:table-cell>
          <table:table-cell table:formula="of:=([.C17]-[.C16])/([.A17]-[.A16])" office:value-type="float" office:value="0.025" calcext:value-type="float">
            <text:p>0.0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<text:s/>3068 rpm </text:p>
          </table:table-cell>
          <table:table-cell table:formula="of:=INT(MID([.B18];1;LEN([.B18])-4))" office:value-type="float" office:value="3068" calcext:value-type="float">
            <text:p>3068</text:p>
          </table:table-cell>
          <table:table-cell table:formula="of:=([.C18]-[.C17])/([.A18]-[.A17])" office:value-type="float" office:value="0.0677966101694915" calcext:value-type="float">
            <text:p>0.067796610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<text:s/>3074 rpm </text:p>
          </table:table-cell>
          <table:table-cell table:formula="of:=INT(MID([.B19];1;LEN([.B19])-4))" office:value-type="float" office:value="3074" calcext:value-type="float">
            <text:p>3074</text:p>
          </table:table-cell>
          <table:table-cell table:formula="of:=([.C19]-[.C18])/([.A19]-[.A18])" office:value-type="float" office:value="0.03" calcext:value-type="float">
            <text:p>0.0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string" calcext:value-type="string">
            <text:p><text:s/>3080 rpm </text:p>
          </table:table-cell>
          <table:table-cell table:formula="of:=INT(MID([.B20];1;LEN([.B20])-4))" office:value-type="float" office:value="3080" calcext:value-type="float">
            <text:p>3080</text:p>
          </table:table-cell>
          <table:table-cell table:formula="of:=([.C20]-[.C19])/([.A20]-[.A19])" office:value-type="float" office:value="0.015748031496063" calcext:value-type="float">
            <text:p>0.015748031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78" calcext:value-type="float">
            <text:p>16378</text:p>
          </table:table-cell>
          <table:table-cell office:value-type="string" calcext:value-type="string">
            <text:p><text:s/>3081 rpm </text:p>
          </table:table-cell>
          <table:table-cell table:formula="of:=INT(MID([.B21];1;LEN([.B21])-4))" office:value-type="float" office:value="3081" calcext:value-type="float">
            <text:p>3081</text:p>
          </table:table-cell>
          <table:table-cell table:formula="of:=([.C21]-[.C20])/([.A21]-[.A20])" office:value-type="float" office:value="0.00141242937853107" calcext:value-type="float">
            <text:p>0.001412429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08" calcext:value-type="float">
            <text:p>17508</text:p>
          </table:table-cell>
          <table:table-cell office:value-type="string" calcext:value-type="string">
            <text:p><text:s/>3093 rpm </text:p>
          </table:table-cell>
          <table:table-cell table:formula="of:=INT(MID([.B22];1;LEN([.B22])-4))" office:value-type="float" office:value="3093" calcext:value-type="float">
            <text:p>3093</text:p>
          </table:table-cell>
          <table:table-cell table:formula="of:=([.C22]-[.C21])/([.A22]-[.A21])" office:value-type="float" office:value="0.0106194690265487" calcext:value-type="float">
            <text:p>0.01061946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string" calcext:value-type="string">
            <text:p><text:s/>3109 rpm </text:p>
          </table:table-cell>
          <table:table-cell table:formula="of:=INT(MID([.B23];1;LEN([.B23])-4))" office:value-type="float" office:value="3109" calcext:value-type="float">
            <text:p>3109</text:p>
          </table:table-cell>
          <table:table-cell table:formula="of:=([.C23]-[.C22])/([.A23]-[.A22])" office:value-type="float" office:value="0.0356347438752784" calcext:value-type="float">
            <text:p>0.035634743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48" calcext:value-type="float">
            <text:p>18148</text:p>
          </table:table-cell>
          <table:table-cell office:value-type="string" calcext:value-type="string">
            <text:p><text:s/>3114 rpm </text:p>
          </table:table-cell>
          <table:table-cell table:formula="of:=INT(MID([.B24];1;LEN([.B24])-4))" office:value-type="float" office:value="3114" calcext:value-type="float">
            <text:p>3114</text:p>
          </table:table-cell>
          <table:table-cell table:formula="of:=([.C24]-[.C23])/([.A24]-[.A23])" office:value-type="float" office:value="0.0261780104712042" calcext:value-type="float">
            <text:p>0.02617801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07" calcext:value-type="float">
            <text:p>18207</text:p>
          </table:table-cell>
          <table:table-cell office:value-type="string" calcext:value-type="string">
            <text:p><text:s/>3113 rpm </text:p>
          </table:table-cell>
          <table:table-cell table:formula="of:=INT(MID([.B25];1;LEN([.B25])-4))" office:value-type="float" office:value="3113" calcext:value-type="float">
            <text:p>3113</text:p>
          </table:table-cell>
          <table:table-cell table:formula="of:=([.C25]-[.C24])/([.A25]-[.A24])" office:value-type="float" office:value="-0.0169491525423729" calcext:value-type="float">
            <text:p>-0.01694915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18" calcext:value-type="float">
            <text:p>18418</text:p>
          </table:table-cell>
          <table:table-cell office:value-type="string" calcext:value-type="string">
            <text:p><text:s/>3121 rpm </text:p>
          </table:table-cell>
          <table:table-cell table:formula="of:=INT(MID([.B26];1;LEN([.B26])-4))" office:value-type="float" office:value="3121" calcext:value-type="float">
            <text:p>3121</text:p>
          </table:table-cell>
          <table:table-cell table:formula="of:=([.C26]-[.C25])/([.A26]-[.A25])" office:value-type="float" office:value="0.037914691943128" calcext:value-type="float">
            <text:p>0.037914691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48" calcext:value-type="float">
            <text:p>18648</text:p>
          </table:table-cell>
          <table:table-cell office:value-type="string" calcext:value-type="string">
            <text:p><text:s/>3122 rpm </text:p>
          </table:table-cell>
          <table:table-cell table:formula="of:=INT(MID([.B27];1;LEN([.B27])-4))" office:value-type="float" office:value="3122" calcext:value-type="float">
            <text:p>3122</text:p>
          </table:table-cell>
          <table:table-cell table:formula="of:=([.C27]-[.C26])/([.A27]-[.A26])" office:value-type="float" office:value="0.00434782608695652" calcext:value-type="float">
            <text:p>0.004347826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17" calcext:value-type="float">
            <text:p>18917</text:p>
          </table:table-cell>
          <table:table-cell office:value-type="string" calcext:value-type="string">
            <text:p><text:s/>3122 rpm </text:p>
          </table:table-cell>
          <table:table-cell table:formula="of:=INT(MID([.B28];1;LEN([.B28])-4))" office:value-type="float" office:value="3122" calcext:value-type="float">
            <text:p>3122</text:p>
          </table:table-cell>
          <table:table-cell table:formula="of:=([.C28]-[.C27])/([.A28]-[.A27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77" calcext:value-type="float">
            <text:p>18977</text:p>
          </table:table-cell>
          <table:table-cell office:value-type="string" calcext:value-type="string">
            <text:p><text:s/>3119 rpm </text:p>
          </table:table-cell>
          <table:table-cell table:formula="of:=INT(MID([.B29];1;LEN([.B29])-4))" office:value-type="float" office:value="3119" calcext:value-type="float">
            <text:p>3119</text:p>
          </table:table-cell>
          <table:table-cell table:formula="of:=([.C29]-[.C28])/([.A29]-[.A28])" office:value-type="float" office:value="-0.05" calcext:value-type="float">
            <text:p>-0.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37" calcext:value-type="float">
            <text:p>19037</text:p>
          </table:table-cell>
          <table:table-cell office:value-type="string" calcext:value-type="string">
            <text:p><text:s/>3118 rpm </text:p>
          </table:table-cell>
          <table:table-cell table:formula="of:=INT(MID([.B30];1;LEN([.B30])-4))" office:value-type="float" office:value="3118" calcext:value-type="float">
            <text:p>3118</text:p>
          </table:table-cell>
          <table:table-cell table:formula="of:=([.C30]-[.C29])/([.A30]-[.A29])" office:value-type="float" office:value="-0.0166666666666667" calcext:value-type="float">
            <text:p>-0.01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<text:s/>2132 rpm </text:p>
          </table:table-cell>
          <table:table-cell table:formula="of:=INT(MID([.B31];1;LEN([.B31])-4))" office:value-type="float" office:value="2132" calcext:value-type="float">
            <text:p>2132</text:p>
          </table:table-cell>
          <table:table-cell table:formula="of:=([.C31]-[.C30])/([.A31]-[.A30])" office:value-type="float" office:value="-0.780063291139241" calcext:value-type="float">
            <text:p>-0.780063291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61" calcext:value-type="float">
            <text:p>20961</text:p>
          </table:table-cell>
          <table:table-cell office:value-type="string" calcext:value-type="string">
            <text:p><text:s/>1601 rpm </text:p>
          </table:table-cell>
          <table:table-cell table:formula="of:=INT(MID([.B32];1;LEN([.B32])-4))" office:value-type="float" office:value="1601" calcext:value-type="float">
            <text:p>1601</text:p>
          </table:table-cell>
          <table:table-cell table:formula="of:=([.C32]-[.C31])/([.A32]-[.A31])" office:value-type="float" office:value="-0.804545454545455" calcext:value-type="float">
            <text:p>-0.804545454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string" calcext:value-type="string">
            <text:p><text:s/>1549 rpm </text:p>
          </table:table-cell>
          <table:table-cell table:formula="of:=INT(MID([.B33];1;LEN([.B33])-4))" office:value-type="float" office:value="1549" calcext:value-type="float">
            <text:p>1549</text:p>
          </table:table-cell>
          <table:table-cell table:formula="of:=([.C33]-[.C32])/([.A33]-[.A32])" office:value-type="float" office:value="-0.275132275132275" calcext:value-type="float">
            <text:p>-0.275132275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string" calcext:value-type="string">
            <text:p><text:s/>1655 rpm </text:p>
          </table:table-cell>
          <table:table-cell table:formula="of:=INT(MID([.B34];1;LEN([.B34])-4))" office:value-type="float" office:value="1655" calcext:value-type="float">
            <text:p>1655</text:p>
          </table:table-cell>
          <table:table-cell table:formula="of:=([.C34]-[.C33])/([.A34]-[.A33])" office:value-type="float" office:value="0.311764705882353" calcext:value-type="float">
            <text:p>0.311764705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string" calcext:value-type="string">
            <text:p><text:s/>1736 rpm </text:p>
          </table:table-cell>
          <table:table-cell table:formula="of:=INT(MID([.B35];1;LEN([.B35])-4))" office:value-type="float" office:value="1736" calcext:value-type="float">
            <text:p>1736</text:p>
          </table:table-cell>
          <table:table-cell table:formula="of:=([.C35]-[.C34])/([.A35]-[.A34])" office:value-type="float" office:value="0.352173913043478" calcext:value-type="float">
            <text:p>0.35217391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79" calcext:value-type="float">
            <text:p>22179</text:p>
          </table:table-cell>
          <table:table-cell office:value-type="string" calcext:value-type="string">
            <text:p><text:s/>1810 rpm </text:p>
          </table:table-cell>
          <table:table-cell table:formula="of:=INT(MID([.B36];1;LEN([.B36])-4))" office:value-type="float" office:value="1810" calcext:value-type="float">
            <text:p>1810</text:p>
          </table:table-cell>
          <table:table-cell table:formula="of:=([.C36]-[.C35])/([.A36]-[.A35])" office:value-type="float" office:value="0.161220043572985" calcext:value-type="float">
            <text:p>0.161220043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28" calcext:value-type="float">
            <text:p>23628</text:p>
          </table:table-cell>
          <table:table-cell office:value-type="string" calcext:value-type="string">
            <text:p><text:s/>1818 rpm </text:p>
          </table:table-cell>
          <table:table-cell table:formula="of:=INT(MID([.B37];1;LEN([.B37])-4))" office:value-type="float" office:value="1818" calcext:value-type="float">
            <text:p>1818</text:p>
          </table:table-cell>
          <table:table-cell table:formula="of:=([.C37]-[.C36])/([.A37]-[.A36])" office:value-type="float" office:value="0.00552104899930987" calcext:value-type="float">
            <text:p>0.00552104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48" calcext:value-type="float">
            <text:p>23848</text:p>
          </table:table-cell>
          <table:table-cell office:value-type="string" calcext:value-type="string">
            <text:p><text:s/>1824 rpm </text:p>
          </table:table-cell>
          <table:table-cell table:formula="of:=INT(MID([.B38];1;LEN([.B38])-4))" office:value-type="float" office:value="1824" calcext:value-type="float">
            <text:p>1824</text:p>
          </table:table-cell>
          <table:table-cell table:formula="of:=([.C38]-[.C37])/([.A38]-[.A37])" office:value-type="float" office:value="0.0272727272727273" calcext:value-type="float">
            <text:p>0.027272727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08" calcext:value-type="float">
            <text:p>24508</text:p>
          </table:table-cell>
          <table:table-cell office:value-type="string" calcext:value-type="string">
            <text:p><text:s/>1817 rpm </text:p>
          </table:table-cell>
          <table:table-cell table:formula="of:=INT(MID([.B39];1;LEN([.B39])-4))" office:value-type="float" office:value="1817" calcext:value-type="float">
            <text:p>1817</text:p>
          </table:table-cell>
          <table:table-cell table:formula="of:=([.C39]-[.C38])/([.A39]-[.A38])" office:value-type="float" office:value="-0.0106060606060606" calcext:value-type="float">
            <text:p>-0.010606060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<text:s/>1833 rpm </text:p>
          </table:table-cell>
          <table:table-cell table:formula="of:=INT(MID([.B40];1;LEN([.B40])-4))" office:value-type="float" office:value="1833" calcext:value-type="float">
            <text:p>1833</text:p>
          </table:table-cell>
          <table:table-cell table:formula="of:=([.C40]-[.C39])/([.A40]-[.A39])" office:value-type="float" office:value="0.0168598524762908" calcext:value-type="float">
            <text:p>0.016859852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string" calcext:value-type="string">
            <text:p><text:s/>1830 rpm </text:p>
          </table:table-cell>
          <table:table-cell table:formula="of:=INT(MID([.B41];1;LEN([.B41])-4))" office:value-type="float" office:value="1830" calcext:value-type="float">
            <text:p>1830</text:p>
          </table:table-cell>
          <table:table-cell table:formula="of:=([.C41]-[.C40])/([.A41]-[.A40])" office:value-type="float" office:value="-0.0379746835443038" calcext:value-type="float">
            <text:p>-0.037974683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string" calcext:value-type="string">
            <text:p><text:s/>1799 rpm </text:p>
          </table:table-cell>
          <table:table-cell table:formula="of:=INT(MID([.B42];1;LEN([.B42])-4))" office:value-type="float" office:value="1799" calcext:value-type="float">
            <text:p>1799</text:p>
          </table:table-cell>
          <table:table-cell table:formula="of:=([.C42]-[.C41])/([.A42]-[.A41])" office:value-type="float" office:value="-0.0430555555555556" calcext:value-type="float">
            <text:p>-0.043055555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15" calcext:value-type="float">
            <text:p>26815</text:p>
          </table:table-cell>
          <table:table-cell office:value-type="string" calcext:value-type="string">
            <text:p><text:s/>1804 rpm </text:p>
          </table:table-cell>
          <table:table-cell table:formula="of:=INT(MID([.B43];1;LEN([.B43])-4))" office:value-type="float" office:value="1804" calcext:value-type="float">
            <text:p>1804</text:p>
          </table:table-cell>
          <table:table-cell table:formula="of:=([.C43]-[.C42])/([.A43]-[.A42])" office:value-type="float" office:value="0.00894454382826476" calcext:value-type="float">
            <text:p>0.008944543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45" calcext:value-type="float">
            <text:p>26945</text:p>
          </table:table-cell>
          <table:table-cell office:value-type="string" calcext:value-type="string">
            <text:p><text:s/>1809 rpm </text:p>
          </table:table-cell>
          <table:table-cell table:formula="of:=INT(MID([.B44];1;LEN([.B44])-4))" office:value-type="float" office:value="1809" calcext:value-type="float">
            <text:p>1809</text:p>
          </table:table-cell>
          <table:table-cell table:formula="of:=([.C44]-[.C43])/([.A44]-[.A43])" office:value-type="float" office:value="0.0384615384615385" calcext:value-type="float">
            <text:p>0.03846153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86" calcext:value-type="float">
            <text:p>27286</text:p>
          </table:table-cell>
          <table:table-cell office:value-type="string" calcext:value-type="string">
            <text:p><text:s/>1833 rpm </text:p>
          </table:table-cell>
          <table:table-cell table:formula="of:=INT(MID([.B45];1;LEN([.B45])-4))" office:value-type="float" office:value="1833" calcext:value-type="float">
            <text:p>1833</text:p>
          </table:table-cell>
          <table:table-cell table:formula="of:=([.C45]-[.C44])/([.A45]-[.A44])" office:value-type="float" office:value="0.0703812316715543" calcext:value-type="float">
            <text:p>0.070381231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string" calcext:value-type="string">
            <text:p><text:s/>1834 rpm </text:p>
          </table:table-cell>
          <table:table-cell table:formula="of:=INT(MID([.B46];1;LEN([.B46])-4))" office:value-type="float" office:value="1834" calcext:value-type="float">
            <text:p>1834</text:p>
          </table:table-cell>
          <table:table-cell table:formula="of:=([.C46]-[.C45])/([.A46]-[.A45])" office:value-type="float" office:value="0.00719424460431655" calcext:value-type="float">
            <text:p>0.007194244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36" calcext:value-type="float">
            <text:p>27536</text:p>
          </table:table-cell>
          <table:table-cell office:value-type="string" calcext:value-type="string">
            <text:p><text:s/>1828 rpm </text:p>
          </table:table-cell>
          <table:table-cell table:formula="of:=INT(MID([.B47];1;LEN([.B47])-4))" office:value-type="float" office:value="1828" calcext:value-type="float">
            <text:p>1828</text:p>
          </table:table-cell>
          <table:table-cell table:formula="of:=([.C47]-[.C46])/([.A47]-[.A46])" office:value-type="float" office:value="-0.0540540540540541" calcext:value-type="float">
            <text:p>-0.054054054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84" calcext:value-type="float">
            <text:p>28284</text:p>
          </table:table-cell>
          <table:table-cell office:value-type="string" calcext:value-type="string">
            <text:p><text:s/>1813 rpm </text:p>
          </table:table-cell>
          <table:table-cell table:formula="of:=INT(MID([.B48];1;LEN([.B48])-4))" office:value-type="float" office:value="1813" calcext:value-type="float">
            <text:p>1813</text:p>
          </table:table-cell>
          <table:table-cell table:formula="of:=([.C48]-[.C47])/([.A48]-[.A47])" office:value-type="float" office:value="-0.0200534759358289" calcext:value-type="float">
            <text:p>-0.020053475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<text:s/>2987 rpm </text:p>
          </table:table-cell>
          <table:table-cell table:formula="of:=INT(MID([.B49];1;LEN([.B49])-4))" office:value-type="float" office:value="2987" calcext:value-type="float">
            <text:p>2987</text:p>
          </table:table-cell>
          <table:table-cell table:formula="of:=([.C49]-[.C48])/([.A49]-[.A48])" office:value-type="float" office:value="0.415134370579915" calcext:value-type="float">
            <text:p>0.415134370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70" calcext:value-type="float">
            <text:p>33570</text:p>
          </table:table-cell>
          <table:table-cell office:value-type="string" calcext:value-type="string">
            <text:p><text:s/>2729 rpm </text:p>
          </table:table-cell>
          <table:table-cell table:formula="of:=INT(MID([.B50];1;LEN([.B50])-4))" office:value-type="float" office:value="2729" calcext:value-type="float">
            <text:p>2729</text:p>
          </table:table-cell>
          <table:table-cell table:formula="of:=([.C50]-[.C49])/([.A50]-[.A49])" office:value-type="float" office:value="-0.104963384865745" calcext:value-type="float">
            <text:p>-0.104963384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string" calcext:value-type="string">
            <text:p><text:s/>2747 rpm </text:p>
          </table:table-cell>
          <table:table-cell table:formula="of:=INT(MID([.B51];1;LEN([.B51])-4))" office:value-type="float" office:value="2747" calcext:value-type="float">
            <text:p>2747</text:p>
          </table:table-cell>
          <table:table-cell table:formula="of:=([.C51]-[.C50])/([.A51]-[.A50])" office:value-type="float" office:value="0.0664206642066421" calcext:value-type="float">
            <text:p>0.066420664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70" calcext:value-type="float">
            <text:p>34370</text:p>
          </table:table-cell>
          <table:table-cell office:value-type="string" calcext:value-type="string">
            <text:p><text:s/>2746 rpm </text:p>
          </table:table-cell>
          <table:table-cell table:formula="of:=INT(MID([.B52];1;LEN([.B52])-4))" office:value-type="float" office:value="2746" calcext:value-type="float">
            <text:p>2746</text:p>
          </table:table-cell>
          <table:table-cell table:formula="of:=([.C52]-[.C51])/([.A52]-[.A51])" office:value-type="float" office:value="-0.00189035916824197" calcext:value-type="float">
            <text:p>-0.001890359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string" calcext:value-type="string">
            <text:p><text:s/>2747 rpm </text:p>
          </table:table-cell>
          <table:table-cell table:formula="of:=INT(MID([.B53];1;LEN([.B53])-4))" office:value-type="float" office:value="2747" calcext:value-type="float">
            <text:p>2747</text:p>
          </table:table-cell>
          <table:table-cell table:formula="of:=([.C53]-[.C52])/([.A53]-[.A52])" office:value-type="float" office:value="0.00164473684210526" calcext:value-type="float">
            <text:p>0.001644736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string" calcext:value-type="string">
            <text:p><text:s/>2745 rpm </text:p>
          </table:table-cell>
          <table:table-cell table:formula="of:=INT(MID([.B54];1;LEN([.B54])-4))" office:value-type="float" office:value="2745" calcext:value-type="float">
            <text:p>2745</text:p>
          </table:table-cell>
          <table:table-cell table:formula="of:=([.C54]-[.C53])/([.A54]-[.A53])" office:value-type="float" office:value="-0.0037593984962406" calcext:value-type="float">
            <text:p>-0.00375939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string" calcext:value-type="string">
            <text:p><text:s/>2733 rpm </text:p>
          </table:table-cell>
          <table:table-cell table:formula="of:=INT(MID([.B55];1;LEN([.B55])-4))" office:value-type="float" office:value="2733" calcext:value-type="float">
            <text:p>2733</text:p>
          </table:table-cell>
          <table:table-cell table:formula="of:=([.C55]-[.C54])/([.A55]-[.A54])" office:value-type="float" office:value="-0.0603015075376884" calcext:value-type="float">
            <text:p>-0.060301507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90" calcext:value-type="float">
            <text:p>35790</text:p>
          </table:table-cell>
          <table:table-cell office:value-type="string" calcext:value-type="string">
            <text:p><text:s/>2734 rpm </text:p>
          </table:table-cell>
          <table:table-cell table:formula="of:=INT(MID([.B56];1;LEN([.B56])-4))" office:value-type="float" office:value="2734" calcext:value-type="float">
            <text:p>2734</text:p>
          </table:table-cell>
          <table:table-cell table:formula="of:=([.C56]-[.C55])/([.A56]-[.A55])" office:value-type="float" office:value="0.0123456790123457" calcext:value-type="float">
            <text:p>0.01234567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19" calcext:value-type="float">
            <text:p>36019</text:p>
          </table:table-cell>
          <table:table-cell office:value-type="string" calcext:value-type="string">
            <text:p><text:s/>2728 rpm </text:p>
          </table:table-cell>
          <table:table-cell table:formula="of:=INT(MID([.B57];1;LEN([.B57])-4))" office:value-type="float" office:value="2728" calcext:value-type="float">
            <text:p>2728</text:p>
          </table:table-cell>
          <table:table-cell table:formula="of:=([.C57]-[.C56])/([.A57]-[.A56])" office:value-type="float" office:value="-0.0262008733624454" calcext:value-type="float">
            <text:p>-0.026200873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88" calcext:value-type="float">
            <text:p>36088</text:p>
          </table:table-cell>
          <table:table-cell office:value-type="string" calcext:value-type="string">
            <text:p><text:s/>2721 rpm </text:p>
          </table:table-cell>
          <table:table-cell table:formula="of:=INT(MID([.B58];1;LEN([.B58])-4))" office:value-type="float" office:value="2721" calcext:value-type="float">
            <text:p>2721</text:p>
          </table:table-cell>
          <table:table-cell table:formula="of:=([.C58]-[.C57])/([.A58]-[.A57])" office:value-type="float" office:value="-0.101449275362319" calcext:value-type="float">
            <text:p>-0.101449275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08" calcext:value-type="float">
            <text:p>36308</text:p>
          </table:table-cell>
          <table:table-cell office:value-type="string" calcext:value-type="string">
            <text:p><text:s/>2722 rpm </text:p>
          </table:table-cell>
          <table:table-cell table:formula="of:=INT(MID([.B59];1;LEN([.B59])-4))" office:value-type="float" office:value="2722" calcext:value-type="float">
            <text:p>2722</text:p>
          </table:table-cell>
          <table:table-cell table:formula="of:=([.C59]-[.C58])/([.A59]-[.A58])" office:value-type="float" office:value="0.00454545454545455" calcext:value-type="float">
            <text:p>0.004545454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string" calcext:value-type="string">
            <text:p><text:s/>2730 rpm </text:p>
          </table:table-cell>
          <table:table-cell table:formula="of:=INT(MID([.B60];1;LEN([.B60])-4))" office:value-type="float" office:value="2730" calcext:value-type="float">
            <text:p>2730</text:p>
          </table:table-cell>
          <table:table-cell table:formula="of:=([.C60]-[.C59])/([.A60]-[.A59])" office:value-type="float" office:value="0.0140350877192982" calcext:value-type="float">
            <text:p>0.014035087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78" calcext:value-type="float">
            <text:p>37178</text:p>
          </table:table-cell>
          <table:table-cell office:value-type="string" calcext:value-type="string">
            <text:p><text:s/>2734 rpm </text:p>
          </table:table-cell>
          <table:table-cell table:formula="of:=INT(MID([.B61];1;LEN([.B61])-4))" office:value-type="float" office:value="2734" calcext:value-type="float">
            <text:p>2734</text:p>
          </table:table-cell>
          <table:table-cell table:formula="of:=([.C61]-[.C60])/([.A61]-[.A60])" office:value-type="float" office:value="0.0133333333333333" calcext:value-type="float">
            <text:p>0.01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87" calcext:value-type="float">
            <text:p>39687</text:p>
          </table:table-cell>
          <table:table-cell office:value-type="string" calcext:value-type="string">
            <text:p><text:s/>2731 rpm </text:p>
          </table:table-cell>
          <table:table-cell table:formula="of:=INT(MID([.B62];1;LEN([.B62])-4))" office:value-type="float" office:value="2731" calcext:value-type="float">
            <text:p>2731</text:p>
          </table:table-cell>
          <table:table-cell table:formula="of:=([.C62]-[.C61])/([.A62]-[.A61])" office:value-type="float" office:value="-0.00119569549621363" calcext:value-type="float">
            <text:p>-0.001195695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36" calcext:value-type="float">
            <text:p>40036</text:p>
          </table:table-cell>
          <table:table-cell office:value-type="string" calcext:value-type="string">
            <text:p><text:s/>2744 rpm </text:p>
          </table:table-cell>
          <table:table-cell table:formula="of:=INT(MID([.B63];1;LEN([.B63])-4))" office:value-type="float" office:value="2744" calcext:value-type="float">
            <text:p>2744</text:p>
          </table:table-cell>
          <table:table-cell table:formula="of:=([.C63]-[.C62])/([.A63]-[.A62])" office:value-type="float" office:value="0.0372492836676218" calcext:value-type="float">
            <text:p>0.037249283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56" calcext:value-type="float">
            <text:p>40256</text:p>
          </table:table-cell>
          <table:table-cell office:value-type="string" calcext:value-type="string">
            <text:p><text:s/>2746 rpm </text:p>
          </table:table-cell>
          <table:table-cell table:formula="of:=INT(MID([.B64];1;LEN([.B64])-4))" office:value-type="float" office:value="2746" calcext:value-type="float">
            <text:p>2746</text:p>
          </table:table-cell>
          <table:table-cell table:formula="of:=([.C64]-[.C63])/([.A64]-[.A63])" office:value-type="float" office:value="0.00909090909090909" calcext:value-type="float">
            <text:p>0.009090909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96" calcext:value-type="float">
            <text:p>40496</text:p>
          </table:table-cell>
          <table:table-cell office:value-type="string" calcext:value-type="string">
            <text:p><text:s/>2751 rpm </text:p>
          </table:table-cell>
          <table:table-cell table:formula="of:=INT(MID([.B65];1;LEN([.B65])-4))" office:value-type="float" office:value="2751" calcext:value-type="float">
            <text:p>2751</text:p>
          </table:table-cell>
          <table:table-cell table:formula="of:=([.C65]-[.C64])/([.A65]-[.A64])" office:value-type="float" office:value="0.0208333333333333" calcext:value-type="float">
            <text:p>0.0208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96" calcext:value-type="float">
            <text:p>40796</text:p>
          </table:table-cell>
          <table:table-cell office:value-type="string" calcext:value-type="string">
            <text:p><text:s/>2748 rpm </text:p>
          </table:table-cell>
          <table:table-cell table:formula="of:=INT(MID([.B66];1;LEN([.B66])-4))" office:value-type="float" office:value="2748" calcext:value-type="float">
            <text:p>2748</text:p>
          </table:table-cell>
          <table:table-cell table:formula="of:=([.C66]-[.C65])/([.A66]-[.A65])" office:value-type="float" office:value="-0.01" calcext:value-type="float">
            <text:p>-0.0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2752 rpm </text:p>
          </table:table-cell>
          <table:table-cell table:formula="of:=INT(MID([.B67];1;LEN([.B67])-4))" office:value-type="float" office:value="2752" calcext:value-type="float">
            <text:p>2752</text:p>
          </table:table-cell>
          <table:table-cell table:formula="of:=([.C67]-[.C66])/([.A67]-[.A66])" office:value-type="float" office:value="0.0129449838187702" calcext:value-type="float">
            <text:p>0.012944983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45" calcext:value-type="float">
            <text:p>41545</text:p>
          </table:table-cell>
          <table:table-cell office:value-type="string" calcext:value-type="string">
            <text:p><text:s/>2729 rpm </text:p>
          </table:table-cell>
          <table:table-cell table:formula="of:=INT(MID([.B68];1;LEN([.B68])-4))" office:value-type="float" office:value="2729" calcext:value-type="float">
            <text:p>2729</text:p>
          </table:table-cell>
          <table:table-cell table:formula="of:=([.C68]-[.C67])/([.A68]-[.A67])" office:value-type="float" office:value="-0.0522727272727273" calcext:value-type="float">
            <text:p>-0.052272727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24" calcext:value-type="float">
            <text:p>42024</text:p>
          </table:table-cell>
          <table:table-cell office:value-type="string" calcext:value-type="string">
            <text:p><text:s/>2493 rpm </text:p>
          </table:table-cell>
          <table:table-cell table:formula="of:=INT(MID([.B69];1;LEN([.B69])-4))" office:value-type="float" office:value="2493" calcext:value-type="float">
            <text:p>2493</text:p>
          </table:table-cell>
          <table:table-cell table:formula="of:=([.C69]-[.C68])/([.A69]-[.A68])" office:value-type="float" office:value="-0.492693110647182" calcext:value-type="float">
            <text:p>-0.492693110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84" calcext:value-type="float">
            <text:p>42284</text:p>
          </table:table-cell>
          <table:table-cell office:value-type="string" calcext:value-type="string">
            <text:p><text:s/>2323 rpm </text:p>
          </table:table-cell>
          <table:table-cell table:formula="of:=INT(MID([.B70];1;LEN([.B70])-4))" office:value-type="float" office:value="2323" calcext:value-type="float">
            <text:p>2323</text:p>
          </table:table-cell>
          <table:table-cell table:formula="of:=([.C70]-[.C69])/([.A70]-[.A69])" office:value-type="float" office:value="-0.653846153846154" calcext:value-type="float">
            <text:p>-0.653846153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93" calcext:value-type="float">
            <text:p>42493</text:p>
          </table:table-cell>
          <table:table-cell office:value-type="string" calcext:value-type="string">
            <text:p><text:s/>2174 rpm </text:p>
          </table:table-cell>
          <table:table-cell table:formula="of:=INT(MID([.B71];1;LEN([.B71])-4))" office:value-type="float" office:value="2174" calcext:value-type="float">
            <text:p>2174</text:p>
          </table:table-cell>
          <table:table-cell table:formula="of:=([.C71]-[.C70])/([.A71]-[.A70])" office:value-type="float" office:value="-0.712918660287081" calcext:value-type="float">
            <text:p>-0.712918660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93" calcext:value-type="float">
            <text:p>43993</text:p>
          </table:table-cell>
          <table:table-cell office:value-type="string" calcext:value-type="string">
            <text:p><text:s/>1524 rpm </text:p>
          </table:table-cell>
          <table:table-cell table:formula="of:=INT(MID([.B72];1;LEN([.B72])-4))" office:value-type="float" office:value="1524" calcext:value-type="float">
            <text:p>1524</text:p>
          </table:table-cell>
          <table:table-cell table:formula="of:=([.C72]-[.C71])/([.A72]-[.A71])" office:value-type="float" office:value="-0.433333333333333" calcext:value-type="float">
            <text:p>-0.4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<text:s/>1534 rpm </text:p>
          </table:table-cell>
          <table:table-cell table:formula="of:=INT(MID([.B73];1;LEN([.B73])-4))" office:value-type="float" office:value="1534" calcext:value-type="float">
            <text:p>1534</text:p>
          </table:table-cell>
          <table:table-cell table:formula="of:=([.C73]-[.C72])/([.A73]-[.A72])" office:value-type="float" office:value="0.0840336134453782" calcext:value-type="float">
            <text:p>0.084033613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<text:s/>1609 rpm </text:p>
          </table:table-cell>
          <table:table-cell table:formula="of:=INT(MID([.B74];1;LEN([.B74])-4))" office:value-type="float" office:value="1609" calcext:value-type="float">
            <text:p>1609</text:p>
          </table:table-cell>
          <table:table-cell table:formula="of:=([.C74]-[.C73])/([.A74]-[.A73])" office:value-type="float" office:value="0.182481751824818" calcext:value-type="float">
            <text:p>0.182481751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02" calcext:value-type="float">
            <text:p>44702</text:p>
          </table:table-cell>
          <table:table-cell office:value-type="string" calcext:value-type="string">
            <text:p><text:s/>1672 rpm </text:p>
          </table:table-cell>
          <table:table-cell table:formula="of:=INT(MID([.B75];1;LEN([.B75])-4))" office:value-type="float" office:value="1672" calcext:value-type="float">
            <text:p>1672</text:p>
          </table:table-cell>
          <table:table-cell table:formula="of:=([.C75]-[.C74])/([.A75]-[.A74])" office:value-type="float" office:value="0.35195530726257" calcext:value-type="float">
            <text:p>0.351955307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80" calcext:value-type="float">
            <text:p>45780</text:p>
          </table:table-cell>
          <table:table-cell office:value-type="string" calcext:value-type="string">
            <text:p><text:s/>1840 rpm </text:p>
          </table:table-cell>
          <table:table-cell table:formula="of:=INT(MID([.B76];1;LEN([.B76])-4))" office:value-type="float" office:value="1840" calcext:value-type="float">
            <text:p>1840</text:p>
          </table:table-cell>
          <table:table-cell table:formula="of:=([.C76]-[.C75])/([.A76]-[.A75])" office:value-type="float" office:value="0.155844155844156" calcext:value-type="float">
            <text:p>0.155844155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string" calcext:value-type="string">
            <text:p><text:s/>1895 rpm </text:p>
          </table:table-cell>
          <table:table-cell table:formula="of:=INT(MID([.B77];1;LEN([.B77])-4))" office:value-type="float" office:value="1895" calcext:value-type="float">
            <text:p>1895</text:p>
          </table:table-cell>
          <table:table-cell table:formula="of:=([.C77]-[.C76])/([.A77]-[.A76])" office:value-type="float" office:value="0.0871632329635499" calcext:value-type="float">
            <text:p>0.0871632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string" calcext:value-type="string">
            <text:p><text:s/>1988 rpm </text:p>
          </table:table-cell>
          <table:table-cell table:formula="of:=INT(MID([.B78];1;LEN([.B78])-4))" office:value-type="float" office:value="1988" calcext:value-type="float">
            <text:p>1988</text:p>
          </table:table-cell>
          <table:table-cell table:formula="of:=([.C78]-[.C77])/([.A78]-[.A77])" office:value-type="float" office:value="0.0846223839854413" calcext:value-type="float">
            <text:p>0.08462238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19" calcext:value-type="float">
            <text:p>49119</text:p>
          </table:table-cell>
          <table:table-cell office:value-type="string" calcext:value-type="string">
            <text:p><text:s/>2052 rpm </text:p>
          </table:table-cell>
          <table:table-cell table:formula="of:=INT(MID([.B79];1;LEN([.B79])-4))" office:value-type="float" office:value="2052" calcext:value-type="float">
            <text:p>2052</text:p>
          </table:table-cell>
          <table:table-cell table:formula="of:=([.C79]-[.C78])/([.A79]-[.A78])" office:value-type="float" office:value="0.0397762585456805" calcext:value-type="float">
            <text:p>0.03977625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97" calcext:value-type="float">
            <text:p>50297</text:p>
          </table:table-cell>
          <table:table-cell office:value-type="string" calcext:value-type="string">
            <text:p><text:s/>2253 rpm </text:p>
          </table:table-cell>
          <table:table-cell table:formula="of:=INT(MID([.B80];1;LEN([.B80])-4))" office:value-type="float" office:value="2253" calcext:value-type="float">
            <text:p>2253</text:p>
          </table:table-cell>
          <table:table-cell table:formula="of:=([.C80]-[.C79])/([.A80]-[.A79])" office:value-type="float" office:value="0.17062818336163" calcext:value-type="float">
            <text:p>0.170628183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698" calcext:value-type="float">
            <text:p>50698</text:p>
          </table:table-cell>
          <table:table-cell office:value-type="string" calcext:value-type="string">
            <text:p><text:s/>2380 rpm </text:p>
          </table:table-cell>
          <table:table-cell table:formula="of:=INT(MID([.B81];1;LEN([.B81])-4))" office:value-type="float" office:value="2380" calcext:value-type="float">
            <text:p>2380</text:p>
          </table:table-cell>
          <table:table-cell table:formula="of:=([.C81]-[.C80])/([.A81]-[.A80])" office:value-type="float" office:value="0.316708229426434" calcext:value-type="float">
            <text:p>0.316708229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27" calcext:value-type="float">
            <text:p>50927</text:p>
          </table:table-cell>
          <table:table-cell office:value-type="string" calcext:value-type="string">
            <text:p><text:s/>2430 rpm </text:p>
          </table:table-cell>
          <table:table-cell table:formula="of:=INT(MID([.B82];1;LEN([.B82])-4))" office:value-type="float" office:value="2430" calcext:value-type="float">
            <text:p>2430</text:p>
          </table:table-cell>
          <table:table-cell table:formula="of:=([.C82]-[.C81])/([.A82]-[.A81])" office:value-type="float" office:value="0.218340611353712" calcext:value-type="float">
            <text:p>0.218340611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138" calcext:value-type="float">
            <text:p>51138</text:p>
          </table:table-cell>
          <table:table-cell office:value-type="string" calcext:value-type="string">
            <text:p><text:s/>2465 rpm </text:p>
          </table:table-cell>
          <table:table-cell table:formula="of:=INT(MID([.B83];1;LEN([.B83])-4))" office:value-type="float" office:value="2465" calcext:value-type="float">
            <text:p>2465</text:p>
          </table:table-cell>
          <table:table-cell table:formula="of:=([.C83]-[.C82])/([.A83]-[.A82])" office:value-type="float" office:value="0.165876777251185" calcext:value-type="float">
            <text:p>0.165876777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38" calcext:value-type="float">
            <text:p>51338</text:p>
          </table:table-cell>
          <table:table-cell office:value-type="string" calcext:value-type="string">
            <text:p><text:s/>2480 rpm </text:p>
          </table:table-cell>
          <table:table-cell table:formula="of:=INT(MID([.B84];1;LEN([.B84])-4))" office:value-type="float" office:value="2480" calcext:value-type="float">
            <text:p>2480</text:p>
          </table:table-cell>
          <table:table-cell table:formula="of:=([.C84]-[.C83])/([.A84]-[.A83])" office:value-type="float" office:value="0.075" calcext:value-type="float">
            <text:p>0.07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607" calcext:value-type="float">
            <text:p>51607</text:p>
          </table:table-cell>
          <table:table-cell office:value-type="string" calcext:value-type="string">
            <text:p><text:s/>2417 rpm </text:p>
          </table:table-cell>
          <table:table-cell table:formula="of:=INT(MID([.B85];1;LEN([.B85])-4))" office:value-type="float" office:value="2417" calcext:value-type="float">
            <text:p>2417</text:p>
          </table:table-cell>
          <table:table-cell table:formula="of:=([.C85]-[.C84])/([.A85]-[.A84])" office:value-type="float" office:value="-0.234200743494424" calcext:value-type="float">
            <text:p>-0.234200743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76" calcext:value-type="float">
            <text:p>52476</text:p>
          </table:table-cell>
          <table:table-cell office:value-type="string" calcext:value-type="string">
            <text:p><text:s/>1825 rpm </text:p>
          </table:table-cell>
          <table:table-cell table:formula="of:=INT(MID([.B86];1;LEN([.B86])-4))" office:value-type="float" office:value="1825" calcext:value-type="float">
            <text:p>1825</text:p>
          </table:table-cell>
          <table:table-cell table:formula="of:=([.C86]-[.C85])/([.A86]-[.A85])" office:value-type="float" office:value="-0.681242807825086" calcext:value-type="float">
            <text:p>-0.681242807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96" calcext:value-type="float">
            <text:p>52996</text:p>
          </table:table-cell>
          <table:table-cell office:value-type="string" calcext:value-type="string">
            <text:p><text:s/>1503 rpm </text:p>
          </table:table-cell>
          <table:table-cell table:formula="of:=INT(MID([.B87];1;LEN([.B87])-4))" office:value-type="float" office:value="1503" calcext:value-type="float">
            <text:p>1503</text:p>
          </table:table-cell>
          <table:table-cell table:formula="of:=([.C87]-[.C86])/([.A87]-[.A86])" office:value-type="float" office:value="-0.619230769230769" calcext:value-type="float">
            <text:p>-0.619230769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075" calcext:value-type="float">
            <text:p>53075</text:p>
          </table:table-cell>
          <table:table-cell office:value-type="string" calcext:value-type="string">
            <text:p><text:s/>1484 rpm </text:p>
          </table:table-cell>
          <table:table-cell table:formula="of:=INT(MID([.B88];1;LEN([.B88])-4))" office:value-type="float" office:value="1484" calcext:value-type="float">
            <text:p>1484</text:p>
          </table:table-cell>
          <table:table-cell table:formula="of:=([.C88]-[.C87])/([.A88]-[.A87])" office:value-type="float" office:value="-0.240506329113924" calcext:value-type="float">
            <text:p>-0.240506329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15" calcext:value-type="float">
            <text:p>53815</text:p>
          </table:table-cell>
          <table:table-cell office:value-type="string" calcext:value-type="string">
            <text:p><text:s/>1446 rpm </text:p>
          </table:table-cell>
          <table:table-cell table:formula="of:=INT(MID([.B89];1;LEN([.B89])-4))" office:value-type="float" office:value="1446" calcext:value-type="float">
            <text:p>1446</text:p>
          </table:table-cell>
          <table:table-cell table:formula="of:=([.C89]-[.C88])/([.A89]-[.A88])" office:value-type="float" office:value="-0.0513513513513514" calcext:value-type="float">
            <text:p>-0.051351351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874" calcext:value-type="float">
            <text:p>54874</text:p>
          </table:table-cell>
          <table:table-cell office:value-type="string" calcext:value-type="string">
            <text:p><text:s/>867 rpm </text:p>
          </table:table-cell>
          <table:table-cell table:formula="of:=INT(MID([.B90];1;LEN([.B90])-4))" office:value-type="float" office:value="867" calcext:value-type="float">
            <text:p>867</text:p>
          </table:table-cell>
          <table:table-cell table:formula="of:=([.C90]-[.C89])/([.A90]-[.A89])" office:value-type="float" office:value="-0.546742209631728" calcext:value-type="float">
            <text:p>-0.546742209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054" calcext:value-type="float">
            <text:p>55054</text:p>
          </table:table-cell>
          <table:table-cell office:value-type="string" calcext:value-type="string">
            <text:p><text:s/>802 rpm </text:p>
          </table:table-cell>
          <table:table-cell table:formula="of:=INT(MID([.B91];1;LEN([.B91])-4))" office:value-type="float" office:value="802" calcext:value-type="float">
            <text:p>802</text:p>
          </table:table-cell>
          <table:table-cell table:formula="of:=([.C91]-[.C90])/([.A91]-[.A90])" office:value-type="float" office:value="-0.361111111111111" calcext:value-type="float">
            <text:p>-0.361111111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string" calcext:value-type="string">
            <text:p><text:s/>803 rpm </text:p>
          </table:table-cell>
          <table:table-cell table:formula="of:=INT(MID([.B92];1;LEN([.B92])-4))" office:value-type="float" office:value="803" calcext:value-type="float">
            <text:p>803</text:p>
          </table:table-cell>
          <table:table-cell table:formula="of:=([.C92]-[.C91])/([.A92]-[.A91])" office:value-type="float" office:value="0.00588235294117647" calcext:value-type="float">
            <text:p>0.005882352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string" calcext:value-type="string">
            <text:p><text:s/>796 rpm </text:p>
          </table:table-cell>
          <table:table-cell table:formula="of:=INT(MID([.B93];1;LEN([.B93])-4))" office:value-type="float" office:value="796" calcext:value-type="float">
            <text:p>796</text:p>
          </table:table-cell>
          <table:table-cell table:formula="of:=([.C93]-[.C92])/([.A93]-[.A92])" office:value-type="float" office:value="-0.00753498385360603" calcext:value-type="float">
            <text:p>-0.007534983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<text:s/>794 rpm </text:p>
          </table:table-cell>
          <table:table-cell table:formula="of:=INT(MID([.B94];1;LEN([.B94])-4))" office:value-type="float" office:value="794" calcext:value-type="float">
            <text:p>794</text:p>
          </table:table-cell>
          <table:table-cell table:formula="of:=([.C94]-[.C93])/([.A94]-[.A93])" office:value-type="float" office:value="-0.025" calcext:value-type="float">
            <text:p>-0.0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03" calcext:value-type="float">
            <text:p>56303</text:p>
          </table:table-cell>
          <table:table-cell office:value-type="string" calcext:value-type="string">
            <text:p><text:s/>788 rpm </text:p>
          </table:table-cell>
          <table:table-cell table:formula="of:=INT(MID([.B95];1;LEN([.B95])-4))" office:value-type="float" office:value="788" calcext:value-type="float">
            <text:p>788</text:p>
          </table:table-cell>
          <table:table-cell table:formula="of:=([.C95]-[.C94])/([.A95]-[.A94])" office:value-type="float" office:value="-0.0857142857142857" calcext:value-type="float">
            <text:p>-0.085714285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83" calcext:value-type="float">
            <text:p>56383</text:p>
          </table:table-cell>
          <table:table-cell office:value-type="string" calcext:value-type="string">
            <text:p><text:s/>789 rpm </text:p>
          </table:table-cell>
          <table:table-cell table:formula="of:=INT(MID([.B96];1;LEN([.B96])-4))" office:value-type="float" office:value="789" calcext:value-type="float">
            <text:p>789</text:p>
          </table:table-cell>
          <table:table-cell table:formula="of:=([.C96]-[.C95])/([.A96]-[.A95])" office:value-type="float" office:value="0.0125" calcext:value-type="float">
            <text:p>0.01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string" calcext:value-type="string">
            <text:p><text:s/>792 rpm </text:p>
          </table:table-cell>
          <table:table-cell table:formula="of:=INT(MID([.B97];1;LEN([.B97])-4))" office:value-type="float" office:value="792" calcext:value-type="float">
            <text:p>792</text:p>
          </table:table-cell>
          <table:table-cell table:formula="of:=([.C97]-[.C96])/([.A97]-[.A96])" office:value-type="float" office:value="0.0272727272727273" calcext:value-type="float">
            <text:p>0.027272727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42" calcext:value-type="float">
            <text:p>57242</text:p>
          </table:table-cell>
          <table:table-cell office:value-type="string" calcext:value-type="string">
            <text:p><text:s/>756 rpm </text:p>
          </table:table-cell>
          <table:table-cell table:formula="of:=INT(MID([.B98];1;LEN([.B98])-4))" office:value-type="float" office:value="756" calcext:value-type="float">
            <text:p>756</text:p>
          </table:table-cell>
          <table:table-cell table:formula="of:=([.C98]-[.C97])/([.A98]-[.A97])" office:value-type="float" office:value="-0.048064085447263" calcext:value-type="float">
            <text:p>-0.048064085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52" calcext:value-type="float">
            <text:p>57752</text:p>
          </table:table-cell>
          <table:table-cell office:value-type="string" calcext:value-type="string">
            <text:p><text:s/>748 rpm </text:p>
          </table:table-cell>
          <table:table-cell table:formula="of:=INT(MID([.B99];1;LEN([.B99])-4))" office:value-type="float" office:value="748" calcext:value-type="float">
            <text:p>748</text:p>
          </table:table-cell>
          <table:table-cell table:formula="of:=([.C99]-[.C98])/([.A99]-[.A98])" office:value-type="float" office:value="-0.0156862745098039" calcext:value-type="float">
            <text:p>-0.015686274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08" calcext:value-type="float">
            <text:p>61908</text:p>
          </table:table-cell>
          <table:table-cell office:value-type="string" calcext:value-type="string">
            <text:p><text:s/>688 rpm </text:p>
          </table:table-cell>
          <table:table-cell table:formula="of:=INT(MID([.B100];1;LEN([.B100])-4))" office:value-type="float" office:value="688" calcext:value-type="float">
            <text:p>688</text:p>
          </table:table-cell>
          <table:table-cell table:formula="of:=([.C100]-[.C99])/([.A100]-[.A99])" office:value-type="float" office:value="-0.014436958614052" calcext:value-type="float">
            <text:p>-0.014436958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27" calcext:value-type="float">
            <text:p>62627</text:p>
          </table:table-cell>
          <table:table-cell office:value-type="string" calcext:value-type="string">
            <text:p><text:s/>699 rpm </text:p>
          </table:table-cell>
          <table:table-cell table:formula="of:=INT(MID([.B101];1;LEN([.B101])-4))" office:value-type="float" office:value="699" calcext:value-type="float">
            <text:p>699</text:p>
          </table:table-cell>
          <table:table-cell table:formula="of:=([.C101]-[.C100])/([.A101]-[.A100])" office:value-type="float" office:value="0.0152990264255911" calcext:value-type="float">
            <text:p>0.015299026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78" calcext:value-type="float">
            <text:p>62978</text:p>
          </table:table-cell>
          <table:table-cell office:value-type="string" calcext:value-type="string">
            <text:p><text:s/>699 rpm </text:p>
          </table:table-cell>
          <table:table-cell table:formula="of:=INT(MID([.B102];1;LEN([.B102])-4))" office:value-type="float" office:value="699" calcext:value-type="float">
            <text:p>699</text:p>
          </table:table-cell>
          <table:table-cell table:formula="of:=([.C102]-[.C101])/([.A102]-[.A101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87" calcext:value-type="float">
            <text:p>63587</text:p>
          </table:table-cell>
          <table:table-cell office:value-type="string" calcext:value-type="string">
            <text:p><text:s/>697 rpm </text:p>
          </table:table-cell>
          <table:table-cell table:formula="of:=INT(MID([.B103];1;LEN([.B103])-4))" office:value-type="float" office:value="697" calcext:value-type="float">
            <text:p>697</text:p>
          </table:table-cell>
          <table:table-cell table:formula="of:=([.C103]-[.C102])/([.A103]-[.A102])" office:value-type="float" office:value="-0.00328407224958949" calcext:value-type="float">
            <text:p>-0.003284072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57" calcext:value-type="float">
            <text:p>64057</text:p>
          </table:table-cell>
          <table:table-cell office:value-type="string" calcext:value-type="string">
            <text:p><text:s/>703 rpm </text:p>
          </table:table-cell>
          <table:table-cell table:formula="of:=INT(MID([.B104];1;LEN([.B104])-4))" office:value-type="float" office:value="703" calcext:value-type="float">
            <text:p>703</text:p>
          </table:table-cell>
          <table:table-cell table:formula="of:=([.C104]-[.C103])/([.A104]-[.A103])" office:value-type="float" office:value="0.0127659574468085" calcext:value-type="float">
            <text:p>0.012765957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string" calcext:value-type="string">
            <text:p><text:s/>695 rpm </text:p>
          </table:table-cell>
          <table:table-cell table:formula="of:=INT(MID([.B105];1;LEN([.B105])-4))" office:value-type="float" office:value="695" calcext:value-type="float">
            <text:p>695</text:p>
          </table:table-cell>
          <table:table-cell table:formula="of:=([.C105]-[.C104])/([.A105]-[.A104])" office:value-type="float" office:value="-0.0135823429541596" calcext:value-type="float">
            <text:p>-0.01358234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56" calcext:value-type="float">
            <text:p>64756</text:p>
          </table:table-cell>
          <table:table-cell office:value-type="string" calcext:value-type="string">
            <text:p><text:s/>687 rpm </text:p>
          </table:table-cell>
          <table:table-cell table:formula="of:=INT(MID([.B106];1;LEN([.B106])-4))" office:value-type="float" office:value="687" calcext:value-type="float">
            <text:p>687</text:p>
          </table:table-cell>
          <table:table-cell table:formula="of:=([.C106]-[.C105])/([.A106]-[.A105])" office:value-type="float" office:value="-0.0727272727272727" calcext:value-type="float">
            <text:p>-0.072727272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26" calcext:value-type="float">
            <text:p>65126</text:p>
          </table:table-cell>
          <table:table-cell office:value-type="string" calcext:value-type="string">
            <text:p><text:s/>816 rpm </text:p>
          </table:table-cell>
          <table:table-cell table:formula="of:=INT(MID([.B107];1;LEN([.B107])-4))" office:value-type="float" office:value="816" calcext:value-type="float">
            <text:p>816</text:p>
          </table:table-cell>
          <table:table-cell table:formula="of:=([.C107]-[.C106])/([.A107]-[.A106])" office:value-type="float" office:value="0.348648648648649" calcext:value-type="float">
            <text:p>0.348648648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246" calcext:value-type="float">
            <text:p>65246</text:p>
          </table:table-cell>
          <table:table-cell office:value-type="string" calcext:value-type="string">
            <text:p><text:s/>930 rpm </text:p>
          </table:table-cell>
          <table:table-cell table:formula="of:=INT(MID([.B108];1;LEN([.B108])-4))" office:value-type="float" office:value="930" calcext:value-type="float">
            <text:p>930</text:p>
          </table:table-cell>
          <table:table-cell table:formula="of:=([.C108]-[.C107])/([.A108]-[.A107])"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046" calcext:value-type="float">
            <text:p>66046</text:p>
          </table:table-cell>
          <table:table-cell office:value-type="string" calcext:value-type="string">
            <text:p><text:s/>1354 rpm </text:p>
          </table:table-cell>
          <table:table-cell table:formula="of:=INT(MID([.B109];1;LEN([.B109])-4))" office:value-type="float" office:value="1354" calcext:value-type="float">
            <text:p>1354</text:p>
          </table:table-cell>
          <table:table-cell table:formula="of:=([.C109]-[.C108])/([.A109]-[.A108])" office:value-type="float" office:value="0.53" calcext:value-type="float">
            <text:p>0.5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string" calcext:value-type="string">
            <text:p><text:s/>1367 rpm </text:p>
          </table:table-cell>
          <table:table-cell table:formula="of:=INT(MID([.B110];1;LEN([.B110])-4))" office:value-type="float" office:value="1367" calcext:value-type="float">
            <text:p>1367</text:p>
          </table:table-cell>
          <table:table-cell table:formula="of:=([.C110]-[.C109])/([.A110]-[.A109])" office:value-type="float" office:value="0.0325" calcext:value-type="float">
            <text:p>0.03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434" calcext:value-type="float">
            <text:p>67434</text:p>
          </table:table-cell>
          <table:table-cell office:value-type="string" calcext:value-type="string">
            <text:p><text:s/>2015 rpm </text:p>
          </table:table-cell>
          <table:table-cell table:formula="of:=INT(MID([.B111];1;LEN([.B111])-4))" office:value-type="float" office:value="2015" calcext:value-type="float">
            <text:p>2015</text:p>
          </table:table-cell>
          <table:table-cell table:formula="of:=([.C111]-[.C110])/([.A111]-[.A110])" office:value-type="float" office:value="0.65587044534413" calcext:value-type="float">
            <text:p>0.655870445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65" calcext:value-type="float">
            <text:p>67565</text:p>
          </table:table-cell>
          <table:table-cell office:value-type="string" calcext:value-type="string">
            <text:p><text:s/>2040 rpm </text:p>
          </table:table-cell>
          <table:table-cell table:formula="of:=INT(MID([.B112];1;LEN([.B112])-4))" office:value-type="float" office:value="2040" calcext:value-type="float">
            <text:p>2040</text:p>
          </table:table-cell>
          <table:table-cell table:formula="of:=([.C112]-[.C111])/([.A112]-[.A111])" office:value-type="float" office:value="0.190839694656489" calcext:value-type="float">
            <text:p>0.190839694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55" calcext:value-type="float">
            <text:p>68055</text:p>
          </table:table-cell>
          <table:table-cell office:value-type="string" calcext:value-type="string">
            <text:p><text:s/>1726 rpm </text:p>
          </table:table-cell>
          <table:table-cell table:formula="of:=INT(MID([.B113];1;LEN([.B113])-4))" office:value-type="float" office:value="1726" calcext:value-type="float">
            <text:p>1726</text:p>
          </table:table-cell>
          <table:table-cell table:formula="of:=([.C113]-[.C112])/([.A113]-[.A112])" office:value-type="float" office:value="-0.640816326530612" calcext:value-type="float">
            <text:p>-0.640816326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24" calcext:value-type="float">
            <text:p>68624</text:p>
          </table:table-cell>
          <table:table-cell office:value-type="string" calcext:value-type="string">
            <text:p><text:s/>1399 rpm </text:p>
          </table:table-cell>
          <table:table-cell table:formula="of:=INT(MID([.B114];1;LEN([.B114])-4))" office:value-type="float" office:value="1399" calcext:value-type="float">
            <text:p>1399</text:p>
          </table:table-cell>
          <table:table-cell table:formula="of:=([.C114]-[.C113])/([.A114]-[.A113])" office:value-type="float" office:value="-0.57469244288225" calcext:value-type="float">
            <text:p>-0.574692442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84" calcext:value-type="float">
            <text:p>68784</text:p>
          </table:table-cell>
          <table:table-cell office:value-type="string" calcext:value-type="string">
            <text:p><text:s/>1463 rpm </text:p>
          </table:table-cell>
          <table:table-cell table:formula="of:=INT(MID([.B115];1;LEN([.B115])-4))" office:value-type="float" office:value="1463" calcext:value-type="float">
            <text:p>1463</text:p>
          </table:table-cell>
          <table:table-cell table:formula="of:=([.C115]-[.C114])/([.A115]-[.A114])"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23" calcext:value-type="float">
            <text:p>69023</text:p>
          </table:table-cell>
          <table:table-cell office:value-type="string" calcext:value-type="string">
            <text:p><text:s/>1616 rpm </text:p>
          </table:table-cell>
          <table:table-cell table:formula="of:=INT(MID([.B116];1;LEN([.B116])-4))" office:value-type="float" office:value="1616" calcext:value-type="float">
            <text:p>1616</text:p>
          </table:table-cell>
          <table:table-cell table:formula="of:=([.C116]-[.C115])/([.A116]-[.A115])" office:value-type="float" office:value="0.640167364016736" calcext:value-type="float">
            <text:p>0.64016736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313" calcext:value-type="float">
            <text:p>69313</text:p>
          </table:table-cell>
          <table:table-cell office:value-type="string" calcext:value-type="string">
            <text:p><text:s/>1785 rpm </text:p>
          </table:table-cell>
          <table:table-cell table:formula="of:=INT(MID([.B117];1;LEN([.B117])-4))" office:value-type="float" office:value="1785" calcext:value-type="float">
            <text:p>1785</text:p>
          </table:table-cell>
          <table:table-cell table:formula="of:=([.C117]-[.C116])/([.A117]-[.A116])" office:value-type="float" office:value="0.582758620689655" calcext:value-type="float">
            <text:p>0.582758620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693" calcext:value-type="float">
            <text:p>69693</text:p>
          </table:table-cell>
          <table:table-cell office:value-type="string" calcext:value-type="string">
            <text:p><text:s/>1713 rpm </text:p>
          </table:table-cell>
          <table:table-cell table:formula="of:=INT(MID([.B118];1;LEN([.B118])-4))" office:value-type="float" office:value="1713" calcext:value-type="float">
            <text:p>1713</text:p>
          </table:table-cell>
          <table:table-cell table:formula="of:=([.C118]-[.C117])/([.A118]-[.A117])" office:value-type="float" office:value="-0.189473684210526" calcext:value-type="float">
            <text:p>-0.189473684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12" calcext:value-type="float">
            <text:p>70012</text:p>
          </table:table-cell>
          <table:table-cell office:value-type="string" calcext:value-type="string">
            <text:p><text:s/>1526 rpm </text:p>
          </table:table-cell>
          <table:table-cell table:formula="of:=INT(MID([.B119];1;LEN([.B119])-4))" office:value-type="float" office:value="1526" calcext:value-type="float">
            <text:p>1526</text:p>
          </table:table-cell>
          <table:table-cell table:formula="of:=([.C119]-[.C118])/([.A119]-[.A118])" office:value-type="float" office:value="-0.586206896551724" calcext:value-type="float">
            <text:p>-0.586206896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233" calcext:value-type="float">
            <text:p>70233</text:p>
          </table:table-cell>
          <table:table-cell office:value-type="string" calcext:value-type="string">
            <text:p><text:s/>1497 rpm </text:p>
          </table:table-cell>
          <table:table-cell table:formula="of:=INT(MID([.B120];1;LEN([.B120])-4))" office:value-type="float" office:value="1497" calcext:value-type="float">
            <text:p>1497</text:p>
          </table:table-cell>
          <table:table-cell table:formula="of:=([.C120]-[.C119])/([.A120]-[.A119])" office:value-type="float" office:value="-0.131221719457014" calcext:value-type="float">
            <text:p>-0.131221719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962" calcext:value-type="float">
            <text:p>70962</text:p>
          </table:table-cell>
          <table:table-cell office:value-type="string" calcext:value-type="string">
            <text:p><text:s/>1962 rpm </text:p>
          </table:table-cell>
          <table:table-cell table:formula="of:=INT(MID([.B121];1;LEN([.B121])-4))" office:value-type="float" office:value="1962" calcext:value-type="float">
            <text:p>1962</text:p>
          </table:table-cell>
          <table:table-cell table:formula="of:=([.C121]-[.C120])/([.A121]-[.A120])" office:value-type="float" office:value="0.637860082304527" calcext:value-type="float">
            <text:p>0.637860082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350" calcext:value-type="float">
            <text:p>72350</text:p>
          </table:table-cell>
          <table:table-cell office:value-type="string" calcext:value-type="string">
            <text:p><text:s/>2768 rpm </text:p>
          </table:table-cell>
          <table:table-cell table:formula="of:=INT(MID([.B122];1;LEN([.B122])-4))" office:value-type="float" office:value="2768" calcext:value-type="float">
            <text:p>2768</text:p>
          </table:table-cell>
          <table:table-cell table:formula="of:=([.C122]-[.C121])/([.A122]-[.A121])" office:value-type="float" office:value="0.580691642651297" calcext:value-type="float">
            <text:p>0.580691642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070" calcext:value-type="float">
            <text:p>73070</text:p>
          </table:table-cell>
          <table:table-cell office:value-type="string" calcext:value-type="string">
            <text:p><text:s/>2980 rpm </text:p>
          </table:table-cell>
          <table:table-cell table:formula="of:=INT(MID([.B123];1;LEN([.B123])-4))" office:value-type="float" office:value="2980" calcext:value-type="float">
            <text:p>2980</text:p>
          </table:table-cell>
          <table:table-cell table:formula="of:=([.C123]-[.C122])/([.A123]-[.A122])" office:value-type="float" office:value="0.294444444444444" calcext:value-type="float">
            <text:p>0.294444444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49" calcext:value-type="float">
            <text:p>73549</text:p>
          </table:table-cell>
          <table:table-cell office:value-type="string" calcext:value-type="string">
            <text:p><text:s/>2688 rpm </text:p>
          </table:table-cell>
          <table:table-cell table:formula="of:=INT(MID([.B124];1;LEN([.B124])-4))" office:value-type="float" office:value="2688" calcext:value-type="float">
            <text:p>2688</text:p>
          </table:table-cell>
          <table:table-cell table:formula="of:=([.C124]-[.C123])/([.A124]-[.A123])" office:value-type="float" office:value="-0.609603340292276" calcext:value-type="float">
            <text:p>-0.609603340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620" calcext:value-type="float">
            <text:p>73620</text:p>
          </table:table-cell>
          <table:table-cell office:value-type="string" calcext:value-type="string">
            <text:p><text:s/>2651 rpm </text:p>
          </table:table-cell>
          <table:table-cell table:formula="of:=INT(MID([.B125];1;LEN([.B125])-4))" office:value-type="float" office:value="2651" calcext:value-type="float">
            <text:p>2651</text:p>
          </table:table-cell>
          <table:table-cell table:formula="of:=([.C125]-[.C124])/([.A125]-[.A124])" office:value-type="float" office:value="-0.52112676056338" calcext:value-type="float">
            <text:p>-0.521126760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40" calcext:value-type="float">
            <text:p>74040</text:p>
          </table:table-cell>
          <table:table-cell office:value-type="string" calcext:value-type="string">
            <text:p><text:s/>2605 rpm </text:p>
          </table:table-cell>
          <table:table-cell table:formula="of:=INT(MID([.B126];1;LEN([.B126])-4))" office:value-type="float" office:value="2605" calcext:value-type="float">
            <text:p>2605</text:p>
          </table:table-cell>
          <table:table-cell table:formula="of:=([.C126]-[.C125])/([.A126]-[.A125])" office:value-type="float" office:value="-0.10952380952381" calcext:value-type="float">
            <text:p>-0.109523809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70" calcext:value-type="float">
            <text:p>74170</text:p>
          </table:table-cell>
          <table:table-cell office:value-type="string" calcext:value-type="string">
            <text:p><text:s/>2659 rpm </text:p>
          </table:table-cell>
          <table:table-cell table:formula="of:=INT(MID([.B127];1;LEN([.B127])-4))" office:value-type="float" office:value="2659" calcext:value-type="float">
            <text:p>2659</text:p>
          </table:table-cell>
          <table:table-cell table:formula="of:=([.C127]-[.C126])/([.A127]-[.A126])" office:value-type="float" office:value="0.415384615384615" calcext:value-type="float">
            <text:p>0.415384615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229" calcext:value-type="float">
            <text:p>75229</text:p>
          </table:table-cell>
          <table:table-cell office:value-type="string" calcext:value-type="string">
            <text:p><text:s/>2838 rpm </text:p>
          </table:table-cell>
          <table:table-cell table:formula="of:=INT(MID([.B128];1;LEN([.B128])-4))" office:value-type="float" office:value="2838" calcext:value-type="float">
            <text:p>2838</text:p>
          </table:table-cell>
          <table:table-cell table:formula="of:=([.C128]-[.C127])/([.A128]-[.A127])" office:value-type="float" office:value="0.169027384324835" calcext:value-type="float">
            <text:p>0.169027384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398" calcext:value-type="float">
            <text:p>75398</text:p>
          </table:table-cell>
          <table:table-cell office:value-type="string" calcext:value-type="string">
            <text:p><text:s/>2850 rpm </text:p>
          </table:table-cell>
          <table:table-cell table:formula="of:=INT(MID([.B129];1;LEN([.B129])-4))" office:value-type="float" office:value="2850" calcext:value-type="float">
            <text:p>2850</text:p>
          </table:table-cell>
          <table:table-cell table:formula="of:=([.C129]-[.C128])/([.A129]-[.A128])" office:value-type="float" office:value="0.0710059171597633" calcext:value-type="float">
            <text:p>0.071005917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718" calcext:value-type="float">
            <text:p>75718</text:p>
          </table:table-cell>
          <table:table-cell office:value-type="string" calcext:value-type="string">
            <text:p><text:s/>2868 rpm </text:p>
          </table:table-cell>
          <table:table-cell table:formula="of:=INT(MID([.B130];1;LEN([.B130])-4))" office:value-type="float" office:value="2868" calcext:value-type="float">
            <text:p>2868</text:p>
          </table:table-cell>
          <table:table-cell table:formula="of:=([.C130]-[.C129])/([.A130]-[.A129])" office:value-type="float" office:value="0.05625" calcext:value-type="float">
            <text:p>0.056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928" calcext:value-type="float">
            <text:p>75928</text:p>
          </table:table-cell>
          <table:table-cell office:value-type="string" calcext:value-type="string">
            <text:p><text:s/>2885 rpm </text:p>
          </table:table-cell>
          <table:table-cell table:formula="of:=INT(MID([.B131];1;LEN([.B131])-4))" office:value-type="float" office:value="2885" calcext:value-type="float">
            <text:p>2885</text:p>
          </table:table-cell>
          <table:table-cell table:formula="of:=([.C131]-[.C130])/([.A131]-[.A130])" office:value-type="float" office:value="0.080952380952381" calcext:value-type="float">
            <text:p>0.08095238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266" calcext:value-type="float">
            <text:p>78266</text:p>
          </table:table-cell>
          <table:table-cell office:value-type="string" calcext:value-type="string">
            <text:p><text:s/>2670 rpm </text:p>
          </table:table-cell>
          <table:table-cell table:formula="of:=INT(MID([.B132];1;LEN([.B132])-4))" office:value-type="float" office:value="2670" calcext:value-type="float">
            <text:p>2670</text:p>
          </table:table-cell>
          <table:table-cell table:formula="of:=([.C132]-[.C131])/([.A132]-[.A131])" office:value-type="float" office:value="-0.0919589392643285" calcext:value-type="float">
            <text:p>-0.091958939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<text:s/>2669 rpm </text:p>
          </table:table-cell>
          <table:table-cell table:formula="of:=INT(MID([.B133];1;LEN([.B133])-4))" office:value-type="float" office:value="2669" calcext:value-type="float">
            <text:p>2669</text:p>
          </table:table-cell>
          <table:table-cell table:formula="of:=([.C133]-[.C132])/([.A133]-[.A132])" office:value-type="float" office:value="-0.0142857142857143" calcext:value-type="float">
            <text:p>-0.014285714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<text:s/>2668 rpm </text:p>
          </table:table-cell>
          <table:table-cell table:formula="of:=INT(MID([.B134];1;LEN([.B134])-4))" office:value-type="float" office:value="2668" calcext:value-type="float">
            <text:p>2668</text:p>
          </table:table-cell>
          <table:table-cell table:formula="of:=([.C134]-[.C133])/([.A134]-[.A133])" office:value-type="float" office:value="-0.00249376558603491" calcext:value-type="float">
            <text:p>-0.002493765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076" calcext:value-type="float">
            <text:p>79076</text:p>
          </table:table-cell>
          <table:table-cell office:value-type="string" calcext:value-type="string">
            <text:p><text:s/>2664 rpm </text:p>
          </table:table-cell>
          <table:table-cell table:formula="of:=INT(MID([.B135];1;LEN([.B135])-4))" office:value-type="float" office:value="2664" calcext:value-type="float">
            <text:p>2664</text:p>
          </table:table-cell>
          <table:table-cell table:formula="of:=([.C135]-[.C134])/([.A135]-[.A134])" office:value-type="float" office:value="-0.0117994100294985" calcext:value-type="float">
            <text:p>-0.0117994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474" calcext:value-type="float">
            <text:p>79474</text:p>
          </table:table-cell>
          <table:table-cell office:value-type="string" calcext:value-type="string">
            <text:p><text:s/>2675 rpm </text:p>
          </table:table-cell>
          <table:table-cell table:formula="of:=INT(MID([.B136];1;LEN([.B136])-4))" office:value-type="float" office:value="2675" calcext:value-type="float">
            <text:p>2675</text:p>
          </table:table-cell>
          <table:table-cell table:formula="of:=([.C136]-[.C135])/([.A136]-[.A135])" office:value-type="float" office:value="0.0276381909547739" calcext:value-type="float">
            <text:p>0.02763819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575" calcext:value-type="float">
            <text:p>79575</text:p>
          </table:table-cell>
          <table:table-cell office:value-type="string" calcext:value-type="string">
            <text:p><text:s/>2678 rpm </text:p>
          </table:table-cell>
          <table:table-cell table:formula="of:=INT(MID([.B137];1;LEN([.B137])-4))" office:value-type="float" office:value="2678" calcext:value-type="float">
            <text:p>2678</text:p>
          </table:table-cell>
          <table:table-cell table:formula="of:=([.C137]-[.C136])/([.A137]-[.A136])" office:value-type="float" office:value="0.0297029702970297" calcext:value-type="float">
            <text:p>0.029702970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95" calcext:value-type="float">
            <text:p>80095</text:p>
          </table:table-cell>
          <table:table-cell office:value-type="string" calcext:value-type="string">
            <text:p><text:s/>2675 rpm </text:p>
          </table:table-cell>
          <table:table-cell table:formula="of:=INT(MID([.B138];1;LEN([.B138])-4))" office:value-type="float" office:value="2675" calcext:value-type="float">
            <text:p>2675</text:p>
          </table:table-cell>
          <table:table-cell table:formula="of:=([.C138]-[.C137])/([.A138]-[.A137])" office:value-type="float" office:value="-0.00576923076923077" calcext:value-type="float">
            <text:p>-0.005769230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304" calcext:value-type="float">
            <text:p>80304</text:p>
          </table:table-cell>
          <table:table-cell office:value-type="string" calcext:value-type="string">
            <text:p><text:s/>2676 rpm </text:p>
          </table:table-cell>
          <table:table-cell table:formula="of:=INT(MID([.B139];1;LEN([.B139])-4))" office:value-type="float" office:value="2676" calcext:value-type="float">
            <text:p>2676</text:p>
          </table:table-cell>
          <table:table-cell table:formula="of:=([.C139]-[.C138])/([.A139]-[.A138])" office:value-type="float" office:value="0.00478468899521531" calcext:value-type="float">
            <text:p>0.00478468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374" calcext:value-type="float">
            <text:p>80374</text:p>
          </table:table-cell>
          <table:table-cell office:value-type="string" calcext:value-type="string">
            <text:p><text:s/>2674 rpm </text:p>
          </table:table-cell>
          <table:table-cell table:formula="of:=INT(MID([.B140];1;LEN([.B140])-4))" office:value-type="float" office:value="2674" calcext:value-type="float">
            <text:p>2674</text:p>
          </table:table-cell>
          <table:table-cell table:formula="of:=([.C140]-[.C139])/([.A140]-[.A139])" office:value-type="float" office:value="-0.0285714285714286" calcext:value-type="float">
            <text:p>-0.028571428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444" calcext:value-type="float">
            <text:p>80444</text:p>
          </table:table-cell>
          <table:table-cell office:value-type="string" calcext:value-type="string">
            <text:p><text:s/>2674 rpm </text:p>
          </table:table-cell>
          <table:table-cell table:formula="of:=INT(MID([.B141];1;LEN([.B141])-4))" office:value-type="float" office:value="2674" calcext:value-type="float">
            <text:p>2674</text:p>
          </table:table-cell>
          <table:table-cell table:formula="of:=([.C141]-[.C140])/([.A141]-[.A140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614" calcext:value-type="float">
            <text:p>80614</text:p>
          </table:table-cell>
          <table:table-cell office:value-type="string" calcext:value-type="string">
            <text:p><text:s/>2671 rpm </text:p>
          </table:table-cell>
          <table:table-cell table:formula="of:=INT(MID([.B142];1;LEN([.B142])-4))" office:value-type="float" office:value="2671" calcext:value-type="float">
            <text:p>2671</text:p>
          </table:table-cell>
          <table:table-cell table:formula="of:=([.C142]-[.C141])/([.A142]-[.A141])" office:value-type="float" office:value="-0.0176470588235294" calcext:value-type="float">
            <text:p>-0.017647058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string" calcext:value-type="string">
            <text:p><text:s/>2677 rpm </text:p>
          </table:table-cell>
          <table:table-cell table:formula="of:=INT(MID([.B143];1;LEN([.B143])-4))" office:value-type="float" office:value="2677" calcext:value-type="float">
            <text:p>2677</text:p>
          </table:table-cell>
          <table:table-cell table:formula="of:=([.C143]-[.C142])/([.A143]-[.A142])" office:value-type="float" office:value="0.013953488372093" calcext:value-type="float">
            <text:p>0.013953488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763" calcext:value-type="float">
            <text:p>81763</text:p>
          </table:table-cell>
          <table:table-cell office:value-type="string" calcext:value-type="string">
            <text:p><text:s/>2614 rpm </text:p>
          </table:table-cell>
          <table:table-cell table:formula="of:=INT(MID([.B144];1;LEN([.B144])-4))" office:value-type="float" office:value="2614" calcext:value-type="float">
            <text:p>2614</text:p>
          </table:table-cell>
          <table:table-cell table:formula="of:=([.C144]-[.C143])/([.A144]-[.A143])" office:value-type="float" office:value="-0.0876216968011127" calcext:value-type="float">
            <text:p>-0.087621696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502" calcext:value-type="float">
            <text:p>82502</text:p>
          </table:table-cell>
          <table:table-cell office:value-type="string" calcext:value-type="string">
            <text:p><text:s/>2135 rpm </text:p>
          </table:table-cell>
          <table:table-cell table:formula="of:=INT(MID([.B145];1;LEN([.B145])-4))" office:value-type="float" office:value="2135" calcext:value-type="float">
            <text:p>2135</text:p>
          </table:table-cell>
          <table:table-cell table:formula="of:=([.C145]-[.C144])/([.A145]-[.A144])" office:value-type="float" office:value="-0.648173207036536" calcext:value-type="float">
            <text:p>-0.64817320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601" calcext:value-type="float">
            <text:p>82601</text:p>
          </table:table-cell>
          <table:table-cell office:value-type="string" calcext:value-type="string">
            <text:p><text:s/>2058 rpm </text:p>
          </table:table-cell>
          <table:table-cell table:formula="of:=INT(MID([.B146];1;LEN([.B146])-4))" office:value-type="float" office:value="2058" calcext:value-type="float">
            <text:p>2058</text:p>
          </table:table-cell>
          <table:table-cell table:formula="of:=([.C146]-[.C145])/([.A146]-[.A145])" office:value-type="float" office:value="-0.777777777777778" calcext:value-type="float">
            <text:p>-0.777777777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733" calcext:value-type="float">
            <text:p>82733</text:p>
          </table:table-cell>
          <table:table-cell office:value-type="string" calcext:value-type="string">
            <text:p><text:s/>1980 rpm </text:p>
          </table:table-cell>
          <table:table-cell table:formula="of:=INT(MID([.B147];1;LEN([.B147])-4))" office:value-type="float" office:value="1980" calcext:value-type="float">
            <text:p>1980</text:p>
          </table:table-cell>
          <table:table-cell table:formula="of:=([.C147]-[.C146])/([.A147]-[.A146])" office:value-type="float" office:value="-0.590909090909091" calcext:value-type="float">
            <text:p>-0.590909090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207" calcext:value-type="float">
            <text:p>2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112" calcext:value-type="float">
            <text:p>83112</text:p>
          </table:table-cell>
          <table:table-cell office:value-type="string" calcext:value-type="string">
            <text:p><text:s/>1816 rpm </text:p>
          </table:table-cell>
          <table:table-cell table:formula="of:=INT(MID([.B148];1;LEN([.B148])-4))" office:value-type="float" office:value="1816" calcext:value-type="float">
            <text:p>1816</text:p>
          </table:table-cell>
          <table:table-cell table:formula="of:=([.C148]-[.C147])/([.A148]-[.A147])" office:value-type="float" office:value="-0.432717678100264" calcext:value-type="float">
            <text:p>-0.432717678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312" calcext:value-type="float">
            <text:p>83312</text:p>
          </table:table-cell>
          <table:table-cell office:value-type="string" calcext:value-type="string">
            <text:p><text:s/>1830 rpm </text:p>
          </table:table-cell>
          <table:table-cell table:formula="of:=INT(MID([.B149];1;LEN([.B149])-4))" office:value-type="float" office:value="1830" calcext:value-type="float">
            <text:p>1830</text:p>
          </table:table-cell>
          <table:table-cell table:formula="of:=([.C149]-[.C148])/([.A149]-[.A148])" office:value-type="float" office:value="0.07" calcext:value-type="float">
            <text:p>0.0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14" calcext:value-type="float">
            <text:p>83414</text:p>
          </table:table-cell>
          <table:table-cell office:value-type="string" calcext:value-type="string">
            <text:p><text:s/>1852 rpm </text:p>
          </table:table-cell>
          <table:table-cell table:formula="of:=INT(MID([.B150];1;LEN([.B150])-4))" office:value-type="float" office:value="1852" calcext:value-type="float">
            <text:p>1852</text:p>
          </table:table-cell>
          <table:table-cell table:formula="of:=([.C150]-[.C149])/([.A150]-[.A149])" office:value-type="float" office:value="0.215686274509804" calcext:value-type="float">
            <text:p>0.215686274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81" calcext:value-type="float">
            <text:p>83481</text:p>
          </table:table-cell>
          <table:table-cell office:value-type="string" calcext:value-type="string">
            <text:p><text:s/>1860 rpm </text:p>
          </table:table-cell>
          <table:table-cell table:formula="of:=INT(MID([.B151];1;LEN([.B151])-4))" office:value-type="float" office:value="1860" calcext:value-type="float">
            <text:p>1860</text:p>
          </table:table-cell>
          <table:table-cell table:formula="of:=([.C151]-[.C150])/([.A151]-[.A150])" office:value-type="float" office:value="0.119402985074627" calcext:value-type="float">
            <text:p>0.119402985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581" calcext:value-type="float">
            <text:p>83581</text:p>
          </table:table-cell>
          <table:table-cell office:value-type="string" calcext:value-type="string">
            <text:p><text:s/>1876 rpm </text:p>
          </table:table-cell>
          <table:table-cell table:formula="of:=INT(MID([.B152];1;LEN([.B152])-4))" office:value-type="float" office:value="1876" calcext:value-type="float">
            <text:p>1876</text:p>
          </table:table-cell>
          <table:table-cell table:formula="of:=([.C152]-[.C151])/([.A152]-[.A151])" office:value-type="float" office:value="0.16" calcext:value-type="float">
            <text:p>0.1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022" calcext:value-type="float">
            <text:p>84022</text:p>
          </table:table-cell>
          <table:table-cell office:value-type="string" calcext:value-type="string">
            <text:p><text:s/>1935 rpm </text:p>
          </table:table-cell>
          <table:table-cell table:formula="of:=INT(MID([.B153];1;LEN([.B153])-4))" office:value-type="float" office:value="1935" calcext:value-type="float">
            <text:p>1935</text:p>
          </table:table-cell>
          <table:table-cell table:formula="of:=([.C153]-[.C152])/([.A153]-[.A152])" office:value-type="float" office:value="0.133786848072562" calcext:value-type="float">
            <text:p>0.133786848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091" calcext:value-type="float">
            <text:p>84091</text:p>
          </table:table-cell>
          <table:table-cell office:value-type="string" calcext:value-type="string">
            <text:p><text:s/>1934 rpm </text:p>
          </table:table-cell>
          <table:table-cell table:formula="of:=INT(MID([.B154];1;LEN([.B154])-4))" office:value-type="float" office:value="1934" calcext:value-type="float">
            <text:p>1934</text:p>
          </table:table-cell>
          <table:table-cell table:formula="of:=([.C154]-[.C153])/([.A154]-[.A153])" office:value-type="float" office:value="-0.0144927536231884" calcext:value-type="float">
            <text:p>-0.014492753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850" calcext:value-type="float">
            <text:p>84850</text:p>
          </table:table-cell>
          <table:table-cell office:value-type="string" calcext:value-type="string">
            <text:p><text:s/>1951 rpm </text:p>
          </table:table-cell>
          <table:table-cell table:formula="of:=INT(MID([.B155];1;LEN([.B155])-4))" office:value-type="float" office:value="1951" calcext:value-type="float">
            <text:p>1951</text:p>
          </table:table-cell>
          <table:table-cell table:formula="of:=([.C155]-[.C154])/([.A155]-[.A154])" office:value-type="float" office:value="0.0223978919631094" calcext:value-type="float">
            <text:p>0.02239789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301" calcext:value-type="float">
            <text:p>85301</text:p>
          </table:table-cell>
          <table:table-cell office:value-type="string" calcext:value-type="string">
            <text:p><text:s/>1956 rpm </text:p>
          </table:table-cell>
          <table:table-cell table:formula="of:=INT(MID([.B156];1;LEN([.B156])-4))" office:value-type="float" office:value="1956" calcext:value-type="float">
            <text:p>1956</text:p>
          </table:table-cell>
          <table:table-cell table:formula="of:=([.C156]-[.C155])/([.A156]-[.A155])" office:value-type="float" office:value="0.0110864745011086" calcext:value-type="float">
            <text:p>0.011086474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910" calcext:value-type="float">
            <text:p>85910</text:p>
          </table:table-cell>
          <table:table-cell office:value-type="string" calcext:value-type="string">
            <text:p><text:s/>1949 rpm </text:p>
          </table:table-cell>
          <table:table-cell table:formula="of:=INT(MID([.B157];1;LEN([.B157])-4))" office:value-type="float" office:value="1949" calcext:value-type="float">
            <text:p>1949</text:p>
          </table:table-cell>
          <table:table-cell table:formula="of:=([.C157]-[.C156])/([.A157]-[.A156])" office:value-type="float" office:value="-0.0114942528735632" calcext:value-type="float">
            <text:p>-0.011494252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160" calcext:value-type="float">
            <text:p>86160</text:p>
          </table:table-cell>
          <table:table-cell office:value-type="string" calcext:value-type="string">
            <text:p><text:s/>1941 rpm </text:p>
          </table:table-cell>
          <table:table-cell table:formula="of:=INT(MID([.B158];1;LEN([.B158])-4))" office:value-type="float" office:value="1941" calcext:value-type="float">
            <text:p>1941</text:p>
          </table:table-cell>
          <table:table-cell table:formula="of:=([.C158]-[.C157])/([.A158]-[.A157])" office:value-type="float" office:value="-0.032" calcext:value-type="float">
            <text:p>-0.03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710" calcext:value-type="float">
            <text:p>86710</text:p>
          </table:table-cell>
          <table:table-cell office:value-type="string" calcext:value-type="string">
            <text:p><text:s/>1978 rpm </text:p>
          </table:table-cell>
          <table:table-cell table:formula="of:=INT(MID([.B159];1;LEN([.B159])-4))" office:value-type="float" office:value="1978" calcext:value-type="float">
            <text:p>1978</text:p>
          </table:table-cell>
          <table:table-cell table:formula="of:=([.C159]-[.C158])/([.A159]-[.A158])" office:value-type="float" office:value="0.0672727272727273" calcext:value-type="float">
            <text:p>0.067272727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149" calcext:value-type="float">
            <text:p>87149</text:p>
          </table:table-cell>
          <table:table-cell office:value-type="string" calcext:value-type="string">
            <text:p><text:s/>1991 rpm </text:p>
          </table:table-cell>
          <table:table-cell table:formula="of:=INT(MID([.B160];1;LEN([.B160])-4))" office:value-type="float" office:value="1991" calcext:value-type="float">
            <text:p>1991</text:p>
          </table:table-cell>
          <table:table-cell table:formula="of:=([.C160]-[.C159])/([.A160]-[.A159])" office:value-type="float" office:value="0.0296127562642369" calcext:value-type="float">
            <text:p>0.029612756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939" calcext:value-type="float">
            <text:p>87939</text:p>
          </table:table-cell>
          <table:table-cell office:value-type="string" calcext:value-type="string">
            <text:p><text:s/>1940 rpm </text:p>
          </table:table-cell>
          <table:table-cell table:formula="of:=INT(MID([.B161];1;LEN([.B161])-4))" office:value-type="float" office:value="1940" calcext:value-type="float">
            <text:p>1940</text:p>
          </table:table-cell>
          <table:table-cell table:formula="of:=([.C161]-[.C160])/([.A161]-[.A160])" office:value-type="float" office:value="-0.0645569620253165" calcext:value-type="float">
            <text:p>-0.06455696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657" calcext:value-type="float">
            <text:p>88657</text:p>
          </table:table-cell>
          <table:table-cell office:value-type="string" calcext:value-type="string">
            <text:p><text:s/>1961 rpm </text:p>
          </table:table-cell>
          <table:table-cell table:formula="of:=INT(MID([.B162];1;LEN([.B162])-4))" office:value-type="float" office:value="1961" calcext:value-type="float">
            <text:p>1961</text:p>
          </table:table-cell>
          <table:table-cell table:formula="of:=([.C162]-[.C161])/([.A162]-[.A161])" office:value-type="float" office:value="0.0292479108635097" calcext:value-type="float">
            <text:p>0.029247910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997" calcext:value-type="float">
            <text:p>88997</text:p>
          </table:table-cell>
          <table:table-cell office:value-type="string" calcext:value-type="string">
            <text:p><text:s/>1963 rpm </text:p>
          </table:table-cell>
          <table:table-cell table:formula="of:=INT(MID([.B163];1;LEN([.B163])-4))" office:value-type="float" office:value="1963" calcext:value-type="float">
            <text:p>1963</text:p>
          </table:table-cell>
          <table:table-cell table:formula="of:=([.C163]-[.C162])/([.A163]-[.A162])" office:value-type="float" office:value="0.00588235294117647" calcext:value-type="float">
            <text:p>0.005882352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417" calcext:value-type="float">
            <text:p>89417</text:p>
          </table:table-cell>
          <table:table-cell office:value-type="string" calcext:value-type="string">
            <text:p><text:s/>1960 rpm </text:p>
          </table:table-cell>
          <table:table-cell table:formula="of:=INT(MID([.B164];1;LEN([.B164])-4))" office:value-type="float" office:value="1960" calcext:value-type="float">
            <text:p>1960</text:p>
          </table:table-cell>
          <table:table-cell table:formula="of:=([.C164]-[.C163])/([.A164]-[.A163])" office:value-type="float" office:value="-0.00714285714285714" calcext:value-type="float">
            <text:p>-0.007142857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608" calcext:value-type="float">
            <text:p>89608</text:p>
          </table:table-cell>
          <table:table-cell office:value-type="string" calcext:value-type="string">
            <text:p><text:s/>1952 rpm </text:p>
          </table:table-cell>
          <table:table-cell table:formula="of:=INT(MID([.B165];1;LEN([.B165])-4))" office:value-type="float" office:value="1952" calcext:value-type="float">
            <text:p>1952</text:p>
          </table:table-cell>
          <table:table-cell table:formula="of:=([.C165]-[.C164])/([.A165]-[.A164])" office:value-type="float" office:value="-0.0418848167539267" calcext:value-type="float">
            <text:p>-0.041884816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917" calcext:value-type="float">
            <text:p>89917</text:p>
          </table:table-cell>
          <table:table-cell office:value-type="string" calcext:value-type="string">
            <text:p><text:s/>1942 rpm </text:p>
          </table:table-cell>
          <table:table-cell table:formula="of:=INT(MID([.B166];1;LEN([.B166])-4))" office:value-type="float" office:value="1942" calcext:value-type="float">
            <text:p>1942</text:p>
          </table:table-cell>
          <table:table-cell table:formula="of:=([.C166]-[.C165])/([.A166]-[.A165])" office:value-type="float" office:value="-0.0323624595469256" calcext:value-type="float">
            <text:p>-0.032362459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187" calcext:value-type="float">
            <text:p>90187</text:p>
          </table:table-cell>
          <table:table-cell office:value-type="string" calcext:value-type="string">
            <text:p><text:s/>1972 rpm </text:p>
          </table:table-cell>
          <table:table-cell table:formula="of:=INT(MID([.B167];1;LEN([.B167])-4))" office:value-type="float" office:value="1972" calcext:value-type="float">
            <text:p>1972</text:p>
          </table:table-cell>
          <table:table-cell table:formula="of:=([.C167]-[.C166])/([.A167]-[.A166])" office:value-type="float" office:value="0.111111111111111" calcext:value-type="float">
            <text:p>0.111111111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456" calcext:value-type="float">
            <text:p>90456</text:p>
          </table:table-cell>
          <table:table-cell office:value-type="string" calcext:value-type="string">
            <text:p><text:s/>2215 rpm </text:p>
          </table:table-cell>
          <table:table-cell table:formula="of:=INT(MID([.B168];1;LEN([.B168])-4))" office:value-type="float" office:value="2215" calcext:value-type="float">
            <text:p>2215</text:p>
          </table:table-cell>
          <table:table-cell table:formula="of:=([.C168]-[.C167])/([.A168]-[.A167])" office:value-type="float" office:value="0.903345724907063" calcext:value-type="float">
            <text:p>0.903345724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726" calcext:value-type="float">
            <text:p>90726</text:p>
          </table:table-cell>
          <table:table-cell office:value-type="string" calcext:value-type="string">
            <text:p><text:s/>2683 rpm </text:p>
          </table:table-cell>
          <table:table-cell table:formula="of:=INT(MID([.B169];1;LEN([.B169])-4))" office:value-type="float" office:value="2683" calcext:value-type="float">
            <text:p>2683</text:p>
          </table:table-cell>
          <table:table-cell table:formula="of:=([.C169]-[.C168])/([.A169]-[.A168])" office:value-type="float" office:value="1.73333333333333" calcext:value-type="float">
            <text:p>1.7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285" calcext:value-type="float">
            <text:p>91285</text:p>
          </table:table-cell>
          <table:table-cell office:value-type="string" calcext:value-type="string">
            <text:p><text:s/>3247 rpm </text:p>
          </table:table-cell>
          <table:table-cell table:formula="of:=INT(MID([.B170];1;LEN([.B170])-4))" office:value-type="float" office:value="3247" calcext:value-type="float">
            <text:p>3247</text:p>
          </table:table-cell>
          <table:table-cell table:formula="of:=([.C170]-[.C169])/([.A170]-[.A169])" office:value-type="float" office:value="1.00894454382826" calcext:value-type="float">
            <text:p>1.008944543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294" calcext:value-type="float">
            <text:p>94294</text:p>
          </table:table-cell>
          <table:table-cell office:value-type="string" calcext:value-type="string">
            <text:p><text:s/>3122 rpm </text:p>
          </table:table-cell>
          <table:table-cell table:formula="of:=INT(MID([.B171];1;LEN([.B171])-4))" office:value-type="float" office:value="3122" calcext:value-type="float">
            <text:p>3122</text:p>
          </table:table-cell>
          <table:table-cell table:formula="of:=([.C171]-[.C170])/([.A171]-[.A170])" office:value-type="float" office:value="-0.0415420405450316" calcext:value-type="float">
            <text:p>-0.04154204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93" calcext:value-type="float">
            <text:p>94493</text:p>
          </table:table-cell>
          <table:table-cell office:value-type="string" calcext:value-type="string">
            <text:p><text:s/>3121 rpm </text:p>
          </table:table-cell>
          <table:table-cell table:formula="of:=INT(MID([.B172];1;LEN([.B172])-4))" office:value-type="float" office:value="3121" calcext:value-type="float">
            <text:p>3121</text:p>
          </table:table-cell>
          <table:table-cell table:formula="of:=([.C172]-[.C171])/([.A172]-[.A171])" office:value-type="float" office:value="-0.0050251256281407" calcext:value-type="float">
            <text:p>-0.005025125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4" calcext:value-type="float">
            <text:p>95104</text:p>
          </table:table-cell>
          <table:table-cell office:value-type="string" calcext:value-type="string">
            <text:p><text:s/>3171 rpm </text:p>
          </table:table-cell>
          <table:table-cell table:formula="of:=INT(MID([.B173];1;LEN([.B173])-4))" office:value-type="float" office:value="3171" calcext:value-type="float">
            <text:p>3171</text:p>
          </table:table-cell>
          <table:table-cell table:formula="of:=([.C173]-[.C172])/([.A173]-[.A172])" office:value-type="float" office:value="0.0818330605564648" calcext:value-type="float">
            <text:p>0.081833060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303" calcext:value-type="float">
            <text:p>95303</text:p>
          </table:table-cell>
          <table:table-cell office:value-type="string" calcext:value-type="string">
            <text:p><text:s/>3186 rpm </text:p>
          </table:table-cell>
          <table:table-cell table:formula="of:=INT(MID([.B174];1;LEN([.B174])-4))" office:value-type="float" office:value="3186" calcext:value-type="float">
            <text:p>3186</text:p>
          </table:table-cell>
          <table:table-cell table:formula="of:=([.C174]-[.C173])/([.A174]-[.A173])" office:value-type="float" office:value="0.0753768844221105" calcext:value-type="float">
            <text:p>0.075376884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713" calcext:value-type="float">
            <text:p>95713</text:p>
          </table:table-cell>
          <table:table-cell office:value-type="string" calcext:value-type="string">
            <text:p><text:s/>3231 rpm </text:p>
          </table:table-cell>
          <table:table-cell table:formula="of:=INT(MID([.B175];1;LEN([.B175])-4))" office:value-type="float" office:value="3231" calcext:value-type="float">
            <text:p>3231</text:p>
          </table:table-cell>
          <table:table-cell table:formula="of:=([.C175]-[.C174])/([.A175]-[.A174])" office:value-type="float" office:value="0.109756097560976" calcext:value-type="float">
            <text:p>0.109756097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761" calcext:value-type="float">
            <text:p>96761</text:p>
          </table:table-cell>
          <table:table-cell office:value-type="string" calcext:value-type="string">
            <text:p><text:s/>3301 rpm </text:p>
          </table:table-cell>
          <table:table-cell table:formula="of:=INT(MID([.B176];1;LEN([.B176])-4))" office:value-type="float" office:value="3301" calcext:value-type="float">
            <text:p>3301</text:p>
          </table:table-cell>
          <table:table-cell table:formula="of:=([.C176]-[.C175])/([.A176]-[.A175])" office:value-type="float" office:value="0.066793893129771" calcext:value-type="float">
            <text:p>0.066793893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341" calcext:value-type="float">
            <text:p>97341</text:p>
          </table:table-cell>
          <table:table-cell office:value-type="string" calcext:value-type="string">
            <text:p><text:s/>3341 rpm </text:p>
          </table:table-cell>
          <table:table-cell table:formula="of:=INT(MID([.B177];1;LEN([.B177])-4))" office:value-type="float" office:value="3341" calcext:value-type="float">
            <text:p>3341</text:p>
          </table:table-cell>
          <table:table-cell table:formula="of:=([.C177]-[.C176])/([.A177]-[.A176])" office:value-type="float" office:value="0.0689655172413793" calcext:value-type="float">
            <text:p>0.068965517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string" calcext:value-type="string">
            <text:p><text:s/>3352 rpm </text:p>
          </table:table-cell>
          <table:table-cell table:formula="of:=INT(MID([.B178];1;LEN([.B178])-4))" office:value-type="float" office:value="3352" calcext:value-type="float">
            <text:p>3352</text:p>
          </table:table-cell>
          <table:table-cell table:formula="of:=([.C178]-[.C177])/([.A178]-[.A177])" office:value-type="float" office:value="0.0117145899893504" calcext:value-type="float">
            <text:p>0.0117145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860" calcext:value-type="float">
            <text:p>98860</text:p>
          </table:table-cell>
          <table:table-cell office:value-type="string" calcext:value-type="string">
            <text:p><text:s/>3363 rpm </text:p>
          </table:table-cell>
          <table:table-cell table:formula="of:=INT(MID([.B179];1;LEN([.B179])-4))" office:value-type="float" office:value="3363" calcext:value-type="float">
            <text:p>3363</text:p>
          </table:table-cell>
          <table:table-cell table:formula="of:=([.C179]-[.C178])/([.A179]-[.A178])" office:value-type="float" office:value="0.0189655172413793" calcext:value-type="float">
            <text:p>0.018965517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936" calcext:value-type="float">
            <text:p>98936</text:p>
          </table:table-cell>
          <table:table-cell office:value-type="string" calcext:value-type="string">
            <text:p><text:s/>3364 rpm </text:p>
          </table:table-cell>
          <table:table-cell table:formula="of:=INT(MID([.B180];1;LEN([.B180])-4))" office:value-type="float" office:value="3364" calcext:value-type="float">
            <text:p>3364</text:p>
          </table:table-cell>
          <table:table-cell table:formula="of:=([.C180]-[.C179])/([.A180]-[.A179])" office:value-type="float" office:value="0.0131578947368421" calcext:value-type="float">
            <text:p>0.013157894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069" calcext:value-type="float">
            <text:p>99069</text:p>
          </table:table-cell>
          <table:table-cell office:value-type="string" calcext:value-type="string">
            <text:p><text:s/>3365 rpm </text:p>
          </table:table-cell>
          <table:table-cell table:formula="of:=INT(MID([.B181];1;LEN([.B181])-4))" office:value-type="float" office:value="3365" calcext:value-type="float">
            <text:p>3365</text:p>
          </table:table-cell>
          <table:table-cell table:formula="of:=([.C181]-[.C180])/([.A181]-[.A180])" office:value-type="float" office:value="0.0075187969924812" calcext:value-type="float">
            <text:p>0.00751879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209" calcext:value-type="float">
            <text:p>99209</text:p>
          </table:table-cell>
          <table:table-cell office:value-type="string" calcext:value-type="string">
            <text:p><text:s/>3363 rpm </text:p>
          </table:table-cell>
          <table:table-cell table:formula="of:=INT(MID([.B182];1;LEN([.B182])-4))" office:value-type="float" office:value="3363" calcext:value-type="float">
            <text:p>3363</text:p>
          </table:table-cell>
          <table:table-cell table:formula="of:=([.C182]-[.C181])/([.A182]-[.A181])" office:value-type="float" office:value="-0.0142857142857143" calcext:value-type="float">
            <text:p>-0.014285714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538" calcext:value-type="float">
            <text:p>100538</text:p>
          </table:table-cell>
          <table:table-cell office:value-type="string" calcext:value-type="string">
            <text:p><text:s/>3363 rpm </text:p>
          </table:table-cell>
          <table:table-cell table:formula="of:=INT(MID([.B183];1;LEN([.B183])-4))" office:value-type="float" office:value="3363" calcext:value-type="float">
            <text:p>3363</text:p>
          </table:table-cell>
          <table:table-cell table:formula="of:=([.C183]-[.C182])/([.A183]-[.A182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240" calcext:value-type="float">
            <text:p>101240</text:p>
          </table:table-cell>
          <table:table-cell office:value-type="string" calcext:value-type="string">
            <text:p><text:s/>3359 rpm </text:p>
          </table:table-cell>
          <table:table-cell table:formula="of:=INT(MID([.B184];1;LEN([.B184])-4))" office:value-type="float" office:value="3359" calcext:value-type="float">
            <text:p>3359</text:p>
          </table:table-cell>
          <table:table-cell table:formula="of:=([.C184]-[.C183])/([.A184]-[.A183])" office:value-type="float" office:value="-0.0056980056980057" calcext:value-type="float">
            <text:p>-0.005698005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355" calcext:value-type="float">
            <text:p>105355</text:p>
          </table:table-cell>
          <table:table-cell office:value-type="string" calcext:value-type="string">
            <text:p><text:s/>3376 rpm </text:p>
          </table:table-cell>
          <table:table-cell table:formula="of:=INT(MID([.B185];1;LEN([.B185])-4))" office:value-type="float" office:value="3376" calcext:value-type="float">
            <text:p>3376</text:p>
          </table:table-cell>
          <table:table-cell table:formula="of:=([.C185]-[.C184])/([.A185]-[.A184])" office:value-type="float" office:value="0.00413122721749696" calcext:value-type="float">
            <text:p>0.004131227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625" calcext:value-type="float">
            <text:p>105625</text:p>
          </table:table-cell>
          <table:table-cell office:value-type="string" calcext:value-type="string">
            <text:p><text:s/>3376 rpm </text:p>
          </table:table-cell>
          <table:table-cell table:formula="of:=INT(MID([.B186];1;LEN([.B186])-4))" office:value-type="float" office:value="3376" calcext:value-type="float">
            <text:p>3376</text:p>
          </table:table-cell>
          <table:table-cell table:formula="of:=([.C186]-[.C185])/([.A186]-[.A185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115" calcext:value-type="float">
            <text:p>106115</text:p>
          </table:table-cell>
          <table:table-cell office:value-type="string" calcext:value-type="string">
            <text:p><text:s/>3378 rpm </text:p>
          </table:table-cell>
          <table:table-cell table:formula="of:=INT(MID([.B187];1;LEN([.B187])-4))" office:value-type="float" office:value="3378" calcext:value-type="float">
            <text:p>3378</text:p>
          </table:table-cell>
          <table:table-cell table:formula="of:=([.C187]-[.C186])/([.A187]-[.A186])" office:value-type="float" office:value="0.00408163265306122" calcext:value-type="float">
            <text:p>0.004081632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854" calcext:value-type="float">
            <text:p>106854</text:p>
          </table:table-cell>
          <table:table-cell office:value-type="string" calcext:value-type="string">
            <text:p><text:s/>3375 rpm </text:p>
          </table:table-cell>
          <table:table-cell table:formula="of:=INT(MID([.B188];1;LEN([.B188])-4))" office:value-type="float" office:value="3375" calcext:value-type="float">
            <text:p>3375</text:p>
          </table:table-cell>
          <table:table-cell table:formula="of:=([.C188]-[.C187])/([.A188]-[.A187])" office:value-type="float" office:value="-0.0040595399188092" calcext:value-type="float">
            <text:p>-0.00405953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404" calcext:value-type="float">
            <text:p>107404</text:p>
          </table:table-cell>
          <table:table-cell office:value-type="string" calcext:value-type="string">
            <text:p><text:s/>3374 rpm </text:p>
          </table:table-cell>
          <table:table-cell table:formula="of:=INT(MID([.B189];1;LEN([.B189])-4))" office:value-type="float" office:value="3374" calcext:value-type="float">
            <text:p>3374</text:p>
          </table:table-cell>
          <table:table-cell table:formula="of:=([.C189]-[.C188])/([.A189]-[.A188])" office:value-type="float" office:value="-0.00181818181818182" calcext:value-type="float">
            <text:p>-0.001818181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833" calcext:value-type="float">
            <text:p>107833</text:p>
          </table:table-cell>
          <table:table-cell office:value-type="string" calcext:value-type="string">
            <text:p><text:s/>3367 rpm </text:p>
          </table:table-cell>
          <table:table-cell table:formula="of:=INT(MID([.B190];1;LEN([.B190])-4))" office:value-type="float" office:value="3367" calcext:value-type="float">
            <text:p>3367</text:p>
          </table:table-cell>
          <table:table-cell table:formula="of:=([.C190]-[.C189])/([.A190]-[.A189])" office:value-type="float" office:value="-0.0163170163170163" calcext:value-type="float">
            <text:p>-0.016317016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422" calcext:value-type="float">
            <text:p>108422</text:p>
          </table:table-cell>
          <table:table-cell office:value-type="string" calcext:value-type="string">
            <text:p><text:s/>3375 rpm </text:p>
          </table:table-cell>
          <table:table-cell table:formula="of:=INT(MID([.B191];1;LEN([.B191])-4))" office:value-type="float" office:value="3375" calcext:value-type="float">
            <text:p>3375</text:p>
          </table:table-cell>
          <table:table-cell table:formula="of:=([.C191]-[.C190])/([.A191]-[.A190])" office:value-type="float" office:value="0.0135823429541596" calcext:value-type="float">
            <text:p>0.01358234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512" calcext:value-type="float">
            <text:p>108512</text:p>
          </table:table-cell>
          <table:table-cell office:value-type="string" calcext:value-type="string">
            <text:p><text:s/>3378 rpm </text:p>
          </table:table-cell>
          <table:table-cell table:formula="of:=INT(MID([.B192];1;LEN([.B192])-4))" office:value-type="float" office:value="3378" calcext:value-type="float">
            <text:p>3378</text:p>
          </table:table-cell>
          <table:table-cell table:formula="of:=([.C192]-[.C191])/([.A192]-[.A191])" office:value-type="float" office:value="0.0333333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092" calcext:value-type="float">
            <text:p>109092</text:p>
          </table:table-cell>
          <table:table-cell office:value-type="string" calcext:value-type="string">
            <text:p><text:s/>3330 rpm </text:p>
          </table:table-cell>
          <table:table-cell table:formula="of:=INT(MID([.B193];1;LEN([.B193])-4))" office:value-type="float" office:value="3330" calcext:value-type="float">
            <text:p>3330</text:p>
          </table:table-cell>
          <table:table-cell table:formula="of:=([.C193]-[.C192])/([.A193]-[.A192])" office:value-type="float" office:value="-0.0827586206896552" calcext:value-type="float">
            <text:p>-0.082758620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801" calcext:value-type="float">
            <text:p>109801</text:p>
          </table:table-cell>
          <table:table-cell office:value-type="string" calcext:value-type="string">
            <text:p><text:s/>3033 rpm </text:p>
          </table:table-cell>
          <table:table-cell table:formula="of:=INT(MID([.B194];1;LEN([.B194])-4))" office:value-type="float" office:value="3033" calcext:value-type="float">
            <text:p>3033</text:p>
          </table:table-cell>
          <table:table-cell table:formula="of:=([.C194]-[.C193])/([.A194]-[.A193])" office:value-type="float" office:value="-0.418899858956276" calcext:value-type="float">
            <text:p>-0.41889985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821" calcext:value-type="float">
            <text:p>110821</text:p>
          </table:table-cell>
          <table:table-cell office:value-type="string" calcext:value-type="string">
            <text:p><text:s/>2754 rpm </text:p>
          </table:table-cell>
          <table:table-cell table:formula="of:=INT(MID([.B195];1;LEN([.B195])-4))" office:value-type="float" office:value="2754" calcext:value-type="float">
            <text:p>2754</text:p>
          </table:table-cell>
          <table:table-cell table:formula="of:=([.C195]-[.C194])/([.A195]-[.A194])" office:value-type="float" office:value="-0.273529411764706" calcext:value-type="float">
            <text:p>-0.273529411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010" calcext:value-type="float">
            <text:p>112010</text:p>
          </table:table-cell>
          <table:table-cell office:value-type="string" calcext:value-type="string">
            <text:p><text:s/>2633 rpm </text:p>
          </table:table-cell>
          <table:table-cell table:formula="of:=INT(MID([.B196];1;LEN([.B196])-4))" office:value-type="float" office:value="2633" calcext:value-type="float">
            <text:p>2633</text:p>
          </table:table-cell>
          <table:table-cell table:formula="of:=([.C196]-[.C195])/([.A196]-[.A195])" office:value-type="float" office:value="-0.101766190075694" calcext:value-type="float">
            <text:p>-0.101766190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<text:s/>2658 rpm </text:p>
          </table:table-cell>
          <table:table-cell table:formula="of:=INT(MID([.B197];1;LEN([.B197])-4))" office:value-type="float" office:value="2658" calcext:value-type="float">
            <text:p>2658</text:p>
          </table:table-cell>
          <table:table-cell table:formula="of:=([.C197]-[.C196])/([.A197]-[.A196])" office:value-type="float" office:value="0.277777777777778" calcext:value-type="float">
            <text:p>0.27777777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589" calcext:value-type="float">
            <text:p>112589</text:p>
          </table:table-cell>
          <table:table-cell office:value-type="string" calcext:value-type="string">
            <text:p><text:s/>2806 rpm </text:p>
          </table:table-cell>
          <table:table-cell table:formula="of:=INT(MID([.B198];1;LEN([.B198])-4))" office:value-type="float" office:value="2806" calcext:value-type="float">
            <text:p>2806</text:p>
          </table:table-cell>
          <table:table-cell table:formula="of:=([.C198]-[.C197])/([.A198]-[.A197])" office:value-type="float" office:value="0.302658486707566" calcext:value-type="float">
            <text:p>0.302658486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999" calcext:value-type="float">
            <text:p>112999</text:p>
          </table:table-cell>
          <table:table-cell office:value-type="string" calcext:value-type="string">
            <text:p><text:s/>2893 rpm </text:p>
          </table:table-cell>
          <table:table-cell table:formula="of:=INT(MID([.B199];1;LEN([.B199])-4))" office:value-type="float" office:value="2893" calcext:value-type="float">
            <text:p>2893</text:p>
          </table:table-cell>
          <table:table-cell table:formula="of:=([.C199]-[.C198])/([.A199]-[.A198])" office:value-type="float" office:value="0.212195121951219" calcext:value-type="float">
            <text:p>0.21219512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468" calcext:value-type="float">
            <text:p>113468</text:p>
          </table:table-cell>
          <table:table-cell office:value-type="string" calcext:value-type="string">
            <text:p><text:s/>2896 rpm </text:p>
          </table:table-cell>
          <table:table-cell table:formula="of:=INT(MID([.B200];1;LEN([.B200])-4))" office:value-type="float" office:value="2896" calcext:value-type="float">
            <text:p>2896</text:p>
          </table:table-cell>
          <table:table-cell table:formula="of:=([.C200]-[.C199])/([.A200]-[.A199])" office:value-type="float" office:value="0.00639658848614072" calcext:value-type="float">
            <text:p>0.00639658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378" calcext:value-type="float">
            <text:p>114378</text:p>
          </table:table-cell>
          <table:table-cell office:value-type="string" calcext:value-type="string">
            <text:p><text:s/>2964 rpm </text:p>
          </table:table-cell>
          <table:table-cell table:formula="of:=INT(MID([.B201];1;LEN([.B201])-4))" office:value-type="float" office:value="2964" calcext:value-type="float">
            <text:p>2964</text:p>
          </table:table-cell>
          <table:table-cell table:formula="of:=([.C201]-[.C200])/([.A201]-[.A200])" office:value-type="float" office:value="0.0747252747252747" calcext:value-type="float">
            <text:p>0.074725274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836" calcext:value-type="float">
            <text:p>115836</text:p>
          </table:table-cell>
          <table:table-cell office:value-type="string" calcext:value-type="string">
            <text:p><text:s/>3037 rpm </text:p>
          </table:table-cell>
          <table:table-cell table:formula="of:=INT(MID([.B202];1;LEN([.B202])-4))" office:value-type="float" office:value="3037" calcext:value-type="float">
            <text:p>3037</text:p>
          </table:table-cell>
          <table:table-cell table:formula="of:=([.C202]-[.C201])/([.A202]-[.A201])" office:value-type="float" office:value="0.0500685871056241" calcext:value-type="float">
            <text:p>0.050068587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786" calcext:value-type="float">
            <text:p>116786</text:p>
          </table:table-cell>
          <table:table-cell office:value-type="string" calcext:value-type="string">
            <text:p><text:s/>3058 rpm </text:p>
          </table:table-cell>
          <table:table-cell table:formula="of:=INT(MID([.B203];1;LEN([.B203])-4))" office:value-type="float" office:value="3058" calcext:value-type="float">
            <text:p>3058</text:p>
          </table:table-cell>
          <table:table-cell table:formula="of:=([.C203]-[.C202])/([.A203]-[.A202])" office:value-type="float" office:value="0.0221052631578947" calcext:value-type="float">
            <text:p>0.022105263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946" calcext:value-type="float">
            <text:p>116946</text:p>
          </table:table-cell>
          <table:table-cell office:value-type="string" calcext:value-type="string">
            <text:p><text:s/>3059 rpm </text:p>
          </table:table-cell>
          <table:table-cell table:formula="of:=INT(MID([.B204];1;LEN([.B204])-4))" office:value-type="float" office:value="3059" calcext:value-type="float">
            <text:p>3059</text:p>
          </table:table-cell>
          <table:table-cell table:formula="of:=([.C204]-[.C203])/([.A204]-[.A203])" office:value-type="float" office:value="0.00625" calcext:value-type="float">
            <text:p>0.006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235" calcext:value-type="float">
            <text:p>117235</text:p>
          </table:table-cell>
          <table:table-cell office:value-type="string" calcext:value-type="string">
            <text:p><text:s/>3048 rpm </text:p>
          </table:table-cell>
          <table:table-cell table:formula="of:=INT(MID([.B205];1;LEN([.B205])-4))" office:value-type="float" office:value="3048" calcext:value-type="float">
            <text:p>3048</text:p>
          </table:table-cell>
          <table:table-cell table:formula="of:=([.C205]-[.C204])/([.A205]-[.A204])" office:value-type="float" office:value="-0.0380622837370242" calcext:value-type="float">
            <text:p>-0.038062283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785" calcext:value-type="float">
            <text:p>117785</text:p>
          </table:table-cell>
          <table:table-cell office:value-type="string" calcext:value-type="string">
            <text:p><text:s/>3058 rpm </text:p>
          </table:table-cell>
          <table:table-cell table:formula="of:=INT(MID([.B206];1;LEN([.B206])-4))" office:value-type="float" office:value="3058" calcext:value-type="float">
            <text:p>3058</text:p>
          </table:table-cell>
          <table:table-cell table:formula="of:=([.C206]-[.C205])/([.A206]-[.A205])" office:value-type="float" office:value="0.0181818181818182" calcext:value-type="float">
            <text:p>0.018181818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782" calcext:value-type="float">
            <text:p>121782</text:p>
          </table:table-cell>
          <table:table-cell office:value-type="string" calcext:value-type="string">
            <text:p><text:s/>3013 rpm </text:p>
          </table:table-cell>
          <table:table-cell table:formula="of:=INT(MID([.B207];1;LEN([.B207])-4))" office:value-type="float" office:value="3013" calcext:value-type="float">
            <text:p>3013</text:p>
          </table:table-cell>
          <table:table-cell table:formula="of:=([.C207]-[.C206])/([.A207]-[.A206])" office:value-type="float" office:value="-0.0112584438328747" calcext:value-type="float">
            <text:p>-0.011258443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391" calcext:value-type="float">
            <text:p>122391</text:p>
          </table:table-cell>
          <table:table-cell office:value-type="string" calcext:value-type="string">
            <text:p><text:s/>2635 rpm </text:p>
          </table:table-cell>
          <table:table-cell table:formula="of:=INT(MID([.B208];1;LEN([.B208])-4))" office:value-type="float" office:value="2635" calcext:value-type="float">
            <text:p>2635</text:p>
          </table:table-cell>
          <table:table-cell table:formula="of:=([.C208]-[.C207])/([.A208]-[.A207])" office:value-type="float" office:value="-0.620689655172414" calcext:value-type="float">
            <text:p>-0.620689655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471" calcext:value-type="float">
            <text:p>122471</text:p>
          </table:table-cell>
          <table:table-cell office:value-type="string" calcext:value-type="string">
            <text:p><text:s/>2587 rpm </text:p>
          </table:table-cell>
          <table:table-cell table:formula="of:=INT(MID([.B209];1;LEN([.B209])-4))" office:value-type="float" office:value="2587" calcext:value-type="float">
            <text:p>2587</text:p>
          </table:table-cell>
          <table:table-cell table:formula="of:=([.C209]-[.C208])/([.A209]-[.A208])" office:value-type="float" office:value="-0.6" calcext:value-type="float">
            <text:p>-0.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541" calcext:value-type="float">
            <text:p>122541</text:p>
          </table:table-cell>
          <table:table-cell office:value-type="string" calcext:value-type="string">
            <text:p><text:s/>2547 rpm </text:p>
          </table:table-cell>
          <table:table-cell table:formula="of:=INT(MID([.B210];1;LEN([.B210])-4))" office:value-type="float" office:value="2547" calcext:value-type="float">
            <text:p>2547</text:p>
          </table:table-cell>
          <table:table-cell table:formula="of:=([.C210]-[.C209])/([.A210]-[.A209])" office:value-type="float" office:value="-0.571428571428571" calcext:value-type="float">
            <text:p>-0.571428571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232" calcext:value-type="float">
            <text:p>123232</text:p>
          </table:table-cell>
          <table:table-cell office:value-type="string" calcext:value-type="string">
            <text:p><text:s/>2103 rpm </text:p>
          </table:table-cell>
          <table:table-cell table:formula="of:=INT(MID([.B211];1;LEN([.B211])-4))" office:value-type="float" office:value="2103" calcext:value-type="float">
            <text:p>2103</text:p>
          </table:table-cell>
          <table:table-cell table:formula="of:=([.C211]-[.C210])/([.A211]-[.A210])" office:value-type="float" office:value="-0.642547033285094" calcext:value-type="float">
            <text:p>-0.642547033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620" calcext:value-type="float">
            <text:p>123620</text:p>
          </table:table-cell>
          <table:table-cell office:value-type="string" calcext:value-type="string">
            <text:p><text:s/>1823 rpm </text:p>
          </table:table-cell>
          <table:table-cell table:formula="of:=INT(MID([.B212];1;LEN([.B212])-4))" office:value-type="float" office:value="1823" calcext:value-type="float">
            <text:p>1823</text:p>
          </table:table-cell>
          <table:table-cell table:formula="of:=([.C212]-[.C211])/([.A212]-[.A211])" office:value-type="float" office:value="-0.721649484536082" calcext:value-type="float">
            <text:p>-0.721649484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769" calcext:value-type="float">
            <text:p>123769</text:p>
          </table:table-cell>
          <table:table-cell office:value-type="string" calcext:value-type="string">
            <text:p><text:s/>1734 rpm </text:p>
          </table:table-cell>
          <table:table-cell table:formula="of:=INT(MID([.B213];1;LEN([.B213])-4))" office:value-type="float" office:value="1734" calcext:value-type="float">
            <text:p>1734</text:p>
          </table:table-cell>
          <table:table-cell table:formula="of:=([.C213]-[.C212])/([.A213]-[.A212])" office:value-type="float" office:value="-0.597315436241611" calcext:value-type="float">
            <text:p>-0.597315436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840" calcext:value-type="float">
            <text:p>123840</text:p>
          </table:table-cell>
          <table:table-cell office:value-type="string" calcext:value-type="string">
            <text:p><text:s/>1703 rpm </text:p>
          </table:table-cell>
          <table:table-cell table:formula="of:=INT(MID([.B214];1;LEN([.B214])-4))" office:value-type="float" office:value="1703" calcext:value-type="float">
            <text:p>1703</text:p>
          </table:table-cell>
          <table:table-cell table:formula="of:=([.C214]-[.C213])/([.A214]-[.A213])" office:value-type="float" office:value="-0.436619718309859" calcext:value-type="float">
            <text:p>-0.436619718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389" calcext:value-type="float">
            <text:p>124389</text:p>
          </table:table-cell>
          <table:table-cell office:value-type="string" calcext:value-type="string">
            <text:p><text:s/>1482 rpm </text:p>
          </table:table-cell>
          <table:table-cell table:formula="of:=INT(MID([.B215];1;LEN([.B215])-4))" office:value-type="float" office:value="1482" calcext:value-type="float">
            <text:p>1482</text:p>
          </table:table-cell>
          <table:table-cell table:formula="of:=([.C215]-[.C214])/([.A215]-[.A214])" office:value-type="float" office:value="-0.402550091074681" calcext:value-type="float">
            <text:p>-0.402550091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288" calcext:value-type="float">
            <text:p>125288</text:p>
          </table:table-cell>
          <table:table-cell office:value-type="string" calcext:value-type="string">
            <text:p><text:s/>902 rpm </text:p>
          </table:table-cell>
          <table:table-cell table:formula="of:=INT(MID([.B216];1;LEN([.B216])-4))" office:value-type="float" office:value="902" calcext:value-type="float">
            <text:p>902</text:p>
          </table:table-cell>
          <table:table-cell table:formula="of:=([.C216]-[.C215])/([.A216]-[.A215])" office:value-type="float" office:value="-0.645161290322581" calcext:value-type="float">
            <text:p>-0.645161290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736" calcext:value-type="float">
            <text:p>128736</text:p>
          </table:table-cell>
          <table:table-cell office:value-type="string" calcext:value-type="string">
            <text:p><text:s/>743 rpm </text:p>
          </table:table-cell>
          <table:table-cell table:formula="of:=INT(MID([.B217];1;LEN([.B217])-4))" office:value-type="float" office:value="743" calcext:value-type="float">
            <text:p>743</text:p>
          </table:table-cell>
          <table:table-cell table:formula="of:=([.C217]-[.C216])/([.A217]-[.A216])" office:value-type="float" office:value="-0.0461136890951276" calcext:value-type="float">
            <text:p>-0.046113689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744" calcext:value-type="float">
            <text:p>129744</text:p>
          </table:table-cell>
          <table:table-cell office:value-type="string" calcext:value-type="string">
            <text:p><text:s/>699 rpm </text:p>
          </table:table-cell>
          <table:table-cell table:formula="of:=INT(MID([.B218];1;LEN([.B218])-4))" office:value-type="float" office:value="699" calcext:value-type="float">
            <text:p>699</text:p>
          </table:table-cell>
          <table:table-cell table:formula="of:=([.C218]-[.C217])/([.A218]-[.A217])" office:value-type="float" office:value="-0.0436507936507936" calcext:value-type="float">
            <text:p>-0.043650793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845" calcext:value-type="float">
            <text:p>129845</text:p>
          </table:table-cell>
          <table:table-cell office:value-type="string" calcext:value-type="string">
            <text:p><text:s/>690 rpm </text:p>
          </table:table-cell>
          <table:table-cell table:formula="of:=INT(MID([.B219];1;LEN([.B219])-4))" office:value-type="float" office:value="690" calcext:value-type="float">
            <text:p>690</text:p>
          </table:table-cell>
          <table:table-cell table:formula="of:=([.C219]-[.C218])/([.A219]-[.A218])" office:value-type="float" office:value="-0.0891089108910891" calcext:value-type="float">
            <text:p>-0.08910891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935" calcext:value-type="float">
            <text:p>129935</text:p>
          </table:table-cell>
          <table:table-cell office:value-type="string" calcext:value-type="string">
            <text:p><text:s/>681 rpm </text:p>
          </table:table-cell>
          <table:table-cell table:formula="of:=INT(MID([.B220];1;LEN([.B220])-4))" office:value-type="float" office:value="681" calcext:value-type="float">
            <text:p>681</text:p>
          </table:table-cell>
          <table:table-cell table:formula="of:=([.C220]-[.C219])/([.A220]-[.A219])" office:value-type="float" office:value="-0.1" calcext:value-type="float">
            <text:p>-0.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044" calcext:value-type="float">
            <text:p>130044</text:p>
          </table:table-cell>
          <table:table-cell office:value-type="string" calcext:value-type="string">
            <text:p><text:s/>679 rpm </text:p>
          </table:table-cell>
          <table:table-cell table:formula="of:=INT(MID([.B221];1;LEN([.B221])-4))" office:value-type="float" office:value="679" calcext:value-type="float">
            <text:p>679</text:p>
          </table:table-cell>
          <table:table-cell table:formula="of:=([.C221]-[.C220])/([.A221]-[.A220])" office:value-type="float" office:value="-0.018348623853211" calcext:value-type="float">
            <text:p>-0.018348623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115" calcext:value-type="float">
            <text:p>130115</text:p>
          </table:table-cell>
          <table:table-cell office:value-type="string" calcext:value-type="string">
            <text:p><text:s/>679 rpm </text:p>
          </table:table-cell>
          <table:table-cell table:formula="of:=INT(MID([.B222];1;LEN([.B222])-4))" office:value-type="float" office:value="679" calcext:value-type="float">
            <text:p>679</text:p>
          </table:table-cell>
          <table:table-cell table:formula="of:=([.C222]-[.C221])/([.A222]-[.A221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214" calcext:value-type="float">
            <text:p>130214</text:p>
          </table:table-cell>
          <table:table-cell office:value-type="string" calcext:value-type="string">
            <text:p><text:s/>671 rpm </text:p>
          </table:table-cell>
          <table:table-cell table:formula="of:=INT(MID([.B223];1;LEN([.B223])-4))" office:value-type="float" office:value="671" calcext:value-type="float">
            <text:p>671</text:p>
          </table:table-cell>
          <table:table-cell table:formula="of:=([.C223]-[.C222])/([.A223]-[.A222])" office:value-type="float" office:value="-0.0808080808080808" calcext:value-type="float">
            <text:p>-0.080808080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544" calcext:value-type="float">
            <text:p>130544</text:p>
          </table:table-cell>
          <table:table-cell office:value-type="string" calcext:value-type="string">
            <text:p><text:s/>653 rpm </text:p>
          </table:table-cell>
          <table:table-cell table:formula="of:=INT(MID([.B224];1;LEN([.B224])-4))" office:value-type="float" office:value="653" calcext:value-type="float">
            <text:p>653</text:p>
          </table:table-cell>
          <table:table-cell table:formula="of:=([.C224]-[.C223])/([.A224]-[.A223])" office:value-type="float" office:value="-0.0545454545454545" calcext:value-type="float">
            <text:p>-0.054545454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643" calcext:value-type="float">
            <text:p>130643</text:p>
          </table:table-cell>
          <table:table-cell office:value-type="string" calcext:value-type="string">
            <text:p><text:s/>648 rpm </text:p>
          </table:table-cell>
          <table:table-cell table:formula="of:=INT(MID([.B225];1;LEN([.B225])-4))" office:value-type="float" office:value="648" calcext:value-type="float">
            <text:p>648</text:p>
          </table:table-cell>
          <table:table-cell table:formula="of:=([.C225]-[.C224])/([.A225]-[.A224])" office:value-type="float" office:value="-0.0505050505050505" calcext:value-type="float">
            <text:p>-0.05050505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735" calcext:value-type="float">
            <text:p>130735</text:p>
          </table:table-cell>
          <table:table-cell office:value-type="string" calcext:value-type="string">
            <text:p><text:s/>644 rpm </text:p>
          </table:table-cell>
          <table:table-cell table:formula="of:=INT(MID([.B226];1;LEN([.B226])-4))" office:value-type="float" office:value="644" calcext:value-type="float">
            <text:p>644</text:p>
          </table:table-cell>
          <table:table-cell table:formula="of:=([.C226]-[.C225])/([.A226]-[.A225])" office:value-type="float" office:value="-0.0434782608695652" calcext:value-type="float">
            <text:p>-0.04347826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823" calcext:value-type="float">
            <text:p>131823</text:p>
          </table:table-cell>
          <table:table-cell office:value-type="string" calcext:value-type="string">
            <text:p><text:s/>709 rpm </text:p>
          </table:table-cell>
          <table:table-cell table:formula="of:=INT(MID([.B227];1;LEN([.B227])-4))" office:value-type="float" office:value="709" calcext:value-type="float">
            <text:p>709</text:p>
          </table:table-cell>
          <table:table-cell table:formula="of:=([.C227]-[.C226])/([.A227]-[.A226])" office:value-type="float" office:value="0.0597426470588235" calcext:value-type="float">
            <text:p>0.059742647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923" calcext:value-type="float">
            <text:p>131923</text:p>
          </table:table-cell>
          <table:table-cell office:value-type="string" calcext:value-type="string">
            <text:p><text:s/>704 rpm </text:p>
          </table:table-cell>
          <table:table-cell table:formula="of:=INT(MID([.B228];1;LEN([.B228])-4))" office:value-type="float" office:value="704" calcext:value-type="float">
            <text:p>704</text:p>
          </table:table-cell>
          <table:table-cell table:formula="of:=([.C228]-[.C227])/([.A228]-[.A227])" office:value-type="float" office:value="-0.05" calcext:value-type="float">
            <text:p>-0.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023" calcext:value-type="float">
            <text:p>132023</text:p>
          </table:table-cell>
          <table:table-cell office:value-type="string" calcext:value-type="string">
            <text:p><text:s/>709 rpm </text:p>
          </table:table-cell>
          <table:table-cell table:formula="of:=INT(MID([.B229];1;LEN([.B229])-4))" office:value-type="float" office:value="709" calcext:value-type="float">
            <text:p>709</text:p>
          </table:table-cell>
          <table:table-cell table:formula="of:=([.C229]-[.C228])/([.A229]-[.A228])" office:value-type="float" office:value="0.05" calcext:value-type="float">
            <text:p>0.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093" calcext:value-type="float">
            <text:p>132093</text:p>
          </table:table-cell>
          <table:table-cell office:value-type="string" calcext:value-type="string">
            <text:p><text:s/>704 rpm </text:p>
          </table:table-cell>
          <table:table-cell table:formula="of:=INT(MID([.B230];1;LEN([.B230])-4))" office:value-type="float" office:value="704" calcext:value-type="float">
            <text:p>704</text:p>
          </table:table-cell>
          <table:table-cell table:formula="of:=([.C230]-[.C229])/([.A230]-[.A229])" office:value-type="float" office:value="-0.0714285714285714" calcext:value-type="float">
            <text:p>-0.071428571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392" calcext:value-type="float">
            <text:p>132392</text:p>
          </table:table-cell>
          <table:table-cell office:value-type="string" calcext:value-type="string">
            <text:p><text:s/>690 rpm </text:p>
          </table:table-cell>
          <table:table-cell table:formula="of:=INT(MID([.B231];1;LEN([.B231])-4))" office:value-type="float" office:value="690" calcext:value-type="float">
            <text:p>690</text:p>
          </table:table-cell>
          <table:table-cell table:formula="of:=([.C231]-[.C230])/([.A231]-[.A230])" office:value-type="float" office:value="-0.0468227424749164" calcext:value-type="float">
            <text:p>-0.04682274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632" calcext:value-type="float">
            <text:p>132632</text:p>
          </table:table-cell>
          <table:table-cell office:value-type="string" calcext:value-type="string">
            <text:p><text:s/>693 rpm </text:p>
          </table:table-cell>
          <table:table-cell table:formula="of:=INT(MID([.B232];1;LEN([.B232])-4))" office:value-type="float" office:value="693" calcext:value-type="float">
            <text:p>693</text:p>
          </table:table-cell>
          <table:table-cell table:formula="of:=([.C232]-[.C231])/([.A232]-[.A231])" office:value-type="float" office:value="0.0125" calcext:value-type="float">
            <text:p>0.012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703" calcext:value-type="float">
            <text:p>132703</text:p>
          </table:table-cell>
          <table:table-cell office:value-type="string" calcext:value-type="string">
            <text:p><text:s/>680 rpm </text:p>
          </table:table-cell>
          <table:table-cell table:formula="of:=INT(MID([.B233];1;LEN([.B233])-4))" office:value-type="float" office:value="680" calcext:value-type="float">
            <text:p>680</text:p>
          </table:table-cell>
          <table:table-cell table:formula="of:=([.C233]-[.C232])/([.A233]-[.A232])" office:value-type="float" office:value="-0.183098591549296" calcext:value-type="float">
            <text:p>-0.183098591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772" calcext:value-type="float">
            <text:p>132772</text:p>
          </table:table-cell>
          <table:table-cell office:value-type="string" calcext:value-type="string">
            <text:p><text:s/>683 rpm </text:p>
          </table:table-cell>
          <table:table-cell table:formula="of:=INT(MID([.B234];1;LEN([.B234])-4))" office:value-type="float" office:value="683" calcext:value-type="float">
            <text:p>683</text:p>
          </table:table-cell>
          <table:table-cell table:formula="of:=([.C234]-[.C233])/([.A234]-[.A233])" office:value-type="float" office:value="0.0434782608695652" calcext:value-type="float">
            <text:p>0.04347826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372" calcext:value-type="float">
            <text:p>133372</text:p>
          </table:table-cell>
          <table:table-cell office:value-type="string" calcext:value-type="string">
            <text:p><text:s/>678 rpm </text:p>
          </table:table-cell>
          <table:table-cell table:formula="of:=INT(MID([.B235];1;LEN([.B235])-4))" office:value-type="float" office:value="678" calcext:value-type="float">
            <text:p>678</text:p>
          </table:table-cell>
          <table:table-cell table:formula="of:=([.C235]-[.C234])/([.A235]-[.A234])" office:value-type="float" office:value="-0.00833333333333333" calcext:value-type="float">
            <text:p>-0.008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202" calcext:value-type="float">
            <text:p>134202</text:p>
          </table:table-cell>
          <table:table-cell office:value-type="string" calcext:value-type="string">
            <text:p><text:s/>697 rpm </text:p>
          </table:table-cell>
          <table:table-cell table:formula="of:=INT(MID([.B236];1;LEN([.B236])-4))" office:value-type="float" office:value="697" calcext:value-type="float">
            <text:p>697</text:p>
          </table:table-cell>
          <table:table-cell table:formula="of:=([.C236]-[.C235])/([.A236]-[.A235])" office:value-type="float" office:value="0.0228915662650602" calcext:value-type="float">
            <text:p>0.022891566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411" calcext:value-type="float">
            <text:p>134411</text:p>
          </table:table-cell>
          <table:table-cell office:value-type="string" calcext:value-type="string">
            <text:p><text:s/>700 rpm </text:p>
          </table:table-cell>
          <table:table-cell table:formula="of:=INT(MID([.B237];1;LEN([.B237])-4))" office:value-type="float" office:value="700" calcext:value-type="float">
            <text:p>700</text:p>
          </table:table-cell>
          <table:table-cell table:formula="of:=([.C237]-[.C236])/([.A237]-[.A236])" office:value-type="float" office:value="0.0143540669856459" calcext:value-type="float">
            <text:p>0.01435406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280" calcext:value-type="float">
            <text:p>135280</text:p>
          </table:table-cell>
          <table:table-cell office:value-type="string" calcext:value-type="string">
            <text:p><text:s/>689 rpm </text:p>
          </table:table-cell>
          <table:table-cell table:formula="of:=INT(MID([.B238];1;LEN([.B238])-4))" office:value-type="float" office:value="689" calcext:value-type="float">
            <text:p>689</text:p>
          </table:table-cell>
          <table:table-cell table:formula="of:=([.C238]-[.C237])/([.A238]-[.A237])" office:value-type="float" office:value="-0.0126582278481013" calcext:value-type="float">
            <text:p>-0.01265822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2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RPMness</text:p>
          </table:table-cell>
          <table:table-cell office:value-type="string" calcext:value-type="string">
            <text:p>delRPM</text:p>
          </table:table-cell>
          <table:table-cell office:value-type="string" calcext:value-type="string">
            <text:p><text:s/>AID</text:p>
          </table:table-cell>
          <table:table-cell office:value-type="string" calcext:value-type="string">
            <text:p><text:s/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table:number-columns-repeated="2"/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string" calcext:value-type="string">
            <text:p><text:s/>701 rpm </text:p>
          </table:table-cell>
          <table:table-cell table:formula="of:=INT(MID([.B2];1;LEN([.B2])-4))" office:value-type="float" office:value="701" calcext:value-type="float">
            <text:p>70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RREL([.C2:.C250];[.F2:.F250])" office:value-type="float" office:value="0.996219433829899" calcext:value-type="float">
            <text:p>0.9962194338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<text:s/>699 rpm </text:p>
          </table:table-cell>
          <table:table-cell table:formula="of:=INT(MID([.B3];1;LEN([.B3])-4))" office:value-type="float" office:value="699" calcext:value-type="float">
            <text:p>699</text:p>
          </table:table-cell>
          <table:table-cell table:formula="of:=([.C3]-[.C2])/([.A3]-[.A2])" office:value-type="float" office:value="-0.0104712041884817" calcext:value-type="float">
            <text:p>-0.010471204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RREL([.D3:.D250];[.H3:.H250])" office:value-type="float" office:value="0.825625500207215" calcext:value-type="float">
            <text:p>0.8256255002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string" calcext:value-type="string">
            <text:p><text:s/>701 rpm </text:p>
          </table:table-cell>
          <table:table-cell table:formula="of:=INT(MID([.B4];1;LEN([.B4])-4))" office:value-type="float" office:value="701" calcext:value-type="float">
            <text:p>701</text:p>
          </table:table-cell>
          <table:table-cell table:formula="of:=([.C4]-[.C3])/([.A4]-[.A3])" office:value-type="float" office:value="0.0091324200913242" calcext:value-type="float">
            <text:p>0.009132420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string" calcext:value-type="string">
            <text:p><text:s/>775 rpm </text:p>
          </table:table-cell>
          <table:table-cell table:formula="of:=INT(MID([.B5];1;LEN([.B5])-4))" office:value-type="float" office:value="775" calcext:value-type="float">
            <text:p>775</text:p>
          </table:table-cell>
          <table:table-cell table:formula="of:=([.C5]-[.C4])/([.A5]-[.A4])" office:value-type="float" office:value="0.336363636363636" calcext:value-type="float">
            <text:p>0.3363636364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string" calcext:value-type="string">
            <text:p><text:s/>1846 rpm </text:p>
          </table:table-cell>
          <table:table-cell table:formula="of:=INT(MID([.B6];1;LEN([.B6])-4))" office:value-type="float" office:value="1846" calcext:value-type="float">
            <text:p>1846</text:p>
          </table:table-cell>
          <table:table-cell table:formula="of:=([.C6]-[.C5])/([.A6]-[.A5])" office:value-type="float" office:value="1.81833616298812" calcext:value-type="float">
            <text:p>1.81833616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<text:s/>2983 rpm </text:p>
          </table:table-cell>
          <table:table-cell table:formula="of:=INT(MID([.B7];1;LEN([.B7])-4))" office:value-type="float" office:value="2983" calcext:value-type="float">
            <text:p>2983</text:p>
          </table:table-cell>
          <table:table-cell table:formula="of:=([.C7]-[.C6])/([.A7]-[.A6])" office:value-type="float" office:value="1.14964610717897" calcext:value-type="float">
            <text:p>1.149646107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<text:s/>2685 rpm </text:p>
          </table:table-cell>
          <table:table-cell table:formula="of:=INT(MID([.B8];1;LEN([.B8])-4))" office:value-type="float" office:value="2685" calcext:value-type="float">
            <text:p>2685</text:p>
          </table:table-cell>
          <table:table-cell table:formula="of:=([.C8]-[.C7])/([.A8]-[.A7])" office:value-type="float" office:value="-0.762148337595908" calcext:value-type="float">
            <text:p>-0.7621483376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<text:s/>2626 rpm </text:p>
          </table:table-cell>
          <table:table-cell table:formula="of:=INT(MID([.B9];1;LEN([.B9])-4))" office:value-type="float" office:value="2626" calcext:value-type="float">
            <text:p>2626</text:p>
          </table:table-cell>
          <table:table-cell table:formula="of:=([.C9]-[.C8])/([.A9]-[.A8])" office:value-type="float" office:value="-0.111320754716981" calcext:value-type="float">
            <text:p>-0.111320754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72" calcext:value-type="float">
            <text:p>12072</text:p>
          </table:table-cell>
          <table:table-cell office:value-type="string" calcext:value-type="string">
            <text:p><text:s/>2933 rpm </text:p>
          </table:table-cell>
          <table:table-cell table:formula="of:=INT(MID([.B10];1;LEN([.B10])-4))" office:value-type="float" office:value="2933" calcext:value-type="float">
            <text:p>2933</text:p>
          </table:table-cell>
          <table:table-cell table:formula="of:=([.C10]-[.C9])/([.A10]-[.A9])" office:value-type="float" office:value="0.317148760330579" calcext:value-type="float">
            <text:p>0.317148760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string" calcext:value-type="string">
            <text:p><text:s/>2991 rpm </text:p>
          </table:table-cell>
          <table:table-cell table:formula="of:=INT(MID([.B11];1;LEN([.B11])-4))" office:value-type="float" office:value="2991" calcext:value-type="float">
            <text:p>2991</text:p>
          </table:table-cell>
          <table:table-cell table:formula="of:=([.C11]-[.C10])/([.A11]-[.A10])" office:value-type="float" office:value="0.0522993688007214" calcext:value-type="float">
            <text:p>0.052299368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string" calcext:value-type="string">
            <text:p><text:s/>3028 rpm </text:p>
          </table:table-cell>
          <table:table-cell table:formula="of:=INT(MID([.B12];1;LEN([.B12])-4))" office:value-type="float" office:value="3028" calcext:value-type="float">
            <text:p>3028</text:p>
          </table:table-cell>
          <table:table-cell table:formula="of:=([.C12]-[.C11])/([.A12]-[.A11])" office:value-type="float" office:value="0.0415730337078652" calcext:value-type="float">
            <text:p>0.041573033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<text:s/>3043 rpm </text:p>
          </table:table-cell>
          <table:table-cell table:formula="of:=INT(MID([.B13];1;LEN([.B13])-4))" office:value-type="float" office:value="3043" calcext:value-type="float">
            <text:p>3043</text:p>
          </table:table-cell>
          <table:table-cell table:formula="of:=([.C13]-[.C12])/([.A13]-[.A12])" office:value-type="float" office:value="0.0555555555555556" calcext:value-type="float">
            <text:p>0.055555555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string" calcext:value-type="string">
            <text:p><text:s/>3043 rpm </text:p>
          </table:table-cell>
          <table:table-cell table:formula="of:=INT(MID([.B14];1;LEN([.B14])-4))" office:value-type="float" office:value="3043" calcext:value-type="float">
            <text:p>3043</text:p>
          </table:table-cell>
          <table:table-cell table:formula="of:=([.C14]-[.C13])/([.A14]-[.A13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string" calcext:value-type="string">
            <text:p><text:s/>3048 rpm </text:p>
          </table:table-cell>
          <table:table-cell table:formula="of:=INT(MID([.B15];1;LEN([.B15])-4))" office:value-type="float" office:value="3048" calcext:value-type="float">
            <text:p>3048</text:p>
          </table:table-cell>
          <table:table-cell table:formula="of:=([.C15]-[.C14])/([.A15]-[.A14])" office:value-type="float" office:value="0.0714285714285714" calcext:value-type="float">
            <text:p>0.071428571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string" calcext:value-type="string">
            <text:p><text:s/>3054 rpm </text:p>
          </table:table-cell>
          <table:table-cell table:formula="of:=INT(MID([.B16];1;LEN([.B16])-4))" office:value-type="float" office:value="3054" calcext:value-type="float">
            <text:p>3054</text:p>
          </table:table-cell>
          <table:table-cell table:formula="of:=([.C16]-[.C15])/([.A16]-[.A15])" office:value-type="float" office:value="0.1" calcext:value-type="float">
            <text:p>0.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string" calcext:value-type="string">
            <text:p><text:s/>3055 rpm </text:p>
          </table:table-cell>
          <table:table-cell table:formula="of:=INT(MID([.B17];1;LEN([.B17])-4))" office:value-type="float" office:value="3055" calcext:value-type="float">
            <text:p>3055</text:p>
          </table:table-cell>
          <table:table-cell table:formula="of:=([.C17]-[.C16])/([.A17]-[.A16])" office:value-type="float" office:value="0.0142857142857143" calcext:value-type="float">
            <text:p>0.014285714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<text:s/>3057 rpm </text:p>
          </table:table-cell>
          <table:table-cell table:formula="of:=INT(MID([.B18];1;LEN([.B18])-4))" office:value-type="float" office:value="3057" calcext:value-type="float">
            <text:p>3057</text:p>
          </table:table-cell>
          <table:table-cell table:formula="of:=([.C18]-[.C17])/([.A18]-[.A17])" office:value-type="float" office:value="0.0142857142857143" calcext:value-type="float">
            <text:p>0.014285714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38" calcext:value-type="float">
            <text:p>14838</text:p>
          </table:table-cell>
          <table:table-cell office:value-type="string" calcext:value-type="string">
            <text:p><text:s/>3056 rpm </text:p>
          </table:table-cell>
          <table:table-cell table:formula="of:=INT(MID([.B19];1;LEN([.B19])-4))" office:value-type="float" office:value="3056" calcext:value-type="float">
            <text:p>3056</text:p>
          </table:table-cell>
          <table:table-cell table:formula="of:=([.C19]-[.C18])/([.A19]-[.A18])" office:value-type="float" office:value="-0.0113636363636364" calcext:value-type="float">
            <text:p>-0.011363636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<text:s/>3060 rpm </text:p>
          </table:table-cell>
          <table:table-cell table:formula="of:=INT(MID([.B20];1;LEN([.B20])-4))" office:value-type="float" office:value="3060" calcext:value-type="float">
            <text:p>3060</text:p>
          </table:table-cell>
          <table:table-cell table:formula="of:=([.C20]-[.C19])/([.A20]-[.A19])" office:value-type="float" office:value="0.0645161290322581" calcext:value-type="float">
            <text:p>0.064516129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<text:s/>3061 rpm </text:p>
          </table:table-cell>
          <table:table-cell table:formula="of:=INT(MID([.B21];1;LEN([.B21])-4))" office:value-type="float" office:value="3061" calcext:value-type="float">
            <text:p>3061</text:p>
          </table:table-cell>
          <table:table-cell table:formula="of:=([.C21]-[.C20])/([.A21]-[.A20])" office:value-type="float" office:value="0.0144927536231884" calcext:value-type="float">
            <text:p>0.014492753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string" calcext:value-type="string">
            <text:p><text:s/>3071 rpm </text:p>
          </table:table-cell>
          <table:table-cell table:formula="of:=INT(MID([.B22];1;LEN([.B22])-4))" office:value-type="float" office:value="3071" calcext:value-type="float">
            <text:p>3071</text:p>
          </table:table-cell>
          <table:table-cell table:formula="of:=([.C22]-[.C21])/([.A22]-[.A21])" office:value-type="float" office:value="0.0383141762452107" calcext:value-type="float">
            <text:p>0.038314176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99" calcext:value-type="float">
            <text:p>16499</text:p>
          </table:table-cell>
          <table:table-cell office:value-type="string" calcext:value-type="string">
            <text:p><text:s/>3085 rpm </text:p>
          </table:table-cell>
          <table:table-cell table:formula="of:=INT(MID([.B23];1;LEN([.B23])-4))" office:value-type="float" office:value="3085" calcext:value-type="float">
            <text:p>3085</text:p>
          </table:table-cell>
          <table:table-cell table:formula="of:=([.C23]-[.C22])/([.A23]-[.A22])" office:value-type="float" office:value="0.0110323089046493" calcext:value-type="float">
            <text:p>0.011032308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57" calcext:value-type="float">
            <text:p>18857</text:p>
          </table:table-cell>
          <table:table-cell office:value-type="string" calcext:value-type="string">
            <text:p><text:s/>3122 rpm </text:p>
          </table:table-cell>
          <table:table-cell table:formula="of:=INT(MID([.B24];1;LEN([.B24])-4))" office:value-type="float" office:value="3122" calcext:value-type="float">
            <text:p>3122</text:p>
          </table:table-cell>
          <table:table-cell table:formula="of:=([.C24]-[.C23])/([.A24]-[.A23])" office:value-type="float" office:value="0.0156912637828668" calcext:value-type="float">
            <text:p>0.0156912638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12" calcext:value-type="float">
            <text:p>19512</text:p>
          </table:table-cell>
          <table:table-cell office:value-type="string" calcext:value-type="string">
            <text:p><text:s/>2815 rpm </text:p>
          </table:table-cell>
          <table:table-cell table:formula="of:=INT(MID([.B25];1;LEN([.B25])-4))" office:value-type="float" office:value="2815" calcext:value-type="float">
            <text:p>2815</text:p>
          </table:table-cell>
          <table:table-cell table:formula="of:=([.C25]-[.C24])/([.A25]-[.A24])" office:value-type="float" office:value="-0.468702290076336" calcext:value-type="float">
            <text:p>-0.468702290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2" calcext:value-type="float">
            <text:p>19972</text:p>
          </table:table-cell>
          <table:table-cell office:value-type="string" calcext:value-type="string">
            <text:p><text:s/>2419 rpm </text:p>
          </table:table-cell>
          <table:table-cell table:formula="of:=INT(MID([.B26];1;LEN([.B26])-4))" office:value-type="float" office:value="2419" calcext:value-type="float">
            <text:p>2419</text:p>
          </table:table-cell>
          <table:table-cell table:formula="of:=([.C26]-[.C25])/([.A26]-[.A25])" office:value-type="float" office:value="-0.860869565217391" calcext:value-type="float">
            <text:p>-0.8608695652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string" calcext:value-type="string">
            <text:p><text:s/>1842 rpm </text:p>
          </table:table-cell>
          <table:table-cell table:formula="of:=INT(MID([.B27];1;LEN([.B27])-4))" office:value-type="float" office:value="1842" calcext:value-type="float">
            <text:p>1842</text:p>
          </table:table-cell>
          <table:table-cell table:formula="of:=([.C27]-[.C26])/([.A27]-[.A26])" office:value-type="float" office:value="-0.917329093799682" calcext:value-type="float">
            <text:p>-0.917329093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string" calcext:value-type="string">
            <text:p><text:s/>1753 rpm </text:p>
          </table:table-cell>
          <table:table-cell table:formula="of:=INT(MID([.B28];1;LEN([.B28])-4))" office:value-type="float" office:value="1753" calcext:value-type="float">
            <text:p>1753</text:p>
          </table:table-cell>
          <table:table-cell table:formula="of:=([.C28]-[.C27])/([.A28]-[.A27])" office:value-type="float" office:value="-0.89" calcext:value-type="float">
            <text:p>-0.89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string" calcext:value-type="string">
            <text:p><text:s/>1605 rpm </text:p>
          </table:table-cell>
          <table:table-cell table:formula="of:=INT(MID([.B29];1;LEN([.B29])-4))" office:value-type="float" office:value="1605" calcext:value-type="float">
            <text:p>1605</text:p>
          </table:table-cell>
          <table:table-cell table:formula="of:=([.C29]-[.C28])/([.A29]-[.A28])" office:value-type="float" office:value="-0.208450704225352" calcext:value-type="float">
            <text:p>-0.208450704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69" calcext:value-type="float">
            <text:p>22569</text:p>
          </table:table-cell>
          <table:table-cell office:value-type="string" calcext:value-type="string">
            <text:p><text:s/>1803 rpm </text:p>
          </table:table-cell>
          <table:table-cell table:formula="of:=INT(MID([.B30];1;LEN([.B30])-4))" office:value-type="float" office:value="1803" calcext:value-type="float">
            <text:p>1803</text:p>
          </table:table-cell>
          <table:table-cell table:formula="of:=([.C30]-[.C29])/([.A30]-[.A29])" office:value-type="float" office:value="0.170984455958549" calcext:value-type="float">
            <text:p>0.17098445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29" calcext:value-type="float">
            <text:p>23729</text:p>
          </table:table-cell>
          <table:table-cell office:value-type="string" calcext:value-type="string">
            <text:p><text:s/>1819 rpm </text:p>
          </table:table-cell>
          <table:table-cell table:formula="of:=INT(MID([.B31];1;LEN([.B31])-4))" office:value-type="float" office:value="1819" calcext:value-type="float">
            <text:p>1819</text:p>
          </table:table-cell>
          <table:table-cell table:formula="of:=([.C31]-[.C30])/([.A31]-[.A30])" office:value-type="float" office:value="0.0137931034482759" calcext:value-type="float">
            <text:p>0.013793103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27" calcext:value-type="float">
            <text:p>24827</text:p>
          </table:table-cell>
          <table:table-cell office:value-type="string" calcext:value-type="string">
            <text:p><text:s/>1822 rpm </text:p>
          </table:table-cell>
          <table:table-cell table:formula="of:=INT(MID([.B32];1;LEN([.B32])-4))" office:value-type="float" office:value="1822" calcext:value-type="float">
            <text:p>1822</text:p>
          </table:table-cell>
          <table:table-cell table:formula="of:=([.C32]-[.C31])/([.A32]-[.A31])" office:value-type="float" office:value="0.00273224043715847" calcext:value-type="float">
            <text:p>0.002732240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18" calcext:value-type="float">
            <text:p>24918</text:p>
          </table:table-cell>
          <table:table-cell office:value-type="string" calcext:value-type="string">
            <text:p><text:s/>1823 rpm </text:p>
          </table:table-cell>
          <table:table-cell table:formula="of:=INT(MID([.B33];1;LEN([.B33])-4))" office:value-type="float" office:value="1823" calcext:value-type="float">
            <text:p>1823</text:p>
          </table:table-cell>
          <table:table-cell table:formula="of:=([.C33]-[.C32])/([.A33]-[.A32])" office:value-type="float" office:value="0.010989010989011" calcext:value-type="float">
            <text:p>0.01098901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97" calcext:value-type="float">
            <text:p>24997</text:p>
          </table:table-cell>
          <table:table-cell office:value-type="string" calcext:value-type="string">
            <text:p><text:s/>1826 rpm </text:p>
          </table:table-cell>
          <table:table-cell table:formula="of:=INT(MID([.B34];1;LEN([.B34])-4))" office:value-type="float" office:value="1826" calcext:value-type="float">
            <text:p>1826</text:p>
          </table:table-cell>
          <table:table-cell table:formula="of:=([.C34]-[.C33])/([.A34]-[.A33])" office:value-type="float" office:value="0.0379746835443038" calcext:value-type="float">
            <text:p>0.037974683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7" calcext:value-type="float">
            <text:p>25377</text:p>
          </table:table-cell>
          <table:table-cell office:value-type="string" calcext:value-type="string">
            <text:p><text:s/>1825 rpm </text:p>
          </table:table-cell>
          <table:table-cell table:formula="of:=INT(MID([.B35];1;LEN([.B35])-4))" office:value-type="float" office:value="1825" calcext:value-type="float">
            <text:p>1825</text:p>
          </table:table-cell>
          <table:table-cell table:formula="of:=([.C35]-[.C34])/([.A35]-[.A34])" office:value-type="float" office:value="-0.00263157894736842" calcext:value-type="float">
            <text:p>-0.002631578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17" calcext:value-type="float">
            <text:p>25617</text:p>
          </table:table-cell>
          <table:table-cell office:value-type="string" calcext:value-type="string">
            <text:p><text:s/>1827 rpm </text:p>
          </table:table-cell>
          <table:table-cell table:formula="of:=INT(MID([.B36];1;LEN([.B36])-4))" office:value-type="float" office:value="1827" calcext:value-type="float">
            <text:p>1827</text:p>
          </table:table-cell>
          <table:table-cell table:formula="of:=([.C36]-[.C35])/([.A36]-[.A35])" office:value-type="float" office:value="0.00833333333333333" calcext:value-type="float">
            <text:p>0.008333333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string" calcext:value-type="string">
            <text:p><text:s/>1801 rpm </text:p>
          </table:table-cell>
          <table:table-cell table:formula="of:=INT(MID([.B37];1;LEN([.B37])-4))" office:value-type="float" office:value="1801" calcext:value-type="float">
            <text:p>1801</text:p>
          </table:table-cell>
          <table:table-cell table:formula="of:=([.C37]-[.C36])/([.A37]-[.A36])" office:value-type="float" office:value="-0.0565217391304348" calcext:value-type="float">
            <text:p>-0.056521739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86" calcext:value-type="float">
            <text:p>26186</text:p>
          </table:table-cell>
          <table:table-cell office:value-type="string" calcext:value-type="string">
            <text:p><text:s/>1797 rpm </text:p>
          </table:table-cell>
          <table:table-cell table:formula="of:=INT(MID([.B38];1;LEN([.B38])-4))" office:value-type="float" office:value="1797" calcext:value-type="float">
            <text:p>1797</text:p>
          </table:table-cell>
          <table:table-cell table:formula="of:=([.C38]-[.C37])/([.A38]-[.A37])" office:value-type="float" office:value="-0.036697247706422" calcext:value-type="float">
            <text:p>-0.036697247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<text:s/>1799 rpm </text:p>
          </table:table-cell>
          <table:table-cell table:formula="of:=INT(MID([.B39];1;LEN([.B39])-4))" office:value-type="float" office:value="1799" calcext:value-type="float">
            <text:p>1799</text:p>
          </table:table-cell>
          <table:table-cell table:formula="of:=([.C39]-[.C38])/([.A39]-[.A38])" office:value-type="float" office:value="0.00606060606060606" calcext:value-type="float">
            <text:p>0.006060606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string" calcext:value-type="string">
            <text:p><text:s/>1799 rpm </text:p>
          </table:table-cell>
          <table:table-cell table:formula="of:=INT(MID([.B40];1;LEN([.B40])-4))" office:value-type="float" office:value="1799" calcext:value-type="float">
            <text:p>1799</text:p>
          </table:table-cell>
          <table:table-cell table:formula="of:=([.C40]-[.C39])/([.A40]-[.A39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string" calcext:value-type="string">
            <text:p><text:s/>1798 rpm </text:p>
          </table:table-cell>
          <table:table-cell table:formula="of:=INT(MID([.B41];1;LEN([.B41])-4))" office:value-type="float" office:value="1798" calcext:value-type="float">
            <text:p>1798</text:p>
          </table:table-cell>
          <table:table-cell table:formula="of:=([.C41]-[.C40])/([.A41]-[.A40])" office:value-type="float" office:value="-0.0142857142857143" calcext:value-type="float">
            <text:p>-0.014285714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96" calcext:value-type="float">
            <text:p>27196</text:p>
          </table:table-cell>
          <table:table-cell office:value-type="string" calcext:value-type="string">
            <text:p><text:s/>1826 rpm </text:p>
          </table:table-cell>
          <table:table-cell table:formula="of:=INT(MID([.B42];1;LEN([.B42])-4))" office:value-type="float" office:value="1826" calcext:value-type="float">
            <text:p>1826</text:p>
          </table:table-cell>
          <table:table-cell table:formula="of:=([.C42]-[.C41])/([.A42]-[.A41])" office:value-type="float" office:value="0.0622222222222222" calcext:value-type="float">
            <text:p>0.062222222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85" calcext:value-type="float">
            <text:p>28385</text:p>
          </table:table-cell>
          <table:table-cell office:value-type="string" calcext:value-type="string">
            <text:p><text:s/>1804 rpm </text:p>
          </table:table-cell>
          <table:table-cell table:formula="of:=INT(MID([.B43];1;LEN([.B43])-4))" office:value-type="float" office:value="1804" calcext:value-type="float">
            <text:p>1804</text:p>
          </table:table-cell>
          <table:table-cell table:formula="of:=([.C43]-[.C42])/([.A43]-[.A42])" office:value-type="float" office:value="-0.0185029436501262" calcext:value-type="float">
            <text:p>-0.018502943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85" calcext:value-type="float">
            <text:p>28485</text:p>
          </table:table-cell>
          <table:table-cell office:value-type="string" calcext:value-type="string">
            <text:p><text:s/>1800 rpm </text:p>
          </table:table-cell>
          <table:table-cell table:formula="of:=INT(MID([.B44];1;LEN([.B44])-4))" office:value-type="float" office:value="1800" calcext:value-type="float">
            <text:p>1800</text:p>
          </table:table-cell>
          <table:table-cell table:formula="of:=([.C44]-[.C43])/([.A44]-[.A43])" office:value-type="float" office:value="-0.04" calcext:value-type="float">
            <text:p>-0.0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04" calcext:value-type="float">
            <text:p>29404</text:p>
          </table:table-cell>
          <table:table-cell office:value-type="string" calcext:value-type="string">
            <text:p><text:s/>1799 rpm </text:p>
          </table:table-cell>
          <table:table-cell table:formula="of:=INT(MID([.B45];1;LEN([.B45])-4))" office:value-type="float" office:value="1799" calcext:value-type="float">
            <text:p>1799</text:p>
          </table:table-cell>
          <table:table-cell table:formula="of:=([.C45]-[.C44])/([.A45]-[.A44])" office:value-type="float" office:value="-0.00108813928182807" calcext:value-type="float">
            <text:p>-0.0010881393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85" calcext:value-type="float">
            <text:p>29585</text:p>
          </table:table-cell>
          <table:table-cell office:value-type="string" calcext:value-type="string">
            <text:p><text:s/>1794 rpm </text:p>
          </table:table-cell>
          <table:table-cell table:formula="of:=INT(MID([.B46];1;LEN([.B46])-4))" office:value-type="float" office:value="1794" calcext:value-type="float">
            <text:p>1794</text:p>
          </table:table-cell>
          <table:table-cell table:formula="of:=([.C46]-[.C45])/([.A46]-[.A45])" office:value-type="float" office:value="-0.0276243093922652" calcext:value-type="float">
            <text:p>-0.027624309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<text:s/>1952 rpm </text:p>
          </table:table-cell>
          <table:table-cell table:formula="of:=INT(MID([.B47];1;LEN([.B47])-4))" office:value-type="float" office:value="1952" calcext:value-type="float">
            <text:p>1952</text:p>
          </table:table-cell>
          <table:table-cell table:formula="of:=([.C47]-[.C46])/([.A47]-[.A46])" office:value-type="float" office:value="0.37708830548926" calcext:value-type="float">
            <text:p>0.377088305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string" calcext:value-type="string">
            <text:p><text:s/>2268 rpm </text:p>
          </table:table-cell>
          <table:table-cell table:formula="of:=INT(MID([.B48];1;LEN([.B48])-4))" office:value-type="float" office:value="2268" calcext:value-type="float">
            <text:p>2268</text:p>
          </table:table-cell>
          <table:table-cell table:formula="of:=([.C48]-[.C47])/([.A48]-[.A47])" office:value-type="float" office:value="0.877777777777778" calcext:value-type="float">
            <text:p>0.8777777778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string" calcext:value-type="string">
            <text:p><text:s/>3143 rpm </text:p>
          </table:table-cell>
          <table:table-cell table:formula="of:=INT(MID([.B49];1;LEN([.B49])-4))" office:value-type="float" office:value="3143" calcext:value-type="float">
            <text:p>3143</text:p>
          </table:table-cell>
          <table:table-cell table:formula="of:=([.C49]-[.C48])/([.A49]-[.A48])" office:value-type="float" office:value="0.859528487229862" calcext:value-type="float">
            <text:p>0.859528487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82" calcext:value-type="float">
            <text:p>31882</text:p>
          </table:table-cell>
          <table:table-cell office:value-type="string" calcext:value-type="string">
            <text:p><text:s/>3342 rpm </text:p>
          </table:table-cell>
          <table:table-cell table:formula="of:=INT(MID([.B50];1;LEN([.B50])-4))" office:value-type="float" office:value="3342" calcext:value-type="float">
            <text:p>3342</text:p>
          </table:table-cell>
          <table:table-cell table:formula="of:=([.C50]-[.C49])/([.A50]-[.A49])" office:value-type="float" office:value="0.398" calcext:value-type="float">
            <text:p>0.398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<text:s/>2915 rpm </text:p>
          </table:table-cell>
          <table:table-cell table:formula="of:=INT(MID([.B51];1;LEN([.B51])-4))" office:value-type="float" office:value="2915" calcext:value-type="float">
            <text:p>2915</text:p>
          </table:table-cell>
          <table:table-cell table:formula="of:=([.C51]-[.C50])/([.A51]-[.A50])" office:value-type="float" office:value="-0.569333333333333" calcext:value-type="float">
            <text:p>-0.569333333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string" calcext:value-type="string">
            <text:p><text:s/>2737 rpm </text:p>
          </table:table-cell>
          <table:table-cell table:formula="of:=INT(MID([.B52];1;LEN([.B52])-4))" office:value-type="float" office:value="2737" calcext:value-type="float">
            <text:p>2737</text:p>
          </table:table-cell>
          <table:table-cell table:formula="of:=([.C52]-[.C51])/([.A52]-[.A51])" office:value-type="float" office:value="-0.160649819494585" calcext:value-type="float">
            <text:p>-0.160649819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string" calcext:value-type="string">
            <text:p><text:s/>2747 rpm </text:p>
          </table:table-cell>
          <table:table-cell table:formula="of:=INT(MID([.B53];1;LEN([.B53])-4))" office:value-type="float" office:value="2747" calcext:value-type="float">
            <text:p>2747</text:p>
          </table:table-cell>
          <table:table-cell table:formula="of:=([.C53]-[.C52])/([.A53]-[.A52])" office:value-type="float" office:value="0.0106382978723404" calcext:value-type="float">
            <text:p>0.010638297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string" calcext:value-type="string">
            <text:p><text:s/>2753 rpm </text:p>
          </table:table-cell>
          <table:table-cell table:formula="of:=INT(MID([.B54];1;LEN([.B54])-4))" office:value-type="float" office:value="2753" calcext:value-type="float">
            <text:p>2753</text:p>
          </table:table-cell>
          <table:table-cell table:formula="of:=([.C54]-[.C53])/([.A54]-[.A53])" office:value-type="float" office:value="0.0428571428571429" calcext:value-type="float">
            <text:p>0.042857142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<text:s/>2750 rpm </text:p>
          </table:table-cell>
          <table:table-cell table:formula="of:=INT(MID([.B55];1;LEN([.B55])-4))" office:value-type="float" office:value="2750" calcext:value-type="float">
            <text:p>2750</text:p>
          </table:table-cell>
          <table:table-cell table:formula="of:=([.C55]-[.C54])/([.A55]-[.A54])" office:value-type="float" office:value="-0.0434782608695652" calcext:value-type="float">
            <text:p>-0.043478260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29" calcext:value-type="float">
            <text:p>36229</text:p>
          </table:table-cell>
          <table:table-cell office:value-type="string" calcext:value-type="string">
            <text:p><text:s/>2719 rpm </text:p>
          </table:table-cell>
          <table:table-cell table:formula="of:=INT(MID([.B56];1;LEN([.B56])-4))" office:value-type="float" office:value="2719" calcext:value-type="float">
            <text:p>2719</text:p>
          </table:table-cell>
          <table:table-cell table:formula="of:=([.C56]-[.C55])/([.A56]-[.A55])" office:value-type="float" office:value="-0.023134328358209" calcext:value-type="float">
            <text:p>-0.023134328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48" calcext:value-type="float">
            <text:p>37248</text:p>
          </table:table-cell>
          <table:table-cell office:value-type="string" calcext:value-type="string">
            <text:p><text:s/>2730 rpm </text:p>
          </table:table-cell>
          <table:table-cell table:formula="of:=INT(MID([.B57];1;LEN([.B57])-4))" office:value-type="float" office:value="2730" calcext:value-type="float">
            <text:p>2730</text:p>
          </table:table-cell>
          <table:table-cell table:formula="of:=([.C57]-[.C56])/([.A57]-[.A56])" office:value-type="float" office:value="0.0107948969578018" calcext:value-type="float">
            <text:p>0.01079489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18" calcext:value-type="float">
            <text:p>37318</text:p>
          </table:table-cell>
          <table:table-cell office:value-type="string" calcext:value-type="string">
            <text:p><text:s/>2732 rpm </text:p>
          </table:table-cell>
          <table:table-cell table:formula="of:=INT(MID([.B58];1;LEN([.B58])-4))" office:value-type="float" office:value="2732" calcext:value-type="float">
            <text:p>2732</text:p>
          </table:table-cell>
          <table:table-cell table:formula="of:=([.C58]-[.C57])/([.A58]-[.A57])" office:value-type="float" office:value="0.0285714285714286" calcext:value-type="float">
            <text:p>0.0285714286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88" calcext:value-type="float">
            <text:p>37388</text:p>
          </table:table-cell>
          <table:table-cell office:value-type="string" calcext:value-type="string">
            <text:p><text:s/>2734 rpm </text:p>
          </table:table-cell>
          <table:table-cell table:formula="of:=INT(MID([.B59];1;LEN([.B59])-4))" office:value-type="float" office:value="2734" calcext:value-type="float">
            <text:p>2734</text:p>
          </table:table-cell>
          <table:table-cell table:formula="of:=([.C59]-[.C58])/([.A59]-[.A58])" office:value-type="float" office:value="0.0285714285714286" calcext:value-type="float">
            <text:p>0.0285714286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57" calcext:value-type="float">
            <text:p>37457</text:p>
          </table:table-cell>
          <table:table-cell office:value-type="string" calcext:value-type="string">
            <text:p><text:s/>2737 rpm </text:p>
          </table:table-cell>
          <table:table-cell table:formula="of:=INT(MID([.B60];1;LEN([.B60])-4))" office:value-type="float" office:value="2737" calcext:value-type="float">
            <text:p>2737</text:p>
          </table:table-cell>
          <table:table-cell table:formula="of:=([.C60]-[.C59])/([.A60]-[.A59])" office:value-type="float" office:value="0.0434782608695652" calcext:value-type="float">
            <text:p>0.043478260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78" calcext:value-type="float">
            <text:p>38178</text:p>
          </table:table-cell>
          <table:table-cell office:value-type="string" calcext:value-type="string">
            <text:p><text:s/>2733 rpm </text:p>
          </table:table-cell>
          <table:table-cell table:formula="of:=INT(MID([.B61];1;LEN([.B61])-4))" office:value-type="float" office:value="2733" calcext:value-type="float">
            <text:p>2733</text:p>
          </table:table-cell>
          <table:table-cell table:formula="of:=([.C61]-[.C60])/([.A61]-[.A60])" office:value-type="float" office:value="-0.00554785020804438" calcext:value-type="float">
            <text:p>-0.005547850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47" calcext:value-type="float">
            <text:p>39047</text:p>
          </table:table-cell>
          <table:table-cell office:value-type="string" calcext:value-type="string">
            <text:p><text:s/>2726 rpm </text:p>
          </table:table-cell>
          <table:table-cell table:formula="of:=INT(MID([.B62];1;LEN([.B62])-4))" office:value-type="float" office:value="2726" calcext:value-type="float">
            <text:p>2726</text:p>
          </table:table-cell>
          <table:table-cell table:formula="of:=([.C62]-[.C61])/([.A62]-[.A61])" office:value-type="float" office:value="-0.00805523590333717" calcext:value-type="float">
            <text:p>-0.008055235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66" calcext:value-type="float">
            <text:p>39766</text:p>
          </table:table-cell>
          <table:table-cell office:value-type="string" calcext:value-type="string">
            <text:p><text:s/>2732 rpm </text:p>
          </table:table-cell>
          <table:table-cell table:formula="of:=INT(MID([.B63];1;LEN([.B63])-4))" office:value-type="float" office:value="2732" calcext:value-type="float">
            <text:p>2732</text:p>
          </table:table-cell>
          <table:table-cell table:formula="of:=([.C63]-[.C62])/([.A63]-[.A62])" office:value-type="float" office:value="0.00834492350486787" calcext:value-type="float">
            <text:p>0.008344923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47" calcext:value-type="float">
            <text:p>39947</text:p>
          </table:table-cell>
          <table:table-cell office:value-type="string" calcext:value-type="string">
            <text:p><text:s/>2739 rpm </text:p>
          </table:table-cell>
          <table:table-cell table:formula="of:=INT(MID([.B64];1;LEN([.B64])-4))" office:value-type="float" office:value="2739" calcext:value-type="float">
            <text:p>2739</text:p>
          </table:table-cell>
          <table:table-cell table:formula="of:=([.C64]-[.C63])/([.A64]-[.A63])" office:value-type="float" office:value="0.0386740331491713" calcext:value-type="float">
            <text:p>0.038674033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<text:s/>2752 rpm </text:p>
          </table:table-cell>
          <table:table-cell table:formula="of:=INT(MID([.B65];1;LEN([.B65])-4))" office:value-type="float" office:value="2752" calcext:value-type="float">
            <text:p>2752</text:p>
          </table:table-cell>
          <table:table-cell table:formula="of:=([.C65]-[.C64])/([.A65]-[.A64])" office:value-type="float" office:value="0.0171277997364954" calcext:value-type="float">
            <text:p>0.017127799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string" calcext:value-type="string">
            <text:p><text:s/>2398 rpm </text:p>
          </table:table-cell>
          <table:table-cell table:formula="of:=INT(MID([.B66];1;LEN([.B66])-4))" office:value-type="float" office:value="2398" calcext:value-type="float">
            <text:p>2398</text:p>
          </table:table-cell>
          <table:table-cell table:formula="of:=([.C66]-[.C65])/([.A66]-[.A65])" office:value-type="float" office:value="-0.237903225806452" calcext:value-type="float">
            <text:p>-0.2379032258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94" calcext:value-type="float">
            <text:p>42394</text:p>
          </table:table-cell>
          <table:table-cell office:value-type="string" calcext:value-type="string">
            <text:p><text:s/>2241 rpm </text:p>
          </table:table-cell>
          <table:table-cell table:formula="of:=INT(MID([.B67];1;LEN([.B67])-4))" office:value-type="float" office:value="2241" calcext:value-type="float">
            <text:p>2241</text:p>
          </table:table-cell>
          <table:table-cell table:formula="of:=([.C67]-[.C66])/([.A67]-[.A66])" office:value-type="float" office:value="-0.785" calcext:value-type="float">
            <text:p>-0.785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64" calcext:value-type="float">
            <text:p>42564</text:p>
          </table:table-cell>
          <table:table-cell office:value-type="string" calcext:value-type="string">
            <text:p><text:s/>2128 rpm </text:p>
          </table:table-cell>
          <table:table-cell table:formula="of:=INT(MID([.B68];1;LEN([.B68])-4))" office:value-type="float" office:value="2128" calcext:value-type="float">
            <text:p>2128</text:p>
          </table:table-cell>
          <table:table-cell table:formula="of:=([.C68]-[.C67])/([.A68]-[.A67])" office:value-type="float" office:value="-0.664705882352941" calcext:value-type="float">
            <text:p>-0.6647058824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83" calcext:value-type="float">
            <text:p>42783</text:p>
          </table:table-cell>
          <table:table-cell office:value-type="string" calcext:value-type="string">
            <text:p><text:s/>2012 rpm </text:p>
          </table:table-cell>
          <table:table-cell table:formula="of:=INT(MID([.B69];1;LEN([.B69])-4))" office:value-type="float" office:value="2012" calcext:value-type="float">
            <text:p>2012</text:p>
          </table:table-cell>
          <table:table-cell table:formula="of:=([.C69]-[.C68])/([.A69]-[.A68])" office:value-type="float" office:value="-0.529680365296804" calcext:value-type="float">
            <text:p>-0.529680365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73" calcext:value-type="float">
            <text:p>43273</text:p>
          </table:table-cell>
          <table:table-cell office:value-type="string" calcext:value-type="string">
            <text:p><text:s/>1702 rpm </text:p>
          </table:table-cell>
          <table:table-cell table:formula="of:=INT(MID([.B70];1;LEN([.B70])-4))" office:value-type="float" office:value="1702" calcext:value-type="float">
            <text:p>1702</text:p>
          </table:table-cell>
          <table:table-cell table:formula="of:=([.C70]-[.C69])/([.A70]-[.A69])" office:value-type="float" office:value="-0.63265306122449" calcext:value-type="float">
            <text:p>-0.632653061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73" calcext:value-type="float">
            <text:p>43473</text:p>
          </table:table-cell>
          <table:table-cell office:value-type="string" calcext:value-type="string">
            <text:p><text:s/>1619 rpm </text:p>
          </table:table-cell>
          <table:table-cell table:formula="of:=INT(MID([.B71];1;LEN([.B71])-4))" office:value-type="float" office:value="1619" calcext:value-type="float">
            <text:p>1619</text:p>
          </table:table-cell>
          <table:table-cell table:formula="of:=([.C71]-[.C70])/([.A71]-[.A70])" office:value-type="float" office:value="-0.415" calcext:value-type="float">
            <text:p>-0.41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23" calcext:value-type="float">
            <text:p>43823</text:p>
          </table:table-cell>
          <table:table-cell office:value-type="string" calcext:value-type="string">
            <text:p><text:s/>1540 rpm </text:p>
          </table:table-cell>
          <table:table-cell table:formula="of:=INT(MID([.B72];1;LEN([.B72])-4))" office:value-type="float" office:value="1540" calcext:value-type="float">
            <text:p>1540</text:p>
          </table:table-cell>
          <table:table-cell table:formula="of:=([.C72]-[.C71])/([.A72]-[.A71])" office:value-type="float" office:value="-0.225714285714286" calcext:value-type="float">
            <text:p>-0.2257142857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13" calcext:value-type="float">
            <text:p>43913</text:p>
          </table:table-cell>
          <table:table-cell office:value-type="string" calcext:value-type="string">
            <text:p><text:s/>1529 rpm </text:p>
          </table:table-cell>
          <table:table-cell table:formula="of:=INT(MID([.B73];1;LEN([.B73])-4))" office:value-type="float" office:value="1529" calcext:value-type="float">
            <text:p>1529</text:p>
          </table:table-cell>
          <table:table-cell table:formula="of:=([.C73]-[.C72])/([.A73]-[.A72])" office:value-type="float" office:value="-0.122222222222222" calcext:value-type="float">
            <text:p>-0.122222222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93" calcext:value-type="float">
            <text:p>44593</text:p>
          </table:table-cell>
          <table:table-cell office:value-type="string" calcext:value-type="string">
            <text:p><text:s/>1644 rpm </text:p>
          </table:table-cell>
          <table:table-cell table:formula="of:=INT(MID([.B74];1;LEN([.B74])-4))" office:value-type="float" office:value="1644" calcext:value-type="float">
            <text:p>1644</text:p>
          </table:table-cell>
          <table:table-cell table:formula="of:=([.C74]-[.C73])/([.A74]-[.A73])" office:value-type="float" office:value="0.169117647058824" calcext:value-type="float">
            <text:p>0.1691176471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string" calcext:value-type="string">
            <text:p><text:s/>1825 rpm </text:p>
          </table:table-cell>
          <table:table-cell table:formula="of:=INT(MID([.B75];1;LEN([.B75])-4))" office:value-type="float" office:value="1825" calcext:value-type="float">
            <text:p>1825</text:p>
          </table:table-cell>
          <table:table-cell table:formula="of:=([.C75]-[.C74])/([.A75]-[.A74])" office:value-type="float" office:value="0.188935281837161" calcext:value-type="float">
            <text:p>0.188935281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81" calcext:value-type="float">
            <text:p>46281</text:p>
          </table:table-cell>
          <table:table-cell office:value-type="string" calcext:value-type="string">
            <text:p><text:s/>1882 rpm </text:p>
          </table:table-cell>
          <table:table-cell table:formula="of:=INT(MID([.B76];1;LEN([.B76])-4))" office:value-type="float" office:value="1882" calcext:value-type="float">
            <text:p>1882</text:p>
          </table:table-cell>
          <table:table-cell table:formula="of:=([.C76]-[.C75])/([.A76]-[.A75])" office:value-type="float" office:value="0.0780821917808219" calcext:value-type="float">
            <text:p>0.078082191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<text:s/>1932 rpm </text:p>
          </table:table-cell>
          <table:table-cell table:formula="of:=INT(MID([.B77];1;LEN([.B77])-4))" office:value-type="float" office:value="1932" calcext:value-type="float">
            <text:p>1932</text:p>
          </table:table-cell>
          <table:table-cell table:formula="of:=([.C77]-[.C76])/([.A77]-[.A76])" office:value-type="float" office:value="0.0848896434634974" calcext:value-type="float">
            <text:p>0.084889643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60" calcext:value-type="float">
            <text:p>46960</text:p>
          </table:table-cell>
          <table:table-cell office:value-type="string" calcext:value-type="string">
            <text:p><text:s/>1946 rpm </text:p>
          </table:table-cell>
          <table:table-cell table:formula="of:=INT(MID([.B78];1;LEN([.B78])-4))" office:value-type="float" office:value="1946" calcext:value-type="float">
            <text:p>1946</text:p>
          </table:table-cell>
          <table:table-cell table:formula="of:=([.C78]-[.C77])/([.A78]-[.A77])" office:value-type="float" office:value="0.155555555555556" calcext:value-type="float">
            <text:p>0.155555555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30" calcext:value-type="float">
            <text:p>47130</text:p>
          </table:table-cell>
          <table:table-cell office:value-type="string" calcext:value-type="string">
            <text:p><text:s/>1954 rpm </text:p>
          </table:table-cell>
          <table:table-cell table:formula="of:=INT(MID([.B79];1;LEN([.B79])-4))" office:value-type="float" office:value="1954" calcext:value-type="float">
            <text:p>1954</text:p>
          </table:table-cell>
          <table:table-cell table:formula="of:=([.C79]-[.C78])/([.A79]-[.A78])" office:value-type="float" office:value="0.0470588235294118" calcext:value-type="float">
            <text:p>0.047058823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80" calcext:value-type="float">
            <text:p>47380</text:p>
          </table:table-cell>
          <table:table-cell office:value-type="string" calcext:value-type="string">
            <text:p><text:s/>1979 rpm </text:p>
          </table:table-cell>
          <table:table-cell table:formula="of:=INT(MID([.B80];1;LEN([.B80])-4))" office:value-type="float" office:value="1979" calcext:value-type="float">
            <text:p>1979</text:p>
          </table:table-cell>
          <table:table-cell table:formula="of:=([.C80]-[.C79])/([.A80]-[.A79])" office:value-type="float" office:value="0.1" calcext:value-type="float">
            <text:p>0.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90" calcext:value-type="float">
            <text:p>47590</text:p>
          </table:table-cell>
          <table:table-cell office:value-type="string" calcext:value-type="string">
            <text:p><text:s/>1988 rpm </text:p>
          </table:table-cell>
          <table:table-cell table:formula="of:=INT(MID([.B81];1;LEN([.B81])-4))" office:value-type="float" office:value="1988" calcext:value-type="float">
            <text:p>1988</text:p>
          </table:table-cell>
          <table:table-cell table:formula="of:=([.C81]-[.C80])/([.A81]-[.A80])" office:value-type="float" office:value="0.0428571428571429" calcext:value-type="float">
            <text:p>0.042857142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51" calcext:value-type="float">
            <text:p>47751</text:p>
          </table:table-cell>
          <table:table-cell office:value-type="string" calcext:value-type="string">
            <text:p><text:s/>1977 rpm </text:p>
          </table:table-cell>
          <table:table-cell table:formula="of:=INT(MID([.B82];1;LEN([.B82])-4))" office:value-type="float" office:value="1977" calcext:value-type="float">
            <text:p>1977</text:p>
          </table:table-cell>
          <table:table-cell table:formula="of:=([.C82]-[.C81])/([.A82]-[.A81])" office:value-type="float" office:value="-0.0683229813664596" calcext:value-type="float">
            <text:p>-0.068322981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09" calcext:value-type="float">
            <text:p>48409</text:p>
          </table:table-cell>
          <table:table-cell office:value-type="string" calcext:value-type="string">
            <text:p><text:s/>1994 rpm </text:p>
          </table:table-cell>
          <table:table-cell table:formula="of:=INT(MID([.B83];1;LEN([.B83])-4))" office:value-type="float" office:value="1994" calcext:value-type="float">
            <text:p>1994</text:p>
          </table:table-cell>
          <table:table-cell table:formula="of:=([.C83]-[.C82])/([.A83]-[.A82])" office:value-type="float" office:value="0.0258358662613982" calcext:value-type="float">
            <text:p>0.025835866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69" calcext:value-type="float">
            <text:p>48569</text:p>
          </table:table-cell>
          <table:table-cell office:value-type="string" calcext:value-type="string">
            <text:p><text:s/>2000 rpm </text:p>
          </table:table-cell>
          <table:table-cell table:formula="of:=INT(MID([.B84];1;LEN([.B84])-4))" office:value-type="float" office:value="2000" calcext:value-type="float">
            <text:p>2000</text:p>
          </table:table-cell>
          <table:table-cell table:formula="of:=([.C84]-[.C83])/([.A84]-[.A83])" office:value-type="float" office:value="0.0375" calcext:value-type="float">
            <text:p>0.037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18" calcext:value-type="float">
            <text:p>49618</text:p>
          </table:table-cell>
          <table:table-cell office:value-type="string" calcext:value-type="string">
            <text:p><text:s/>2123 rpm </text:p>
          </table:table-cell>
          <table:table-cell table:formula="of:=INT(MID([.B85];1;LEN([.B85])-4))" office:value-type="float" office:value="2123" calcext:value-type="float">
            <text:p>2123</text:p>
          </table:table-cell>
          <table:table-cell table:formula="of:=([.C85]-[.C84])/([.A85]-[.A84])" office:value-type="float" office:value="0.117254528122021" calcext:value-type="float">
            <text:p>0.1172545281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79" calcext:value-type="float">
            <text:p>49979</text:p>
          </table:table-cell>
          <table:table-cell office:value-type="string" calcext:value-type="string">
            <text:p><text:s/>2196 rpm </text:p>
          </table:table-cell>
          <table:table-cell table:formula="of:=INT(MID([.B86];1;LEN([.B86])-4))" office:value-type="float" office:value="2196" calcext:value-type="float">
            <text:p>2196</text:p>
          </table:table-cell>
          <table:table-cell table:formula="of:=([.C86]-[.C85])/([.A86]-[.A85])" office:value-type="float" office:value="0.202216066481994" calcext:value-type="float">
            <text:p>0.2022160665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59" calcext:value-type="float">
            <text:p>50859</text:p>
          </table:table-cell>
          <table:table-cell office:value-type="string" calcext:value-type="string">
            <text:p><text:s/>2411 rpm </text:p>
          </table:table-cell>
          <table:table-cell table:formula="of:=INT(MID([.B87];1;LEN([.B87])-4))" office:value-type="float" office:value="2411" calcext:value-type="float">
            <text:p>2411</text:p>
          </table:table-cell>
          <table:table-cell table:formula="of:=([.C87]-[.C86])/([.A87]-[.A86])" office:value-type="float" office:value="0.244318181818182" calcext:value-type="float">
            <text:p>0.2443181818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18" calcext:value-type="float">
            <text:p>51518</text:p>
          </table:table-cell>
          <table:table-cell office:value-type="string" calcext:value-type="string">
            <text:p><text:s/>2449 rpm </text:p>
          </table:table-cell>
          <table:table-cell table:formula="of:=INT(MID([.B88];1;LEN([.B88])-4))" office:value-type="float" office:value="2449" calcext:value-type="float">
            <text:p>2449</text:p>
          </table:table-cell>
          <table:table-cell table:formula="of:=([.C88]-[.C87])/([.A88]-[.A87])" office:value-type="float" office:value="0.0576631259484067" calcext:value-type="float">
            <text:p>0.0576631259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27" calcext:value-type="float">
            <text:p>52027</text:p>
          </table:table-cell>
          <table:table-cell office:value-type="string" calcext:value-type="string">
            <text:p><text:s/>2214 rpm </text:p>
          </table:table-cell>
          <table:table-cell table:formula="of:=INT(MID([.B89];1;LEN([.B89])-4))" office:value-type="float" office:value="2214" calcext:value-type="float">
            <text:p>2214</text:p>
          </table:table-cell>
          <table:table-cell table:formula="of:=([.C89]-[.C88])/([.A89]-[.A88])" office:value-type="float" office:value="-0.461689587426326" calcext:value-type="float">
            <text:p>-0.4616895874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07" calcext:value-type="float">
            <text:p>52207</text:p>
          </table:table-cell>
          <table:table-cell office:value-type="string" calcext:value-type="string">
            <text:p><text:s/>2063 rpm </text:p>
          </table:table-cell>
          <table:table-cell table:formula="of:=INT(MID([.B90];1;LEN([.B90])-4))" office:value-type="float" office:value="2063" calcext:value-type="float">
            <text:p>2063</text:p>
          </table:table-cell>
          <table:table-cell table:formula="of:=([.C90]-[.C89])/([.A90]-[.A89])" office:value-type="float" office:value="-0.838888888888889" calcext:value-type="float">
            <text:p>-0.8388888889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87" calcext:value-type="float">
            <text:p>52387</text:p>
          </table:table-cell>
          <table:table-cell office:value-type="string" calcext:value-type="string">
            <text:p><text:s/>1898 rpm </text:p>
          </table:table-cell>
          <table:table-cell table:formula="of:=INT(MID([.B91];1;LEN([.B91])-4))" office:value-type="float" office:value="1898" calcext:value-type="float">
            <text:p>1898</text:p>
          </table:table-cell>
          <table:table-cell table:formula="of:=([.C91]-[.C90])/([.A91]-[.A90])" office:value-type="float" office:value="-0.916666666666667" calcext:value-type="float">
            <text:p>-0.916666666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string" calcext:value-type="string">
            <text:p><text:s/>1460 rpm </text:p>
          </table:table-cell>
          <table:table-cell table:formula="of:=INT(MID([.B92];1;LEN([.B92])-4))" office:value-type="float" office:value="1460" calcext:value-type="float">
            <text:p>1460</text:p>
          </table:table-cell>
          <table:table-cell table:formula="of:=([.C92]-[.C91])/([.A92]-[.A91])" office:value-type="float" office:value="-0.381201044386423" calcext:value-type="float">
            <text:p>-0.3812010444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string" calcext:value-type="string">
            <text:p><text:s/>1247 rpm </text:p>
          </table:table-cell>
          <table:table-cell table:formula="of:=INT(MID([.B93];1;LEN([.B93])-4))" office:value-type="float" office:value="1247" calcext:value-type="float">
            <text:p>1247</text:p>
          </table:table-cell>
          <table:table-cell table:formula="of:=([.C93]-[.C92])/([.A93]-[.A92])" office:value-type="float" office:value="-0.287837837837838" calcext:value-type="float">
            <text:p>-0.2878378378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<text:s/>1172 rpm </text:p>
          </table:table-cell>
          <table:table-cell table:formula="of:=INT(MID([.B94];1;LEN([.B94])-4))" office:value-type="float" office:value="1172" calcext:value-type="float">
            <text:p>1172</text:p>
          </table:table-cell>
          <table:table-cell table:formula="of:=([.C94]-[.C93])/([.A94]-[.A93])" office:value-type="float" office:value="-1.08695652173913" calcext:value-type="float">
            <text:p>-1.0869565217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string" calcext:value-type="string">
            <text:p><text:s/>808 rpm </text:p>
          </table:table-cell>
          <table:table-cell table:formula="of:=INT(MID([.B95];1;LEN([.B95])-4))" office:value-type="float" office:value="808" calcext:value-type="float">
            <text:p>808</text:p>
          </table:table-cell>
          <table:table-cell table:formula="of:=([.C95]-[.C94])/([.A95]-[.A94])" office:value-type="float" office:value="-0.33425160697888" calcext:value-type="float">
            <text:p>-0.33425160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03" calcext:value-type="float">
            <text:p>55503</text:p>
          </table:table-cell>
          <table:table-cell office:value-type="string" calcext:value-type="string">
            <text:p><text:s/>812 rpm </text:p>
          </table:table-cell>
          <table:table-cell table:formula="of:=INT(MID([.B96];1;LEN([.B96])-4))" office:value-type="float" office:value="812" calcext:value-type="float">
            <text:p>812</text:p>
          </table:table-cell>
          <table:table-cell table:formula="of:=([.C96]-[.C95])/([.A96]-[.A95])" office:value-type="float" office:value="0.0579710144927536" calcext:value-type="float">
            <text:p>0.057971014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84" calcext:value-type="float">
            <text:p>55684</text:p>
          </table:table-cell>
          <table:table-cell office:value-type="string" calcext:value-type="string">
            <text:p><text:s/>811 rpm </text:p>
          </table:table-cell>
          <table:table-cell table:formula="of:=INT(MID([.B97];1;LEN([.B97])-4))" office:value-type="float" office:value="811" calcext:value-type="float">
            <text:p>811</text:p>
          </table:table-cell>
          <table:table-cell table:formula="of:=([.C97]-[.C96])/([.A97]-[.A96])" office:value-type="float" office:value="-0.00552486187845304" calcext:value-type="float">
            <text:p>-0.0055248619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83" calcext:value-type="float">
            <text:p>56083</text:p>
          </table:table-cell>
          <table:table-cell office:value-type="string" calcext:value-type="string">
            <text:p><text:s/>796 rpm </text:p>
          </table:table-cell>
          <table:table-cell table:formula="of:=INT(MID([.B98];1;LEN([.B98])-4))" office:value-type="float" office:value="796" calcext:value-type="float">
            <text:p>796</text:p>
          </table:table-cell>
          <table:table-cell table:formula="of:=([.C98]-[.C97])/([.A98]-[.A97])" office:value-type="float" office:value="-0.037593984962406" calcext:value-type="float">
            <text:p>-0.03759398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43" calcext:value-type="float">
            <text:p>56943</text:p>
          </table:table-cell>
          <table:table-cell office:value-type="string" calcext:value-type="string">
            <text:p><text:s/>772 rpm </text:p>
          </table:table-cell>
          <table:table-cell table:formula="of:=INT(MID([.B99];1;LEN([.B99])-4))" office:value-type="float" office:value="772" calcext:value-type="float">
            <text:p>772</text:p>
          </table:table-cell>
          <table:table-cell table:formula="of:=([.C99]-[.C98])/([.A99]-[.A98])" office:value-type="float" office:value="-0.027906976744186" calcext:value-type="float">
            <text:p>-0.027906976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13" calcext:value-type="float">
            <text:p>57313</text:p>
          </table:table-cell>
          <table:table-cell office:value-type="string" calcext:value-type="string">
            <text:p><text:s/>761 rpm </text:p>
          </table:table-cell>
          <table:table-cell table:formula="of:=INT(MID([.B100];1;LEN([.B100])-4))" office:value-type="float" office:value="761" calcext:value-type="float">
            <text:p>761</text:p>
          </table:table-cell>
          <table:table-cell table:formula="of:=([.C100]-[.C99])/([.A100]-[.A99])" office:value-type="float" office:value="-0.0297297297297297" calcext:value-type="float">
            <text:p>-0.029729729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81" calcext:value-type="float">
            <text:p>57681</text:p>
          </table:table-cell>
          <table:table-cell office:value-type="string" calcext:value-type="string">
            <text:p><text:s/>749 rpm </text:p>
          </table:table-cell>
          <table:table-cell table:formula="of:=INT(MID([.B101];1;LEN([.B101])-4))" office:value-type="float" office:value="749" calcext:value-type="float">
            <text:p>749</text:p>
          </table:table-cell>
          <table:table-cell table:formula="of:=([.C101]-[.C100])/([.A101]-[.A100])" office:value-type="float" office:value="-0.0326086956521739" calcext:value-type="float">
            <text:p>-0.032608695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39" calcext:value-type="float">
            <text:p>57839</text:p>
          </table:table-cell>
          <table:table-cell office:value-type="string" calcext:value-type="string">
            <text:p><text:s/>744 rpm </text:p>
          </table:table-cell>
          <table:table-cell table:formula="of:=INT(MID([.B102];1;LEN([.B102])-4))" office:value-type="float" office:value="744" calcext:value-type="float">
            <text:p>744</text:p>
          </table:table-cell>
          <table:table-cell table:formula="of:=([.C102]-[.C101])/([.A102]-[.A101])" office:value-type="float" office:value="-0.0316455696202532" calcext:value-type="float">
            <text:p>-0.0316455696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12" calcext:value-type="float">
            <text:p>57912</text:p>
          </table:table-cell>
          <table:table-cell office:value-type="string" calcext:value-type="string">
            <text:p><text:s/>750 rpm </text:p>
          </table:table-cell>
          <table:table-cell table:formula="of:=INT(MID([.B103];1;LEN([.B103])-4))" office:value-type="float" office:value="750" calcext:value-type="float">
            <text:p>750</text:p>
          </table:table-cell>
          <table:table-cell table:formula="of:=([.C103]-[.C102])/([.A103]-[.A102])" office:value-type="float" office:value="0.0821917808219178" calcext:value-type="float">
            <text:p>0.0821917808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81" calcext:value-type="float">
            <text:p>57981</text:p>
          </table:table-cell>
          <table:table-cell office:value-type="string" calcext:value-type="string">
            <text:p><text:s/>750 rpm </text:p>
          </table:table-cell>
          <table:table-cell table:formula="of:=INT(MID([.B104];1;LEN([.B104])-4))" office:value-type="float" office:value="750" calcext:value-type="float">
            <text:p>750</text:p>
          </table:table-cell>
          <table:table-cell table:formula="of:=([.C104]-[.C103])/([.A104]-[.A103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42" calcext:value-type="float">
            <text:p>58242</text:p>
          </table:table-cell>
          <table:table-cell office:value-type="string" calcext:value-type="string">
            <text:p><text:s/>741 rpm </text:p>
          </table:table-cell>
          <table:table-cell table:formula="of:=INT(MID([.B105];1;LEN([.B105])-4))" office:value-type="float" office:value="741" calcext:value-type="float">
            <text:p>741</text:p>
          </table:table-cell>
          <table:table-cell table:formula="of:=([.C105]-[.C104])/([.A105]-[.A104])" office:value-type="float" office:value="-0.0344827586206897" calcext:value-type="float">
            <text:p>-0.0344827586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30" calcext:value-type="float">
            <text:p>58330</text:p>
          </table:table-cell>
          <table:table-cell office:value-type="string" calcext:value-type="string">
            <text:p><text:s/>738 rpm </text:p>
          </table:table-cell>
          <table:table-cell table:formula="of:=INT(MID([.B106];1;LEN([.B106])-4))" office:value-type="float" office:value="738" calcext:value-type="float">
            <text:p>738</text:p>
          </table:table-cell>
          <table:table-cell table:formula="of:=([.C106]-[.C105])/([.A106]-[.A105])" office:value-type="float" office:value="-0.0340909090909091" calcext:value-type="float">
            <text:p>-0.034090909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01" calcext:value-type="float">
            <text:p>58401</text:p>
          </table:table-cell>
          <table:table-cell office:value-type="string" calcext:value-type="string">
            <text:p><text:s/>744 rpm </text:p>
          </table:table-cell>
          <table:table-cell table:formula="of:=INT(MID([.B107];1;LEN([.B107])-4))" office:value-type="float" office:value="744" calcext:value-type="float">
            <text:p>744</text:p>
          </table:table-cell>
          <table:table-cell table:formula="of:=([.C107]-[.C106])/([.A107]-[.A106])" office:value-type="float" office:value="0.0845070422535211" calcext:value-type="float">
            <text:p>0.084507042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81" calcext:value-type="float">
            <text:p>58481</text:p>
          </table:table-cell>
          <table:table-cell office:value-type="string" calcext:value-type="string">
            <text:p><text:s/>741 rpm </text:p>
          </table:table-cell>
          <table:table-cell table:formula="of:=INT(MID([.B108];1;LEN([.B108])-4))" office:value-type="float" office:value="741" calcext:value-type="float">
            <text:p>741</text:p>
          </table:table-cell>
          <table:table-cell table:formula="of:=([.C108]-[.C107])/([.A108]-[.A107])" office:value-type="float" office:value="-0.0375" calcext:value-type="float">
            <text:p>-0.037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11" calcext:value-type="float">
            <text:p>58611</text:p>
          </table:table-cell>
          <table:table-cell office:value-type="string" calcext:value-type="string">
            <text:p><text:s/>741 rpm </text:p>
          </table:table-cell>
          <table:table-cell table:formula="of:=INT(MID([.B109];1;LEN([.B109])-4))" office:value-type="float" office:value="741" calcext:value-type="float">
            <text:p>741</text:p>
          </table:table-cell>
          <table:table-cell table:formula="of:=([.C109]-[.C108])/([.A109]-[.A108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string" calcext:value-type="string">
            <text:p><text:s/>734 rpm </text:p>
          </table:table-cell>
          <table:table-cell table:formula="of:=INT(MID([.B110];1;LEN([.B110])-4))" office:value-type="float" office:value="734" calcext:value-type="float">
            <text:p>734</text:p>
          </table:table-cell>
          <table:table-cell table:formula="of:=([.C110]-[.C109])/([.A110]-[.A109])" office:value-type="float" office:value="-0.0985915492957746" calcext:value-type="float">
            <text:p>-0.098591549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41" calcext:value-type="float">
            <text:p>58941</text:p>
          </table:table-cell>
          <table:table-cell office:value-type="string" calcext:value-type="string">
            <text:p><text:s/>732 rpm </text:p>
          </table:table-cell>
          <table:table-cell table:formula="of:=INT(MID([.B111];1;LEN([.B111])-4))" office:value-type="float" office:value="732" calcext:value-type="float">
            <text:p>732</text:p>
          </table:table-cell>
          <table:table-cell table:formula="of:=([.C111]-[.C110])/([.A111]-[.A110])" office:value-type="float" office:value="-0.00772200772200772" calcext:value-type="float">
            <text:p>-0.007722007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30" calcext:value-type="float">
            <text:p>59130</text:p>
          </table:table-cell>
          <table:table-cell office:value-type="string" calcext:value-type="string">
            <text:p><text:s/>715 rpm </text:p>
          </table:table-cell>
          <table:table-cell table:formula="of:=INT(MID([.B112];1;LEN([.B112])-4))" office:value-type="float" office:value="715" calcext:value-type="float">
            <text:p>715</text:p>
          </table:table-cell>
          <table:table-cell table:formula="of:=([.C112]-[.C111])/([.A112]-[.A111])" office:value-type="float" office:value="-0.0899470899470899" calcext:value-type="float">
            <text:p>-0.089947089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70" calcext:value-type="float">
            <text:p>59470</text:p>
          </table:table-cell>
          <table:table-cell office:value-type="string" calcext:value-type="string">
            <text:p><text:s/>708 rpm </text:p>
          </table:table-cell>
          <table:table-cell table:formula="of:=INT(MID([.B113];1;LEN([.B113])-4))" office:value-type="float" office:value="708" calcext:value-type="float">
            <text:p>708</text:p>
          </table:table-cell>
          <table:table-cell table:formula="of:=([.C113]-[.C112])/([.A113]-[.A112])" office:value-type="float" office:value="-0.0205882352941176" calcext:value-type="float">
            <text:p>-0.020588235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60" calcext:value-type="float">
            <text:p>60360</text:p>
          </table:table-cell>
          <table:table-cell office:value-type="string" calcext:value-type="string">
            <text:p><text:s/>682 rpm </text:p>
          </table:table-cell>
          <table:table-cell table:formula="of:=INT(MID([.B114];1;LEN([.B114])-4))" office:value-type="float" office:value="682" calcext:value-type="float">
            <text:p>682</text:p>
          </table:table-cell>
          <table:table-cell table:formula="of:=([.C114]-[.C113])/([.A114]-[.A113])" office:value-type="float" office:value="-0.0292134831460674" calcext:value-type="float">
            <text:p>-0.029213483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70" calcext:value-type="float">
            <text:p>60870</text:p>
          </table:table-cell>
          <table:table-cell office:value-type="string" calcext:value-type="string">
            <text:p><text:s/>690 rpm </text:p>
          </table:table-cell>
          <table:table-cell table:formula="of:=INT(MID([.B115];1;LEN([.B115])-4))" office:value-type="float" office:value="690" calcext:value-type="float">
            <text:p>690</text:p>
          </table:table-cell>
          <table:table-cell table:formula="of:=([.C115]-[.C114])/([.A115]-[.A114])" office:value-type="float" office:value="0.0156862745098039" calcext:value-type="float">
            <text:p>0.015686274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89" calcext:value-type="float">
            <text:p>61489</text:p>
          </table:table-cell>
          <table:table-cell office:value-type="string" calcext:value-type="string">
            <text:p><text:s/>695 rpm </text:p>
          </table:table-cell>
          <table:table-cell table:formula="of:=INT(MID([.B116];1;LEN([.B116])-4))" office:value-type="float" office:value="695" calcext:value-type="float">
            <text:p>695</text:p>
          </table:table-cell>
          <table:table-cell table:formula="of:=([.C116]-[.C115])/([.A116]-[.A115])" office:value-type="float" office:value="0.00807754442649435" calcext:value-type="float">
            <text:p>0.008077544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57" calcext:value-type="float">
            <text:p>64157</text:p>
          </table:table-cell>
          <table:table-cell office:value-type="string" calcext:value-type="string">
            <text:p><text:s/>694 rpm </text:p>
          </table:table-cell>
          <table:table-cell table:formula="of:=INT(MID([.B117];1;LEN([.B117])-4))" office:value-type="float" office:value="694" calcext:value-type="float">
            <text:p>694</text:p>
          </table:table-cell>
          <table:table-cell table:formula="of:=([.C117]-[.C116])/([.A117]-[.A116])" office:value-type="float" office:value="-0.000374812593703148" calcext:value-type="float">
            <text:p>-0.0003748126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57" calcext:value-type="float">
            <text:p>64257</text:p>
          </table:table-cell>
          <table:table-cell office:value-type="string" calcext:value-type="string">
            <text:p><text:s/>696 rpm </text:p>
          </table:table-cell>
          <table:table-cell table:formula="of:=INT(MID([.B118];1;LEN([.B118])-4))" office:value-type="float" office:value="696" calcext:value-type="float">
            <text:p>696</text:p>
          </table:table-cell>
          <table:table-cell table:formula="of:=([.C118]-[.C117])/([.A118]-[.A117])" office:value-type="float" office:value="0.02" calcext:value-type="float">
            <text:p>0.0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27" calcext:value-type="float">
            <text:p>64327</text:p>
          </table:table-cell>
          <table:table-cell office:value-type="string" calcext:value-type="string">
            <text:p><text:s/>695 rpm </text:p>
          </table:table-cell>
          <table:table-cell table:formula="of:=INT(MID([.B119];1;LEN([.B119])-4))" office:value-type="float" office:value="695" calcext:value-type="float">
            <text:p>695</text:p>
          </table:table-cell>
          <table:table-cell table:formula="of:=([.C119]-[.C118])/([.A119]-[.A118])" office:value-type="float" office:value="-0.0142857142857143" calcext:value-type="float">
            <text:p>-0.014285714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27" calcext:value-type="float">
            <text:p>64527</text:p>
          </table:table-cell>
          <table:table-cell office:value-type="string" calcext:value-type="string">
            <text:p><text:s/>694 rpm </text:p>
          </table:table-cell>
          <table:table-cell table:formula="of:=INT(MID([.B120];1;LEN([.B120])-4))" office:value-type="float" office:value="694" calcext:value-type="float">
            <text:p>694</text:p>
          </table:table-cell>
          <table:table-cell table:formula="of:=([.C120]-[.C119])/([.A120]-[.A119])" office:value-type="float" office:value="-0.005" calcext:value-type="float">
            <text:p>-0.00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57" calcext:value-type="float">
            <text:p>64857</text:p>
          </table:table-cell>
          <table:table-cell office:value-type="string" calcext:value-type="string">
            <text:p><text:s/>691 rpm </text:p>
          </table:table-cell>
          <table:table-cell table:formula="of:=INT(MID([.B121];1;LEN([.B121])-4))" office:value-type="float" office:value="691" calcext:value-type="float">
            <text:p>691</text:p>
          </table:table-cell>
          <table:table-cell table:formula="of:=([.C121]-[.C120])/([.A121]-[.A120])" office:value-type="float" office:value="-0.00909090909090909" calcext:value-type="float">
            <text:p>-0.009090909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56" calcext:value-type="float">
            <text:p>64956</text:p>
          </table:table-cell>
          <table:table-cell office:value-type="string" calcext:value-type="string">
            <text:p><text:s/>715 rpm </text:p>
          </table:table-cell>
          <table:table-cell table:formula="of:=INT(MID([.B122];1;LEN([.B122])-4))" office:value-type="float" office:value="715" calcext:value-type="float">
            <text:p>715</text:p>
          </table:table-cell>
          <table:table-cell table:formula="of:=([.C122]-[.C121])/([.A122]-[.A121])" office:value-type="float" office:value="0.242424242424242" calcext:value-type="float">
            <text:p>0.242424242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84" calcext:value-type="float">
            <text:p>67284</text:p>
          </table:table-cell>
          <table:table-cell office:value-type="string" calcext:value-type="string">
            <text:p><text:s/>1926 rpm </text:p>
          </table:table-cell>
          <table:table-cell table:formula="of:=INT(MID([.B123];1;LEN([.B123])-4))" office:value-type="float" office:value="1926" calcext:value-type="float">
            <text:p>1926</text:p>
          </table:table-cell>
          <table:table-cell table:formula="of:=([.C123]-[.C122])/([.A123]-[.A122])" office:value-type="float" office:value="0.520189003436426" calcext:value-type="float">
            <text:p>0.520189003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64" calcext:value-type="float">
            <text:p>67364</text:p>
          </table:table-cell>
          <table:table-cell office:value-type="string" calcext:value-type="string">
            <text:p><text:s/>1994 rpm </text:p>
          </table:table-cell>
          <table:table-cell table:formula="of:=INT(MID([.B124];1;LEN([.B124])-4))" office:value-type="float" office:value="1994" calcext:value-type="float">
            <text:p>1994</text:p>
          </table:table-cell>
          <table:table-cell table:formula="of:=([.C124]-[.C123])/([.A124]-[.A123])" office:value-type="float" office:value="0.85" calcext:value-type="float">
            <text:p>0.8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35" calcext:value-type="float">
            <text:p>67635</text:p>
          </table:table-cell>
          <table:table-cell office:value-type="string" calcext:value-type="string">
            <text:p><text:s/>2040 rpm </text:p>
          </table:table-cell>
          <table:table-cell table:formula="of:=INT(MID([.B125];1;LEN([.B125])-4))" office:value-type="float" office:value="2040" calcext:value-type="float">
            <text:p>2040</text:p>
          </table:table-cell>
          <table:table-cell table:formula="of:=([.C125]-[.C124])/([.A125]-[.A124])" office:value-type="float" office:value="0.169741697416974" calcext:value-type="float">
            <text:p>0.169741697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45" calcext:value-type="float">
            <text:p>67845</text:p>
          </table:table-cell>
          <table:table-cell office:value-type="string" calcext:value-type="string">
            <text:p><text:s/>1915 rpm </text:p>
          </table:table-cell>
          <table:table-cell table:formula="of:=INT(MID([.B126];1;LEN([.B126])-4))" office:value-type="float" office:value="1915" calcext:value-type="float">
            <text:p>1915</text:p>
          </table:table-cell>
          <table:table-cell table:formula="of:=([.C126]-[.C125])/([.A126]-[.A125])" office:value-type="float" office:value="-0.595238095238095" calcext:value-type="float">
            <text:p>-0.595238095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14" calcext:value-type="float">
            <text:p>67914</text:p>
          </table:table-cell>
          <table:table-cell office:value-type="string" calcext:value-type="string">
            <text:p><text:s/>1852 rpm </text:p>
          </table:table-cell>
          <table:table-cell table:formula="of:=INT(MID([.B127];1;LEN([.B127])-4))" office:value-type="float" office:value="1852" calcext:value-type="float">
            <text:p>1852</text:p>
          </table:table-cell>
          <table:table-cell table:formula="of:=([.C127]-[.C126])/([.A127]-[.A126])" office:value-type="float" office:value="-0.91304347826087" calcext:value-type="float">
            <text:p>-0.913043478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95" calcext:value-type="float">
            <text:p>68195</text:p>
          </table:table-cell>
          <table:table-cell office:value-type="string" calcext:value-type="string">
            <text:p><text:s/>1587 rpm </text:p>
          </table:table-cell>
          <table:table-cell table:formula="of:=INT(MID([.B128];1;LEN([.B128])-4))" office:value-type="float" office:value="1587" calcext:value-type="float">
            <text:p>1587</text:p>
          </table:table-cell>
          <table:table-cell table:formula="of:=([.C128]-[.C127])/([.A128]-[.A127])" office:value-type="float" office:value="-0.94306049822064" calcext:value-type="float">
            <text:p>-0.943060498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64" calcext:value-type="float">
            <text:p>68464</text:p>
          </table:table-cell>
          <table:table-cell office:value-type="string" calcext:value-type="string">
            <text:p><text:s/>1408 rpm </text:p>
          </table:table-cell>
          <table:table-cell table:formula="of:=INT(MID([.B129];1;LEN([.B129])-4))" office:value-type="float" office:value="1408" calcext:value-type="float">
            <text:p>1408</text:p>
          </table:table-cell>
          <table:table-cell table:formula="of:=([.C129]-[.C128])/([.A129]-[.A128])" office:value-type="float" office:value="-0.66542750929368" calcext:value-type="float">
            <text:p>-0.6654275093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<text:s/>1391 rpm </text:p>
          </table:table-cell>
          <table:table-cell table:formula="of:=INT(MID([.B130];1;LEN([.B130])-4))" office:value-type="float" office:value="1391" calcext:value-type="float">
            <text:p>1391</text:p>
          </table:table-cell>
          <table:table-cell table:formula="of:=([.C130]-[.C129])/([.A130]-[.A129])" office:value-type="float" office:value="-0.188888888888889" calcext:value-type="float">
            <text:p>-0.188888888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34" calcext:value-type="float">
            <text:p>68934</text:p>
          </table:table-cell>
          <table:table-cell office:value-type="string" calcext:value-type="string">
            <text:p><text:s/>1552 rpm </text:p>
          </table:table-cell>
          <table:table-cell table:formula="of:=INT(MID([.B131];1;LEN([.B131])-4))" office:value-type="float" office:value="1552" calcext:value-type="float">
            <text:p>1552</text:p>
          </table:table-cell>
          <table:table-cell table:formula="of:=([.C131]-[.C130])/([.A131]-[.A130])" office:value-type="float" office:value="0.423684210526316" calcext:value-type="float">
            <text:p>0.423684210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84" calcext:value-type="float">
            <text:p>69184</text:p>
          </table:table-cell>
          <table:table-cell office:value-type="string" calcext:value-type="string">
            <text:p><text:s/>1720 rpm </text:p>
          </table:table-cell>
          <table:table-cell table:formula="of:=INT(MID([.B132];1;LEN([.B132])-4))" office:value-type="float" office:value="1720" calcext:value-type="float">
            <text:p>1720</text:p>
          </table:table-cell>
          <table:table-cell table:formula="of:=([.C132]-[.C131])/([.A132]-[.A131])" office:value-type="float" office:value="0.672" calcext:value-type="float">
            <text:p>0.67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23" calcext:value-type="float">
            <text:p>69523</text:p>
          </table:table-cell>
          <table:table-cell office:value-type="string" calcext:value-type="string">
            <text:p><text:s/>1802 rpm </text:p>
          </table:table-cell>
          <table:table-cell table:formula="of:=INT(MID([.B133];1;LEN([.B133])-4))" office:value-type="float" office:value="1802" calcext:value-type="float">
            <text:p>1802</text:p>
          </table:table-cell>
          <table:table-cell table:formula="of:=([.C133]-[.C132])/([.A133]-[.A132])" office:value-type="float" office:value="0.24188790560472" calcext:value-type="float">
            <text:p>0.241887905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string" calcext:value-type="string">
            <text:p><text:s/>1576 rpm </text:p>
          </table:table-cell>
          <table:table-cell table:formula="of:=INT(MID([.B134];1;LEN([.B134])-4))" office:value-type="float" office:value="1576" calcext:value-type="float">
            <text:p>1576</text:p>
          </table:table-cell>
          <table:table-cell table:formula="of:=([.C134]-[.C133])/([.A134]-[.A133])" office:value-type="float" office:value="-0.565" calcext:value-type="float">
            <text:p>-0.56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82" calcext:value-type="float">
            <text:p>70482</text:p>
          </table:table-cell>
          <table:table-cell office:value-type="string" calcext:value-type="string">
            <text:p><text:s/>1618 rpm </text:p>
          </table:table-cell>
          <table:table-cell table:formula="of:=INT(MID([.B135];1;LEN([.B135])-4))" office:value-type="float" office:value="1618" calcext:value-type="float">
            <text:p>1618</text:p>
          </table:table-cell>
          <table:table-cell table:formula="of:=([.C135]-[.C134])/([.A135]-[.A134])" office:value-type="float" office:value="0.075134168157424" calcext:value-type="float">
            <text:p>0.075134168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52" calcext:value-type="float">
            <text:p>70852</text:p>
          </table:table-cell>
          <table:table-cell office:value-type="string" calcext:value-type="string">
            <text:p><text:s/>1911 rpm </text:p>
          </table:table-cell>
          <table:table-cell table:formula="of:=INT(MID([.B136];1;LEN([.B136])-4))" office:value-type="float" office:value="1911" calcext:value-type="float">
            <text:p>1911</text:p>
          </table:table-cell>
          <table:table-cell table:formula="of:=([.C136]-[.C135])/([.A136]-[.A135])" office:value-type="float" office:value="0.791891891891892" calcext:value-type="float">
            <text:p>0.791891891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62" calcext:value-type="float">
            <text:p>71062</text:p>
          </table:table-cell>
          <table:table-cell office:value-type="string" calcext:value-type="string">
            <text:p><text:s/>2013 rpm </text:p>
          </table:table-cell>
          <table:table-cell table:formula="of:=INT(MID([.B137];1;LEN([.B137])-4))" office:value-type="float" office:value="2013" calcext:value-type="float">
            <text:p>2013</text:p>
          </table:table-cell>
          <table:table-cell table:formula="of:=([.C137]-[.C136])/([.A137]-[.A136])" office:value-type="float" office:value="0.485714285714286" calcext:value-type="float">
            <text:p>0.485714285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32" calcext:value-type="float">
            <text:p>71132</text:p>
          </table:table-cell>
          <table:table-cell office:value-type="string" calcext:value-type="string">
            <text:p><text:s/>2047 rpm </text:p>
          </table:table-cell>
          <table:table-cell table:formula="of:=INT(MID([.B138];1;LEN([.B138])-4))" office:value-type="float" office:value="2047" calcext:value-type="float">
            <text:p>2047</text:p>
          </table:table-cell>
          <table:table-cell table:formula="of:=([.C138]-[.C137])/([.A138]-[.A137])" office:value-type="float" office:value="0.485714285714286" calcext:value-type="float">
            <text:p>0.4857142857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91" calcext:value-type="float">
            <text:p>71891</text:p>
          </table:table-cell>
          <table:table-cell office:value-type="string" calcext:value-type="string">
            <text:p><text:s/>2454 rpm </text:p>
          </table:table-cell>
          <table:table-cell table:formula="of:=INT(MID([.B139];1;LEN([.B139])-4))" office:value-type="float" office:value="2454" calcext:value-type="float">
            <text:p>2454</text:p>
          </table:table-cell>
          <table:table-cell table:formula="of:=([.C139]-[.C138])/([.A139]-[.A138])" office:value-type="float" office:value="0.536231884057971" calcext:value-type="float">
            <text:p>0.5362318841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22" calcext:value-type="float">
            <text:p>72022</text:p>
          </table:table-cell>
          <table:table-cell office:value-type="string" calcext:value-type="string">
            <text:p><text:s/>2541 rpm </text:p>
          </table:table-cell>
          <table:table-cell table:formula="of:=INT(MID([.B140];1;LEN([.B140])-4))" office:value-type="float" office:value="2541" calcext:value-type="float">
            <text:p>2541</text:p>
          </table:table-cell>
          <table:table-cell table:formula="of:=([.C140]-[.C139])/([.A140]-[.A139])" office:value-type="float" office:value="0.66412213740458" calcext:value-type="float">
            <text:p>0.6641221374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91" calcext:value-type="float">
            <text:p>72091</text:p>
          </table:table-cell>
          <table:table-cell office:value-type="string" calcext:value-type="string">
            <text:p><text:s/>2597 rpm </text:p>
          </table:table-cell>
          <table:table-cell table:formula="of:=INT(MID([.B141];1;LEN([.B141])-4))" office:value-type="float" office:value="2597" calcext:value-type="float">
            <text:p>2597</text:p>
          </table:table-cell>
          <table:table-cell table:formula="of:=([.C141]-[.C140])/([.A141]-[.A140])" office:value-type="float" office:value="0.811594202898551" calcext:value-type="float">
            <text:p>0.811594202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61" calcext:value-type="float">
            <text:p>72461</text:p>
          </table:table-cell>
          <table:table-cell office:value-type="string" calcext:value-type="string">
            <text:p><text:s/>2822 rpm </text:p>
          </table:table-cell>
          <table:table-cell table:formula="of:=INT(MID([.B142];1;LEN([.B142])-4))" office:value-type="float" office:value="2822" calcext:value-type="float">
            <text:p>2822</text:p>
          </table:table-cell>
          <table:table-cell table:formula="of:=([.C142]-[.C141])/([.A142]-[.A141])" office:value-type="float" office:value="0.608108108108108" calcext:value-type="float">
            <text:p>0.608108108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61" calcext:value-type="float">
            <text:p>72761</text:p>
          </table:table-cell>
          <table:table-cell office:value-type="string" calcext:value-type="string">
            <text:p><text:s/>2947 rpm </text:p>
          </table:table-cell>
          <table:table-cell table:formula="of:=INT(MID([.B143];1;LEN([.B143])-4))" office:value-type="float" office:value="2947" calcext:value-type="float">
            <text:p>2947</text:p>
          </table:table-cell>
          <table:table-cell table:formula="of:=([.C143]-[.C142])/([.A143]-[.A142])" office:value-type="float" office:value="0.416666666666667" calcext:value-type="float">
            <text:p>0.416666666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40" calcext:value-type="float">
            <text:p>73140</text:p>
          </table:table-cell>
          <table:table-cell office:value-type="string" calcext:value-type="string">
            <text:p><text:s/>2954 rpm </text:p>
          </table:table-cell>
          <table:table-cell table:formula="of:=INT(MID([.B144];1;LEN([.B144])-4))" office:value-type="float" office:value="2954" calcext:value-type="float">
            <text:p>2954</text:p>
          </table:table-cell>
          <table:table-cell table:formula="of:=([.C144]-[.C143])/([.A144]-[.A143])" office:value-type="float" office:value="0.0184696569920844" calcext:value-type="float">
            <text:p>0.01846965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10" calcext:value-type="float">
            <text:p>73210</text:p>
          </table:table-cell>
          <table:table-cell office:value-type="string" calcext:value-type="string">
            <text:p><text:s/>2915 rpm </text:p>
          </table:table-cell>
          <table:table-cell table:formula="of:=INT(MID([.B145];1;LEN([.B145])-4))" office:value-type="float" office:value="2915" calcext:value-type="float">
            <text:p>2915</text:p>
          </table:table-cell>
          <table:table-cell table:formula="of:=([.C145]-[.C144])/([.A145]-[.A144])" office:value-type="float" office:value="-0.557142857142857" calcext:value-type="float">
            <text:p>-0.557142857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80" calcext:value-type="float">
            <text:p>73380</text:p>
          </table:table-cell>
          <table:table-cell office:value-type="string" calcext:value-type="string">
            <text:p><text:s/>2815 rpm </text:p>
          </table:table-cell>
          <table:table-cell table:formula="of:=INT(MID([.B146];1;LEN([.B146])-4))" office:value-type="float" office:value="2815" calcext:value-type="float">
            <text:p>2815</text:p>
          </table:table-cell>
          <table:table-cell table:formula="of:=([.C146]-[.C145])/([.A146]-[.A145])" office:value-type="float" office:value="-0.588235294117647" calcext:value-type="float">
            <text:p>-0.588235294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759" calcext:value-type="float">
            <text:p>73759</text:p>
          </table:table-cell>
          <table:table-cell office:value-type="string" calcext:value-type="string">
            <text:p><text:s/>2593 rpm </text:p>
          </table:table-cell>
          <table:table-cell table:formula="of:=INT(MID([.B147];1;LEN([.B147])-4))" office:value-type="float" office:value="2593" calcext:value-type="float">
            <text:p>2593</text:p>
          </table:table-cell>
          <table:table-cell table:formula="of:=([.C147]-[.C146])/([.A147]-[.A146])" office:value-type="float" office:value="-0.585751978891821" calcext:value-type="float">
            <text:p>-0.585751978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819" calcext:value-type="float">
            <text:p>74819</text:p>
          </table:table-cell>
          <table:table-cell office:value-type="string" calcext:value-type="string">
            <text:p><text:s/>2829 rpm </text:p>
          </table:table-cell>
          <table:table-cell table:formula="of:=INT(MID([.B148];1;LEN([.B148])-4))" office:value-type="float" office:value="2829" calcext:value-type="float">
            <text:p>2829</text:p>
          </table:table-cell>
          <table:table-cell table:formula="of:=([.C148]-[.C147])/([.A148]-[.A147])" office:value-type="float" office:value="0.222641509433962" calcext:value-type="float">
            <text:p>0.222641509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<text:s/>2826 rpm </text:p>
          </table:table-cell>
          <table:table-cell table:formula="of:=INT(MID([.B149];1;LEN([.B149])-4))" office:value-type="float" office:value="2826" calcext:value-type="float">
            <text:p>2826</text:p>
          </table:table-cell>
          <table:table-cell table:formula="of:=([.C149]-[.C148])/([.A149]-[.A148])" office:value-type="float" office:value="-0.0149253731343284" calcext:value-type="float">
            <text:p>-0.014925373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68" calcext:value-type="float">
            <text:p>76268</text:p>
          </table:table-cell>
          <table:table-cell office:value-type="string" calcext:value-type="string">
            <text:p><text:s/>2859 rpm </text:p>
          </table:table-cell>
          <table:table-cell table:formula="of:=INT(MID([.B150];1;LEN([.B150])-4))" office:value-type="float" office:value="2859" calcext:value-type="float">
            <text:p>2859</text:p>
          </table:table-cell>
          <table:table-cell table:formula="of:=([.C150]-[.C149])/([.A150]-[.A149])" office:value-type="float" office:value="0.0264423076923077" calcext:value-type="float">
            <text:p>0.026442307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698" calcext:value-type="float">
            <text:p>76698</text:p>
          </table:table-cell>
          <table:table-cell office:value-type="string" calcext:value-type="string">
            <text:p><text:s/>2723 rpm </text:p>
          </table:table-cell>
          <table:table-cell table:formula="of:=INT(MID([.B151];1;LEN([.B151])-4))" office:value-type="float" office:value="2723" calcext:value-type="float">
            <text:p>2723</text:p>
          </table:table-cell>
          <table:table-cell table:formula="of:=([.C151]-[.C150])/([.A151]-[.A150])" office:value-type="float" office:value="-0.316279069767442" calcext:value-type="float">
            <text:p>-0.3162790698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67" calcext:value-type="float">
            <text:p>78167</text:p>
          </table:table-cell>
          <table:table-cell office:value-type="string" calcext:value-type="string">
            <text:p><text:s/>2669 rpm </text:p>
          </table:table-cell>
          <table:table-cell table:formula="of:=INT(MID([.B152];1;LEN([.B152])-4))" office:value-type="float" office:value="2669" calcext:value-type="float">
            <text:p>2669</text:p>
          </table:table-cell>
          <table:table-cell table:formula="of:=([.C152]-[.C151])/([.A152]-[.A151])" office:value-type="float" office:value="-0.0367597004765146" calcext:value-type="float">
            <text:p>-0.036759700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86" calcext:value-type="float">
            <text:p>78986</text:p>
          </table:table-cell>
          <table:table-cell office:value-type="string" calcext:value-type="string">
            <text:p><text:s/>2664 rpm </text:p>
          </table:table-cell>
          <table:table-cell table:formula="of:=INT(MID([.B153];1;LEN([.B153])-4))" office:value-type="float" office:value="2664" calcext:value-type="float">
            <text:p>2664</text:p>
          </table:table-cell>
          <table:table-cell table:formula="of:=([.C153]-[.C152])/([.A153]-[.A152])" office:value-type="float" office:value="-0.0061050061050061" calcext:value-type="float">
            <text:p>-0.006105006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55" calcext:value-type="float">
            <text:p>79955</text:p>
          </table:table-cell>
          <table:table-cell office:value-type="string" calcext:value-type="string">
            <text:p><text:s/>2675 rpm </text:p>
          </table:table-cell>
          <table:table-cell table:formula="of:=INT(MID([.B154];1;LEN([.B154])-4))" office:value-type="float" office:value="2675" calcext:value-type="float">
            <text:p>2675</text:p>
          </table:table-cell>
          <table:table-cell table:formula="of:=([.C154]-[.C153])/([.A154]-[.A153])" office:value-type="float" office:value="0.0113519091847265" calcext:value-type="float">
            <text:p>0.011351909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24" calcext:value-type="float">
            <text:p>80024</text:p>
          </table:table-cell>
          <table:table-cell office:value-type="string" calcext:value-type="string">
            <text:p><text:s/>2677 rpm </text:p>
          </table:table-cell>
          <table:table-cell table:formula="of:=INT(MID([.B155];1;LEN([.B155])-4))" office:value-type="float" office:value="2677" calcext:value-type="float">
            <text:p>2677</text:p>
          </table:table-cell>
          <table:table-cell table:formula="of:=([.C155]-[.C154])/([.A155]-[.A154])" office:value-type="float" office:value="0.0289855072463768" calcext:value-type="float">
            <text:p>0.028985507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76" calcext:value-type="float">
            <text:p>80176</text:p>
          </table:table-cell>
          <table:table-cell office:value-type="string" calcext:value-type="string">
            <text:p><text:s/>2674 rpm </text:p>
          </table:table-cell>
          <table:table-cell table:formula="of:=INT(MID([.B156];1;LEN([.B156])-4))" office:value-type="float" office:value="2674" calcext:value-type="float">
            <text:p>2674</text:p>
          </table:table-cell>
          <table:table-cell table:formula="of:=([.C156]-[.C155])/([.A156]-[.A155])" office:value-type="float" office:value="-0.0197368421052632" calcext:value-type="float">
            <text:p>-0.019736842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34" calcext:value-type="float">
            <text:p>80534</text:p>
          </table:table-cell>
          <table:table-cell office:value-type="string" calcext:value-type="string">
            <text:p><text:s/>2672 rpm </text:p>
          </table:table-cell>
          <table:table-cell table:formula="of:=INT(MID([.B157];1;LEN([.B157])-4))" office:value-type="float" office:value="2672" calcext:value-type="float">
            <text:p>2672</text:p>
          </table:table-cell>
          <table:table-cell table:formula="of:=([.C157]-[.C156])/([.A157]-[.A156])" office:value-type="float" office:value="-0.00558659217877095" calcext:value-type="float">
            <text:p>-0.005586592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85" calcext:value-type="float">
            <text:p>80685</text:p>
          </table:table-cell>
          <table:table-cell office:value-type="string" calcext:value-type="string">
            <text:p><text:s/>2669 rpm </text:p>
          </table:table-cell>
          <table:table-cell table:formula="of:=INT(MID([.B158];1;LEN([.B158])-4))" office:value-type="float" office:value="2669" calcext:value-type="float">
            <text:p>2669</text:p>
          </table:table-cell>
          <table:table-cell table:formula="of:=([.C158]-[.C157])/([.A158]-[.A157])" office:value-type="float" office:value="-0.0198675496688742" calcext:value-type="float">
            <text:p>-0.019867549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33" calcext:value-type="float">
            <text:p>81233</text:p>
          </table:table-cell>
          <table:table-cell office:value-type="string" calcext:value-type="string">
            <text:p><text:s/>2686 rpm </text:p>
          </table:table-cell>
          <table:table-cell table:formula="of:=INT(MID([.B159];1;LEN([.B159])-4))" office:value-type="float" office:value="2686" calcext:value-type="float">
            <text:p>2686</text:p>
          </table:table-cell>
          <table:table-cell table:formula="of:=([.C159]-[.C158])/([.A159]-[.A158])" office:value-type="float" office:value="0.031021897810219" calcext:value-type="float">
            <text:p>0.0310218978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43" calcext:value-type="float">
            <text:p>81843</text:p>
          </table:table-cell>
          <table:table-cell office:value-type="string" calcext:value-type="string">
            <text:p><text:s/>2579 rpm </text:p>
          </table:table-cell>
          <table:table-cell table:formula="of:=INT(MID([.B160];1;LEN([.B160])-4))" office:value-type="float" office:value="2579" calcext:value-type="float">
            <text:p>2579</text:p>
          </table:table-cell>
          <table:table-cell table:formula="of:=([.C160]-[.C159])/([.A160]-[.A159])" office:value-type="float" office:value="-0.175409836065574" calcext:value-type="float">
            <text:p>-0.175409836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12" calcext:value-type="float">
            <text:p>84612</text:p>
          </table:table-cell>
          <table:table-cell office:value-type="string" calcext:value-type="string">
            <text:p><text:s/>1951 rpm </text:p>
          </table:table-cell>
          <table:table-cell table:formula="of:=INT(MID([.B161];1;LEN([.B161])-4))" office:value-type="float" office:value="1951" calcext:value-type="float">
            <text:p>1951</text:p>
          </table:table-cell>
          <table:table-cell table:formula="of:=([.C161]-[.C160])/([.A161]-[.A160])" office:value-type="float" office:value="-0.226796677500903" calcext:value-type="float">
            <text:p>-0.226796677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01" calcext:value-type="float">
            <text:p>85601</text:p>
          </table:table-cell>
          <table:table-cell office:value-type="string" calcext:value-type="string">
            <text:p><text:s/>1951 rpm </text:p>
          </table:table-cell>
          <table:table-cell table:formula="of:=INT(MID([.B162];1;LEN([.B162])-4))" office:value-type="float" office:value="1951" calcext:value-type="float">
            <text:p>1951</text:p>
          </table:table-cell>
          <table:table-cell table:formula="of:=([.C162]-[.C161])/([.A162]-[.A161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71" calcext:value-type="float">
            <text:p>85771</text:p>
          </table:table-cell>
          <table:table-cell office:value-type="string" calcext:value-type="string">
            <text:p><text:s/>1944 rpm </text:p>
          </table:table-cell>
          <table:table-cell table:formula="of:=INT(MID([.B163];1;LEN([.B163])-4))" office:value-type="float" office:value="1944" calcext:value-type="float">
            <text:p>1944</text:p>
          </table:table-cell>
          <table:table-cell table:formula="of:=([.C163]-[.C162])/([.A163]-[.A162])" office:value-type="float" office:value="-0.0411764705882353" calcext:value-type="float">
            <text:p>-0.041176470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40" calcext:value-type="float">
            <text:p>86240</text:p>
          </table:table-cell>
          <table:table-cell office:value-type="string" calcext:value-type="string">
            <text:p><text:s/>1946 rpm </text:p>
          </table:table-cell>
          <table:table-cell table:formula="of:=INT(MID([.B164];1;LEN([.B164])-4))" office:value-type="float" office:value="1946" calcext:value-type="float">
            <text:p>1946</text:p>
          </table:table-cell>
          <table:table-cell table:formula="of:=([.C164]-[.C163])/([.A164]-[.A163])" office:value-type="float" office:value="0.00426439232409382" calcext:value-type="float">
            <text:p>0.004264392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59" calcext:value-type="float">
            <text:p>87059</text:p>
          </table:table-cell>
          <table:table-cell office:value-type="string" calcext:value-type="string">
            <text:p><text:s/>1981 rpm </text:p>
          </table:table-cell>
          <table:table-cell table:formula="of:=INT(MID([.B165];1;LEN([.B165])-4))" office:value-type="float" office:value="1981" calcext:value-type="float">
            <text:p>1981</text:p>
          </table:table-cell>
          <table:table-cell table:formula="of:=([.C165]-[.C164])/([.A165]-[.A164])" office:value-type="float" office:value="0.0427350427350427" calcext:value-type="float">
            <text:p>0.042735042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68" calcext:value-type="float">
            <text:p>88768</text:p>
          </table:table-cell>
          <table:table-cell office:value-type="string" calcext:value-type="string">
            <text:p><text:s/>1958 rpm </text:p>
          </table:table-cell>
          <table:table-cell table:formula="of:=INT(MID([.B166];1;LEN([.B166])-4))" office:value-type="float" office:value="1958" calcext:value-type="float">
            <text:p>1958</text:p>
          </table:table-cell>
          <table:table-cell table:formula="of:=([.C166]-[.C165])/([.A166]-[.A165])" office:value-type="float" office:value="-0.013458162668227" calcext:value-type="float">
            <text:p>-0.013458162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48" calcext:value-type="float">
            <text:p>88848</text:p>
          </table:table-cell>
          <table:table-cell office:value-type="string" calcext:value-type="string">
            <text:p><text:s/>1952 rpm </text:p>
          </table:table-cell>
          <table:table-cell table:formula="of:=INT(MID([.B167];1;LEN([.B167])-4))" office:value-type="float" office:value="1952" calcext:value-type="float">
            <text:p>1952</text:p>
          </table:table-cell>
          <table:table-cell table:formula="of:=([.C167]-[.C166])/([.A167]-[.A166])" office:value-type="float" office:value="-0.075" calcext:value-type="float">
            <text:p>-0.07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97" calcext:value-type="float">
            <text:p>89497</text:p>
          </table:table-cell>
          <table:table-cell office:value-type="string" calcext:value-type="string">
            <text:p><text:s/>1948 rpm </text:p>
          </table:table-cell>
          <table:table-cell table:formula="of:=INT(MID([.B168];1;LEN([.B168])-4))" office:value-type="float" office:value="1948" calcext:value-type="float">
            <text:p>1948</text:p>
          </table:table-cell>
          <table:table-cell table:formula="of:=([.C168]-[.C167])/([.A168]-[.A167])" office:value-type="float" office:value="-0.0061633281972265" calcext:value-type="float">
            <text:p>-0.006163328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97" calcext:value-type="float">
            <text:p>89797</text:p>
          </table:table-cell>
          <table:table-cell office:value-type="string" calcext:value-type="string">
            <text:p><text:s/>1957 rpm </text:p>
          </table:table-cell>
          <table:table-cell table:formula="of:=INT(MID([.B169];1;LEN([.B169])-4))" office:value-type="float" office:value="1957" calcext:value-type="float">
            <text:p>1957</text:p>
          </table:table-cell>
          <table:table-cell table:formula="of:=([.C169]-[.C168])/([.A169]-[.A168])"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87" calcext:value-type="float">
            <text:p>89987</text:p>
          </table:table-cell>
          <table:table-cell office:value-type="string" calcext:value-type="string">
            <text:p><text:s/>1944 rpm </text:p>
          </table:table-cell>
          <table:table-cell table:formula="of:=INT(MID([.B170];1;LEN([.B170])-4))" office:value-type="float" office:value="1944" calcext:value-type="float">
            <text:p>1944</text:p>
          </table:table-cell>
          <table:table-cell table:formula="of:=([.C170]-[.C169])/([.A170]-[.A169])" office:value-type="float" office:value="-0.068421052631579" calcext:value-type="float">
            <text:p>-0.068421052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37" calcext:value-type="float">
            <text:p>90637</text:p>
          </table:table-cell>
          <table:table-cell office:value-type="string" calcext:value-type="string">
            <text:p><text:s/>2503 rpm </text:p>
          </table:table-cell>
          <table:table-cell table:formula="of:=INT(MID([.B171];1;LEN([.B171])-4))" office:value-type="float" office:value="2503" calcext:value-type="float">
            <text:p>2503</text:p>
          </table:table-cell>
          <table:table-cell table:formula="of:=([.C171]-[.C170])/([.A171]-[.A170])" office:value-type="float" office:value="0.86" calcext:value-type="float">
            <text:p>0.86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685" calcext:value-type="float">
            <text:p>92685</text:p>
          </table:table-cell>
          <table:table-cell office:value-type="string" calcext:value-type="string">
            <text:p><text:s/>3047 rpm </text:p>
          </table:table-cell>
          <table:table-cell table:formula="of:=INT(MID([.B172];1;LEN([.B172])-4))" office:value-type="float" office:value="3047" calcext:value-type="float">
            <text:p>3047</text:p>
          </table:table-cell>
          <table:table-cell table:formula="of:=([.C172]-[.C171])/([.A172]-[.A171])" office:value-type="float" office:value="0.265625" calcext:value-type="float">
            <text:p>0.26562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34" calcext:value-type="float">
            <text:p>93734</text:p>
          </table:table-cell>
          <table:table-cell office:value-type="string" calcext:value-type="string">
            <text:p><text:s/>3116 rpm </text:p>
          </table:table-cell>
          <table:table-cell table:formula="of:=INT(MID([.B173];1;LEN([.B173])-4))" office:value-type="float" office:value="3116" calcext:value-type="float">
            <text:p>3116</text:p>
          </table:table-cell>
          <table:table-cell table:formula="of:=([.C173]-[.C172])/([.A173]-[.A172])" office:value-type="float" office:value="0.0657769304099142" calcext:value-type="float">
            <text:p>0.0657769304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54" calcext:value-type="float">
            <text:p>93854</text:p>
          </table:table-cell>
          <table:table-cell office:value-type="string" calcext:value-type="string">
            <text:p><text:s/>3117 rpm </text:p>
          </table:table-cell>
          <table:table-cell table:formula="of:=INT(MID([.B174];1;LEN([.B174])-4))" office:value-type="float" office:value="3117" calcext:value-type="float">
            <text:p>3117</text:p>
          </table:table-cell>
          <table:table-cell table:formula="of:=([.C174]-[.C173])/([.A174]-[.A173])" office:value-type="float" office:value="0.00833333333333333" calcext:value-type="float">
            <text:p>0.0083333333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73" calcext:value-type="float">
            <text:p>94673</text:p>
          </table:table-cell>
          <table:table-cell office:value-type="string" calcext:value-type="string">
            <text:p><text:s/>3122 rpm </text:p>
          </table:table-cell>
          <table:table-cell table:formula="of:=INT(MID([.B175];1;LEN([.B175])-4))" office:value-type="float" office:value="3122" calcext:value-type="float">
            <text:p>3122</text:p>
          </table:table-cell>
          <table:table-cell table:formula="of:=([.C175]-[.C174])/([.A175]-[.A174])" office:value-type="float" office:value="0.0061050061050061" calcext:value-type="float">
            <text:p>0.0061050061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23" calcext:value-type="float">
            <text:p>95623</text:p>
          </table:table-cell>
          <table:table-cell office:value-type="string" calcext:value-type="string">
            <text:p><text:s/>3220 rpm </text:p>
          </table:table-cell>
          <table:table-cell table:formula="of:=INT(MID([.B176];1;LEN([.B176])-4))" office:value-type="float" office:value="3220" calcext:value-type="float">
            <text:p>3220</text:p>
          </table:table-cell>
          <table:table-cell table:formula="of:=([.C176]-[.C175])/([.A176]-[.A175])" office:value-type="float" office:value="0.103157894736842" calcext:value-type="float">
            <text:p>0.1031578947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" calcext:value-type="float">
            <text:p>96082</text:p>
          </table:table-cell>
          <table:table-cell office:value-type="string" calcext:value-type="string">
            <text:p><text:s/>3261 rpm </text:p>
          </table:table-cell>
          <table:table-cell table:formula="of:=INT(MID([.B177];1;LEN([.B177])-4))" office:value-type="float" office:value="3261" calcext:value-type="float">
            <text:p>3261</text:p>
          </table:table-cell>
          <table:table-cell table:formula="of:=([.C177]-[.C176])/([.A177]-[.A176])" office:value-type="float" office:value="0.0893246187363834" calcext:value-type="float">
            <text:p>0.0893246187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22" calcext:value-type="float">
            <text:p>96622</text:p>
          </table:table-cell>
          <table:table-cell office:value-type="string" calcext:value-type="string">
            <text:p><text:s/>3291 rpm </text:p>
          </table:table-cell>
          <table:table-cell table:formula="of:=INT(MID([.B178];1;LEN([.B178])-4))" office:value-type="float" office:value="3291" calcext:value-type="float">
            <text:p>3291</text:p>
          </table:table-cell>
          <table:table-cell table:formula="of:=([.C178]-[.C177])/([.A178]-[.A177])" office:value-type="float" office:value="0.0555555555555556" calcext:value-type="float">
            <text:p>0.0555555556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03" calcext:value-type="float">
            <text:p>96903</text:p>
          </table:table-cell>
          <table:table-cell office:value-type="string" calcext:value-type="string">
            <text:p><text:s/>3310 rpm </text:p>
          </table:table-cell>
          <table:table-cell table:formula="of:=INT(MID([.B179];1;LEN([.B179])-4))" office:value-type="float" office:value="3310" calcext:value-type="float">
            <text:p>3310</text:p>
          </table:table-cell>
          <table:table-cell table:formula="of:=([.C179]-[.C178])/([.A179]-[.A178])" office:value-type="float" office:value="0.0676156583629893" calcext:value-type="float">
            <text:p>0.0676156584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<text:s/>3366 rpm </text:p>
          </table:table-cell>
          <table:table-cell table:formula="of:=INT(MID([.B180];1;LEN([.B180])-4))" office:value-type="float" office:value="3366" calcext:value-type="float">
            <text:p>3366</text:p>
          </table:table-cell>
          <table:table-cell table:formula="of:=([.C180]-[.C179])/([.A180]-[.A179])" office:value-type="float" office:value="0.0267048164043872" calcext:value-type="float">
            <text:p>0.0267048164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340" calcext:value-type="float">
            <text:p>99340</text:p>
          </table:table-cell>
          <table:table-cell office:value-type="string" calcext:value-type="string">
            <text:p><text:s/>3361 rpm </text:p>
          </table:table-cell>
          <table:table-cell table:formula="of:=INT(MID([.B181];1;LEN([.B181])-4))" office:value-type="float" office:value="3361" calcext:value-type="float">
            <text:p>3361</text:p>
          </table:table-cell>
          <table:table-cell table:formula="of:=([.C181]-[.C180])/([.A181]-[.A180])" office:value-type="float" office:value="-0.0147058823529412" calcext:value-type="float">
            <text:p>-0.0147058824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829" calcext:value-type="float">
            <text:p>99829</text:p>
          </table:table-cell>
          <table:table-cell office:value-type="string" calcext:value-type="string">
            <text:p><text:s/>3356 rpm </text:p>
          </table:table-cell>
          <table:table-cell table:formula="of:=INT(MID([.B182];1;LEN([.B182])-4))" office:value-type="float" office:value="3356" calcext:value-type="float">
            <text:p>3356</text:p>
          </table:table-cell>
          <table:table-cell table:formula="of:=([.C182]-[.C181])/([.A182]-[.A181])" office:value-type="float" office:value="-0.0102249488752556" calcext:value-type="float">
            <text:p>-0.0102249489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418" calcext:value-type="float">
            <text:p>100418</text:p>
          </table:table-cell>
          <table:table-cell office:value-type="string" calcext:value-type="string">
            <text:p><text:s/>3356 rpm </text:p>
          </table:table-cell>
          <table:table-cell table:formula="of:=INT(MID([.B183];1;LEN([.B183])-4))" office:value-type="float" office:value="3356" calcext:value-type="float">
            <text:p>3356</text:p>
          </table:table-cell>
          <table:table-cell table:formula="of:=([.C183]-[.C182])/([.A183]-[.A182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688" calcext:value-type="float">
            <text:p>100688</text:p>
          </table:table-cell>
          <table:table-cell office:value-type="string" calcext:value-type="string">
            <text:p><text:s/>3362 rpm </text:p>
          </table:table-cell>
          <table:table-cell table:formula="of:=INT(MID([.B184];1;LEN([.B184])-4))" office:value-type="float" office:value="3362" calcext:value-type="float">
            <text:p>3362</text:p>
          </table:table-cell>
          <table:table-cell table:formula="of:=([.C184]-[.C183])/([.A184]-[.A183])" office:value-type="float" office:value="0.0222222222222222" calcext:value-type="float">
            <text:p>0.022222222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661" calcext:value-type="float">
            <text:p>102661</text:p>
          </table:table-cell>
          <table:table-cell office:value-type="string" calcext:value-type="string">
            <text:p><text:s/>3369 rpm </text:p>
          </table:table-cell>
          <table:table-cell table:formula="of:=INT(MID([.B185];1;LEN([.B185])-4))" office:value-type="float" office:value="3369" calcext:value-type="float">
            <text:p>3369</text:p>
          </table:table-cell>
          <table:table-cell table:formula="of:=([.C185]-[.C184])/([.A185]-[.A184])" office:value-type="float" office:value="0.00354789660415611" calcext:value-type="float">
            <text:p>0.0035478966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743" calcext:value-type="float">
            <text:p>102743</text:p>
          </table:table-cell>
          <table:table-cell office:value-type="string" calcext:value-type="string">
            <text:p><text:s/>3370 rpm </text:p>
          </table:table-cell>
          <table:table-cell table:formula="of:=INT(MID([.B186];1;LEN([.B186])-4))" office:value-type="float" office:value="3370" calcext:value-type="float">
            <text:p>3370</text:p>
          </table:table-cell>
          <table:table-cell table:formula="of:=([.C186]-[.C185])/([.A186]-[.A185])" office:value-type="float" office:value="0.0121951219512195" calcext:value-type="float">
            <text:p>0.01219512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417" calcext:value-type="float">
            <text:p>103417</text:p>
          </table:table-cell>
          <table:table-cell office:value-type="string" calcext:value-type="string">
            <text:p><text:s/>3375 rpm </text:p>
          </table:table-cell>
          <table:table-cell table:formula="of:=INT(MID([.B187];1;LEN([.B187])-4))" office:value-type="float" office:value="3375" calcext:value-type="float">
            <text:p>3375</text:p>
          </table:table-cell>
          <table:table-cell table:formula="of:=([.C187]-[.C186])/([.A187]-[.A186])" office:value-type="float" office:value="0.00741839762611276" calcext:value-type="float">
            <text:p>0.0074183976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424" calcext:value-type="float">
            <text:p>105424</text:p>
          </table:table-cell>
          <table:table-cell office:value-type="string" calcext:value-type="string">
            <text:p><text:s/>3378 rpm </text:p>
          </table:table-cell>
          <table:table-cell table:formula="of:=INT(MID([.B188];1;LEN([.B188])-4))" office:value-type="float" office:value="3378" calcext:value-type="float">
            <text:p>3378</text:p>
          </table:table-cell>
          <table:table-cell table:formula="of:=([.C188]-[.C187])/([.A188]-[.A187])" office:value-type="float" office:value="0.00149476831091181" calcext:value-type="float">
            <text:p>0.0014947683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825" calcext:value-type="float">
            <text:p>105825</text:p>
          </table:table-cell>
          <table:table-cell office:value-type="string" calcext:value-type="string">
            <text:p><text:s/>3375 rpm </text:p>
          </table:table-cell>
          <table:table-cell table:formula="of:=INT(MID([.B189];1;LEN([.B189])-4))" office:value-type="float" office:value="3375" calcext:value-type="float">
            <text:p>3375</text:p>
          </table:table-cell>
          <table:table-cell table:formula="of:=([.C189]-[.C188])/([.A189]-[.A188])" office:value-type="float" office:value="-0.00748129675810474" calcext:value-type="float">
            <text:p>-0.0074812968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894" calcext:value-type="float">
            <text:p>105894</text:p>
          </table:table-cell>
          <table:table-cell office:value-type="string" calcext:value-type="string">
            <text:p><text:s/>3378 rpm </text:p>
          </table:table-cell>
          <table:table-cell table:formula="of:=INT(MID([.B190];1;LEN([.B190])-4))" office:value-type="float" office:value="3378" calcext:value-type="float">
            <text:p>3378</text:p>
          </table:table-cell>
          <table:table-cell table:formula="of:=([.C190]-[.C189])/([.A190]-[.A189])" office:value-type="float" office:value="0.0434782608695652" calcext:value-type="float">
            <text:p>0.0434782609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184" calcext:value-type="float">
            <text:p>106184</text:p>
          </table:table-cell>
          <table:table-cell office:value-type="string" calcext:value-type="string">
            <text:p><text:s/>3380 rpm </text:p>
          </table:table-cell>
          <table:table-cell table:formula="of:=INT(MID([.B191];1;LEN([.B191])-4))" office:value-type="float" office:value="3380" calcext:value-type="float">
            <text:p>3380</text:p>
          </table:table-cell>
          <table:table-cell table:formula="of:=([.C191]-[.C190])/([.A191]-[.A190])" office:value-type="float" office:value="0.00689655172413793" calcext:value-type="float">
            <text:p>0.0068965517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385" calcext:value-type="float">
            <text:p>106385</text:p>
          </table:table-cell>
          <table:table-cell office:value-type="string" calcext:value-type="string">
            <text:p><text:s/>3379 rpm </text:p>
          </table:table-cell>
          <table:table-cell table:formula="of:=INT(MID([.B192];1;LEN([.B192])-4))" office:value-type="float" office:value="3379" calcext:value-type="float">
            <text:p>3379</text:p>
          </table:table-cell>
          <table:table-cell table:formula="of:=([.C192]-[.C191])/([.A192]-[.A191])" office:value-type="float" office:value="-0.00497512437810945" calcext:value-type="float">
            <text:p>-0.0049751244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064" calcext:value-type="float">
            <text:p>107064</text:p>
          </table:table-cell>
          <table:table-cell office:value-type="string" calcext:value-type="string">
            <text:p><text:s/>3374 rpm </text:p>
          </table:table-cell>
          <table:table-cell table:formula="of:=INT(MID([.B193];1;LEN([.B193])-4))" office:value-type="float" office:value="3374" calcext:value-type="float">
            <text:p>3374</text:p>
          </table:table-cell>
          <table:table-cell table:formula="of:=([.C193]-[.C192])/([.A193]-[.A192])" office:value-type="float" office:value="-0.00736377025036819" calcext:value-type="float">
            <text:p>-0.0073637703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683" calcext:value-type="float">
            <text:p>107683</text:p>
          </table:table-cell>
          <table:table-cell office:value-type="string" calcext:value-type="string">
            <text:p><text:s/>3371 rpm </text:p>
          </table:table-cell>
          <table:table-cell table:formula="of:=INT(MID([.B194];1;LEN([.B194])-4))" office:value-type="float" office:value="3371" calcext:value-type="float">
            <text:p>3371</text:p>
          </table:table-cell>
          <table:table-cell table:formula="of:=([.C194]-[.C193])/([.A194]-[.A193])" office:value-type="float" office:value="-0.00484652665589661" calcext:value-type="float">
            <text:p>-0.0048465267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763" calcext:value-type="float">
            <text:p>107763</text:p>
          </table:table-cell>
          <table:table-cell office:value-type="string" calcext:value-type="string">
            <text:p><text:s/>3372 rpm </text:p>
          </table:table-cell>
          <table:table-cell table:formula="of:=INT(MID([.B195];1;LEN([.B195])-4))" office:value-type="float" office:value="3372" calcext:value-type="float">
            <text:p>3372</text:p>
          </table:table-cell>
          <table:table-cell table:formula="of:=([.C195]-[.C194])/([.A195]-[.A194])" office:value-type="float" office:value="0.0125" calcext:value-type="float">
            <text:p>0.0125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083" calcext:value-type="float">
            <text:p>108083</text:p>
          </table:table-cell>
          <table:table-cell office:value-type="string" calcext:value-type="string">
            <text:p><text:s/>3372 rpm </text:p>
          </table:table-cell>
          <table:table-cell table:formula="of:=INT(MID([.B196];1;LEN([.B196])-4))" office:value-type="float" office:value="3372" calcext:value-type="float">
            <text:p>3372</text:p>
          </table:table-cell>
          <table:table-cell table:formula="of:=([.C196]-[.C195])/([.A196]-[.A195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173" calcext:value-type="float">
            <text:p>108173</text:p>
          </table:table-cell>
          <table:table-cell office:value-type="string" calcext:value-type="string">
            <text:p><text:s/>3374 rpm </text:p>
          </table:table-cell>
          <table:table-cell table:formula="of:=INT(MID([.B197];1;LEN([.B197])-4))" office:value-type="float" office:value="3374" calcext:value-type="float">
            <text:p>3374</text:p>
          </table:table-cell>
          <table:table-cell table:formula="of:=([.C197]-[.C196])/([.A197]-[.A196])" office:value-type="float" office:value="0.0222222222222222" calcext:value-type="float">
            <text:p>0.022222222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622" calcext:value-type="float">
            <text:p>108622</text:p>
          </table:table-cell>
          <table:table-cell office:value-type="string" calcext:value-type="string">
            <text:p><text:s/>3376 rpm </text:p>
          </table:table-cell>
          <table:table-cell table:formula="of:=INT(MID([.B198];1;LEN([.B198])-4))" office:value-type="float" office:value="3376" calcext:value-type="float">
            <text:p>3376</text:p>
          </table:table-cell>
          <table:table-cell table:formula="of:=([.C198]-[.C197])/([.A198]-[.A197])" office:value-type="float" office:value="0.0044543429844098" calcext:value-type="float">
            <text:p>0.004454343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763" calcext:value-type="float">
            <text:p>108763</text:p>
          </table:table-cell>
          <table:table-cell office:value-type="string" calcext:value-type="string">
            <text:p><text:s/>3371 rpm </text:p>
          </table:table-cell>
          <table:table-cell table:formula="of:=INT(MID([.B199];1;LEN([.B199])-4))" office:value-type="float" office:value="3371" calcext:value-type="float">
            <text:p>3371</text:p>
          </table:table-cell>
          <table:table-cell table:formula="of:=([.C199]-[.C198])/([.A199]-[.A198])" office:value-type="float" office:value="-0.0354609929078014" calcext:value-type="float">
            <text:p>-0.0354609929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312" calcext:value-type="float">
            <text:p>109312</text:p>
          </table:table-cell>
          <table:table-cell office:value-type="string" calcext:value-type="string">
            <text:p><text:s/>3252 rpm </text:p>
          </table:table-cell>
          <table:table-cell table:formula="of:=INT(MID([.B200];1;LEN([.B200])-4))" office:value-type="float" office:value="3252" calcext:value-type="float">
            <text:p>3252</text:p>
          </table:table-cell>
          <table:table-cell table:formula="of:=([.C200]-[.C199])/([.A200]-[.A199])" office:value-type="float" office:value="-0.216757741347905" calcext:value-type="float">
            <text:p>-0.2167577413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931" calcext:value-type="float">
            <text:p>109931</text:p>
          </table:table-cell>
          <table:table-cell office:value-type="string" calcext:value-type="string">
            <text:p><text:s/>2992 rpm </text:p>
          </table:table-cell>
          <table:table-cell table:formula="of:=INT(MID([.B201];1;LEN([.B201])-4))" office:value-type="float" office:value="2992" calcext:value-type="float">
            <text:p>2992</text:p>
          </table:table-cell>
          <table:table-cell table:formula="of:=([.C201]-[.C200])/([.A201]-[.A200])" office:value-type="float" office:value="-0.420032310177706" calcext:value-type="float">
            <text:p>-0.420032310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131" calcext:value-type="float">
            <text:p>110131</text:p>
          </table:table-cell>
          <table:table-cell office:value-type="string" calcext:value-type="string">
            <text:p><text:s/>2907 rpm </text:p>
          </table:table-cell>
          <table:table-cell table:formula="of:=INT(MID([.B202];1;LEN([.B202])-4))" office:value-type="float" office:value="2907" calcext:value-type="float">
            <text:p>2907</text:p>
          </table:table-cell>
          <table:table-cell table:formula="of:=([.C202]-[.C201])/([.A202]-[.A201])" office:value-type="float" office:value="-0.425" calcext:value-type="float">
            <text:p>-0.42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431" calcext:value-type="float">
            <text:p>110431</text:p>
          </table:table-cell>
          <table:table-cell office:value-type="string" calcext:value-type="string">
            <text:p><text:s/>2818 rpm </text:p>
          </table:table-cell>
          <table:table-cell table:formula="of:=INT(MID([.B203];1;LEN([.B203])-4))" office:value-type="float" office:value="2818" calcext:value-type="float">
            <text:p>2818</text:p>
          </table:table-cell>
          <table:table-cell table:formula="of:=([.C203]-[.C202])/([.A203]-[.A202])" office:value-type="float" office:value="-0.296666666666667" calcext:value-type="float">
            <text:p>-0.296666666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691" calcext:value-type="float">
            <text:p>110691</text:p>
          </table:table-cell>
          <table:table-cell office:value-type="string" calcext:value-type="string">
            <text:p><text:s/>2772 rpm </text:p>
          </table:table-cell>
          <table:table-cell table:formula="of:=INT(MID([.B204];1;LEN([.B204])-4))" office:value-type="float" office:value="2772" calcext:value-type="float">
            <text:p>2772</text:p>
          </table:table-cell>
          <table:table-cell table:formula="of:=([.C204]-[.C203])/([.A204]-[.A203])" office:value-type="float" office:value="-0.176923076923077" calcext:value-type="float">
            <text:p>-0.176923076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390" calcext:value-type="float">
            <text:p>111390</text:p>
          </table:table-cell>
          <table:table-cell office:value-type="string" calcext:value-type="string">
            <text:p><text:s/>2660 rpm </text:p>
          </table:table-cell>
          <table:table-cell table:formula="of:=INT(MID([.B205];1;LEN([.B205])-4))" office:value-type="float" office:value="2660" calcext:value-type="float">
            <text:p>2660</text:p>
          </table:table-cell>
          <table:table-cell table:formula="of:=([.C205]-[.C204])/([.A205]-[.A204])" office:value-type="float" office:value="-0.160228898426323" calcext:value-type="float">
            <text:p>-0.160228898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220" calcext:value-type="float">
            <text:p>112220</text:p>
          </table:table-cell>
          <table:table-cell office:value-type="string" calcext:value-type="string">
            <text:p><text:s/>2701 rpm </text:p>
          </table:table-cell>
          <table:table-cell table:formula="of:=INT(MID([.B206];1;LEN([.B206])-4))" office:value-type="float" office:value="2701" calcext:value-type="float">
            <text:p>2701</text:p>
          </table:table-cell>
          <table:table-cell table:formula="of:=([.C206]-[.C205])/([.A206]-[.A205])" office:value-type="float" office:value="0.0493975903614458" calcext:value-type="float">
            <text:p>0.049397590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740" calcext:value-type="float">
            <text:p>112740</text:p>
          </table:table-cell>
          <table:table-cell office:value-type="string" calcext:value-type="string">
            <text:p><text:s/>2846 rpm </text:p>
          </table:table-cell>
          <table:table-cell table:formula="of:=INT(MID([.B207];1;LEN([.B207])-4))" office:value-type="float" office:value="2846" calcext:value-type="float">
            <text:p>2846</text:p>
          </table:table-cell>
          <table:table-cell table:formula="of:=([.C207]-[.C206])/([.A207]-[.A206])" office:value-type="float" office:value="0.278846153846154" calcext:value-type="float">
            <text:p>0.278846153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889" calcext:value-type="float">
            <text:p>112889</text:p>
          </table:table-cell>
          <table:table-cell office:value-type="string" calcext:value-type="string">
            <text:p><text:s/>2880 rpm </text:p>
          </table:table-cell>
          <table:table-cell table:formula="of:=INT(MID([.B208];1;LEN([.B208])-4))" office:value-type="float" office:value="2880" calcext:value-type="float">
            <text:p>2880</text:p>
          </table:table-cell>
          <table:table-cell table:formula="of:=([.C208]-[.C207])/([.A208]-[.A207])" office:value-type="float" office:value="0.228187919463087" calcext:value-type="float">
            <text:p>0.228187919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059" calcext:value-type="float">
            <text:p>114059</text:p>
          </table:table-cell>
          <table:table-cell office:value-type="string" calcext:value-type="string">
            <text:p><text:s/>2934 rpm </text:p>
          </table:table-cell>
          <table:table-cell table:formula="of:=INT(MID([.B209];1;LEN([.B209])-4))" office:value-type="float" office:value="2934" calcext:value-type="float">
            <text:p>2934</text:p>
          </table:table-cell>
          <table:table-cell table:formula="of:=([.C209]-[.C208])/([.A209]-[.A208])" office:value-type="float" office:value="0.0461538461538462" calcext:value-type="float">
            <text:p>0.046153846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288" calcext:value-type="float">
            <text:p>114288</text:p>
          </table:table-cell>
          <table:table-cell office:value-type="string" calcext:value-type="string">
            <text:p><text:s/>2955 rpm </text:p>
          </table:table-cell>
          <table:table-cell table:formula="of:=INT(MID([.B210];1;LEN([.B210])-4))" office:value-type="float" office:value="2955" calcext:value-type="float">
            <text:p>2955</text:p>
          </table:table-cell>
          <table:table-cell table:formula="of:=([.C210]-[.C209])/([.A210]-[.A209])" office:value-type="float" office:value="0.091703056768559" calcext:value-type="float">
            <text:p>0.091703056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307" calcext:value-type="float">
            <text:p>115307</text:p>
          </table:table-cell>
          <table:table-cell office:value-type="string" calcext:value-type="string">
            <text:p><text:s/>3008 rpm </text:p>
          </table:table-cell>
          <table:table-cell table:formula="of:=INT(MID([.B211];1;LEN([.B211])-4))" office:value-type="float" office:value="3008" calcext:value-type="float">
            <text:p>3008</text:p>
          </table:table-cell>
          <table:table-cell table:formula="of:=([.C211]-[.C210])/([.A211]-[.A210])" office:value-type="float" office:value="0.0520117762512267" calcext:value-type="float">
            <text:p>0.052011776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string" calcext:value-type="string">
            <text:p><text:s/>3016 rpm </text:p>
          </table:table-cell>
          <table:table-cell table:formula="of:=INT(MID([.B212];1;LEN([.B212])-4))" office:value-type="float" office:value="3016" calcext:value-type="float">
            <text:p>3016</text:p>
          </table:table-cell>
          <table:table-cell table:formula="of:=([.C212]-[.C211])/([.A212]-[.A211])" office:value-type="float" office:value="0.1" calcext:value-type="float">
            <text:p>0.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106" calcext:value-type="float">
            <text:p>117106</text:p>
          </table:table-cell>
          <table:table-cell office:value-type="string" calcext:value-type="string">
            <text:p><text:s/>3054 rpm </text:p>
          </table:table-cell>
          <table:table-cell table:formula="of:=INT(MID([.B213];1;LEN([.B213])-4))" office:value-type="float" office:value="3054" calcext:value-type="float">
            <text:p>3054</text:p>
          </table:table-cell>
          <table:table-cell table:formula="of:=([.C213]-[.C212])/([.A213]-[.A212])" office:value-type="float" office:value="0.0221058755090169" calcext:value-type="float">
            <text:p>0.022105875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705" calcext:value-type="float">
            <text:p>117705</text:p>
          </table:table-cell>
          <table:table-cell office:value-type="string" calcext:value-type="string">
            <text:p><text:s/>3056 rpm </text:p>
          </table:table-cell>
          <table:table-cell table:formula="of:=INT(MID([.B214];1;LEN([.B214])-4))" office:value-type="float" office:value="3056" calcext:value-type="float">
            <text:p>3056</text:p>
          </table:table-cell>
          <table:table-cell table:formula="of:=([.C214]-[.C213])/([.A214]-[.A213])" office:value-type="float" office:value="0.00333889816360601" calcext:value-type="float">
            <text:p>0.003338898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264" calcext:value-type="float">
            <text:p>118264</text:p>
          </table:table-cell>
          <table:table-cell office:value-type="string" calcext:value-type="string">
            <text:p><text:s/>3054 rpm </text:p>
          </table:table-cell>
          <table:table-cell table:formula="of:=INT(MID([.B215];1;LEN([.B215])-4))" office:value-type="float" office:value="3054" calcext:value-type="float">
            <text:p>3054</text:p>
          </table:table-cell>
          <table:table-cell table:formula="of:=([.C215]-[.C214])/([.A215]-[.A214])" office:value-type="float" office:value="-0.0035778175313059" calcext:value-type="float">
            <text:p>-0.003577817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814" calcext:value-type="float">
            <text:p>118814</text:p>
          </table:table-cell>
          <table:table-cell office:value-type="string" calcext:value-type="string">
            <text:p><text:s/>3052 rpm </text:p>
          </table:table-cell>
          <table:table-cell table:formula="of:=INT(MID([.B216];1;LEN([.B216])-4))" office:value-type="float" office:value="3052" calcext:value-type="float">
            <text:p>3052</text:p>
          </table:table-cell>
          <table:table-cell table:formula="of:=([.C216]-[.C215])/([.A216]-[.A215])" office:value-type="float" office:value="-0.00363636363636364" calcext:value-type="float">
            <text:p>-0.003636363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965" calcext:value-type="float">
            <text:p>118965</text:p>
          </table:table-cell>
          <table:table-cell office:value-type="string" calcext:value-type="string">
            <text:p><text:s/>3052 rpm </text:p>
          </table:table-cell>
          <table:table-cell table:formula="of:=INT(MID([.B217];1;LEN([.B217])-4))" office:value-type="float" office:value="3052" calcext:value-type="float">
            <text:p>3052</text:p>
          </table:table-cell>
          <table:table-cell table:formula="of:=([.C217]-[.C216])/([.A217]-[.A216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114" calcext:value-type="float">
            <text:p>119114</text:p>
          </table:table-cell>
          <table:table-cell office:value-type="string" calcext:value-type="string">
            <text:p><text:s/>3049 rpm </text:p>
          </table:table-cell>
          <table:table-cell table:formula="of:=INT(MID([.B218];1;LEN([.B218])-4))" office:value-type="float" office:value="3049" calcext:value-type="float">
            <text:p>3049</text:p>
          </table:table-cell>
          <table:table-cell table:formula="of:=([.C218]-[.C217])/([.A218]-[.A217])" office:value-type="float" office:value="-0.0201342281879195" calcext:value-type="float">
            <text:p>-0.020134228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254" calcext:value-type="float">
            <text:p>119254</text:p>
          </table:table-cell>
          <table:table-cell office:value-type="string" calcext:value-type="string">
            <text:p><text:s/>3055 rpm </text:p>
          </table:table-cell>
          <table:table-cell table:formula="of:=INT(MID([.B219];1;LEN([.B219])-4))" office:value-type="float" office:value="3055" calcext:value-type="float">
            <text:p>3055</text:p>
          </table:table-cell>
          <table:table-cell table:formula="of:=([.C219]-[.C218])/([.A219]-[.A218])" office:value-type="float" office:value="0.0428571428571429" calcext:value-type="float">
            <text:p>0.0428571429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654" calcext:value-type="float">
            <text:p>119654</text:p>
          </table:table-cell>
          <table:table-cell office:value-type="string" calcext:value-type="string">
            <text:p><text:s/>3054 rpm </text:p>
          </table:table-cell>
          <table:table-cell table:formula="of:=INT(MID([.B220];1;LEN([.B220])-4))" office:value-type="float" office:value="3054" calcext:value-type="float">
            <text:p>3054</text:p>
          </table:table-cell>
          <table:table-cell table:formula="of:=([.C220]-[.C219])/([.A220]-[.A219])" office:value-type="float" office:value="-0.0025" calcext:value-type="float">
            <text:p>-0.002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073" calcext:value-type="float">
            <text:p>120073</text:p>
          </table:table-cell>
          <table:table-cell office:value-type="string" calcext:value-type="string">
            <text:p><text:s/>3055 rpm </text:p>
          </table:table-cell>
          <table:table-cell table:formula="of:=INT(MID([.B221];1;LEN([.B221])-4))" office:value-type="float" office:value="3055" calcext:value-type="float">
            <text:p>3055</text:p>
          </table:table-cell>
          <table:table-cell table:formula="of:=([.C221]-[.C220])/([.A221]-[.A220])" office:value-type="float" office:value="0.00238663484486874" calcext:value-type="float">
            <text:p>0.002386634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string" calcext:value-type="string">
            <text:p><text:s/>2053 rpm </text:p>
          </table:table-cell>
          <table:table-cell table:formula="of:=INT(MID([.B222];1;LEN([.B222])-4))" office:value-type="float" office:value="2053" calcext:value-type="float">
            <text:p>2053</text:p>
          </table:table-cell>
          <table:table-cell table:formula="of:=([.C222]-[.C221])/([.A222]-[.A221])" office:value-type="float" office:value="-0.31050511310815" calcext:value-type="float">
            <text:p>-0.3105051131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530" calcext:value-type="float">
            <text:p>123530</text:p>
          </table:table-cell>
          <table:table-cell office:value-type="string" calcext:value-type="string">
            <text:p><text:s/>1877 rpm </text:p>
          </table:table-cell>
          <table:table-cell table:formula="of:=INT(MID([.B223];1;LEN([.B223])-4))" office:value-type="float" office:value="1877" calcext:value-type="float">
            <text:p>1877</text:p>
          </table:table-cell>
          <table:table-cell table:formula="of:=([.C223]-[.C222])/([.A223]-[.A222])" office:value-type="float" office:value="-0.765217391304348" calcext:value-type="float">
            <text:p>-0.765217391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701" calcext:value-type="float">
            <text:p>123701</text:p>
          </table:table-cell>
          <table:table-cell office:value-type="string" calcext:value-type="string">
            <text:p><text:s/>1776 rpm </text:p>
          </table:table-cell>
          <table:table-cell table:formula="of:=INT(MID([.B224];1;LEN([.B224])-4))" office:value-type="float" office:value="1776" calcext:value-type="float">
            <text:p>1776</text:p>
          </table:table-cell>
          <table:table-cell table:formula="of:=([.C224]-[.C223])/([.A224]-[.A223])" office:value-type="float" office:value="-0.590643274853801" calcext:value-type="float">
            <text:p>-0.5906432749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930" calcext:value-type="float">
            <text:p>123930</text:p>
          </table:table-cell>
          <table:table-cell office:value-type="string" calcext:value-type="string">
            <text:p><text:s/>1668 rpm </text:p>
          </table:table-cell>
          <table:table-cell table:formula="of:=INT(MID([.B225];1;LEN([.B225])-4))" office:value-type="float" office:value="1668" calcext:value-type="float">
            <text:p>1668</text:p>
          </table:table-cell>
          <table:table-cell table:formula="of:=([.C225]-[.C224])/([.A225]-[.A224])" office:value-type="float" office:value="-0.471615720524017" calcext:value-type="float">
            <text:p>-0.471615720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string" calcext:value-type="string">
            <text:p><text:s/>1636 rpm </text:p>
          </table:table-cell>
          <table:table-cell table:formula="of:=INT(MID([.B226];1;LEN([.B226])-4))" office:value-type="float" office:value="1636" calcext:value-type="float">
            <text:p>1636</text:p>
          </table:table-cell>
          <table:table-cell table:formula="of:=([.C226]-[.C225])/([.A226]-[.A225])" office:value-type="float" office:value="-0.457142857142857" calcext:value-type="float">
            <text:p>-0.4571428571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090" calcext:value-type="float">
            <text:p>124090</text:p>
          </table:table-cell>
          <table:table-cell office:value-type="string" calcext:value-type="string">
            <text:p><text:s/>1607 rpm </text:p>
          </table:table-cell>
          <table:table-cell table:formula="of:=INT(MID([.B227];1;LEN([.B227])-4))" office:value-type="float" office:value="1607" calcext:value-type="float">
            <text:p>1607</text:p>
          </table:table-cell>
          <table:table-cell table:formula="of:=([.C227]-[.C226])/([.A227]-[.A226])" office:value-type="float" office:value="-0.322222222222222" calcext:value-type="float">
            <text:p>-0.322222222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160" calcext:value-type="float">
            <text:p>124160</text:p>
          </table:table-cell>
          <table:table-cell office:value-type="string" calcext:value-type="string">
            <text:p><text:s/>1566 rpm </text:p>
          </table:table-cell>
          <table:table-cell table:formula="of:=INT(MID([.B228];1;LEN([.B228])-4))" office:value-type="float" office:value="1566" calcext:value-type="float">
            <text:p>1566</text:p>
          </table:table-cell>
          <table:table-cell table:formula="of:=([.C228]-[.C227])/([.A228]-[.A227])" office:value-type="float" office:value="-0.585714285714286" calcext:value-type="float">
            <text:p>-0.5857142857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230" calcext:value-type="float">
            <text:p>124230</text:p>
          </table:table-cell>
          <table:table-cell office:value-type="string" calcext:value-type="string">
            <text:p><text:s/>1551 rpm </text:p>
          </table:table-cell>
          <table:table-cell table:formula="of:=INT(MID([.B229];1;LEN([.B229])-4))" office:value-type="float" office:value="1551" calcext:value-type="float">
            <text:p>1551</text:p>
          </table:table-cell>
          <table:table-cell table:formula="of:=([.C229]-[.C228])/([.A229]-[.A228])" office:value-type="float" office:value="-0.214285714285714" calcext:value-type="float">
            <text:p>-0.214285714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300" calcext:value-type="float">
            <text:p>124300</text:p>
          </table:table-cell>
          <table:table-cell office:value-type="string" calcext:value-type="string">
            <text:p><text:s/>1533 rpm </text:p>
          </table:table-cell>
          <table:table-cell table:formula="of:=INT(MID([.B230];1;LEN([.B230])-4))" office:value-type="float" office:value="1533" calcext:value-type="float">
            <text:p>1533</text:p>
          </table:table-cell>
          <table:table-cell table:formula="of:=([.C230]-[.C229])/([.A230]-[.A229])" office:value-type="float" office:value="-0.257142857142857" calcext:value-type="float">
            <text:p>-0.2571428571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460" calcext:value-type="float">
            <text:p>124460</text:p>
          </table:table-cell>
          <table:table-cell office:value-type="string" calcext:value-type="string">
            <text:p><text:s/>1450 rpm </text:p>
          </table:table-cell>
          <table:table-cell table:formula="of:=INT(MID([.B231];1;LEN([.B231])-4))" office:value-type="float" office:value="1450" calcext:value-type="float">
            <text:p>1450</text:p>
          </table:table-cell>
          <table:table-cell table:formula="of:=([.C231]-[.C230])/([.A231]-[.A230])" office:value-type="float" office:value="-0.51875" calcext:value-type="float">
            <text:p>-0.5187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530" calcext:value-type="float">
            <text:p>124530</text:p>
          </table:table-cell>
          <table:table-cell office:value-type="string" calcext:value-type="string">
            <text:p><text:s/>1410 rpm </text:p>
          </table:table-cell>
          <table:table-cell table:formula="of:=INT(MID([.B232];1;LEN([.B232])-4))" office:value-type="float" office:value="1410" calcext:value-type="float">
            <text:p>1410</text:p>
          </table:table-cell>
          <table:table-cell table:formula="of:=([.C232]-[.C231])/([.A232]-[.A231])" office:value-type="float" office:value="-0.571428571428571" calcext:value-type="float">
            <text:p>-0.5714285714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169" calcext:value-type="float">
            <text:p>125169</text:p>
          </table:table-cell>
          <table:table-cell office:value-type="string" calcext:value-type="string">
            <text:p><text:s/>964 rpm </text:p>
          </table:table-cell>
          <table:table-cell table:formula="of:=INT(MID([.B233];1;LEN([.B233])-4))" office:value-type="float" office:value="964" calcext:value-type="float">
            <text:p>964</text:p>
          </table:table-cell>
          <table:table-cell table:formula="of:=([.C233]-[.C232])/([.A233]-[.A232])" office:value-type="float" office:value="-0.697965571205008" calcext:value-type="float">
            <text:p>-0.697965571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219" calcext:value-type="float">
            <text:p>126219</text:p>
          </table:table-cell>
          <table:table-cell office:value-type="string" calcext:value-type="string">
            <text:p><text:s/>713 rpm </text:p>
          </table:table-cell>
          <table:table-cell table:formula="of:=INT(MID([.B234];1;LEN([.B234])-4))" office:value-type="float" office:value="713" calcext:value-type="float">
            <text:p>713</text:p>
          </table:table-cell>
          <table:table-cell table:formula="of:=([.C234]-[.C233])/([.A234]-[.A233])" office:value-type="float" office:value="-0.239047619047619" calcext:value-type="float">
            <text:p>-0.23904761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698" calcext:value-type="float">
            <text:p>126698</text:p>
          </table:table-cell>
          <table:table-cell office:value-type="string" calcext:value-type="string">
            <text:p><text:s/>785 rpm </text:p>
          </table:table-cell>
          <table:table-cell table:formula="of:=INT(MID([.B235];1;LEN([.B235])-4))" office:value-type="float" office:value="785" calcext:value-type="float">
            <text:p>785</text:p>
          </table:table-cell>
          <table:table-cell table:formula="of:=([.C235]-[.C234])/([.A235]-[.A234])" office:value-type="float" office:value="0.150313152400835" calcext:value-type="float">
            <text:p>0.150313152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328" calcext:value-type="float">
            <text:p>127328</text:p>
          </table:table-cell>
          <table:table-cell office:value-type="string" calcext:value-type="string">
            <text:p><text:s/>722 rpm </text:p>
          </table:table-cell>
          <table:table-cell table:formula="of:=INT(MID([.B236];1;LEN([.B236])-4))" office:value-type="float" office:value="722" calcext:value-type="float">
            <text:p>722</text:p>
          </table:table-cell>
          <table:table-cell table:formula="of:=([.C236]-[.C235])/([.A236]-[.A235])" office:value-type="float" office:value="-0.1" calcext:value-type="float">
            <text:p>-0.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175" calcext:value-type="float">
            <text:p>129175</text:p>
          </table:table-cell>
          <table:table-cell office:value-type="string" calcext:value-type="string">
            <text:p><text:s/>751 rpm </text:p>
          </table:table-cell>
          <table:table-cell table:formula="of:=INT(MID([.B237];1;LEN([.B237])-4))" office:value-type="float" office:value="751" calcext:value-type="float">
            <text:p>751</text:p>
          </table:table-cell>
          <table:table-cell table:formula="of:=([.C237]-[.C236])/([.A237]-[.A236])" office:value-type="float" office:value="0.0157011369788847" calcext:value-type="float">
            <text:p>0.01570113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626" calcext:value-type="float">
            <text:p>129626</text:p>
          </table:table-cell>
          <table:table-cell office:value-type="string" calcext:value-type="string">
            <text:p><text:s/>713 rpm </text:p>
          </table:table-cell>
          <table:table-cell table:formula="of:=INT(MID([.B238];1;LEN([.B238])-4))" office:value-type="float" office:value="713" calcext:value-type="float">
            <text:p>713</text:p>
          </table:table-cell>
          <table:table-cell table:formula="of:=([.C238]-[.C237])/([.A238]-[.A237])" office:value-type="float" office:value="-0.0842572062084257" calcext:value-type="float">
            <text:p>-0.084257206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984" calcext:value-type="float">
            <text:p>130984</text:p>
          </table:table-cell>
          <table:table-cell office:value-type="string" calcext:value-type="string">
            <text:p><text:s/>641 rpm </text:p>
          </table:table-cell>
          <table:table-cell table:formula="of:=INT(MID([.B239];1;LEN([.B239])-4))" office:value-type="float" office:value="641" calcext:value-type="float">
            <text:p>641</text:p>
          </table:table-cell>
          <table:table-cell table:formula="of:=([.C239]-[.C238])/([.A239]-[.A238])" office:value-type="float" office:value="-0.053019145802651" calcext:value-type="float">
            <text:p>-0.0530191458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724" calcext:value-type="float">
            <text:p>131724</text:p>
          </table:table-cell>
          <table:table-cell office:value-type="string" calcext:value-type="string">
            <text:p><text:s/>708 rpm </text:p>
          </table:table-cell>
          <table:table-cell table:formula="of:=INT(MID([.B240];1;LEN([.B240])-4))" office:value-type="float" office:value="708" calcext:value-type="float">
            <text:p>708</text:p>
          </table:table-cell>
          <table:table-cell table:formula="of:=([.C240]-[.C239])/([.A240]-[.A239])" office:value-type="float" office:value="0.0905405405405405" calcext:value-type="float">
            <text:p>0.090540540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193" calcext:value-type="float">
            <text:p>132193</text:p>
          </table:table-cell>
          <table:table-cell office:value-type="string" calcext:value-type="string">
            <text:p><text:s/>701 rpm </text:p>
          </table:table-cell>
          <table:table-cell table:formula="of:=INT(MID([.B241];1;LEN([.B241])-4))" office:value-type="float" office:value="701" calcext:value-type="float">
            <text:p>701</text:p>
          </table:table-cell>
          <table:table-cell table:formula="of:=([.C241]-[.C240])/([.A241]-[.A240])" office:value-type="float" office:value="-0.0149253731343284" calcext:value-type="float">
            <text:p>-0.014925373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43" calcext:value-type="float">
            <text:p>132943</text:p>
          </table:table-cell>
          <table:table-cell office:value-type="string" calcext:value-type="string">
            <text:p><text:s/>680 rpm </text:p>
          </table:table-cell>
          <table:table-cell table:formula="of:=INT(MID([.B242];1;LEN([.B242])-4))" office:value-type="float" office:value="680" calcext:value-type="float">
            <text:p>680</text:p>
          </table:table-cell>
          <table:table-cell table:formula="of:=([.C242]-[.C241])/([.A242]-[.A241])" office:value-type="float" office:value="-0.028" calcext:value-type="float">
            <text:p>-0.028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string" calcext:value-type="string">
            <text:p><text:s/>679 rpm </text:p>
          </table:table-cell>
          <table:table-cell table:formula="of:=INT(MID([.B243];1;LEN([.B243])-4))" office:value-type="float" office:value="679" calcext:value-type="float">
            <text:p>679</text:p>
          </table:table-cell>
          <table:table-cell table:formula="of:=([.C243]-[.C242])/([.A243]-[.A242])" office:value-type="float" office:value="-0.00285714285714286" calcext:value-type="float">
            <text:p>-0.002857142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42" calcext:value-type="float">
            <text:p>133942</text:p>
          </table:table-cell>
          <table:table-cell office:value-type="string" calcext:value-type="string">
            <text:p><text:s/>694 rpm </text:p>
          </table:table-cell>
          <table:table-cell table:formula="of:=INT(MID([.B244];1;LEN([.B244])-4))" office:value-type="float" office:value="694" calcext:value-type="float">
            <text:p>694</text:p>
          </table:table-cell>
          <table:table-cell table:formula="of:=([.C244]-[.C243])/([.A244]-[.A243])" office:value-type="float" office:value="0.0231124807395994" calcext:value-type="float">
            <text:p>0.023112480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292" calcext:value-type="float">
            <text:p>134292</text:p>
          </table:table-cell>
          <table:table-cell office:value-type="string" calcext:value-type="string">
            <text:p><text:s/>692 rpm </text:p>
          </table:table-cell>
          <table:table-cell table:formula="of:=INT(MID([.B245];1;LEN([.B245])-4))" office:value-type="float" office:value="692" calcext:value-type="float">
            <text:p>692</text:p>
          </table:table-cell>
          <table:table-cell table:formula="of:=([.C245]-[.C244])/([.A245]-[.A244])" office:value-type="float" office:value="-0.00571428571428571" calcext:value-type="float">
            <text:p>-0.005714285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71" calcext:value-type="float">
            <text:p>134771</text:p>
          </table:table-cell>
          <table:table-cell office:value-type="string" calcext:value-type="string">
            <text:p><text:s/>694 rpm </text:p>
          </table:table-cell>
          <table:table-cell table:formula="of:=INT(MID([.B246];1;LEN([.B246])-4))" office:value-type="float" office:value="694" calcext:value-type="float">
            <text:p>694</text:p>
          </table:table-cell>
          <table:table-cell table:formula="of:=([.C246]-[.C245])/([.A246]-[.A245])" office:value-type="float" office:value="0.00417536534446764" calcext:value-type="float">
            <text:p>0.004175365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961" calcext:value-type="float">
            <text:p>134961</text:p>
          </table:table-cell>
          <table:table-cell office:value-type="string" calcext:value-type="string">
            <text:p><text:s/>693 rpm </text:p>
          </table:table-cell>
          <table:table-cell table:formula="of:=INT(MID([.B247];1;LEN([.B247])-4))" office:value-type="float" office:value="693" calcext:value-type="float">
            <text:p>693</text:p>
          </table:table-cell>
          <table:table-cell table:formula="of:=([.C247]-[.C246])/([.A247]-[.A246])" office:value-type="float" office:value="-0.00526315789473684" calcext:value-type="float">
            <text:p>-0.005263157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481" calcext:value-type="float">
            <text:p>135481</text:p>
          </table:table-cell>
          <table:table-cell office:value-type="string" calcext:value-type="string">
            <text:p><text:s/>692 rpm </text:p>
          </table:table-cell>
          <table:table-cell table:formula="of:=INT(MID([.B248];1;LEN([.B248])-4))" office:value-type="float" office:value="692" calcext:value-type="float">
            <text:p>692</text:p>
          </table:table-cell>
          <table:table-cell table:formula="of:=([.C248]-[.C247])/([.A248]-[.A247])" office:value-type="float" office:value="-0.00192307692307692" calcext:value-type="float">
            <text:p>-0.001923076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90" calcext:value-type="float">
            <text:p>135590</text:p>
          </table:table-cell>
          <table:table-cell office:value-type="string" calcext:value-type="string">
            <text:p><text:s/>692 rpm </text:p>
          </table:table-cell>
          <table:table-cell table:formula="of:=INT(MID([.B249];1;LEN([.B249])-4))" office:value-type="float" office:value="692" calcext:value-type="float">
            <text:p>692</text:p>
          </table:table-cell>
          <table:table-cell table:formula="of:=([.C249]-[.C248])/([.A249]-[.A248]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811" calcext:value-type="float">
            <text:p>135811</text:p>
          </table:table-cell>
          <table:table-cell office:value-type="string" calcext:value-type="string">
            <text:p><text:s/>691 rpm </text:p>
          </table:table-cell>
          <table:table-cell table:formula="of:=INT(MID([.B250];1;LEN([.B250])-4))" office:value-type="float" office:value="691" calcext:value-type="float">
            <text:p>691</text:p>
          </table:table-cell>
          <table:table-cell table:formula="of:=([.C250]-[.C249])/([.A250]-[.A249])" office:value-type="float" office:value="-0.00452488687782805" calcext:value-type="float">
            <text:p>-0.004524886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RPMness</text:p>
          </table:table-cell>
          <table:table-cell office:value-type="string" calcext:value-type="string">
            <text:p><text:s/>AID</text:p>
          </table:table-cell>
          <table:table-cell office:value-type="string" calcext:value-type="string">
            <text:p><text:s/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string" calcext:value-type="string">
            <text:p><text:s/>701 rpm </text:p>
          </table:table-cell>
          <table:table-cell table:formula="of:=INT(MID([.B2];1;LEN([.B2])-4))"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<text:s/>699 rpm </text:p>
          </table:table-cell>
          <table:table-cell table:formula="of:=INT(MID([.B3];1;LEN([.B3])-4))" office:value-type="float" office:value="699" calcext:value-type="float">
            <text:p>69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string" calcext:value-type="string">
            <text:p><text:s/>702 rpm </text:p>
          </table:table-cell>
          <table:table-cell table:formula="of:=INT(MID([.B4];1;LEN([.B4])-4))" office:value-type="float" office:value="702" calcext:value-type="float">
            <text:p>702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string" calcext:value-type="string">
            <text:p><text:s/>702 rpm </text:p>
          </table:table-cell>
          <table:table-cell table:formula="of:=INT(MID([.B5];1;LEN([.B5])-4))"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string" calcext:value-type="string">
            <text:p><text:s/>701 rpm </text:p>
          </table:table-cell>
          <table:table-cell table:formula="of:=INT(MID([.B6];1;LEN([.B6])-4))"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string" calcext:value-type="string">
            <text:p><text:s/>703 rpm </text:p>
          </table:table-cell>
          <table:table-cell table:formula="of:=INT(MID([.B7];1;LEN([.B7])-4))"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string" calcext:value-type="string">
            <text:p><text:s/>775 rpm </text:p>
          </table:table-cell>
          <table:table-cell table:formula="of:=INT(MID([.B8];1;LEN([.B8])-4))" office:value-type="float" office:value="775" calcext:value-type="float">
            <text:p>77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<text:s/>1722 rpm </text:p>
          </table:table-cell>
          <table:table-cell table:formula="of:=INT(MID([.B9];1;LEN([.B9])-4))" office:value-type="float" office:value="1722" calcext:value-type="float">
            <text:p>172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string" calcext:value-type="string">
            <text:p><text:s/>1846 rpm </text:p>
          </table:table-cell>
          <table:table-cell table:formula="of:=INT(MID([.B10];1;LEN([.B10])-4))" office:value-type="float" office:value="1846" calcext:value-type="float">
            <text:p>184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string" calcext:value-type="string">
            <text:p><text:s/>1949 rpm </text:p>
          </table:table-cell>
          <table:table-cell table:formula="of:=INT(MID([.B11];1;LEN([.B11])-4))" office:value-type="float" office:value="1949" calcext:value-type="float">
            <text:p>194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string" calcext:value-type="string">
            <text:p><text:s/>2061 rpm </text:p>
          </table:table-cell>
          <table:table-cell table:formula="of:=INT(MID([.B12];1;LEN([.B12])-4))" office:value-type="float" office:value="2061" calcext:value-type="float">
            <text:p>206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<text:s/>2302 rpm </text:p>
          </table:table-cell>
          <table:table-cell table:formula="of:=INT(MID([.B13];1;LEN([.B13])-4))" office:value-type="float" office:value="2302" calcext:value-type="float">
            <text:p>230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<text:s/>3015 rpm </text:p>
          </table:table-cell>
          <table:table-cell table:formula="of:=INT(MID([.B14];1;LEN([.B14])-4))" office:value-type="float" office:value="3015" calcext:value-type="float">
            <text:p>3015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<text:s/>2983 rpm </text:p>
          </table:table-cell>
          <table:table-cell table:formula="of:=INT(MID([.B15];1;LEN([.B15])-4))" office:value-type="float" office:value="2983" calcext:value-type="float">
            <text:p>298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string" calcext:value-type="string">
            <text:p><text:s/>2922 rpm </text:p>
          </table:table-cell>
          <table:table-cell table:formula="of:=INT(MID([.B16];1;LEN([.B16])-4))" office:value-type="float" office:value="2922" calcext:value-type="float">
            <text:p>292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<text:s/>2685 rpm </text:p>
          </table:table-cell>
          <table:table-cell table:formula="of:=INT(MID([.B17];1;LEN([.B17])-4))" office:value-type="float" office:value="2685" calcext:value-type="float">
            <text:p>268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4" calcext:value-type="float">
            <text:p>10764</text:p>
          </table:table-cell>
          <table:table-cell office:value-type="string" calcext:value-type="string">
            <text:p><text:s/>2583 rpm </text:p>
          </table:table-cell>
          <table:table-cell table:formula="of:=INT(MID([.B18];1;LEN([.B18])-4))" office:value-type="float" office:value="2583" calcext:value-type="float">
            <text:p>258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<text:s/>2586 rpm </text:p>
          </table:table-cell>
          <table:table-cell table:formula="of:=INT(MID([.B19];1;LEN([.B19])-4))" office:value-type="float" office:value="2586" calcext:value-type="float">
            <text:p>258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<text:s/>2626 rpm </text:p>
          </table:table-cell>
          <table:table-cell table:formula="of:=INT(MID([.B20];1;LEN([.B20])-4))" office:value-type="float" office:value="2626" calcext:value-type="float">
            <text:p>2626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<text:s/>2689 rpm </text:p>
          </table:table-cell>
          <table:table-cell table:formula="of:=INT(MID([.B21];1;LEN([.B21])-4))" office:value-type="float" office:value="2689" calcext:value-type="float">
            <text:p>2689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<text:s/>2761 rpm </text:p>
          </table:table-cell>
          <table:table-cell table:formula="of:=INT(MID([.B22];1;LEN([.B22])-4))" office:value-type="float" office:value="2761" calcext:value-type="float">
            <text:p>276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<text:s/>2799 rpm </text:p>
          </table:table-cell>
          <table:table-cell table:formula="of:=INT(MID([.B23];1;LEN([.B23])-4))" office:value-type="float" office:value="2799" calcext:value-type="float">
            <text:p>27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7" calcext:value-type="float">
            <text:p>11587</text:p>
          </table:table-cell>
          <table:table-cell office:value-type="string" calcext:value-type="string">
            <text:p><text:s/>2840 rpm </text:p>
          </table:table-cell>
          <table:table-cell table:formula="of:=INT(MID([.B24];1;LEN([.B24])-4))" office:value-type="float" office:value="2840" calcext:value-type="float">
            <text:p>284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string" calcext:value-type="string">
            <text:p><text:s/>2868 rpm </text:p>
          </table:table-cell>
          <table:table-cell table:formula="of:=INT(MID([.B25];1;LEN([.B25])-4))" office:value-type="float" office:value="2868" calcext:value-type="float">
            <text:p>2868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string" calcext:value-type="string">
            <text:p><text:s/>2885 rpm </text:p>
          </table:table-cell>
          <table:table-cell table:formula="of:=INT(MID([.B26];1;LEN([.B26])-4))" office:value-type="float" office:value="2885" calcext:value-type="float">
            <text:p>28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string" calcext:value-type="string">
            <text:p><text:s/>2899 rpm </text:p>
          </table:table-cell>
          <table:table-cell table:formula="of:=INT(MID([.B27];1;LEN([.B27])-4))" office:value-type="float" office:value="2899" calcext:value-type="float">
            <text:p>28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2" calcext:value-type="float">
            <text:p>12072</text:p>
          </table:table-cell>
          <table:table-cell office:value-type="string" calcext:value-type="string">
            <text:p><text:s/>2933 rpm </text:p>
          </table:table-cell>
          <table:table-cell table:formula="of:=INT(MID([.B28];1;LEN([.B28])-4))" office:value-type="float" office:value="2933" calcext:value-type="float">
            <text:p>293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<text:s/>2941 rpm </text:p>
          </table:table-cell>
          <table:table-cell table:formula="of:=INT(MID([.B29];1;LEN([.B29])-4))" office:value-type="float" office:value="2941" calcext:value-type="float">
            <text:p>294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string" calcext:value-type="string">
            <text:p><text:s/>2978 rpm </text:p>
          </table:table-cell>
          <table:table-cell table:formula="of:=INT(MID([.B30];1;LEN([.B30])-4))" office:value-type="float" office:value="2978" calcext:value-type="float">
            <text:p>29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<text:s/>2986 rpm </text:p>
          </table:table-cell>
          <table:table-cell table:formula="of:=INT(MID([.B31];1;LEN([.B31])-4))" office:value-type="float" office:value="2986" calcext:value-type="float">
            <text:p>298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string" calcext:value-type="string">
            <text:p><text:s/>2991 rpm </text:p>
          </table:table-cell>
          <table:table-cell table:formula="of:=INT(MID([.B32];1;LEN([.B32])-4))" office:value-type="float" office:value="2991" calcext:value-type="float">
            <text:p>299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string" calcext:value-type="string">
            <text:p><text:s/>2994 rpm </text:p>
          </table:table-cell>
          <table:table-cell table:formula="of:=INT(MID([.B33];1;LEN([.B33])-4))" office:value-type="float" office:value="2994" calcext:value-type="float">
            <text:p>299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string" calcext:value-type="string">
            <text:p><text:s/>3003 rpm </text:p>
          </table:table-cell>
          <table:table-cell table:formula="of:=INT(MID([.B34];1;LEN([.B34])-4))" office:value-type="float" office:value="3003" calcext:value-type="float">
            <text:p>300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1" calcext:value-type="float">
            <text:p>13421</text:p>
          </table:table-cell>
          <table:table-cell office:value-type="string" calcext:value-type="string">
            <text:p><text:s/>3007 rpm </text:p>
          </table:table-cell>
          <table:table-cell table:formula="of:=INT(MID([.B35];1;LEN([.B35])-4))" office:value-type="float" office:value="3007" calcext:value-type="float">
            <text:p>300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string" calcext:value-type="string">
            <text:p><text:s/>3021 rpm </text:p>
          </table:table-cell>
          <table:table-cell table:formula="of:=INT(MID([.B36];1;LEN([.B36])-4))" office:value-type="float" office:value="3021" calcext:value-type="float">
            <text:p>302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2" calcext:value-type="float">
            <text:p>13982</text:p>
          </table:table-cell>
          <table:table-cell office:value-type="string" calcext:value-type="string">
            <text:p><text:s/>3025 rpm </text:p>
          </table:table-cell>
          <table:table-cell table:formula="of:=INT(MID([.B37];1;LEN([.B37])-4))" office:value-type="float" office:value="3025" calcext:value-type="float">
            <text:p>302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string" calcext:value-type="string">
            <text:p><text:s/>3028 rpm </text:p>
          </table:table-cell>
          <table:table-cell table:formula="of:=INT(MID([.B38];1;LEN([.B38])-4))" office:value-type="float" office:value="3028" calcext:value-type="float">
            <text:p>302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string" calcext:value-type="string">
            <text:p><text:s/>3032 rpm </text:p>
          </table:table-cell>
          <table:table-cell table:formula="of:=INT(MID([.B39];1;LEN([.B39])-4))" office:value-type="float" office:value="3032" calcext:value-type="float">
            <text:p>303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<text:s/>3038 rpm </text:p>
          </table:table-cell>
          <table:table-cell table:formula="of:=INT(MID([.B40];1;LEN([.B40])-4))" office:value-type="float" office:value="3038" calcext:value-type="float">
            <text:p>303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<text:s/>3043 rpm </text:p>
          </table:table-cell>
          <table:table-cell table:formula="of:=INT(MID([.B41];1;LEN([.B41])-4))" office:value-type="float" office:value="3043" calcext:value-type="float">
            <text:p>304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string" calcext:value-type="string">
            <text:p><text:s/>3043 rpm </text:p>
          </table:table-cell>
          <table:table-cell table:formula="of:=INT(MID([.B42];1;LEN([.B42])-4))" office:value-type="float" office:value="3043" calcext:value-type="float">
            <text:p>3043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string" calcext:value-type="string">
            <text:p><text:s/>3048 rpm </text:p>
          </table:table-cell>
          <table:table-cell table:formula="of:=INT(MID([.B43];1;LEN([.B43])-4))" office:value-type="float" office:value="3048" calcext:value-type="float">
            <text:p>304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string" calcext:value-type="string">
            <text:p><text:s/>3054 rpm </text:p>
          </table:table-cell>
          <table:table-cell table:formula="of:=INT(MID([.B44];1;LEN([.B44])-4))" office:value-type="float" office:value="3054" calcext:value-type="float">
            <text:p>305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string" calcext:value-type="string">
            <text:p><text:s/>3055 rpm </text:p>
          </table:table-cell>
          <table:table-cell table:formula="of:=INT(MID([.B45];1;LEN([.B45])-4))" office:value-type="float" office:value="3055" calcext:value-type="float">
            <text:p>305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string" calcext:value-type="string">
            <text:p><text:s/>3055 rpm </text:p>
          </table:table-cell>
          <table:table-cell table:formula="of:=INT(MID([.B46];1;LEN([.B46])-4))" office:value-type="float" office:value="3055" calcext:value-type="float">
            <text:p>305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<text:s/>3057 rpm </text:p>
          </table:table-cell>
          <table:table-cell table:formula="of:=INT(MID([.B47];1;LEN([.B47])-4))" office:value-type="float" office:value="3057" calcext:value-type="float">
            <text:p>305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8" calcext:value-type="float">
            <text:p>14838</text:p>
          </table:table-cell>
          <table:table-cell office:value-type="string" calcext:value-type="string">
            <text:p><text:s/>3056 rpm </text:p>
          </table:table-cell>
          <table:table-cell table:formula="of:=INT(MID([.B48];1;LEN([.B48])-4))" office:value-type="float" office:value="3056" calcext:value-type="float">
            <text:p>305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<text:s/>3060 rpm </text:p>
          </table:table-cell>
          <table:table-cell table:formula="of:=INT(MID([.B49];1;LEN([.B49])-4))" office:value-type="float" office:value="3060" calcext:value-type="float">
            <text:p>3060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<text:s/>3061 rpm </text:p>
          </table:table-cell>
          <table:table-cell table:formula="of:=INT(MID([.B50];1;LEN([.B50])-4))" office:value-type="float" office:value="3061" calcext:value-type="float">
            <text:p>306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<text:s/>3064 rpm </text:p>
          </table:table-cell>
          <table:table-cell table:formula="of:=INT(MID([.B51];1;LEN([.B51])-4))" office:value-type="float" office:value="3064" calcext:value-type="float">
            <text:p>306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<text:s/>3068 rpm </text:p>
          </table:table-cell>
          <table:table-cell table:formula="of:=INT(MID([.B52];1;LEN([.B52])-4))" office:value-type="float" office:value="3068" calcext:value-type="float">
            <text:p>306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7" calcext:value-type="float">
            <text:p>15147</text:p>
          </table:table-cell>
          <table:table-cell office:value-type="string" calcext:value-type="string">
            <text:p><text:s/>3070 rpm </text:p>
          </table:table-cell>
          <table:table-cell table:formula="of:=INT(MID([.B53];1;LEN([.B53])-4))" office:value-type="float" office:value="3070" calcext:value-type="float">
            <text:p>3070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string" calcext:value-type="string">
            <text:p><text:s/>3071 rpm </text:p>
          </table:table-cell>
          <table:table-cell table:formula="of:=INT(MID([.B54];1;LEN([.B54])-4))" office:value-type="float" office:value="3071" calcext:value-type="float">
            <text:p>307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<text:s/>3074 rpm </text:p>
          </table:table-cell>
          <table:table-cell table:formula="of:=INT(MID([.B55];1;LEN([.B55])-4))" office:value-type="float" office:value="3074" calcext:value-type="float">
            <text:p>307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<text:s/>3079 rpm </text:p>
          </table:table-cell>
          <table:table-cell table:formula="of:=INT(MID([.B56];1;LEN([.B56])-4))" office:value-type="float" office:value="3079" calcext:value-type="float">
            <text:p>307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string" calcext:value-type="string">
            <text:p><text:s/>3078 rpm </text:p>
          </table:table-cell>
          <table:table-cell table:formula="of:=INT(MID([.B57];1;LEN([.B57])-4))" office:value-type="float" office:value="3078" calcext:value-type="float">
            <text:p>307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string" calcext:value-type="string">
            <text:p><text:s/>3080 rpm </text:p>
          </table:table-cell>
          <table:table-cell table:formula="of:=INT(MID([.B58];1;LEN([.B58])-4))" office:value-type="float" office:value="3080" calcext:value-type="float">
            <text:p>308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string" calcext:value-type="string">
            <text:p><text:s/>3067 rpm </text:p>
          </table:table-cell>
          <table:table-cell table:formula="of:=INT(MID([.B59];1;LEN([.B59])-4))" office:value-type="float" office:value="3067" calcext:value-type="float">
            <text:p>3067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string" calcext:value-type="string">
            <text:p><text:s/>3080 rpm </text:p>
          </table:table-cell>
          <table:table-cell table:formula="of:=INT(MID([.B60];1;LEN([.B60])-4))" office:value-type="float" office:value="3080" calcext:value-type="float">
            <text:p>3080</text:p>
          </table:table-cell>
          <table:table-cell office:value-type="float" office:value="420" calcext:value-type="float">
            <text:p>42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8" calcext:value-type="float">
            <text:p>16378</text:p>
          </table:table-cell>
          <table:table-cell office:value-type="string" calcext:value-type="string">
            <text:p><text:s/>3081 rpm </text:p>
          </table:table-cell>
          <table:table-cell table:formula="of:=INT(MID([.B61];1;LEN([.B61])-4))" office:value-type="float" office:value="3081" calcext:value-type="float">
            <text:p>308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8" calcext:value-type="float">
            <text:p>16438</text:p>
          </table:table-cell>
          <table:table-cell office:value-type="string" calcext:value-type="string">
            <text:p><text:s/>3081 rpm </text:p>
          </table:table-cell>
          <table:table-cell table:formula="of:=INT(MID([.B62];1;LEN([.B62])-4))" office:value-type="float" office:value="3081" calcext:value-type="float">
            <text:p>308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9" calcext:value-type="float">
            <text:p>16499</text:p>
          </table:table-cell>
          <table:table-cell office:value-type="string" calcext:value-type="string">
            <text:p><text:s/>3085 rpm </text:p>
          </table:table-cell>
          <table:table-cell table:formula="of:=INT(MID([.B63];1;LEN([.B63])-4))" office:value-type="float" office:value="3085" calcext:value-type="float">
            <text:p>308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3" calcext:value-type="float">
            <text:p>16583</text:p>
          </table:table-cell>
          <table:table-cell office:value-type="string" calcext:value-type="string">
            <text:p><text:s/>3085 rpm </text:p>
          </table:table-cell>
          <table:table-cell table:formula="of:=INT(MID([.B64];1;LEN([.B64])-4))" office:value-type="float" office:value="3085" calcext:value-type="float">
            <text:p>308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3" calcext:value-type="float">
            <text:p>16843</text:p>
          </table:table-cell>
          <table:table-cell office:value-type="string" calcext:value-type="string">
            <text:p><text:s/>3092 rpm </text:p>
          </table:table-cell>
          <table:table-cell table:formula="of:=INT(MID([.B65];1;LEN([.B65])-4))" office:value-type="float" office:value="3092" calcext:value-type="float">
            <text:p>309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string" calcext:value-type="string">
            <text:p><text:s/>3095 rpm </text:p>
          </table:table-cell>
          <table:table-cell table:formula="of:=INT(MID([.B66];1;LEN([.B66])-4))" office:value-type="float" office:value="3095" calcext:value-type="float">
            <text:p>309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9" calcext:value-type="float">
            <text:p>17309</text:p>
          </table:table-cell>
          <table:table-cell office:value-type="string" calcext:value-type="string">
            <text:p><text:s/>3095 rpm </text:p>
          </table:table-cell>
          <table:table-cell table:formula="of:=INT(MID([.B67];1;LEN([.B67])-4))" office:value-type="float" office:value="3095" calcext:value-type="float">
            <text:p>309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8" calcext:value-type="float">
            <text:p>17508</text:p>
          </table:table-cell>
          <table:table-cell office:value-type="string" calcext:value-type="string">
            <text:p><text:s/>3093 rpm </text:p>
          </table:table-cell>
          <table:table-cell table:formula="of:=INT(MID([.B68];1;LEN([.B68])-4))" office:value-type="float" office:value="3093" calcext:value-type="float">
            <text:p>309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string" calcext:value-type="string">
            <text:p><text:s/>3109 rpm </text:p>
          </table:table-cell>
          <table:table-cell table:formula="of:=INT(MID([.B69];1;LEN([.B69])-4))" office:value-type="float" office:value="3109" calcext:value-type="float">
            <text:p>31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8" calcext:value-type="float">
            <text:p>18148</text:p>
          </table:table-cell>
          <table:table-cell office:value-type="string" calcext:value-type="string">
            <text:p><text:s/>3114 rpm </text:p>
          </table:table-cell>
          <table:table-cell table:formula="of:=INT(MID([.B70];1;LEN([.B70])-4))" office:value-type="float" office:value="3114" calcext:value-type="float">
            <text:p>311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7" calcext:value-type="float">
            <text:p>18207</text:p>
          </table:table-cell>
          <table:table-cell office:value-type="string" calcext:value-type="string">
            <text:p><text:s/>3113 rpm </text:p>
          </table:table-cell>
          <table:table-cell table:formula="of:=INT(MID([.B71];1;LEN([.B71])-4))" office:value-type="float" office:value="3113" calcext:value-type="float">
            <text:p>311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8" calcext:value-type="float">
            <text:p>18418</text:p>
          </table:table-cell>
          <table:table-cell office:value-type="string" calcext:value-type="string">
            <text:p><text:s/>3121 rpm </text:p>
          </table:table-cell>
          <table:table-cell table:formula="of:=INT(MID([.B72];1;LEN([.B72])-4))" office:value-type="float" office:value="3121" calcext:value-type="float">
            <text:p>312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9" calcext:value-type="float">
            <text:p>18519</text:p>
          </table:table-cell>
          <table:table-cell office:value-type="string" calcext:value-type="string">
            <text:p><text:s/>3122 rpm </text:p>
          </table:table-cell>
          <table:table-cell table:formula="of:=INT(MID([.B73];1;LEN([.B73])-4))" office:value-type="float" office:value="3122" calcext:value-type="float">
            <text:p>312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8" calcext:value-type="float">
            <text:p>18648</text:p>
          </table:table-cell>
          <table:table-cell office:value-type="string" calcext:value-type="string">
            <text:p><text:s/>3122 rpm </text:p>
          </table:table-cell>
          <table:table-cell table:formula="of:=INT(MID([.B74];1;LEN([.B74])-4))" office:value-type="float" office:value="3122" calcext:value-type="float">
            <text:p>312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7" calcext:value-type="float">
            <text:p>18857</text:p>
          </table:table-cell>
          <table:table-cell office:value-type="string" calcext:value-type="string">
            <text:p><text:s/>3122 rpm </text:p>
          </table:table-cell>
          <table:table-cell table:formula="of:=INT(MID([.B75];1;LEN([.B75])-4))" office:value-type="float" office:value="3122" calcext:value-type="float">
            <text:p>312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7" calcext:value-type="float">
            <text:p>18917</text:p>
          </table:table-cell>
          <table:table-cell office:value-type="string" calcext:value-type="string">
            <text:p><text:s/>3122 rpm </text:p>
          </table:table-cell>
          <table:table-cell table:formula="of:=INT(MID([.B76];1;LEN([.B76])-4))" office:value-type="float" office:value="3122" calcext:value-type="float">
            <text:p>312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7" calcext:value-type="float">
            <text:p>18977</text:p>
          </table:table-cell>
          <table:table-cell office:value-type="string" calcext:value-type="string">
            <text:p><text:s/>3119 rpm </text:p>
          </table:table-cell>
          <table:table-cell table:formula="of:=INT(MID([.B77];1;LEN([.B77])-4))" office:value-type="float" office:value="3119" calcext:value-type="float">
            <text:p>311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7" calcext:value-type="float">
            <text:p>19037</text:p>
          </table:table-cell>
          <table:table-cell office:value-type="string" calcext:value-type="string">
            <text:p><text:s/>3118 rpm </text:p>
          </table:table-cell>
          <table:table-cell table:formula="of:=INT(MID([.B78];1;LEN([.B78])-4))" office:value-type="float" office:value="3118" calcext:value-type="float">
            <text:p>311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2" calcext:value-type="float">
            <text:p>19512</text:p>
          </table:table-cell>
          <table:table-cell office:value-type="string" calcext:value-type="string">
            <text:p><text:s/>2815 rpm </text:p>
          </table:table-cell>
          <table:table-cell table:formula="of:=INT(MID([.B79];1;LEN([.B79])-4))" office:value-type="float" office:value="2815" calcext:value-type="float">
            <text:p>281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2" calcext:value-type="float">
            <text:p>19972</text:p>
          </table:table-cell>
          <table:table-cell office:value-type="string" calcext:value-type="string">
            <text:p><text:s/>2419 rpm </text:p>
          </table:table-cell>
          <table:table-cell table:formula="of:=INT(MID([.B80];1;LEN([.B80])-4))" office:value-type="float" office:value="2419" calcext:value-type="float">
            <text:p>2419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<text:s/>2132 rpm </text:p>
          </table:table-cell>
          <table:table-cell table:formula="of:=INT(MID([.B81];1;LEN([.B81])-4))" office:value-type="float" office:value="2132" calcext:value-type="float">
            <text:p>213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string" calcext:value-type="string">
            <text:p><text:s/>1842 rpm </text:p>
          </table:table-cell>
          <table:table-cell table:formula="of:=INT(MID([.B82];1;LEN([.B82])-4))" office:value-type="float" office:value="1842" calcext:value-type="float">
            <text:p>184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string" calcext:value-type="string">
            <text:p><text:s/>1753 rpm </text:p>
          </table:table-cell>
          <table:table-cell table:formula="of:=INT(MID([.B83];1;LEN([.B83])-4))" office:value-type="float" office:value="1753" calcext:value-type="float">
            <text:p>175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1" calcext:value-type="float">
            <text:p>20811</text:p>
          </table:table-cell>
          <table:table-cell office:value-type="string" calcext:value-type="string">
            <text:p><text:s/>1753 rpm </text:p>
          </table:table-cell>
          <table:table-cell table:formula="of:=INT(MID([.B84];1;LEN([.B84])-4))" office:value-type="float" office:value="1753" calcext:value-type="float">
            <text:p>175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1" calcext:value-type="float">
            <text:p>20961</text:p>
          </table:table-cell>
          <table:table-cell office:value-type="string" calcext:value-type="string">
            <text:p><text:s/>1601 rpm </text:p>
          </table:table-cell>
          <table:table-cell table:formula="of:=INT(MID([.B85];1;LEN([.B85])-4))" office:value-type="float" office:value="1601" calcext:value-type="float">
            <text:p>160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string" calcext:value-type="string">
            <text:p><text:s/>1551 rpm </text:p>
          </table:table-cell>
          <table:table-cell table:formula="of:=INT(MID([.B86];1;LEN([.B86])-4))" office:value-type="float" office:value="1551" calcext:value-type="float">
            <text:p>155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string" calcext:value-type="string">
            <text:p><text:s/>1549 rpm </text:p>
          </table:table-cell>
          <table:table-cell table:formula="of:=INT(MID([.B87];1;LEN([.B87])-4))" office:value-type="float" office:value="1549" calcext:value-type="float">
            <text:p>154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2" calcext:value-type="float">
            <text:p>21272</text:p>
          </table:table-cell>
          <table:table-cell office:value-type="string" calcext:value-type="string">
            <text:p><text:s/>1570 rpm </text:p>
          </table:table-cell>
          <table:table-cell table:formula="of:=INT(MID([.B88];1;LEN([.B88])-4))" office:value-type="float" office:value="1570" calcext:value-type="float">
            <text:p>157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string" calcext:value-type="string">
            <text:p><text:s/>1605 rpm </text:p>
          </table:table-cell>
          <table:table-cell table:formula="of:=INT(MID([.B89];1;LEN([.B89])-4))" office:value-type="float" office:value="1605" calcext:value-type="float">
            <text:p>1605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string" calcext:value-type="string">
            <text:p><text:s/>1655 rpm </text:p>
          </table:table-cell>
          <table:table-cell table:formula="of:=INT(MID([.B90];1;LEN([.B90])-4))" office:value-type="float" office:value="1655" calcext:value-type="float">
            <text:p>165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4" calcext:value-type="float">
            <text:p>21584</text:p>
          </table:table-cell>
          <table:table-cell office:value-type="string" calcext:value-type="string">
            <text:p><text:s/>1708 rpm </text:p>
          </table:table-cell>
          <table:table-cell table:formula="of:=INT(MID([.B91];1;LEN([.B91])-4))" office:value-type="float" office:value="1708" calcext:value-type="float">
            <text:p>170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string" calcext:value-type="string">
            <text:p><text:s/>1736 rpm </text:p>
          </table:table-cell>
          <table:table-cell table:formula="of:=INT(MID([.B92];1;LEN([.B92])-4))" office:value-type="float" office:value="1736" calcext:value-type="float">
            <text:p>173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9" calcext:value-type="float">
            <text:p>22179</text:p>
          </table:table-cell>
          <table:table-cell office:value-type="string" calcext:value-type="string">
            <text:p><text:s/>1810 rpm </text:p>
          </table:table-cell>
          <table:table-cell table:formula="of:=INT(MID([.B93];1;LEN([.B93])-4))" office:value-type="float" office:value="1810" calcext:value-type="float">
            <text:p>181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9" calcext:value-type="float">
            <text:p>22569</text:p>
          </table:table-cell>
          <table:table-cell office:value-type="string" calcext:value-type="string">
            <text:p><text:s/>1803 rpm </text:p>
          </table:table-cell>
          <table:table-cell table:formula="of:=INT(MID([.B94];1;LEN([.B94])-4))" office:value-type="float" office:value="1803" calcext:value-type="float">
            <text:p>180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<text:s/>1801 rpm </text:p>
          </table:table-cell>
          <table:table-cell table:formula="of:=INT(MID([.B95];1;LEN([.B95])-4))" office:value-type="float" office:value="1801" calcext:value-type="float">
            <text:p>180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4" calcext:value-type="float">
            <text:p>22944</text:p>
          </table:table-cell>
          <table:table-cell office:value-type="string" calcext:value-type="string">
            <text:p><text:s/>1811 rpm </text:p>
          </table:table-cell>
          <table:table-cell table:formula="of:=INT(MID([.B96];1;LEN([.B96])-4))" office:value-type="float" office:value="1811" calcext:value-type="float">
            <text:p>181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8" calcext:value-type="float">
            <text:p>23628</text:p>
          </table:table-cell>
          <table:table-cell office:value-type="string" calcext:value-type="string">
            <text:p><text:s/>1818 rpm </text:p>
          </table:table-cell>
          <table:table-cell table:formula="of:=INT(MID([.B97];1;LEN([.B97])-4))" office:value-type="float" office:value="1818" calcext:value-type="float">
            <text:p>181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9" calcext:value-type="float">
            <text:p>23729</text:p>
          </table:table-cell>
          <table:table-cell office:value-type="string" calcext:value-type="string">
            <text:p><text:s/>1819 rpm </text:p>
          </table:table-cell>
          <table:table-cell table:formula="of:=INT(MID([.B98];1;LEN([.B98])-4))" office:value-type="float" office:value="1819" calcext:value-type="float">
            <text:p>181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8" calcext:value-type="float">
            <text:p>23848</text:p>
          </table:table-cell>
          <table:table-cell office:value-type="string" calcext:value-type="string">
            <text:p><text:s/>1824 rpm </text:p>
          </table:table-cell>
          <table:table-cell table:formula="of:=INT(MID([.B99];1;LEN([.B99])-4))" office:value-type="float" office:value="1824" calcext:value-type="float">
            <text:p>182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9" calcext:value-type="float">
            <text:p>24129</text:p>
          </table:table-cell>
          <table:table-cell office:value-type="string" calcext:value-type="string">
            <text:p><text:s/>1805 rpm </text:p>
          </table:table-cell>
          <table:table-cell table:formula="of:=INT(MID([.B100];1;LEN([.B100])-4))" office:value-type="float" office:value="1805" calcext:value-type="float">
            <text:p>180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8" calcext:value-type="float">
            <text:p>24508</text:p>
          </table:table-cell>
          <table:table-cell office:value-type="string" calcext:value-type="string">
            <text:p><text:s/>1817 rpm </text:p>
          </table:table-cell>
          <table:table-cell table:formula="of:=INT(MID([.B101];1;LEN([.B101])-4))" office:value-type="float" office:value="1817" calcext:value-type="float">
            <text:p>181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7" calcext:value-type="float">
            <text:p>24827</text:p>
          </table:table-cell>
          <table:table-cell office:value-type="string" calcext:value-type="string">
            <text:p><text:s/>1822 rpm </text:p>
          </table:table-cell>
          <table:table-cell table:formula="of:=INT(MID([.B102];1;LEN([.B102])-4))" office:value-type="float" office:value="1822" calcext:value-type="float">
            <text:p>182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8" calcext:value-type="float">
            <text:p>24918</text:p>
          </table:table-cell>
          <table:table-cell office:value-type="string" calcext:value-type="string">
            <text:p><text:s/>1823 rpm </text:p>
          </table:table-cell>
          <table:table-cell table:formula="of:=INT(MID([.B103];1;LEN([.B103])-4))" office:value-type="float" office:value="1823" calcext:value-type="float">
            <text:p>182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7" calcext:value-type="float">
            <text:p>24997</text:p>
          </table:table-cell>
          <table:table-cell office:value-type="string" calcext:value-type="string">
            <text:p><text:s/>1826 rpm </text:p>
          </table:table-cell>
          <table:table-cell table:formula="of:=INT(MID([.B104];1;LEN([.B104])-4))" office:value-type="float" office:value="1826" calcext:value-type="float">
            <text:p>182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<text:s/>1830 rpm </text:p>
          </table:table-cell>
          <table:table-cell table:formula="of:=INT(MID([.B105];1;LEN([.B105])-4))" office:value-type="float" office:value="1830" calcext:value-type="float">
            <text:p>183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7" calcext:value-type="float">
            <text:p>25377</text:p>
          </table:table-cell>
          <table:table-cell office:value-type="string" calcext:value-type="string">
            <text:p><text:s/>1825 rpm </text:p>
          </table:table-cell>
          <table:table-cell table:formula="of:=INT(MID([.B106];1;LEN([.B106])-4))" office:value-type="float" office:value="1825" calcext:value-type="float">
            <text:p>182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<text:s/>1833 rpm </text:p>
          </table:table-cell>
          <table:table-cell table:formula="of:=INT(MID([.B107];1;LEN([.B107])-4))" office:value-type="float" office:value="1833" calcext:value-type="float">
            <text:p>183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string" calcext:value-type="string">
            <text:p><text:s/>1830 rpm </text:p>
          </table:table-cell>
          <table:table-cell table:formula="of:=INT(MID([.B108];1;LEN([.B108])-4))" office:value-type="float" office:value="1830" calcext:value-type="float">
            <text:p>183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7" calcext:value-type="float">
            <text:p>25617</text:p>
          </table:table-cell>
          <table:table-cell office:value-type="string" calcext:value-type="string">
            <text:p><text:s/>1827 rpm </text:p>
          </table:table-cell>
          <table:table-cell table:formula="of:=INT(MID([.B109];1;LEN([.B109])-4))" office:value-type="float" office:value="1827" calcext:value-type="float">
            <text:p>182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7" calcext:value-type="float">
            <text:p>25807</text:p>
          </table:table-cell>
          <table:table-cell office:value-type="string" calcext:value-type="string">
            <text:p><text:s/>1812 rpm </text:p>
          </table:table-cell>
          <table:table-cell table:formula="of:=INT(MID([.B110];1;LEN([.B110])-4))" office:value-type="float" office:value="1812" calcext:value-type="float">
            <text:p>181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string" calcext:value-type="string">
            <text:p><text:s/>1801 rpm </text:p>
          </table:table-cell>
          <table:table-cell table:formula="of:=INT(MID([.B111];1;LEN([.B111])-4))" office:value-type="float" office:value="1801" calcext:value-type="float">
            <text:p>180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6" calcext:value-type="float">
            <text:p>26186</text:p>
          </table:table-cell>
          <table:table-cell office:value-type="string" calcext:value-type="string">
            <text:p><text:s/>1797 rpm </text:p>
          </table:table-cell>
          <table:table-cell table:formula="of:=INT(MID([.B112];1;LEN([.B112])-4))" office:value-type="float" office:value="1797" calcext:value-type="float">
            <text:p>179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string" calcext:value-type="string">
            <text:p><text:s/>1799 rpm </text:p>
          </table:table-cell>
          <table:table-cell table:formula="of:=INT(MID([.B113];1;LEN([.B113])-4))" office:value-type="float" office:value="1799" calcext:value-type="float">
            <text:p>179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7" calcext:value-type="float">
            <text:p>26427</text:p>
          </table:table-cell>
          <table:table-cell office:value-type="string" calcext:value-type="string">
            <text:p><text:s/>1803 rpm </text:p>
          </table:table-cell>
          <table:table-cell table:formula="of:=INT(MID([.B114];1;LEN([.B114])-4))" office:value-type="float" office:value="1803" calcext:value-type="float">
            <text:p>180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<text:s/>1799 rpm </text:p>
          </table:table-cell>
          <table:table-cell table:formula="of:=INT(MID([.B115];1;LEN([.B115])-4))" office:value-type="float" office:value="1799" calcext:value-type="float">
            <text:p>17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string" calcext:value-type="string">
            <text:p><text:s/>1799 rpm </text:p>
          </table:table-cell>
          <table:table-cell table:formula="of:=INT(MID([.B116];1;LEN([.B116])-4))" office:value-type="float" office:value="1799" calcext:value-type="float">
            <text:p>179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6" calcext:value-type="float">
            <text:p>26746</text:p>
          </table:table-cell>
          <table:table-cell office:value-type="string" calcext:value-type="string">
            <text:p><text:s/>1798 rpm </text:p>
          </table:table-cell>
          <table:table-cell table:formula="of:=INT(MID([.B117];1;LEN([.B117])-4))" office:value-type="float" office:value="1798" calcext:value-type="float">
            <text:p>179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5" calcext:value-type="float">
            <text:p>26815</text:p>
          </table:table-cell>
          <table:table-cell office:value-type="string" calcext:value-type="string">
            <text:p><text:s/>1804 rpm </text:p>
          </table:table-cell>
          <table:table-cell table:formula="of:=INT(MID([.B118];1;LEN([.B118])-4))" office:value-type="float" office:value="1804" calcext:value-type="float">
            <text:p>180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1" calcext:value-type="float">
            <text:p>26881</text:p>
          </table:table-cell>
          <table:table-cell office:value-type="string" calcext:value-type="string">
            <text:p><text:s/>1808 rpm </text:p>
          </table:table-cell>
          <table:table-cell table:formula="of:=INT(MID([.B119];1;LEN([.B119])-4))" office:value-type="float" office:value="1808" calcext:value-type="float">
            <text:p>180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5" calcext:value-type="float">
            <text:p>26945</text:p>
          </table:table-cell>
          <table:table-cell office:value-type="string" calcext:value-type="string">
            <text:p><text:s/>1809 rpm </text:p>
          </table:table-cell>
          <table:table-cell table:formula="of:=INT(MID([.B120];1;LEN([.B120])-4))" office:value-type="float" office:value="1809" calcext:value-type="float">
            <text:p>18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7" calcext:value-type="float">
            <text:p>27107</text:p>
          </table:table-cell>
          <table:table-cell office:value-type="string" calcext:value-type="string">
            <text:p><text:s/>1825 rpm </text:p>
          </table:table-cell>
          <table:table-cell table:formula="of:=INT(MID([.B121];1;LEN([.B121])-4))" office:value-type="float" office:value="1825" calcext:value-type="float">
            <text:p>182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6" calcext:value-type="float">
            <text:p>27196</text:p>
          </table:table-cell>
          <table:table-cell office:value-type="string" calcext:value-type="string">
            <text:p><text:s/>1826 rpm </text:p>
          </table:table-cell>
          <table:table-cell table:formula="of:=INT(MID([.B122];1;LEN([.B122])-4))" office:value-type="float" office:value="1826" calcext:value-type="float">
            <text:p>182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6" calcext:value-type="float">
            <text:p>27286</text:p>
          </table:table-cell>
          <table:table-cell office:value-type="string" calcext:value-type="string">
            <text:p><text:s/>1833 rpm </text:p>
          </table:table-cell>
          <table:table-cell table:formula="of:=INT(MID([.B123];1;LEN([.B123])-4))" office:value-type="float" office:value="1833" calcext:value-type="float">
            <text:p>183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 office:value-type="string" calcext:value-type="string">
            <text:p><text:s/>1834 rpm </text:p>
          </table:table-cell>
          <table:table-cell table:formula="of:=INT(MID([.B124];1;LEN([.B124])-4))" office:value-type="float" office:value="1834" calcext:value-type="float">
            <text:p>1834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string" calcext:value-type="string">
            <text:p><text:s/>1834 rpm </text:p>
          </table:table-cell>
          <table:table-cell table:formula="of:=INT(MID([.B125];1;LEN([.B125])-4))" office:value-type="float" office:value="1834" calcext:value-type="float">
            <text:p>183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6" calcext:value-type="float">
            <text:p>27536</text:p>
          </table:table-cell>
          <table:table-cell office:value-type="string" calcext:value-type="string">
            <text:p><text:s/>1828 rpm </text:p>
          </table:table-cell>
          <table:table-cell table:formula="of:=INT(MID([.B126];1;LEN([.B126])-4))" office:value-type="float" office:value="1828" calcext:value-type="float">
            <text:p>182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6" calcext:value-type="float">
            <text:p>27676</text:p>
          </table:table-cell>
          <table:table-cell office:value-type="string" calcext:value-type="string">
            <text:p><text:s/>1815 rpm </text:p>
          </table:table-cell>
          <table:table-cell table:formula="of:=INT(MID([.B127];1;LEN([.B127])-4))" office:value-type="float" office:value="1815" calcext:value-type="float">
            <text:p>181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6" calcext:value-type="float">
            <text:p>27816</text:p>
          </table:table-cell>
          <table:table-cell office:value-type="string" calcext:value-type="string">
            <text:p><text:s/>1802 rpm </text:p>
          </table:table-cell>
          <table:table-cell table:formula="of:=INT(MID([.B128];1;LEN([.B128])-4))" office:value-type="float" office:value="1802" calcext:value-type="float">
            <text:p>1802</text:p>
          </table:table-cell>
          <table:table-cell office:value-type="float" office:value="420" calcext:value-type="float">
            <text:p>42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4" calcext:value-type="float">
            <text:p>28284</text:p>
          </table:table-cell>
          <table:table-cell office:value-type="string" calcext:value-type="string">
            <text:p><text:s/>1813 rpm </text:p>
          </table:table-cell>
          <table:table-cell table:formula="of:=INT(MID([.B129];1;LEN([.B129])-4))" office:value-type="float" office:value="1813" calcext:value-type="float">
            <text:p>181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5" calcext:value-type="float">
            <text:p>28385</text:p>
          </table:table-cell>
          <table:table-cell office:value-type="string" calcext:value-type="string">
            <text:p><text:s/>1804 rpm </text:p>
          </table:table-cell>
          <table:table-cell table:formula="of:=INT(MID([.B130];1;LEN([.B130])-4))" office:value-type="float" office:value="1804" calcext:value-type="float">
            <text:p>180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5" calcext:value-type="float">
            <text:p>28485</text:p>
          </table:table-cell>
          <table:table-cell office:value-type="string" calcext:value-type="string">
            <text:p><text:s/>1800 rpm </text:p>
          </table:table-cell>
          <table:table-cell table:formula="of:=INT(MID([.B131];1;LEN([.B131])-4))" office:value-type="float" office:value="1800" calcext:value-type="float">
            <text:p>180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4" calcext:value-type="float">
            <text:p>29404</text:p>
          </table:table-cell>
          <table:table-cell office:value-type="string" calcext:value-type="string">
            <text:p><text:s/>1799 rpm </text:p>
          </table:table-cell>
          <table:table-cell table:formula="of:=INT(MID([.B132];1;LEN([.B132])-4))" office:value-type="float" office:value="1799" calcext:value-type="float">
            <text:p>17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5" calcext:value-type="float">
            <text:p>29585</text:p>
          </table:table-cell>
          <table:table-cell office:value-type="string" calcext:value-type="string">
            <text:p><text:s/>1794 rpm </text:p>
          </table:table-cell>
          <table:table-cell table:formula="of:=INT(MID([.B133];1;LEN([.B133])-4))" office:value-type="float" office:value="1794" calcext:value-type="float">
            <text:p>179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9" calcext:value-type="float">
            <text:p>29649</text:p>
          </table:table-cell>
          <table:table-cell office:value-type="string" calcext:value-type="string">
            <text:p><text:s/>1795 rpm </text:p>
          </table:table-cell>
          <table:table-cell table:formula="of:=INT(MID([.B134];1;LEN([.B134])-4))" office:value-type="float" office:value="1795" calcext:value-type="float">
            <text:p>1795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5" calcext:value-type="float">
            <text:p>29805</text:p>
          </table:table-cell>
          <table:table-cell office:value-type="string" calcext:value-type="string">
            <text:p><text:s/>1826 rpm </text:p>
          </table:table-cell>
          <table:table-cell table:formula="of:=INT(MID([.B135];1;LEN([.B135])-4))" office:value-type="float" office:value="1826" calcext:value-type="float">
            <text:p>1826</text:p>
          </table:table-cell>
          <table:table-cell office:value-type="string" calcext:value-type="string">
            <text:p><text:s/>4F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<text:s/>1952 rpm </text:p>
          </table:table-cell>
          <table:table-cell table:formula="of:=INT(MID([.B136];1;LEN([.B136])-4))" office:value-type="float" office:value="1952" calcext:value-type="float">
            <text:p>195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string" calcext:value-type="string">
            <text:p><text:s/>2268 rpm </text:p>
          </table:table-cell>
          <table:table-cell table:formula="of:=INT(MID([.B137];1;LEN([.B137])-4))" office:value-type="float" office:value="2268" calcext:value-type="float">
            <text:p>2268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4" calcext:value-type="float">
            <text:p>30664</text:p>
          </table:table-cell>
          <table:table-cell office:value-type="string" calcext:value-type="string">
            <text:p><text:s/>2591 rpm </text:p>
          </table:table-cell>
          <table:table-cell table:formula="of:=INT(MID([.B138];1;LEN([.B138])-4))" office:value-type="float" office:value="2591" calcext:value-type="float">
            <text:p>2591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8" calcext:value-type="float">
            <text:p>30838</text:p>
          </table:table-cell>
          <table:table-cell office:value-type="string" calcext:value-type="string">
            <text:p><text:s/>2756 rpm </text:p>
          </table:table-cell>
          <table:table-cell table:formula="of:=INT(MID([.B139];1;LEN([.B139])-4))" office:value-type="float" office:value="2756" calcext:value-type="float">
            <text:p>275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4" calcext:value-type="float">
            <text:p>31044</text:p>
          </table:table-cell>
          <table:table-cell office:value-type="string" calcext:value-type="string">
            <text:p><text:s/>2923 rpm </text:p>
          </table:table-cell>
          <table:table-cell table:formula="of:=INT(MID([.B140];1;LEN([.B140])-4))" office:value-type="float" office:value="2923" calcext:value-type="float">
            <text:p>292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<text:s/>2987 rpm </text:p>
          </table:table-cell>
          <table:table-cell table:formula="of:=INT(MID([.B141];1;LEN([.B141])-4))" office:value-type="float" office:value="2987" calcext:value-type="float">
            <text:p>298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string" calcext:value-type="string">
            <text:p><text:s/>3143 rpm </text:p>
          </table:table-cell>
          <table:table-cell table:formula="of:=INT(MID([.B142];1;LEN([.B142])-4))" office:value-type="float" office:value="3143" calcext:value-type="float">
            <text:p>3143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2" calcext:value-type="float">
            <text:p>31882</text:p>
          </table:table-cell>
          <table:table-cell office:value-type="string" calcext:value-type="string">
            <text:p><text:s/>3342 rpm </text:p>
          </table:table-cell>
          <table:table-cell table:formula="of:=INT(MID([.B143];1;LEN([.B143])-4))" office:value-type="float" office:value="3342" calcext:value-type="float">
            <text:p>334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string" calcext:value-type="string">
            <text:p><text:s/>3216 rpm </text:p>
          </table:table-cell>
          <table:table-cell table:formula="of:=INT(MID([.B144];1;LEN([.B144])-4))" office:value-type="float" office:value="3216" calcext:value-type="float">
            <text:p>321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<text:s/>2915 rpm </text:p>
          </table:table-cell>
          <table:table-cell table:formula="of:=INT(MID([.B145];1;LEN([.B145])-4))" office:value-type="float" office:value="2915" calcext:value-type="float">
            <text:p>291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2" calcext:value-type="float">
            <text:p>33062</text:p>
          </table:table-cell>
          <table:table-cell office:value-type="string" calcext:value-type="string">
            <text:p><text:s/>2681 rpm </text:p>
          </table:table-cell>
          <table:table-cell table:formula="of:=INT(MID([.B146];1;LEN([.B146])-4))" office:value-type="float" office:value="2681" calcext:value-type="float">
            <text:p>2681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string" calcext:value-type="string">
            <text:p><text:s/>2684 rpm </text:p>
          </table:table-cell>
          <table:table-cell table:formula="of:=INT(MID([.B147];1;LEN([.B147])-4))" office:value-type="float" office:value="2684" calcext:value-type="float">
            <text:p>268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2" calcext:value-type="float">
            <text:p>33502</text:p>
          </table:table-cell>
          <table:table-cell office:value-type="string" calcext:value-type="string">
            <text:p><text:s/>2717 rpm </text:p>
          </table:table-cell>
          <table:table-cell table:formula="of:=INT(MID([.B148];1;LEN([.B148])-4))" office:value-type="float" office:value="2717" calcext:value-type="float">
            <text:p>271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0" calcext:value-type="float">
            <text:p>33570</text:p>
          </table:table-cell>
          <table:table-cell office:value-type="string" calcext:value-type="string">
            <text:p><text:s/>2729 rpm </text:p>
          </table:table-cell>
          <table:table-cell table:formula="of:=INT(MID([.B149];1;LEN([.B149])-4))" office:value-type="float" office:value="2729" calcext:value-type="float">
            <text:p>272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string" calcext:value-type="string">
            <text:p><text:s/>2737 rpm </text:p>
          </table:table-cell>
          <table:table-cell table:formula="of:=INT(MID([.B150];1;LEN([.B150])-4))" office:value-type="float" office:value="2737" calcext:value-type="float">
            <text:p>273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string" calcext:value-type="string">
            <text:p><text:s/>2747 rpm </text:p>
          </table:table-cell>
          <table:table-cell table:formula="of:=INT(MID([.B151];1;LEN([.B151])-4))" office:value-type="float" office:value="2747" calcext:value-type="float">
            <text:p>274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01" calcext:value-type="float">
            <text:p>34301</text:p>
          </table:table-cell>
          <table:table-cell office:value-type="string" calcext:value-type="string">
            <text:p><text:s/>2743 rpm </text:p>
          </table:table-cell>
          <table:table-cell table:formula="of:=INT(MID([.B152];1;LEN([.B152])-4))" office:value-type="float" office:value="2743" calcext:value-type="float">
            <text:p>274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70" calcext:value-type="float">
            <text:p>34370</text:p>
          </table:table-cell>
          <table:table-cell office:value-type="string" calcext:value-type="string">
            <text:p><text:s/>2746 rpm </text:p>
          </table:table-cell>
          <table:table-cell table:formula="of:=INT(MID([.B153];1;LEN([.B153])-4))" office:value-type="float" office:value="2746" calcext:value-type="float">
            <text:p>274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49" calcext:value-type="float">
            <text:p>34449</text:p>
          </table:table-cell>
          <table:table-cell office:value-type="string" calcext:value-type="string">
            <text:p><text:s/>2744 rpm </text:p>
          </table:table-cell>
          <table:table-cell table:formula="of:=INT(MID([.B154];1;LEN([.B154])-4))" office:value-type="float" office:value="2744" calcext:value-type="float">
            <text:p>2744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string" calcext:value-type="string">
            <text:p><text:s/>2744 rpm </text:p>
          </table:table-cell>
          <table:table-cell table:formula="of:=INT(MID([.B155];1;LEN([.B155])-4))" office:value-type="float" office:value="2744" calcext:value-type="float">
            <text:p>274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string" calcext:value-type="string">
            <text:p><text:s/>2747 rpm </text:p>
          </table:table-cell>
          <table:table-cell table:formula="of:=INT(MID([.B156];1;LEN([.B156])-4))" office:value-type="float" office:value="2747" calcext:value-type="float">
            <text:p>274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49" calcext:value-type="float">
            <text:p>34749</text:p>
          </table:table-cell>
          <table:table-cell office:value-type="string" calcext:value-type="string">
            <text:p><text:s/>2750 rpm </text:p>
          </table:table-cell>
          <table:table-cell table:formula="of:=INT(MID([.B157];1;LEN([.B157])-4))" office:value-type="float" office:value="2750" calcext:value-type="float">
            <text:p>2750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string" calcext:value-type="string">
            <text:p><text:s/>2753 rpm </text:p>
          </table:table-cell>
          <table:table-cell table:formula="of:=INT(MID([.B158];1;LEN([.B158])-4))" office:value-type="float" office:value="2753" calcext:value-type="float">
            <text:p>2753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<text:s/>2750 rpm </text:p>
          </table:table-cell>
          <table:table-cell table:formula="of:=INT(MID([.B159];1;LEN([.B159])-4))" office:value-type="float" office:value="2750" calcext:value-type="float">
            <text:p>275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string" calcext:value-type="string">
            <text:p><text:s/>2747 rpm </text:p>
          </table:table-cell>
          <table:table-cell table:formula="of:=INT(MID([.B160];1;LEN([.B160])-4))" office:value-type="float" office:value="2747" calcext:value-type="float">
            <text:p>274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49" calcext:value-type="float">
            <text:p>35049</text:p>
          </table:table-cell>
          <table:table-cell office:value-type="string" calcext:value-type="string">
            <text:p><text:s/>2750 rpm </text:p>
          </table:table-cell>
          <table:table-cell table:formula="of:=INT(MID([.B161];1;LEN([.B161])-4))" office:value-type="float" office:value="2750" calcext:value-type="float">
            <text:p>2750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21" calcext:value-type="float">
            <text:p>35421</text:p>
          </table:table-cell>
          <table:table-cell office:value-type="string" calcext:value-type="string">
            <text:p><text:s/>2749 rpm </text:p>
          </table:table-cell>
          <table:table-cell table:formula="of:=INT(MID([.B162];1;LEN([.B162])-4))" office:value-type="float" office:value="2749" calcext:value-type="float">
            <text:p>274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string" calcext:value-type="string">
            <text:p><text:s/>2745 rpm </text:p>
          </table:table-cell>
          <table:table-cell table:formula="of:=INT(MID([.B163];1;LEN([.B163])-4))" office:value-type="float" office:value="2745" calcext:value-type="float">
            <text:p>274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string" calcext:value-type="string">
            <text:p><text:s/>2741 rpm </text:p>
          </table:table-cell>
          <table:table-cell table:formula="of:=INT(MID([.B164];1;LEN([.B164])-4))" office:value-type="float" office:value="2741" calcext:value-type="float">
            <text:p>274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string" calcext:value-type="string">
            <text:p><text:s/>2733 rpm </text:p>
          </table:table-cell>
          <table:table-cell table:formula="of:=INT(MID([.B165];1;LEN([.B165])-4))" office:value-type="float" office:value="2733" calcext:value-type="float">
            <text:p>27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90" calcext:value-type="float">
            <text:p>35790</text:p>
          </table:table-cell>
          <table:table-cell office:value-type="string" calcext:value-type="string">
            <text:p><text:s/>2734 rpm </text:p>
          </table:table-cell>
          <table:table-cell table:formula="of:=INT(MID([.B166];1;LEN([.B166])-4))" office:value-type="float" office:value="2734" calcext:value-type="float">
            <text:p>273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0" calcext:value-type="float">
            <text:p>35950</text:p>
          </table:table-cell>
          <table:table-cell office:value-type="string" calcext:value-type="string">
            <text:p><text:s/>2729 rpm </text:p>
          </table:table-cell>
          <table:table-cell table:formula="of:=INT(MID([.B167];1;LEN([.B167])-4))" office:value-type="float" office:value="2729" calcext:value-type="float">
            <text:p>2729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9" calcext:value-type="float">
            <text:p>36019</text:p>
          </table:table-cell>
          <table:table-cell office:value-type="string" calcext:value-type="string">
            <text:p><text:s/>2728 rpm </text:p>
          </table:table-cell>
          <table:table-cell table:formula="of:=INT(MID([.B168];1;LEN([.B168])-4))" office:value-type="float" office:value="2728" calcext:value-type="float">
            <text:p>272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88" calcext:value-type="float">
            <text:p>36088</text:p>
          </table:table-cell>
          <table:table-cell office:value-type="string" calcext:value-type="string">
            <text:p><text:s/>2721 rpm </text:p>
          </table:table-cell>
          <table:table-cell table:formula="of:=INT(MID([.B169];1;LEN([.B169])-4))" office:value-type="float" office:value="2721" calcext:value-type="float">
            <text:p>272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9" calcext:value-type="float">
            <text:p>36149</text:p>
          </table:table-cell>
          <table:table-cell office:value-type="string" calcext:value-type="string">
            <text:p><text:s/>2721 rpm </text:p>
          </table:table-cell>
          <table:table-cell table:formula="of:=INT(MID([.B170];1;LEN([.B170])-4))" office:value-type="float" office:value="2721" calcext:value-type="float">
            <text:p>272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9" calcext:value-type="float">
            <text:p>36229</text:p>
          </table:table-cell>
          <table:table-cell office:value-type="string" calcext:value-type="string">
            <text:p><text:s/>2719 rpm </text:p>
          </table:table-cell>
          <table:table-cell table:formula="of:=INT(MID([.B171];1;LEN([.B171])-4))" office:value-type="float" office:value="2719" calcext:value-type="float">
            <text:p>271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08" calcext:value-type="float">
            <text:p>36308</text:p>
          </table:table-cell>
          <table:table-cell office:value-type="string" calcext:value-type="string">
            <text:p><text:s/>2722 rpm </text:p>
          </table:table-cell>
          <table:table-cell table:formula="of:=INT(MID([.B172];1;LEN([.B172])-4))" office:value-type="float" office:value="2722" calcext:value-type="float">
            <text:p>272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string" calcext:value-type="string">
            <text:p><text:s/>2729 rpm </text:p>
          </table:table-cell>
          <table:table-cell table:formula="of:=INT(MID([.B173];1;LEN([.B173])-4))" office:value-type="float" office:value="2729" calcext:value-type="float">
            <text:p>272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string" calcext:value-type="string">
            <text:p><text:s/>2730 rpm </text:p>
          </table:table-cell>
          <table:table-cell table:formula="of:=INT(MID([.B174];1;LEN([.B174])-4))" office:value-type="float" office:value="2730" calcext:value-type="float">
            <text:p>273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9" calcext:value-type="float">
            <text:p>37109</text:p>
          </table:table-cell>
          <table:table-cell office:value-type="string" calcext:value-type="string">
            <text:p><text:s/>2732 rpm </text:p>
          </table:table-cell>
          <table:table-cell table:formula="of:=INT(MID([.B175];1;LEN([.B175])-4))" office:value-type="float" office:value="2732" calcext:value-type="float">
            <text:p>2732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8" calcext:value-type="float">
            <text:p>37178</text:p>
          </table:table-cell>
          <table:table-cell office:value-type="string" calcext:value-type="string">
            <text:p><text:s/>2734 rpm </text:p>
          </table:table-cell>
          <table:table-cell table:formula="of:=INT(MID([.B176];1;LEN([.B176])-4))" office:value-type="float" office:value="2734" calcext:value-type="float">
            <text:p>273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8" calcext:value-type="float">
            <text:p>37248</text:p>
          </table:table-cell>
          <table:table-cell office:value-type="string" calcext:value-type="string">
            <text:p><text:s/>2730 rpm </text:p>
          </table:table-cell>
          <table:table-cell table:formula="of:=INT(MID([.B177];1;LEN([.B177])-4))" office:value-type="float" office:value="2730" calcext:value-type="float">
            <text:p>273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8" calcext:value-type="float">
            <text:p>37318</text:p>
          </table:table-cell>
          <table:table-cell office:value-type="string" calcext:value-type="string">
            <text:p><text:s/>2732 rpm </text:p>
          </table:table-cell>
          <table:table-cell table:formula="of:=INT(MID([.B178];1;LEN([.B178])-4))" office:value-type="float" office:value="2732" calcext:value-type="float">
            <text:p>273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88" calcext:value-type="float">
            <text:p>37388</text:p>
          </table:table-cell>
          <table:table-cell office:value-type="string" calcext:value-type="string">
            <text:p><text:s/>2734 rpm </text:p>
          </table:table-cell>
          <table:table-cell table:formula="of:=INT(MID([.B179];1;LEN([.B179])-4))" office:value-type="float" office:value="2734" calcext:value-type="float">
            <text:p>273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7" calcext:value-type="float">
            <text:p>37457</text:p>
          </table:table-cell>
          <table:table-cell office:value-type="string" calcext:value-type="string">
            <text:p><text:s/>2737 rpm </text:p>
          </table:table-cell>
          <table:table-cell table:formula="of:=INT(MID([.B180];1;LEN([.B180])-4))" office:value-type="float" office:value="2737" calcext:value-type="float">
            <text:p>273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83" calcext:value-type="float">
            <text:p>37683</text:p>
          </table:table-cell>
          <table:table-cell office:value-type="string" calcext:value-type="string">
            <text:p><text:s/>2734 rpm </text:p>
          </table:table-cell>
          <table:table-cell table:formula="of:=INT(MID([.B181];1;LEN([.B181])-4))" office:value-type="float" office:value="2734" calcext:value-type="float">
            <text:p>273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88" calcext:value-type="float">
            <text:p>38088</text:p>
          </table:table-cell>
          <table:table-cell office:value-type="string" calcext:value-type="string">
            <text:p><text:s/>2732 rpm </text:p>
          </table:table-cell>
          <table:table-cell table:formula="of:=INT(MID([.B182];1;LEN([.B182])-4))" office:value-type="float" office:value="2732" calcext:value-type="float">
            <text:p>27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8" calcext:value-type="float">
            <text:p>38178</text:p>
          </table:table-cell>
          <table:table-cell office:value-type="string" calcext:value-type="string">
            <text:p><text:s/>2733 rpm </text:p>
          </table:table-cell>
          <table:table-cell table:formula="of:=INT(MID([.B183];1;LEN([.B183])-4))" office:value-type="float" office:value="2733" calcext:value-type="float">
            <text:p>2733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98" calcext:value-type="float">
            <text:p>38798</text:p>
          </table:table-cell>
          <table:table-cell office:value-type="string" calcext:value-type="string">
            <text:p><text:s/>2729 rpm </text:p>
          </table:table-cell>
          <table:table-cell table:formula="of:=INT(MID([.B184];1;LEN([.B184])-4))" office:value-type="float" office:value="2729" calcext:value-type="float">
            <text:p>272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1" calcext:value-type="float">
            <text:p>38981</text:p>
          </table:table-cell>
          <table:table-cell office:value-type="string" calcext:value-type="string">
            <text:p><text:s/>2730 rpm </text:p>
          </table:table-cell>
          <table:table-cell table:formula="of:=INT(MID([.B185];1;LEN([.B185])-4))" office:value-type="float" office:value="2730" calcext:value-type="float">
            <text:p>273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7" calcext:value-type="float">
            <text:p>39047</text:p>
          </table:table-cell>
          <table:table-cell office:value-type="string" calcext:value-type="string">
            <text:p><text:s/>2726 rpm </text:p>
          </table:table-cell>
          <table:table-cell table:formula="of:=INT(MID([.B186];1;LEN([.B186])-4))" office:value-type="float" office:value="2726" calcext:value-type="float">
            <text:p>2726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8" calcext:value-type="float">
            <text:p>39258</text:p>
          </table:table-cell>
          <table:table-cell office:value-type="string" calcext:value-type="string">
            <text:p><text:s/>2723 rpm </text:p>
          </table:table-cell>
          <table:table-cell table:formula="of:=INT(MID([.B187];1;LEN([.B187])-4))" office:value-type="float" office:value="2723" calcext:value-type="float">
            <text:p>272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21" calcext:value-type="float">
            <text:p>39321</text:p>
          </table:table-cell>
          <table:table-cell office:value-type="string" calcext:value-type="string">
            <text:p><text:s/>2723 rpm </text:p>
          </table:table-cell>
          <table:table-cell table:formula="of:=INT(MID([.B188];1;LEN([.B188])-4))" office:value-type="float" office:value="2723" calcext:value-type="float">
            <text:p>272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7" calcext:value-type="float">
            <text:p>39687</text:p>
          </table:table-cell>
          <table:table-cell office:value-type="string" calcext:value-type="string">
            <text:p><text:s/>2731 rpm </text:p>
          </table:table-cell>
          <table:table-cell table:formula="of:=INT(MID([.B189];1;LEN([.B189])-4))" office:value-type="float" office:value="2731" calcext:value-type="float">
            <text:p>273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66" calcext:value-type="float">
            <text:p>39766</text:p>
          </table:table-cell>
          <table:table-cell office:value-type="string" calcext:value-type="string">
            <text:p><text:s/>2732 rpm </text:p>
          </table:table-cell>
          <table:table-cell table:formula="of:=INT(MID([.B190];1;LEN([.B190])-4))" office:value-type="float" office:value="2732" calcext:value-type="float">
            <text:p>273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7" calcext:value-type="float">
            <text:p>39947</text:p>
          </table:table-cell>
          <table:table-cell office:value-type="string" calcext:value-type="string">
            <text:p><text:s/>2739 rpm </text:p>
          </table:table-cell>
          <table:table-cell table:formula="of:=INT(MID([.B191];1;LEN([.B191])-4))" office:value-type="float" office:value="2739" calcext:value-type="float">
            <text:p>273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6" calcext:value-type="float">
            <text:p>40036</text:p>
          </table:table-cell>
          <table:table-cell office:value-type="string" calcext:value-type="string">
            <text:p><text:s/>2744 rpm </text:p>
          </table:table-cell>
          <table:table-cell table:formula="of:=INT(MID([.B192];1;LEN([.B192])-4))" office:value-type="float" office:value="2744" calcext:value-type="float">
            <text:p>274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56" calcext:value-type="float">
            <text:p>40256</text:p>
          </table:table-cell>
          <table:table-cell office:value-type="string" calcext:value-type="string">
            <text:p><text:s/>2746 rpm </text:p>
          </table:table-cell>
          <table:table-cell table:formula="of:=INT(MID([.B193];1;LEN([.B193])-4))" office:value-type="float" office:value="2746" calcext:value-type="float">
            <text:p>274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6" calcext:value-type="float">
            <text:p>40496</text:p>
          </table:table-cell>
          <table:table-cell office:value-type="string" calcext:value-type="string">
            <text:p><text:s/>2751 rpm </text:p>
          </table:table-cell>
          <table:table-cell table:formula="of:=INT(MID([.B194];1;LEN([.B194])-4))" office:value-type="float" office:value="2751" calcext:value-type="float">
            <text:p>275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<text:s/>2752 rpm </text:p>
          </table:table-cell>
          <table:table-cell table:formula="of:=INT(MID([.B195];1;LEN([.B195])-4))" office:value-type="float" office:value="2752" calcext:value-type="float">
            <text:p>275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96" calcext:value-type="float">
            <text:p>40796</text:p>
          </table:table-cell>
          <table:table-cell office:value-type="string" calcext:value-type="string">
            <text:p><text:s/>2748 rpm </text:p>
          </table:table-cell>
          <table:table-cell table:formula="of:=INT(MID([.B196];1;LEN([.B196])-4))" office:value-type="float" office:value="2748" calcext:value-type="float">
            <text:p>274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2752 rpm </text:p>
          </table:table-cell>
          <table:table-cell table:formula="of:=INT(MID([.B197];1;LEN([.B197])-4))" office:value-type="float" office:value="2752" calcext:value-type="float">
            <text:p>275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5" calcext:value-type="float">
            <text:p>41545</text:p>
          </table:table-cell>
          <table:table-cell office:value-type="string" calcext:value-type="string">
            <text:p><text:s/>2729 rpm </text:p>
          </table:table-cell>
          <table:table-cell table:formula="of:=INT(MID([.B198];1;LEN([.B198])-4))" office:value-type="float" office:value="2729" calcext:value-type="float">
            <text:p>272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4" calcext:value-type="float">
            <text:p>42024</text:p>
          </table:table-cell>
          <table:table-cell office:value-type="string" calcext:value-type="string">
            <text:p><text:s/>2493 rpm </text:p>
          </table:table-cell>
          <table:table-cell table:formula="of:=INT(MID([.B199];1;LEN([.B199])-4))" office:value-type="float" office:value="2493" calcext:value-type="float">
            <text:p>249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string" calcext:value-type="string">
            <text:p><text:s/>2398 rpm </text:p>
          </table:table-cell>
          <table:table-cell table:formula="of:=INT(MID([.B200];1;LEN([.B200])-4))" office:value-type="float" office:value="2398" calcext:value-type="float">
            <text:p>2398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84" calcext:value-type="float">
            <text:p>42284</text:p>
          </table:table-cell>
          <table:table-cell office:value-type="string" calcext:value-type="string">
            <text:p><text:s/>2323 rpm </text:p>
          </table:table-cell>
          <table:table-cell table:formula="of:=INT(MID([.B201];1;LEN([.B201])-4))" office:value-type="float" office:value="2323" calcext:value-type="float">
            <text:p>232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4" calcext:value-type="float">
            <text:p>42394</text:p>
          </table:table-cell>
          <table:table-cell office:value-type="string" calcext:value-type="string">
            <text:p><text:s/>2241 rpm </text:p>
          </table:table-cell>
          <table:table-cell table:formula="of:=INT(MID([.B202];1;LEN([.B202])-4))" office:value-type="float" office:value="2241" calcext:value-type="float">
            <text:p>2241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93" calcext:value-type="float">
            <text:p>42493</text:p>
          </table:table-cell>
          <table:table-cell office:value-type="string" calcext:value-type="string">
            <text:p><text:s/>2174 rpm </text:p>
          </table:table-cell>
          <table:table-cell table:formula="of:=INT(MID([.B203];1;LEN([.B203])-4))" office:value-type="float" office:value="2174" calcext:value-type="float">
            <text:p>217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64" calcext:value-type="float">
            <text:p>42564</text:p>
          </table:table-cell>
          <table:table-cell office:value-type="string" calcext:value-type="string">
            <text:p><text:s/>2128 rpm </text:p>
          </table:table-cell>
          <table:table-cell table:formula="of:=INT(MID([.B204];1;LEN([.B204])-4))" office:value-type="float" office:value="2128" calcext:value-type="float">
            <text:p>2128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<text:s/>2084 rpm </text:p>
          </table:table-cell>
          <table:table-cell table:formula="of:=INT(MID([.B205];1;LEN([.B205])-4))" office:value-type="float" office:value="2084" calcext:value-type="float">
            <text:p>208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83" calcext:value-type="float">
            <text:p>42783</text:p>
          </table:table-cell>
          <table:table-cell office:value-type="string" calcext:value-type="string">
            <text:p><text:s/>2012 rpm </text:p>
          </table:table-cell>
          <table:table-cell table:formula="of:=INT(MID([.B206];1;LEN([.B206])-4))" office:value-type="float" office:value="2012" calcext:value-type="float">
            <text:p>201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string" calcext:value-type="string">
            <text:p><text:s/>1826 rpm </text:p>
          </table:table-cell>
          <table:table-cell table:formula="of:=INT(MID([.B207];1;LEN([.B207])-4))" office:value-type="float" office:value="1826" calcext:value-type="float">
            <text:p>182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94" calcext:value-type="float">
            <text:p>43194</text:p>
          </table:table-cell>
          <table:table-cell office:value-type="string" calcext:value-type="string">
            <text:p><text:s/>1767 rpm </text:p>
          </table:table-cell>
          <table:table-cell table:formula="of:=INT(MID([.B208];1;LEN([.B208])-4))" office:value-type="float" office:value="1767" calcext:value-type="float">
            <text:p>176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73" calcext:value-type="float">
            <text:p>43273</text:p>
          </table:table-cell>
          <table:table-cell office:value-type="string" calcext:value-type="string">
            <text:p><text:s/>1702 rpm </text:p>
          </table:table-cell>
          <table:table-cell table:formula="of:=INT(MID([.B209];1;LEN([.B209])-4))" office:value-type="float" office:value="1702" calcext:value-type="float">
            <text:p>170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73" calcext:value-type="float">
            <text:p>43473</text:p>
          </table:table-cell>
          <table:table-cell office:value-type="string" calcext:value-type="string">
            <text:p><text:s/>1619 rpm </text:p>
          </table:table-cell>
          <table:table-cell table:formula="of:=INT(MID([.B210];1;LEN([.B210])-4))" office:value-type="float" office:value="1619" calcext:value-type="float">
            <text:p>1619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23" calcext:value-type="float">
            <text:p>43823</text:p>
          </table:table-cell>
          <table:table-cell office:value-type="string" calcext:value-type="string">
            <text:p><text:s/>1540 rpm </text:p>
          </table:table-cell>
          <table:table-cell table:formula="of:=INT(MID([.B211];1;LEN([.B211])-4))" office:value-type="float" office:value="1540" calcext:value-type="float">
            <text:p>1540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3" calcext:value-type="float">
            <text:p>43913</text:p>
          </table:table-cell>
          <table:table-cell office:value-type="string" calcext:value-type="string">
            <text:p><text:s/>1529 rpm </text:p>
          </table:table-cell>
          <table:table-cell table:formula="of:=INT(MID([.B212];1;LEN([.B212])-4))" office:value-type="float" office:value="1529" calcext:value-type="float">
            <text:p>152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93" calcext:value-type="float">
            <text:p>43993</text:p>
          </table:table-cell>
          <table:table-cell office:value-type="string" calcext:value-type="string">
            <text:p><text:s/>1524 rpm </text:p>
          </table:table-cell>
          <table:table-cell table:formula="of:=INT(MID([.B213];1;LEN([.B213])-4))" office:value-type="float" office:value="1524" calcext:value-type="float">
            <text:p>152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<text:s/>1534 rpm </text:p>
          </table:table-cell>
          <table:table-cell table:formula="of:=INT(MID([.B214];1;LEN([.B214])-4))" office:value-type="float" office:value="1534" calcext:value-type="float">
            <text:p>153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<text:s/>1609 rpm </text:p>
          </table:table-cell>
          <table:table-cell table:formula="of:=INT(MID([.B215];1;LEN([.B215])-4))" office:value-type="float" office:value="1609" calcext:value-type="float">
            <text:p>16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3" calcext:value-type="float">
            <text:p>44593</text:p>
          </table:table-cell>
          <table:table-cell office:value-type="string" calcext:value-type="string">
            <text:p><text:s/>1644 rpm </text:p>
          </table:table-cell>
          <table:table-cell table:formula="of:=INT(MID([.B216];1;LEN([.B216])-4))" office:value-type="float" office:value="1644" calcext:value-type="float">
            <text:p>164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02" calcext:value-type="float">
            <text:p>44702</text:p>
          </table:table-cell>
          <table:table-cell office:value-type="string" calcext:value-type="string">
            <text:p><text:s/>1672 rpm </text:p>
          </table:table-cell>
          <table:table-cell table:formula="of:=INT(MID([.B217];1;LEN([.B217])-4))" office:value-type="float" office:value="1672" calcext:value-type="float">
            <text:p>167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58" calcext:value-type="float">
            <text:p>45458</text:p>
          </table:table-cell>
          <table:table-cell office:value-type="string" calcext:value-type="string">
            <text:p><text:s/>1816 rpm </text:p>
          </table:table-cell>
          <table:table-cell table:formula="of:=INT(MID([.B218];1;LEN([.B218])-4))" office:value-type="float" office:value="1816" calcext:value-type="float">
            <text:p>1816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string" calcext:value-type="string">
            <text:p><text:s/>1825 rpm </text:p>
          </table:table-cell>
          <table:table-cell table:formula="of:=INT(MID([.B219];1;LEN([.B219])-4))" office:value-type="float" office:value="1825" calcext:value-type="float">
            <text:p>182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48" calcext:value-type="float">
            <text:p>45648</text:p>
          </table:table-cell>
          <table:table-cell office:value-type="string" calcext:value-type="string">
            <text:p><text:s/>1835 rpm </text:p>
          </table:table-cell>
          <table:table-cell table:formula="of:=INT(MID([.B220];1;LEN([.B220])-4))" office:value-type="float" office:value="1835" calcext:value-type="float">
            <text:p>1835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18" calcext:value-type="float">
            <text:p>45718</text:p>
          </table:table-cell>
          <table:table-cell office:value-type="string" calcext:value-type="string">
            <text:p><text:s/>1832 rpm </text:p>
          </table:table-cell>
          <table:table-cell table:formula="of:=INT(MID([.B221];1;LEN([.B221])-4))" office:value-type="float" office:value="1832" calcext:value-type="float">
            <text:p>183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80" calcext:value-type="float">
            <text:p>45780</text:p>
          </table:table-cell>
          <table:table-cell office:value-type="string" calcext:value-type="string">
            <text:p><text:s/>1840 rpm </text:p>
          </table:table-cell>
          <table:table-cell table:formula="of:=INT(MID([.B222];1;LEN([.B222])-4))" office:value-type="float" office:value="1840" calcext:value-type="float">
            <text:p>184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81" calcext:value-type="float">
            <text:p>46281</text:p>
          </table:table-cell>
          <table:table-cell office:value-type="string" calcext:value-type="string">
            <text:p><text:s/>1882 rpm </text:p>
          </table:table-cell>
          <table:table-cell table:formula="of:=INT(MID([.B223];1;LEN([.B223])-4))" office:value-type="float" office:value="1882" calcext:value-type="float">
            <text:p>188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string" calcext:value-type="string">
            <text:p><text:s/>1895 rpm </text:p>
          </table:table-cell>
          <table:table-cell table:formula="of:=INT(MID([.B224];1;LEN([.B224])-4))" office:value-type="float" office:value="1895" calcext:value-type="float">
            <text:p>189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<text:s/>1932 rpm </text:p>
          </table:table-cell>
          <table:table-cell table:formula="of:=INT(MID([.B225];1;LEN([.B225])-4))" office:value-type="float" office:value="1932" calcext:value-type="float">
            <text:p>193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0" calcext:value-type="float">
            <text:p>46960</text:p>
          </table:table-cell>
          <table:table-cell office:value-type="string" calcext:value-type="string">
            <text:p><text:s/>1946 rpm </text:p>
          </table:table-cell>
          <table:table-cell table:formula="of:=INT(MID([.B226];1;LEN([.B226])-4))" office:value-type="float" office:value="1946" calcext:value-type="float">
            <text:p>194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1" calcext:value-type="float">
            <text:p>47031</text:p>
          </table:table-cell>
          <table:table-cell office:value-type="string" calcext:value-type="string">
            <text:p><text:s/>1951 rpm </text:p>
          </table:table-cell>
          <table:table-cell table:formula="of:=INT(MID([.B227];1;LEN([.B227])-4))" office:value-type="float" office:value="1951" calcext:value-type="float">
            <text:p>195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30" calcext:value-type="float">
            <text:p>47130</text:p>
          </table:table-cell>
          <table:table-cell office:value-type="string" calcext:value-type="string">
            <text:p><text:s/>1954 rpm </text:p>
          </table:table-cell>
          <table:table-cell table:formula="of:=INT(MID([.B228];1;LEN([.B228])-4))" office:value-type="float" office:value="1954" calcext:value-type="float">
            <text:p>195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80" calcext:value-type="float">
            <text:p>47380</text:p>
          </table:table-cell>
          <table:table-cell office:value-type="string" calcext:value-type="string">
            <text:p><text:s/>1979 rpm </text:p>
          </table:table-cell>
          <table:table-cell table:formula="of:=INT(MID([.B229];1;LEN([.B229])-4))" office:value-type="float" office:value="1979" calcext:value-type="float">
            <text:p>197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47" calcext:value-type="float">
            <text:p>47447</text:p>
          </table:table-cell>
          <table:table-cell office:value-type="string" calcext:value-type="string">
            <text:p><text:s/>1985 rpm </text:p>
          </table:table-cell>
          <table:table-cell table:formula="of:=INT(MID([.B230];1;LEN([.B230])-4))" office:value-type="float" office:value="1985" calcext:value-type="float">
            <text:p>1985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string" calcext:value-type="string">
            <text:p><text:s/>1988 rpm </text:p>
          </table:table-cell>
          <table:table-cell table:formula="of:=INT(MID([.B231];1;LEN([.B231])-4))" office:value-type="float" office:value="1988" calcext:value-type="float">
            <text:p>198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90" calcext:value-type="float">
            <text:p>47590</text:p>
          </table:table-cell>
          <table:table-cell office:value-type="string" calcext:value-type="string">
            <text:p><text:s/>1988 rpm </text:p>
          </table:table-cell>
          <table:table-cell table:formula="of:=INT(MID([.B232];1;LEN([.B232])-4))" office:value-type="float" office:value="1988" calcext:value-type="float">
            <text:p>198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51" calcext:value-type="float">
            <text:p>47751</text:p>
          </table:table-cell>
          <table:table-cell office:value-type="string" calcext:value-type="string">
            <text:p><text:s/>1977 rpm </text:p>
          </table:table-cell>
          <table:table-cell table:formula="of:=INT(MID([.B233];1;LEN([.B233])-4))" office:value-type="float" office:value="1977" calcext:value-type="float">
            <text:p>197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90" calcext:value-type="float">
            <text:p>47890</text:p>
          </table:table-cell>
          <table:table-cell office:value-type="string" calcext:value-type="string">
            <text:p><text:s/>1984 rpm </text:p>
          </table:table-cell>
          <table:table-cell table:formula="of:=INT(MID([.B234];1;LEN([.B234])-4))" office:value-type="float" office:value="1984" calcext:value-type="float">
            <text:p>198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48" calcext:value-type="float">
            <text:p>48148</text:p>
          </table:table-cell>
          <table:table-cell office:value-type="string" calcext:value-type="string">
            <text:p><text:s/>1994 rpm </text:p>
          </table:table-cell>
          <table:table-cell table:formula="of:=INT(MID([.B235];1;LEN([.B235])-4))" office:value-type="float" office:value="1994" calcext:value-type="float">
            <text:p>1994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09" calcext:value-type="float">
            <text:p>48209</text:p>
          </table:table-cell>
          <table:table-cell office:value-type="string" calcext:value-type="string">
            <text:p><text:s/>1994 rpm </text:p>
          </table:table-cell>
          <table:table-cell table:formula="of:=INT(MID([.B236];1;LEN([.B236])-4))" office:value-type="float" office:value="1994" calcext:value-type="float">
            <text:p>199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40" calcext:value-type="float">
            <text:p>48340</text:p>
          </table:table-cell>
          <table:table-cell office:value-type="string" calcext:value-type="string">
            <text:p><text:s/>1995 rpm </text:p>
          </table:table-cell>
          <table:table-cell table:formula="of:=INT(MID([.B237];1;LEN([.B237])-4))" office:value-type="float" office:value="1995" calcext:value-type="float">
            <text:p>199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09" calcext:value-type="float">
            <text:p>48409</text:p>
          </table:table-cell>
          <table:table-cell office:value-type="string" calcext:value-type="string">
            <text:p><text:s/>1994 rpm </text:p>
          </table:table-cell>
          <table:table-cell table:formula="of:=INT(MID([.B238];1;LEN([.B238])-4))" office:value-type="float" office:value="1994" calcext:value-type="float">
            <text:p>199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90" calcext:value-type="float">
            <text:p>48490</text:p>
          </table:table-cell>
          <table:table-cell office:value-type="string" calcext:value-type="string">
            <text:p><text:s/>1999 rpm </text:p>
          </table:table-cell>
          <table:table-cell table:formula="of:=INT(MID([.B239];1;LEN([.B239])-4))" office:value-type="float" office:value="1999" calcext:value-type="float">
            <text:p>1999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69" calcext:value-type="float">
            <text:p>48569</text:p>
          </table:table-cell>
          <table:table-cell office:value-type="string" calcext:value-type="string">
            <text:p><text:s/>2000 rpm </text:p>
          </table:table-cell>
          <table:table-cell table:formula="of:=INT(MID([.B240];1;LEN([.B240])-4))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30" calcext:value-type="float">
            <text:p>48730</text:p>
          </table:table-cell>
          <table:table-cell office:value-type="string" calcext:value-type="string">
            <text:p><text:s/>2017 rpm </text:p>
          </table:table-cell>
          <table:table-cell table:formula="of:=INT(MID([.B241];1;LEN([.B241])-4))" office:value-type="float" office:value="2017" calcext:value-type="float">
            <text:p>201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19" calcext:value-type="float">
            <text:p>49119</text:p>
          </table:table-cell>
          <table:table-cell office:value-type="string" calcext:value-type="string">
            <text:p><text:s/>2052 rpm </text:p>
          </table:table-cell>
          <table:table-cell table:formula="of:=INT(MID([.B242];1;LEN([.B242])-4))" office:value-type="float" office:value="2052" calcext:value-type="float">
            <text:p>205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09" calcext:value-type="float">
            <text:p>49309</text:p>
          </table:table-cell>
          <table:table-cell office:value-type="string" calcext:value-type="string">
            <text:p><text:s/>2068 rpm </text:p>
          </table:table-cell>
          <table:table-cell table:formula="of:=INT(MID([.B243];1;LEN([.B243])-4))" office:value-type="float" office:value="2068" calcext:value-type="float">
            <text:p>206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18" calcext:value-type="float">
            <text:p>49618</text:p>
          </table:table-cell>
          <table:table-cell office:value-type="string" calcext:value-type="string">
            <text:p><text:s/>2123 rpm </text:p>
          </table:table-cell>
          <table:table-cell table:formula="of:=INT(MID([.B244];1;LEN([.B244])-4))" office:value-type="float" office:value="2123" calcext:value-type="float">
            <text:p>212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50" calcext:value-type="float">
            <text:p>49850</text:p>
          </table:table-cell>
          <table:table-cell office:value-type="string" calcext:value-type="string">
            <text:p><text:s/>2169 rpm </text:p>
          </table:table-cell>
          <table:table-cell table:formula="of:=INT(MID([.B245];1;LEN([.B245])-4))" office:value-type="float" office:value="2169" calcext:value-type="float">
            <text:p>216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79" calcext:value-type="float">
            <text:p>49979</text:p>
          </table:table-cell>
          <table:table-cell office:value-type="string" calcext:value-type="string">
            <text:p><text:s/>2196 rpm </text:p>
          </table:table-cell>
          <table:table-cell table:formula="of:=INT(MID([.B246];1;LEN([.B246])-4))" office:value-type="float" office:value="2196" calcext:value-type="float">
            <text:p>2196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97" calcext:value-type="float">
            <text:p>50297</text:p>
          </table:table-cell>
          <table:table-cell office:value-type="string" calcext:value-type="string">
            <text:p><text:s/>2253 rpm </text:p>
          </table:table-cell>
          <table:table-cell table:formula="of:=INT(MID([.B247];1;LEN([.B247])-4))" office:value-type="float" office:value="2253" calcext:value-type="float">
            <text:p>225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89" calcext:value-type="float">
            <text:p>50589</text:p>
          </table:table-cell>
          <table:table-cell office:value-type="string" calcext:value-type="string">
            <text:p><text:s/>2355 rpm </text:p>
          </table:table-cell>
          <table:table-cell table:formula="of:=INT(MID([.B248];1;LEN([.B248])-4))" office:value-type="float" office:value="2355" calcext:value-type="float">
            <text:p>235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98" calcext:value-type="float">
            <text:p>50698</text:p>
          </table:table-cell>
          <table:table-cell office:value-type="string" calcext:value-type="string">
            <text:p><text:s/>2380 rpm </text:p>
          </table:table-cell>
          <table:table-cell table:formula="of:=INT(MID([.B249];1;LEN([.B249])-4))" office:value-type="float" office:value="2380" calcext:value-type="float">
            <text:p>238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59" calcext:value-type="float">
            <text:p>50859</text:p>
          </table:table-cell>
          <table:table-cell office:value-type="string" calcext:value-type="string">
            <text:p><text:s/>2411 rpm </text:p>
          </table:table-cell>
          <table:table-cell table:formula="of:=INT(MID([.B250];1;LEN([.B250])-4))" office:value-type="float" office:value="2411" calcext:value-type="float">
            <text:p>2411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27" calcext:value-type="float">
            <text:p>50927</text:p>
          </table:table-cell>
          <table:table-cell office:value-type="string" calcext:value-type="string">
            <text:p><text:s/>2430 rpm </text:p>
          </table:table-cell>
          <table:table-cell table:formula="of:=INT(MID([.B251];1;LEN([.B251])-4))" office:value-type="float" office:value="2430" calcext:value-type="float">
            <text:p>243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38" calcext:value-type="float">
            <text:p>51138</text:p>
          </table:table-cell>
          <table:table-cell office:value-type="string" calcext:value-type="string">
            <text:p><text:s/>2465 rpm </text:p>
          </table:table-cell>
          <table:table-cell table:formula="of:=INT(MID([.B252];1;LEN([.B252])-4))" office:value-type="float" office:value="2465" calcext:value-type="float">
            <text:p>246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38" calcext:value-type="float">
            <text:p>51338</text:p>
          </table:table-cell>
          <table:table-cell office:value-type="string" calcext:value-type="string">
            <text:p><text:s/>2480 rpm </text:p>
          </table:table-cell>
          <table:table-cell table:formula="of:=INT(MID([.B253];1;LEN([.B253])-4))" office:value-type="float" office:value="2480" calcext:value-type="float">
            <text:p>248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18" calcext:value-type="float">
            <text:p>51518</text:p>
          </table:table-cell>
          <table:table-cell office:value-type="string" calcext:value-type="string">
            <text:p><text:s/>2449 rpm </text:p>
          </table:table-cell>
          <table:table-cell table:formula="of:=INT(MID([.B254];1;LEN([.B254])-4))" office:value-type="float" office:value="2449" calcext:value-type="float">
            <text:p>2449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07" calcext:value-type="float">
            <text:p>51607</text:p>
          </table:table-cell>
          <table:table-cell office:value-type="string" calcext:value-type="string">
            <text:p><text:s/>2417 rpm </text:p>
          </table:table-cell>
          <table:table-cell table:formula="of:=INT(MID([.B255];1;LEN([.B255])-4))" office:value-type="float" office:value="2417" calcext:value-type="float">
            <text:p>241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49" calcext:value-type="float">
            <text:p>51849</text:p>
          </table:table-cell>
          <table:table-cell office:value-type="string" calcext:value-type="string">
            <text:p><text:s/>2322 rpm </text:p>
          </table:table-cell>
          <table:table-cell table:formula="of:=INT(MID([.B256];1;LEN([.B256])-4))" office:value-type="float" office:value="2322" calcext:value-type="float">
            <text:p>2322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38" calcext:value-type="float">
            <text:p>51938</text:p>
          </table:table-cell>
          <table:table-cell office:value-type="string" calcext:value-type="string">
            <text:p><text:s/>2275 rpm </text:p>
          </table:table-cell>
          <table:table-cell table:formula="of:=INT(MID([.B257];1;LEN([.B257])-4))" office:value-type="float" office:value="2275" calcext:value-type="float">
            <text:p>227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27" calcext:value-type="float">
            <text:p>52027</text:p>
          </table:table-cell>
          <table:table-cell office:value-type="string" calcext:value-type="string">
            <text:p><text:s/>2214 rpm </text:p>
          </table:table-cell>
          <table:table-cell table:formula="of:=INT(MID([.B258];1;LEN([.B258])-4))" office:value-type="float" office:value="2214" calcext:value-type="float">
            <text:p>2214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7" calcext:value-type="float">
            <text:p>52207</text:p>
          </table:table-cell>
          <table:table-cell office:value-type="string" calcext:value-type="string">
            <text:p><text:s/>2063 rpm </text:p>
          </table:table-cell>
          <table:table-cell table:formula="of:=INT(MID([.B259];1;LEN([.B259])-4))" office:value-type="float" office:value="2063" calcext:value-type="float">
            <text:p>206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87" calcext:value-type="float">
            <text:p>52387</text:p>
          </table:table-cell>
          <table:table-cell office:value-type="string" calcext:value-type="string">
            <text:p><text:s/>1898 rpm </text:p>
          </table:table-cell>
          <table:table-cell table:formula="of:=INT(MID([.B260];1;LEN([.B260])-4))" office:value-type="float" office:value="1898" calcext:value-type="float">
            <text:p>189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76" calcext:value-type="float">
            <text:p>52476</text:p>
          </table:table-cell>
          <table:table-cell office:value-type="string" calcext:value-type="string">
            <text:p><text:s/>1825 rpm </text:p>
          </table:table-cell>
          <table:table-cell table:formula="of:=INT(MID([.B261];1;LEN([.B261])-4))" office:value-type="float" office:value="1825" calcext:value-type="float">
            <text:p>182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47" calcext:value-type="float">
            <text:p>52747</text:p>
          </table:table-cell>
          <table:table-cell office:value-type="string" calcext:value-type="string">
            <text:p><text:s/>1620 rpm </text:p>
          </table:table-cell>
          <table:table-cell table:formula="of:=INT(MID([.B262];1;LEN([.B262])-4))" office:value-type="float" office:value="1620" calcext:value-type="float">
            <text:p>162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27" calcext:value-type="float">
            <text:p>52927</text:p>
          </table:table-cell>
          <table:table-cell office:value-type="string" calcext:value-type="string">
            <text:p><text:s/>1529 rpm </text:p>
          </table:table-cell>
          <table:table-cell table:formula="of:=INT(MID([.B263];1;LEN([.B263])-4))" office:value-type="float" office:value="1529" calcext:value-type="float">
            <text:p>152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96" calcext:value-type="float">
            <text:p>52996</text:p>
          </table:table-cell>
          <table:table-cell office:value-type="string" calcext:value-type="string">
            <text:p><text:s/>1503 rpm </text:p>
          </table:table-cell>
          <table:table-cell table:formula="of:=INT(MID([.B264];1;LEN([.B264])-4))" office:value-type="float" office:value="1503" calcext:value-type="float">
            <text:p>150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75" calcext:value-type="float">
            <text:p>53075</text:p>
          </table:table-cell>
          <table:table-cell office:value-type="string" calcext:value-type="string">
            <text:p><text:s/>1484 rpm </text:p>
          </table:table-cell>
          <table:table-cell table:formula="of:=INT(MID([.B265];1;LEN([.B265])-4))" office:value-type="float" office:value="1484" calcext:value-type="float">
            <text:p>148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string" calcext:value-type="string">
            <text:p><text:s/>1460 rpm </text:p>
          </table:table-cell>
          <table:table-cell table:formula="of:=INT(MID([.B266];1;LEN([.B266])-4))" office:value-type="float" office:value="1460" calcext:value-type="float">
            <text:p>146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15" calcext:value-type="float">
            <text:p>53815</text:p>
          </table:table-cell>
          <table:table-cell office:value-type="string" calcext:value-type="string">
            <text:p><text:s/>1446 rpm </text:p>
          </table:table-cell>
          <table:table-cell table:formula="of:=INT(MID([.B267];1;LEN([.B267])-4))" office:value-type="float" office:value="1446" calcext:value-type="float">
            <text:p>144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87" calcext:value-type="float">
            <text:p>54187</text:p>
          </table:table-cell>
          <table:table-cell office:value-type="string" calcext:value-type="string">
            <text:p><text:s/>1302 rpm </text:p>
          </table:table-cell>
          <table:table-cell table:formula="of:=INT(MID([.B268];1;LEN([.B268])-4))" office:value-type="float" office:value="1302" calcext:value-type="float">
            <text:p>130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string" calcext:value-type="string">
            <text:p><text:s/>1247 rpm </text:p>
          </table:table-cell>
          <table:table-cell table:formula="of:=INT(MID([.B269];1;LEN([.B269])-4))" office:value-type="float" office:value="1247" calcext:value-type="float">
            <text:p>1247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<text:s/>1172 rpm </text:p>
          </table:table-cell>
          <table:table-cell table:formula="of:=INT(MID([.B270];1;LEN([.B270])-4))" office:value-type="float" office:value="1172" calcext:value-type="float">
            <text:p>1172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46" calcext:value-type="float">
            <text:p>54646</text:p>
          </table:table-cell>
          <table:table-cell office:value-type="string" calcext:value-type="string">
            <text:p><text:s/>1003 rpm </text:p>
          </table:table-cell>
          <table:table-cell table:formula="of:=INT(MID([.B271];1;LEN([.B271])-4))" office:value-type="float" office:value="1003" calcext:value-type="float">
            <text:p>1003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5" calcext:value-type="float">
            <text:p>54795</text:p>
          </table:table-cell>
          <table:table-cell office:value-type="string" calcext:value-type="string">
            <text:p><text:s/>924 rpm </text:p>
          </table:table-cell>
          <table:table-cell table:formula="of:=INT(MID([.B272];1;LEN([.B272])-4))" office:value-type="float" office:value="924" calcext:value-type="float">
            <text:p>92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74" calcext:value-type="float">
            <text:p>54874</text:p>
          </table:table-cell>
          <table:table-cell office:value-type="string" calcext:value-type="string">
            <text:p><text:s/>867 rpm </text:p>
          </table:table-cell>
          <table:table-cell table:formula="of:=INT(MID([.B273];1;LEN([.B273])-4))"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84" calcext:value-type="float">
            <text:p>54984</text:p>
          </table:table-cell>
          <table:table-cell office:value-type="string" calcext:value-type="string">
            <text:p><text:s/>813 rpm </text:p>
          </table:table-cell>
          <table:table-cell table:formula="of:=INT(MID([.B274];1;LEN([.B274])-4))" office:value-type="float" office:value="813" calcext:value-type="float">
            <text:p>81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54" calcext:value-type="float">
            <text:p>55054</text:p>
          </table:table-cell>
          <table:table-cell office:value-type="string" calcext:value-type="string">
            <text:p><text:s/>802 rpm </text:p>
          </table:table-cell>
          <table:table-cell table:formula="of:=INT(MID([.B275];1;LEN([.B275])-4))"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string" calcext:value-type="string">
            <text:p><text:s/>803 rpm </text:p>
          </table:table-cell>
          <table:table-cell table:formula="of:=INT(MID([.B276];1;LEN([.B276])-4))"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string" calcext:value-type="string">
            <text:p><text:s/>808 rpm </text:p>
          </table:table-cell>
          <table:table-cell table:formula="of:=INT(MID([.B277];1;LEN([.B277])-4))"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03" calcext:value-type="float">
            <text:p>55503</text:p>
          </table:table-cell>
          <table:table-cell office:value-type="string" calcext:value-type="string">
            <text:p><text:s/>812 rpm </text:p>
          </table:table-cell>
          <table:table-cell table:formula="of:=INT(MID([.B278];1;LEN([.B278])-4))" office:value-type="float" office:value="812" calcext:value-type="float">
            <text:p>81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84" calcext:value-type="float">
            <text:p>55684</text:p>
          </table:table-cell>
          <table:table-cell office:value-type="string" calcext:value-type="string">
            <text:p><text:s/>811 rpm </text:p>
          </table:table-cell>
          <table:table-cell table:formula="of:=INT(MID([.B279];1;LEN([.B279])-4))" office:value-type="float" office:value="811" calcext:value-type="float">
            <text:p>81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14" calcext:value-type="float">
            <text:p>55914</text:p>
          </table:table-cell>
          <table:table-cell office:value-type="string" calcext:value-type="string">
            <text:p><text:s/>808 rpm </text:p>
          </table:table-cell>
          <table:table-cell table:formula="of:=INT(MID([.B280];1;LEN([.B280])-4))" office:value-type="float" office:value="808" calcext:value-type="float">
            <text:p>80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83" calcext:value-type="float">
            <text:p>56083</text:p>
          </table:table-cell>
          <table:table-cell office:value-type="string" calcext:value-type="string">
            <text:p><text:s/>796 rpm </text:p>
          </table:table-cell>
          <table:table-cell table:formula="of:=INT(MID([.B281];1;LEN([.B281])-4))" office:value-type="float" office:value="796" calcext:value-type="float">
            <text:p>79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string" calcext:value-type="string">
            <text:p><text:s/>796 rpm </text:p>
          </table:table-cell>
          <table:table-cell table:formula="of:=INT(MID([.B282];1;LEN([.B282])-4))"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<text:s/>794 rpm </text:p>
          </table:table-cell>
          <table:table-cell table:formula="of:=INT(MID([.B283];1;LEN([.B283])-4))"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03" calcext:value-type="float">
            <text:p>56303</text:p>
          </table:table-cell>
          <table:table-cell office:value-type="string" calcext:value-type="string">
            <text:p><text:s/>788 rpm </text:p>
          </table:table-cell>
          <table:table-cell table:formula="of:=INT(MID([.B284];1;LEN([.B284])-4))"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83" calcext:value-type="float">
            <text:p>56383</text:p>
          </table:table-cell>
          <table:table-cell office:value-type="string" calcext:value-type="string">
            <text:p><text:s/>789 rpm </text:p>
          </table:table-cell>
          <table:table-cell table:formula="of:=INT(MID([.B285];1;LEN([.B285])-4))"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string" calcext:value-type="string">
            <text:p><text:s/>792 rpm </text:p>
          </table:table-cell>
          <table:table-cell table:formula="of:=INT(MID([.B286];1;LEN([.B286])-4))"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58" calcext:value-type="float">
            <text:p>56558</text:p>
          </table:table-cell>
          <table:table-cell office:value-type="string" calcext:value-type="string">
            <text:p><text:s/>792 rpm </text:p>
          </table:table-cell>
          <table:table-cell table:formula="of:=INT(MID([.B287];1;LEN([.B287])-4))" office:value-type="float" office:value="792" calcext:value-type="float">
            <text:p>79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63" calcext:value-type="float">
            <text:p>56863</text:p>
          </table:table-cell>
          <table:table-cell office:value-type="string" calcext:value-type="string">
            <text:p><text:s/>777 rpm </text:p>
          </table:table-cell>
          <table:table-cell table:formula="of:=INT(MID([.B288];1;LEN([.B288])-4))" office:value-type="float" office:value="777" calcext:value-type="float">
            <text:p>77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43" calcext:value-type="float">
            <text:p>56943</text:p>
          </table:table-cell>
          <table:table-cell office:value-type="string" calcext:value-type="string">
            <text:p><text:s/>772 rpm </text:p>
          </table:table-cell>
          <table:table-cell table:formula="of:=INT(MID([.B289];1;LEN([.B289])-4))"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67" calcext:value-type="float">
            <text:p>57167</text:p>
          </table:table-cell>
          <table:table-cell office:value-type="string" calcext:value-type="string">
            <text:p><text:s/>764 rpm </text:p>
          </table:table-cell>
          <table:table-cell table:formula="of:=INT(MID([.B290];1;LEN([.B290])-4))" office:value-type="float" office:value="764" calcext:value-type="float">
            <text:p>76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42" calcext:value-type="float">
            <text:p>57242</text:p>
          </table:table-cell>
          <table:table-cell office:value-type="string" calcext:value-type="string">
            <text:p><text:s/>756 rpm </text:p>
          </table:table-cell>
          <table:table-cell table:formula="of:=INT(MID([.B291];1;LEN([.B291])-4))"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13" calcext:value-type="float">
            <text:p>57313</text:p>
          </table:table-cell>
          <table:table-cell office:value-type="string" calcext:value-type="string">
            <text:p><text:s/>761 rpm </text:p>
          </table:table-cell>
          <table:table-cell table:formula="of:=INT(MID([.B292];1;LEN([.B292])-4))" office:value-type="float" office:value="761" calcext:value-type="float">
            <text:p>76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string" calcext:value-type="string">
            <text:p><text:s/>758 rpm </text:p>
          </table:table-cell>
          <table:table-cell table:formula="of:=INT(MID([.B293];1;LEN([.B293])-4))" office:value-type="float" office:value="758" calcext:value-type="float">
            <text:p>75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81" calcext:value-type="float">
            <text:p>57681</text:p>
          </table:table-cell>
          <table:table-cell office:value-type="string" calcext:value-type="string">
            <text:p><text:s/>749 rpm </text:p>
          </table:table-cell>
          <table:table-cell table:formula="of:=INT(MID([.B294];1;LEN([.B294])-4))" office:value-type="float" office:value="749" calcext:value-type="float">
            <text:p>74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52" calcext:value-type="float">
            <text:p>57752</text:p>
          </table:table-cell>
          <table:table-cell office:value-type="string" calcext:value-type="string">
            <text:p><text:s/>748 rpm </text:p>
          </table:table-cell>
          <table:table-cell table:formula="of:=INT(MID([.B295];1;LEN([.B295])-4))"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39" calcext:value-type="float">
            <text:p>57839</text:p>
          </table:table-cell>
          <table:table-cell office:value-type="string" calcext:value-type="string">
            <text:p><text:s/>744 rpm </text:p>
          </table:table-cell>
          <table:table-cell table:formula="of:=INT(MID([.B296];1;LEN([.B296])-4))" office:value-type="float" office:value="744" calcext:value-type="float">
            <text:p>74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12" calcext:value-type="float">
            <text:p>57912</text:p>
          </table:table-cell>
          <table:table-cell office:value-type="string" calcext:value-type="string">
            <text:p><text:s/>750 rpm </text:p>
          </table:table-cell>
          <table:table-cell table:formula="of:=INT(MID([.B297];1;LEN([.B297])-4))"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81" calcext:value-type="float">
            <text:p>57981</text:p>
          </table:table-cell>
          <table:table-cell office:value-type="string" calcext:value-type="string">
            <text:p><text:s/>750 rpm </text:p>
          </table:table-cell>
          <table:table-cell table:formula="of:=INT(MID([.B298];1;LEN([.B298])-4))"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72" calcext:value-type="float">
            <text:p>58172</text:p>
          </table:table-cell>
          <table:table-cell office:value-type="string" calcext:value-type="string">
            <text:p><text:s/>739 rpm </text:p>
          </table:table-cell>
          <table:table-cell table:formula="of:=INT(MID([.B299];1;LEN([.B299])-4))" office:value-type="float" office:value="739" calcext:value-type="float">
            <text:p>73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42" calcext:value-type="float">
            <text:p>58242</text:p>
          </table:table-cell>
          <table:table-cell office:value-type="string" calcext:value-type="string">
            <text:p><text:s/>741 rpm </text:p>
          </table:table-cell>
          <table:table-cell table:formula="of:=INT(MID([.B300];1;LEN([.B300])-4))"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30" calcext:value-type="float">
            <text:p>58330</text:p>
          </table:table-cell>
          <table:table-cell office:value-type="string" calcext:value-type="string">
            <text:p><text:s/>738 rpm </text:p>
          </table:table-cell>
          <table:table-cell table:formula="of:=INT(MID([.B301];1;LEN([.B301])-4))" office:value-type="float" office:value="738" calcext:value-type="float">
            <text:p>738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01" calcext:value-type="float">
            <text:p>58401</text:p>
          </table:table-cell>
          <table:table-cell office:value-type="string" calcext:value-type="string">
            <text:p><text:s/>744 rpm </text:p>
          </table:table-cell>
          <table:table-cell table:formula="of:=INT(MID([.B302];1;LEN([.B302])-4))" office:value-type="float" office:value="744" calcext:value-type="float">
            <text:p>74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81" calcext:value-type="float">
            <text:p>58481</text:p>
          </table:table-cell>
          <table:table-cell office:value-type="string" calcext:value-type="string">
            <text:p><text:s/>741 rpm </text:p>
          </table:table-cell>
          <table:table-cell table:formula="of:=INT(MID([.B303];1;LEN([.B303])-4))"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11" calcext:value-type="float">
            <text:p>58611</text:p>
          </table:table-cell>
          <table:table-cell office:value-type="string" calcext:value-type="string">
            <text:p><text:s/>741 rpm </text:p>
          </table:table-cell>
          <table:table-cell table:formula="of:=INT(MID([.B304];1;LEN([.B304])-4))"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string" calcext:value-type="string">
            <text:p><text:s/>734 rpm </text:p>
          </table:table-cell>
          <table:table-cell table:formula="of:=INT(MID([.B305];1;LEN([.B305])-4))" office:value-type="float" office:value="734" calcext:value-type="float">
            <text:p>73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44" calcext:value-type="float">
            <text:p>58744</text:p>
          </table:table-cell>
          <table:table-cell office:value-type="string" calcext:value-type="string">
            <text:p><text:s/>733 rpm </text:p>
          </table:table-cell>
          <table:table-cell table:formula="of:=INT(MID([.B306];1;LEN([.B306])-4))" office:value-type="float" office:value="733" calcext:value-type="float">
            <text:p>733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1" calcext:value-type="float">
            <text:p>58941</text:p>
          </table:table-cell>
          <table:table-cell office:value-type="string" calcext:value-type="string">
            <text:p><text:s/>732 rpm </text:p>
          </table:table-cell>
          <table:table-cell table:formula="of:=INT(MID([.B307];1;LEN([.B307])-4))" office:value-type="float" office:value="732" calcext:value-type="float">
            <text:p>73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0" calcext:value-type="float">
            <text:p>59130</text:p>
          </table:table-cell>
          <table:table-cell office:value-type="string" calcext:value-type="string">
            <text:p><text:s/>715 rpm </text:p>
          </table:table-cell>
          <table:table-cell table:formula="of:=INT(MID([.B308];1;LEN([.B308])-4))" office:value-type="float" office:value="715" calcext:value-type="float">
            <text:p>71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91" calcext:value-type="float">
            <text:p>59291</text:p>
          </table:table-cell>
          <table:table-cell office:value-type="string" calcext:value-type="string">
            <text:p><text:s/>714 rpm </text:p>
          </table:table-cell>
          <table:table-cell table:formula="of:=INT(MID([.B309];1;LEN([.B309])-4))" office:value-type="float" office:value="714" calcext:value-type="float">
            <text:p>714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70" calcext:value-type="float">
            <text:p>59470</text:p>
          </table:table-cell>
          <table:table-cell office:value-type="string" calcext:value-type="string">
            <text:p><text:s/>708 rpm </text:p>
          </table:table-cell>
          <table:table-cell table:formula="of:=INT(MID([.B310];1;LEN([.B310])-4))" office:value-type="float" office:value="708" calcext:value-type="float">
            <text:p>708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31" calcext:value-type="float">
            <text:p>59931</text:p>
          </table:table-cell>
          <table:table-cell office:value-type="string" calcext:value-type="string">
            <text:p><text:s/>702 rpm </text:p>
          </table:table-cell>
          <table:table-cell table:formula="of:=INT(MID([.B311];1;LEN([.B311])-4))" office:value-type="float" office:value="702" calcext:value-type="float">
            <text:p>70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60" calcext:value-type="float">
            <text:p>60360</text:p>
          </table:table-cell>
          <table:table-cell office:value-type="string" calcext:value-type="string">
            <text:p><text:s/>682 rpm </text:p>
          </table:table-cell>
          <table:table-cell table:formula="of:=INT(MID([.B312];1;LEN([.B312])-4))" office:value-type="float" office:value="682" calcext:value-type="float">
            <text:p>68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91" calcext:value-type="float">
            <text:p>60691</text:p>
          </table:table-cell>
          <table:table-cell office:value-type="string" calcext:value-type="string">
            <text:p><text:s/>692 rpm </text:p>
          </table:table-cell>
          <table:table-cell table:formula="of:=INT(MID([.B313];1;LEN([.B313])-4))" office:value-type="float" office:value="692" calcext:value-type="float">
            <text:p>692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70" calcext:value-type="float">
            <text:p>60870</text:p>
          </table:table-cell>
          <table:table-cell office:value-type="string" calcext:value-type="string">
            <text:p><text:s/>690 rpm </text:p>
          </table:table-cell>
          <table:table-cell table:formula="of:=INT(MID([.B314];1;LEN([.B314])-4))"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<text:s/>695 rpm </text:p>
          </table:table-cell>
          <table:table-cell table:formula="of:=INT(MID([.B315];1;LEN([.B315])-4))" office:value-type="float" office:value="695" calcext:value-type="float">
            <text:p>69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string" calcext:value-type="string">
            <text:p><text:s/>700 rpm </text:p>
          </table:table-cell>
          <table:table-cell table:formula="of:=INT(MID([.B316];1;LEN([.B316])-4))" office:value-type="float" office:value="700" calcext:value-type="float">
            <text:p>700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89" calcext:value-type="float">
            <text:p>61489</text:p>
          </table:table-cell>
          <table:table-cell office:value-type="string" calcext:value-type="string">
            <text:p><text:s/>695 rpm </text:p>
          </table:table-cell>
          <table:table-cell table:formula="of:=INT(MID([.B317];1;LEN([.B317])-4))"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44" calcext:value-type="float">
            <text:p>61844</text:p>
          </table:table-cell>
          <table:table-cell office:value-type="string" calcext:value-type="string">
            <text:p><text:s/>694 rpm </text:p>
          </table:table-cell>
          <table:table-cell table:formula="of:=INT(MID([.B318];1;LEN([.B318])-4))" office:value-type="float" office:value="694" calcext:value-type="float">
            <text:p>694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08" calcext:value-type="float">
            <text:p>61908</text:p>
          </table:table-cell>
          <table:table-cell office:value-type="string" calcext:value-type="string">
            <text:p><text:s/>688 rpm </text:p>
          </table:table-cell>
          <table:table-cell table:formula="of:=INT(MID([.B319];1;LEN([.B319])-4))"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<text:s/>700 rpm </text:p>
          </table:table-cell>
          <table:table-cell table:formula="of:=INT(MID([.B320];1;LEN([.B320])-4))"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27" calcext:value-type="float">
            <text:p>62627</text:p>
          </table:table-cell>
          <table:table-cell office:value-type="string" calcext:value-type="string">
            <text:p><text:s/>699 rpm </text:p>
          </table:table-cell>
          <table:table-cell table:formula="of:=INT(MID([.B321];1;LEN([.B321])-4))"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78" calcext:value-type="float">
            <text:p>62978</text:p>
          </table:table-cell>
          <table:table-cell office:value-type="string" calcext:value-type="string">
            <text:p><text:s/>699 rpm </text:p>
          </table:table-cell>
          <table:table-cell table:formula="of:=INT(MID([.B322];1;LEN([.B322])-4))"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88" calcext:value-type="float">
            <text:p>63388</text:p>
          </table:table-cell>
          <table:table-cell office:value-type="string" calcext:value-type="string">
            <text:p><text:s/>702 rpm </text:p>
          </table:table-cell>
          <table:table-cell table:formula="of:=INT(MID([.B323];1;LEN([.B323])-4))"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87" calcext:value-type="float">
            <text:p>63587</text:p>
          </table:table-cell>
          <table:table-cell office:value-type="string" calcext:value-type="string">
            <text:p><text:s/>697 rpm </text:p>
          </table:table-cell>
          <table:table-cell table:formula="of:=INT(MID([.B324];1;LEN([.B324])-4))"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52" calcext:value-type="float">
            <text:p>63652</text:p>
          </table:table-cell>
          <table:table-cell office:value-type="string" calcext:value-type="string">
            <text:p><text:s/>694 rpm </text:p>
          </table:table-cell>
          <table:table-cell table:formula="of:=INT(MID([.B325];1;LEN([.B325])-4))" office:value-type="float" office:value="694" calcext:value-type="float">
            <text:p>69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53" calcext:value-type="float">
            <text:p>63853</text:p>
          </table:table-cell>
          <table:table-cell office:value-type="string" calcext:value-type="string">
            <text:p><text:s/>694 rpm </text:p>
          </table:table-cell>
          <table:table-cell table:formula="of:=INT(MID([.B326];1;LEN([.B326])-4))" office:value-type="float" office:value="694" calcext:value-type="float">
            <text:p>694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58" calcext:value-type="float">
            <text:p>63958</text:p>
          </table:table-cell>
          <table:table-cell office:value-type="string" calcext:value-type="string">
            <text:p><text:s/>696 rpm </text:p>
          </table:table-cell>
          <table:table-cell table:formula="of:=INT(MID([.B327];1;LEN([.B327])-4))" office:value-type="float" office:value="696" calcext:value-type="float">
            <text:p>69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57" calcext:value-type="float">
            <text:p>64057</text:p>
          </table:table-cell>
          <table:table-cell office:value-type="string" calcext:value-type="string">
            <text:p><text:s/>703 rpm </text:p>
          </table:table-cell>
          <table:table-cell table:formula="of:=INT(MID([.B328];1;LEN([.B328])-4))"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57" calcext:value-type="float">
            <text:p>64157</text:p>
          </table:table-cell>
          <table:table-cell office:value-type="string" calcext:value-type="string">
            <text:p><text:s/>694 rpm </text:p>
          </table:table-cell>
          <table:table-cell table:formula="of:=INT(MID([.B329];1;LEN([.B329])-4))"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57" calcext:value-type="float">
            <text:p>64257</text:p>
          </table:table-cell>
          <table:table-cell office:value-type="string" calcext:value-type="string">
            <text:p><text:s/>696 rpm </text:p>
          </table:table-cell>
          <table:table-cell table:formula="of:=INT(MID([.B330];1;LEN([.B330])-4))"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27" calcext:value-type="float">
            <text:p>64327</text:p>
          </table:table-cell>
          <table:table-cell office:value-type="string" calcext:value-type="string">
            <text:p><text:s/>695 rpm </text:p>
          </table:table-cell>
          <table:table-cell table:formula="of:=INT(MID([.B331];1;LEN([.B331])-4))"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27" calcext:value-type="float">
            <text:p>64527</text:p>
          </table:table-cell>
          <table:table-cell office:value-type="string" calcext:value-type="string">
            <text:p><text:s/>694 rpm </text:p>
          </table:table-cell>
          <table:table-cell table:formula="of:=INT(MID([.B332];1;LEN([.B332])-4))"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string" calcext:value-type="string">
            <text:p><text:s/>695 rpm </text:p>
          </table:table-cell>
          <table:table-cell table:formula="of:=INT(MID([.B333];1;LEN([.B333])-4))"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56" calcext:value-type="float">
            <text:p>64756</text:p>
          </table:table-cell>
          <table:table-cell office:value-type="string" calcext:value-type="string">
            <text:p><text:s/>687 rpm </text:p>
          </table:table-cell>
          <table:table-cell table:formula="of:=INT(MID([.B334];1;LEN([.B334])-4))"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57" calcext:value-type="float">
            <text:p>64857</text:p>
          </table:table-cell>
          <table:table-cell office:value-type="string" calcext:value-type="string">
            <text:p><text:s/>691 rpm </text:p>
          </table:table-cell>
          <table:table-cell table:formula="of:=INT(MID([.B335];1;LEN([.B335])-4))" office:value-type="float" office:value="691" calcext:value-type="float">
            <text:p>69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56" calcext:value-type="float">
            <text:p>64956</text:p>
          </table:table-cell>
          <table:table-cell office:value-type="string" calcext:value-type="string">
            <text:p><text:s/>715 rpm </text:p>
          </table:table-cell>
          <table:table-cell table:formula="of:=INT(MID([.B336];1;LEN([.B336])-4))" office:value-type="float" office:value="715" calcext:value-type="float">
            <text:p>71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27" calcext:value-type="float">
            <text:p>65027</text:p>
          </table:table-cell>
          <table:table-cell office:value-type="string" calcext:value-type="string">
            <text:p><text:s/>758 rpm </text:p>
          </table:table-cell>
          <table:table-cell table:formula="of:=INT(MID([.B337];1;LEN([.B337])-4))" office:value-type="float" office:value="758" calcext:value-type="float">
            <text:p>75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26" calcext:value-type="float">
            <text:p>65126</text:p>
          </table:table-cell>
          <table:table-cell office:value-type="string" calcext:value-type="string">
            <text:p><text:s/>816 rpm </text:p>
          </table:table-cell>
          <table:table-cell table:formula="of:=INT(MID([.B338];1;LEN([.B338])-4))"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46" calcext:value-type="float">
            <text:p>65246</text:p>
          </table:table-cell>
          <table:table-cell office:value-type="string" calcext:value-type="string">
            <text:p><text:s/>930 rpm </text:p>
          </table:table-cell>
          <table:table-cell table:formula="of:=INT(MID([.B339];1;LEN([.B339])-4))"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47" calcext:value-type="float">
            <text:p>65347</text:p>
          </table:table-cell>
          <table:table-cell office:value-type="string" calcext:value-type="string">
            <text:p><text:s/>1004 rpm </text:p>
          </table:table-cell>
          <table:table-cell table:formula="of:=INT(MID([.B340];1;LEN([.B340])-4))" office:value-type="float" office:value="1004" calcext:value-type="float">
            <text:p>100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27" calcext:value-type="float">
            <text:p>65527</text:p>
          </table:table-cell>
          <table:table-cell office:value-type="string" calcext:value-type="string">
            <text:p><text:s/>1129 rpm </text:p>
          </table:table-cell>
          <table:table-cell table:formula="of:=INT(MID([.B341];1;LEN([.B341])-4))" office:value-type="float" office:value="1129" calcext:value-type="float">
            <text:p>112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7" calcext:value-type="float">
            <text:p>65727</text:p>
          </table:table-cell>
          <table:table-cell office:value-type="string" calcext:value-type="string">
            <text:p><text:s/>1228 rpm </text:p>
          </table:table-cell>
          <table:table-cell table:formula="of:=INT(MID([.B342];1;LEN([.B342])-4))" office:value-type="float" office:value="1228" calcext:value-type="float">
            <text:p>122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46" calcext:value-type="float">
            <text:p>66046</text:p>
          </table:table-cell>
          <table:table-cell office:value-type="string" calcext:value-type="string">
            <text:p><text:s/>1354 rpm </text:p>
          </table:table-cell>
          <table:table-cell table:formula="of:=INT(MID([.B343];1;LEN([.B343])-4))" office:value-type="float" office:value="1354" calcext:value-type="float">
            <text:p>135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77" calcext:value-type="float">
            <text:p>66177</text:p>
          </table:table-cell>
          <table:table-cell office:value-type="string" calcext:value-type="string">
            <text:p><text:s/>1374 rpm </text:p>
          </table:table-cell>
          <table:table-cell table:formula="of:=INT(MID([.B344];1;LEN([.B344])-4))" office:value-type="float" office:value="1374" calcext:value-type="float">
            <text:p>1374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4" calcext:value-type="float">
            <text:p>66344</text:p>
          </table:table-cell>
          <table:table-cell office:value-type="string" calcext:value-type="string">
            <text:p><text:s/>1377 rpm </text:p>
          </table:table-cell>
          <table:table-cell table:formula="of:=INT(MID([.B345];1;LEN([.B345])-4))" office:value-type="float" office:value="1377" calcext:value-type="float">
            <text:p>1377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string" calcext:value-type="string">
            <text:p><text:s/>1367 rpm </text:p>
          </table:table-cell>
          <table:table-cell table:formula="of:=INT(MID([.B346];1;LEN([.B346])-4))" office:value-type="float" office:value="1367" calcext:value-type="float">
            <text:p>136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6" calcext:value-type="float">
            <text:p>67206</text:p>
          </table:table-cell>
          <table:table-cell office:value-type="string" calcext:value-type="string">
            <text:p><text:s/>1814 rpm </text:p>
          </table:table-cell>
          <table:table-cell table:formula="of:=INT(MID([.B347];1;LEN([.B347])-4))" office:value-type="float" office:value="1814" calcext:value-type="float">
            <text:p>181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84" calcext:value-type="float">
            <text:p>67284</text:p>
          </table:table-cell>
          <table:table-cell office:value-type="string" calcext:value-type="string">
            <text:p><text:s/>1926 rpm </text:p>
          </table:table-cell>
          <table:table-cell table:formula="of:=INT(MID([.B348];1;LEN([.B348])-4))" office:value-type="float" office:value="1926" calcext:value-type="float">
            <text:p>192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64" calcext:value-type="float">
            <text:p>67364</text:p>
          </table:table-cell>
          <table:table-cell office:value-type="string" calcext:value-type="string">
            <text:p><text:s/>1994 rpm </text:p>
          </table:table-cell>
          <table:table-cell table:formula="of:=INT(MID([.B349];1;LEN([.B349])-4))" office:value-type="float" office:value="1994" calcext:value-type="float">
            <text:p>199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34" calcext:value-type="float">
            <text:p>67434</text:p>
          </table:table-cell>
          <table:table-cell office:value-type="string" calcext:value-type="string">
            <text:p><text:s/>2015 rpm </text:p>
          </table:table-cell>
          <table:table-cell table:formula="of:=INT(MID([.B350];1;LEN([.B350])-4))" office:value-type="float" office:value="2015" calcext:value-type="float">
            <text:p>201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65" calcext:value-type="float">
            <text:p>67565</text:p>
          </table:table-cell>
          <table:table-cell office:value-type="string" calcext:value-type="string">
            <text:p><text:s/>2040 rpm </text:p>
          </table:table-cell>
          <table:table-cell table:formula="of:=INT(MID([.B351];1;LEN([.B351])-4))" office:value-type="float" office:value="2040" calcext:value-type="float">
            <text:p>204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38" calcext:value-type="float">
            <text:p>38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35" calcext:value-type="float">
            <text:p>67635</text:p>
          </table:table-cell>
          <table:table-cell office:value-type="string" calcext:value-type="string">
            <text:p><text:s/>2040 rpm </text:p>
          </table:table-cell>
          <table:table-cell table:formula="of:=INT(MID([.B352];1;LEN([.B352])-4))" office:value-type="float" office:value="2040" calcext:value-type="float">
            <text:p>204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75" calcext:value-type="float">
            <text:p>67775</text:p>
          </table:table-cell>
          <table:table-cell office:value-type="string" calcext:value-type="string">
            <text:p><text:s/>1989 rpm </text:p>
          </table:table-cell>
          <table:table-cell table:formula="of:=INT(MID([.B353];1;LEN([.B353])-4))" office:value-type="float" office:value="1989" calcext:value-type="float">
            <text:p>198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45" calcext:value-type="float">
            <text:p>67845</text:p>
          </table:table-cell>
          <table:table-cell office:value-type="string" calcext:value-type="string">
            <text:p><text:s/>1915 rpm </text:p>
          </table:table-cell>
          <table:table-cell table:formula="of:=INT(MID([.B354];1;LEN([.B354])-4))" office:value-type="float" office:value="1915" calcext:value-type="float">
            <text:p>191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14" calcext:value-type="float">
            <text:p>67914</text:p>
          </table:table-cell>
          <table:table-cell office:value-type="string" calcext:value-type="string">
            <text:p><text:s/>1852 rpm </text:p>
          </table:table-cell>
          <table:table-cell table:formula="of:=INT(MID([.B355];1;LEN([.B355])-4))" office:value-type="float" office:value="1852" calcext:value-type="float">
            <text:p>185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55" calcext:value-type="float">
            <text:p>68055</text:p>
          </table:table-cell>
          <table:table-cell office:value-type="string" calcext:value-type="string">
            <text:p><text:s/>1726 rpm </text:p>
          </table:table-cell>
          <table:table-cell table:formula="of:=INT(MID([.B356];1;LEN([.B356])-4))" office:value-type="float" office:value="1726" calcext:value-type="float">
            <text:p>172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95" calcext:value-type="float">
            <text:p>68195</text:p>
          </table:table-cell>
          <table:table-cell office:value-type="string" calcext:value-type="string">
            <text:p><text:s/>1587 rpm </text:p>
          </table:table-cell>
          <table:table-cell table:formula="of:=INT(MID([.B357];1;LEN([.B357])-4))" office:value-type="float" office:value="1587" calcext:value-type="float">
            <text:p>1587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34" calcext:value-type="float">
            <text:p>68334</text:p>
          </table:table-cell>
          <table:table-cell office:value-type="string" calcext:value-type="string">
            <text:p><text:s/>1474 rpm </text:p>
          </table:table-cell>
          <table:table-cell table:formula="of:=INT(MID([.B358];1;LEN([.B358])-4))" office:value-type="float" office:value="1474" calcext:value-type="float">
            <text:p>147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64" calcext:value-type="float">
            <text:p>68464</text:p>
          </table:table-cell>
          <table:table-cell office:value-type="string" calcext:value-type="string">
            <text:p><text:s/>1408 rpm </text:p>
          </table:table-cell>
          <table:table-cell table:formula="of:=INT(MID([.B359];1;LEN([.B359])-4))" office:value-type="float" office:value="1408" calcext:value-type="float">
            <text:p>1408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<text:s/>1391 rpm </text:p>
          </table:table-cell>
          <table:table-cell table:formula="of:=INT(MID([.B360];1;LEN([.B360])-4))" office:value-type="float" office:value="1391" calcext:value-type="float">
            <text:p>1391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24" calcext:value-type="float">
            <text:p>68624</text:p>
          </table:table-cell>
          <table:table-cell office:value-type="string" calcext:value-type="string">
            <text:p><text:s/>1399 rpm </text:p>
          </table:table-cell>
          <table:table-cell table:formula="of:=INT(MID([.B361];1;LEN([.B361])-4))" office:value-type="float" office:value="1399" calcext:value-type="float">
            <text:p>13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98" calcext:value-type="float">
            <text:p>68698</text:p>
          </table:table-cell>
          <table:table-cell office:value-type="string" calcext:value-type="string">
            <text:p><text:s/>1421 rpm </text:p>
          </table:table-cell>
          <table:table-cell table:formula="of:=INT(MID([.B362];1;LEN([.B362])-4))" office:value-type="float" office:value="1421" calcext:value-type="float">
            <text:p>142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84" calcext:value-type="float">
            <text:p>68784</text:p>
          </table:table-cell>
          <table:table-cell office:value-type="string" calcext:value-type="string">
            <text:p><text:s/>1463 rpm </text:p>
          </table:table-cell>
          <table:table-cell table:formula="of:=INT(MID([.B363];1;LEN([.B363])-4))" office:value-type="float" office:value="1463" calcext:value-type="float">
            <text:p>146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4" calcext:value-type="float">
            <text:p>68934</text:p>
          </table:table-cell>
          <table:table-cell office:value-type="string" calcext:value-type="string">
            <text:p><text:s/>1552 rpm </text:p>
          </table:table-cell>
          <table:table-cell table:formula="of:=INT(MID([.B364];1;LEN([.B364])-4))" office:value-type="float" office:value="1552" calcext:value-type="float">
            <text:p>155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23" calcext:value-type="float">
            <text:p>69023</text:p>
          </table:table-cell>
          <table:table-cell office:value-type="string" calcext:value-type="string">
            <text:p><text:s/>1616 rpm </text:p>
          </table:table-cell>
          <table:table-cell table:formula="of:=INT(MID([.B365];1;LEN([.B365])-4))" office:value-type="float" office:value="1616" calcext:value-type="float">
            <text:p>161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84" calcext:value-type="float">
            <text:p>69184</text:p>
          </table:table-cell>
          <table:table-cell office:value-type="string" calcext:value-type="string">
            <text:p><text:s/>1720 rpm </text:p>
          </table:table-cell>
          <table:table-cell table:formula="of:=INT(MID([.B366];1;LEN([.B366])-4))" office:value-type="float" office:value="1720" calcext:value-type="float">
            <text:p>1720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48" calcext:value-type="float">
            <text:p>69248</text:p>
          </table:table-cell>
          <table:table-cell office:value-type="string" calcext:value-type="string">
            <text:p><text:s/>1762 rpm </text:p>
          </table:table-cell>
          <table:table-cell table:formula="of:=INT(MID([.B367];1;LEN([.B367])-4))" office:value-type="float" office:value="1762" calcext:value-type="float">
            <text:p>176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13" calcext:value-type="float">
            <text:p>69313</text:p>
          </table:table-cell>
          <table:table-cell office:value-type="string" calcext:value-type="string">
            <text:p><text:s/>1785 rpm </text:p>
          </table:table-cell>
          <table:table-cell table:formula="of:=INT(MID([.B368];1;LEN([.B368])-4))" office:value-type="float" office:value="1785" calcext:value-type="float">
            <text:p>17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34" calcext:value-type="float">
            <text:p>69434</text:p>
          </table:table-cell>
          <table:table-cell office:value-type="string" calcext:value-type="string">
            <text:p><text:s/>1805 rpm </text:p>
          </table:table-cell>
          <table:table-cell table:formula="of:=INT(MID([.B369];1;LEN([.B369])-4))" office:value-type="float" office:value="1805" calcext:value-type="float">
            <text:p>180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23" calcext:value-type="float">
            <text:p>69523</text:p>
          </table:table-cell>
          <table:table-cell office:value-type="string" calcext:value-type="string">
            <text:p><text:s/>1802 rpm </text:p>
          </table:table-cell>
          <table:table-cell table:formula="of:=INT(MID([.B370];1;LEN([.B370])-4))" office:value-type="float" office:value="1802" calcext:value-type="float">
            <text:p>180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24" calcext:value-type="float">
            <text:p>69624</text:p>
          </table:table-cell>
          <table:table-cell office:value-type="string" calcext:value-type="string">
            <text:p><text:s/>1759 rpm </text:p>
          </table:table-cell>
          <table:table-cell table:formula="of:=INT(MID([.B371];1;LEN([.B371])-4))" office:value-type="float" office:value="1759" calcext:value-type="float">
            <text:p>175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93" calcext:value-type="float">
            <text:p>69693</text:p>
          </table:table-cell>
          <table:table-cell office:value-type="string" calcext:value-type="string">
            <text:p><text:s/>1713 rpm </text:p>
          </table:table-cell>
          <table:table-cell table:formula="of:=INT(MID([.B372];1;LEN([.B372])-4))" office:value-type="float" office:value="1713" calcext:value-type="float">
            <text:p>171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34" calcext:value-type="float">
            <text:p>69834</text:p>
          </table:table-cell>
          <table:table-cell office:value-type="string" calcext:value-type="string">
            <text:p><text:s/>1631 rpm </text:p>
          </table:table-cell>
          <table:table-cell table:formula="of:=INT(MID([.B373];1;LEN([.B373])-4))" office:value-type="float" office:value="1631" calcext:value-type="float">
            <text:p>163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string" calcext:value-type="string">
            <text:p><text:s/>1576 rpm </text:p>
          </table:table-cell>
          <table:table-cell table:formula="of:=INT(MID([.B374];1;LEN([.B374])-4))" office:value-type="float" office:value="1576" calcext:value-type="float">
            <text:p>157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12" calcext:value-type="float">
            <text:p>70012</text:p>
          </table:table-cell>
          <table:table-cell office:value-type="string" calcext:value-type="string">
            <text:p><text:s/>1526 rpm </text:p>
          </table:table-cell>
          <table:table-cell table:formula="of:=INT(MID([.B375];1;LEN([.B375])-4))" office:value-type="float" office:value="1526" calcext:value-type="float">
            <text:p>152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64" calcext:value-type="float">
            <text:p>70164</text:p>
          </table:table-cell>
          <table:table-cell office:value-type="string" calcext:value-type="string">
            <text:p><text:s/>1486 rpm </text:p>
          </table:table-cell>
          <table:table-cell table:formula="of:=INT(MID([.B376];1;LEN([.B376])-4))" office:value-type="float" office:value="1486" calcext:value-type="float">
            <text:p>148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33" calcext:value-type="float">
            <text:p>70233</text:p>
          </table:table-cell>
          <table:table-cell office:value-type="string" calcext:value-type="string">
            <text:p><text:s/>1497 rpm </text:p>
          </table:table-cell>
          <table:table-cell table:formula="of:=INT(MID([.B377];1;LEN([.B377])-4))" office:value-type="float" office:value="1497" calcext:value-type="float">
            <text:p>149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93" calcext:value-type="float">
            <text:p>70393</text:p>
          </table:table-cell>
          <table:table-cell office:value-type="string" calcext:value-type="string">
            <text:p><text:s/>1569 rpm </text:p>
          </table:table-cell>
          <table:table-cell table:formula="of:=INT(MID([.B378];1;LEN([.B378])-4))" office:value-type="float" office:value="1569" calcext:value-type="float">
            <text:p>156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82" calcext:value-type="float">
            <text:p>70482</text:p>
          </table:table-cell>
          <table:table-cell office:value-type="string" calcext:value-type="string">
            <text:p><text:s/>1618 rpm </text:p>
          </table:table-cell>
          <table:table-cell table:formula="of:=INT(MID([.B379];1;LEN([.B379])-4))" office:value-type="float" office:value="1618" calcext:value-type="float">
            <text:p>1618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73" calcext:value-type="float">
            <text:p>70773</text:p>
          </table:table-cell>
          <table:table-cell office:value-type="string" calcext:value-type="string">
            <text:p><text:s/>1845 rpm </text:p>
          </table:table-cell>
          <table:table-cell table:formula="of:=INT(MID([.B380];1;LEN([.B380])-4))" office:value-type="float" office:value="1845" calcext:value-type="float">
            <text:p>1845</text:p>
          </table:table-cell>
          <table:table-cell office:value-type="string" calcext:value-type="string">
            <text:p><text:s/>4F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852" calcext:value-type="float">
            <text:p>70852</text:p>
          </table:table-cell>
          <table:table-cell office:value-type="string" calcext:value-type="string">
            <text:p><text:s/>1911 rpm </text:p>
          </table:table-cell>
          <table:table-cell table:formula="of:=INT(MID([.B381];1;LEN([.B381])-4))" office:value-type="float" office:value="1911" calcext:value-type="float">
            <text:p>191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62" calcext:value-type="float">
            <text:p>70962</text:p>
          </table:table-cell>
          <table:table-cell office:value-type="string" calcext:value-type="string">
            <text:p><text:s/>1962 rpm </text:p>
          </table:table-cell>
          <table:table-cell table:formula="of:=INT(MID([.B382];1;LEN([.B382])-4))" office:value-type="float" office:value="1962" calcext:value-type="float">
            <text:p>196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62" calcext:value-type="float">
            <text:p>71062</text:p>
          </table:table-cell>
          <table:table-cell office:value-type="string" calcext:value-type="string">
            <text:p><text:s/>2013 rpm </text:p>
          </table:table-cell>
          <table:table-cell table:formula="of:=INT(MID([.B383];1;LEN([.B383])-4))" office:value-type="float" office:value="2013" calcext:value-type="float">
            <text:p>2013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32" calcext:value-type="float">
            <text:p>71132</text:p>
          </table:table-cell>
          <table:table-cell office:value-type="string" calcext:value-type="string">
            <text:p><text:s/>2047 rpm </text:p>
          </table:table-cell>
          <table:table-cell table:formula="of:=INT(MID([.B384];1;LEN([.B384])-4))" office:value-type="float" office:value="2047" calcext:value-type="float">
            <text:p>2047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2" calcext:value-type="float">
            <text:p>71812</text:p>
          </table:table-cell>
          <table:table-cell office:value-type="string" calcext:value-type="string">
            <text:p><text:s/>2381 rpm </text:p>
          </table:table-cell>
          <table:table-cell table:formula="of:=INT(MID([.B385];1;LEN([.B385])-4))" office:value-type="float" office:value="2381" calcext:value-type="float">
            <text:p>238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91" calcext:value-type="float">
            <text:p>71891</text:p>
          </table:table-cell>
          <table:table-cell office:value-type="string" calcext:value-type="string">
            <text:p><text:s/>2454 rpm </text:p>
          </table:table-cell>
          <table:table-cell table:formula="of:=INT(MID([.B386];1;LEN([.B386])-4))" office:value-type="float" office:value="2454" calcext:value-type="float">
            <text:p>2454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22" calcext:value-type="float">
            <text:p>72022</text:p>
          </table:table-cell>
          <table:table-cell office:value-type="string" calcext:value-type="string">
            <text:p><text:s/>2541 rpm </text:p>
          </table:table-cell>
          <table:table-cell table:formula="of:=INT(MID([.B387];1;LEN([.B387])-4))" office:value-type="float" office:value="2541" calcext:value-type="float">
            <text:p>2541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91" calcext:value-type="float">
            <text:p>72091</text:p>
          </table:table-cell>
          <table:table-cell office:value-type="string" calcext:value-type="string">
            <text:p><text:s/>2597 rpm </text:p>
          </table:table-cell>
          <table:table-cell table:formula="of:=INT(MID([.B388];1;LEN([.B388])-4))" office:value-type="float" office:value="2597" calcext:value-type="float">
            <text:p>259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83" calcext:value-type="float">
            <text:p>72283</text:p>
          </table:table-cell>
          <table:table-cell office:value-type="string" calcext:value-type="string">
            <text:p><text:s/>2717 rpm </text:p>
          </table:table-cell>
          <table:table-cell table:formula="of:=INT(MID([.B389];1;LEN([.B389])-4))" office:value-type="float" office:value="2717" calcext:value-type="float">
            <text:p>2717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50" calcext:value-type="float">
            <text:p>72350</text:p>
          </table:table-cell>
          <table:table-cell office:value-type="string" calcext:value-type="string">
            <text:p><text:s/>2768 rpm </text:p>
          </table:table-cell>
          <table:table-cell table:formula="of:=INT(MID([.B390];1;LEN([.B390])-4))" office:value-type="float" office:value="2768" calcext:value-type="float">
            <text:p>276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61" calcext:value-type="float">
            <text:p>72461</text:p>
          </table:table-cell>
          <table:table-cell office:value-type="string" calcext:value-type="string">
            <text:p><text:s/>2822 rpm </text:p>
          </table:table-cell>
          <table:table-cell table:formula="of:=INT(MID([.B391];1;LEN([.B391])-4))" office:value-type="float" office:value="2822" calcext:value-type="float">
            <text:p>282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61" calcext:value-type="float">
            <text:p>72761</text:p>
          </table:table-cell>
          <table:table-cell office:value-type="string" calcext:value-type="string">
            <text:p><text:s/>2947 rpm </text:p>
          </table:table-cell>
          <table:table-cell table:formula="of:=INT(MID([.B392];1;LEN([.B392])-4))" office:value-type="float" office:value="2947" calcext:value-type="float">
            <text:p>294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56" calcext:value-type="float">
            <text:p>72856</text:p>
          </table:table-cell>
          <table:table-cell office:value-type="string" calcext:value-type="string">
            <text:p><text:s/>2972 rpm </text:p>
          </table:table-cell>
          <table:table-cell table:formula="of:=INT(MID([.B393];1;LEN([.B393])-4))" office:value-type="float" office:value="2972" calcext:value-type="float">
            <text:p>297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0" calcext:value-type="float">
            <text:p>73070</text:p>
          </table:table-cell>
          <table:table-cell office:value-type="string" calcext:value-type="string">
            <text:p><text:s/>2980 rpm </text:p>
          </table:table-cell>
          <table:table-cell table:formula="of:=INT(MID([.B394];1;LEN([.B394])-4))" office:value-type="float" office:value="2980" calcext:value-type="float">
            <text:p>298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40" calcext:value-type="float">
            <text:p>73140</text:p>
          </table:table-cell>
          <table:table-cell office:value-type="string" calcext:value-type="string">
            <text:p><text:s/>2954 rpm </text:p>
          </table:table-cell>
          <table:table-cell table:formula="of:=INT(MID([.B395];1;LEN([.B395])-4))" office:value-type="float" office:value="2954" calcext:value-type="float">
            <text:p>295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0" calcext:value-type="float">
            <text:p>73210</text:p>
          </table:table-cell>
          <table:table-cell office:value-type="string" calcext:value-type="string">
            <text:p><text:s/>2915 rpm </text:p>
          </table:table-cell>
          <table:table-cell table:formula="of:=INT(MID([.B396];1;LEN([.B396])-4))" office:value-type="float" office:value="2915" calcext:value-type="float">
            <text:p>291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80" calcext:value-type="float">
            <text:p>73380</text:p>
          </table:table-cell>
          <table:table-cell office:value-type="string" calcext:value-type="string">
            <text:p><text:s/>2815 rpm </text:p>
          </table:table-cell>
          <table:table-cell table:formula="of:=INT(MID([.B397];1;LEN([.B397])-4))" office:value-type="float" office:value="2815" calcext:value-type="float">
            <text:p>281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82" calcext:value-type="float">
            <text:p>73482</text:p>
          </table:table-cell>
          <table:table-cell office:value-type="string" calcext:value-type="string">
            <text:p><text:s/>2747 rpm </text:p>
          </table:table-cell>
          <table:table-cell table:formula="of:=INT(MID([.B398];1;LEN([.B398])-4))" office:value-type="float" office:value="2747" calcext:value-type="float">
            <text:p>2747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49" calcext:value-type="float">
            <text:p>73549</text:p>
          </table:table-cell>
          <table:table-cell office:value-type="string" calcext:value-type="string">
            <text:p><text:s/>2688 rpm </text:p>
          </table:table-cell>
          <table:table-cell table:formula="of:=INT(MID([.B399];1;LEN([.B399])-4))" office:value-type="float" office:value="2688" calcext:value-type="float">
            <text:p>268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20" calcext:value-type="float">
            <text:p>73620</text:p>
          </table:table-cell>
          <table:table-cell office:value-type="string" calcext:value-type="string">
            <text:p><text:s/>2651 rpm </text:p>
          </table:table-cell>
          <table:table-cell table:formula="of:=INT(MID([.B400];1;LEN([.B400])-4))" office:value-type="float" office:value="2651" calcext:value-type="float">
            <text:p>265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59" calcext:value-type="float">
            <text:p>73759</text:p>
          </table:table-cell>
          <table:table-cell office:value-type="string" calcext:value-type="string">
            <text:p><text:s/>2593 rpm </text:p>
          </table:table-cell>
          <table:table-cell table:formula="of:=INT(MID([.B401];1;LEN([.B401])-4))" office:value-type="float" office:value="2593" calcext:value-type="float">
            <text:p>2593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40" calcext:value-type="float">
            <text:p>74040</text:p>
          </table:table-cell>
          <table:table-cell office:value-type="string" calcext:value-type="string">
            <text:p><text:s/>2605 rpm </text:p>
          </table:table-cell>
          <table:table-cell table:formula="of:=INT(MID([.B402];1;LEN([.B402])-4))" office:value-type="float" office:value="2605" calcext:value-type="float">
            <text:p>260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70" calcext:value-type="float">
            <text:p>74170</text:p>
          </table:table-cell>
          <table:table-cell office:value-type="string" calcext:value-type="string">
            <text:p><text:s/>2659 rpm </text:p>
          </table:table-cell>
          <table:table-cell table:formula="of:=INT(MID([.B403];1;LEN([.B403])-4))" office:value-type="float" office:value="2659" calcext:value-type="float">
            <text:p>265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90" calcext:value-type="float">
            <text:p>74390</text:p>
          </table:table-cell>
          <table:table-cell office:value-type="string" calcext:value-type="string">
            <text:p><text:s/>2750 rpm </text:p>
          </table:table-cell>
          <table:table-cell table:formula="of:=INT(MID([.B404];1;LEN([.B404])-4))" office:value-type="float" office:value="2750" calcext:value-type="float">
            <text:p>275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19" calcext:value-type="float">
            <text:p>74819</text:p>
          </table:table-cell>
          <table:table-cell office:value-type="string" calcext:value-type="string">
            <text:p><text:s/>2829 rpm </text:p>
          </table:table-cell>
          <table:table-cell table:formula="of:=INT(MID([.B405];1;LEN([.B405])-4))" office:value-type="float" office:value="2829" calcext:value-type="float">
            <text:p>2829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<text:s/>2826 rpm </text:p>
          </table:table-cell>
          <table:table-cell table:formula="of:=INT(MID([.B406];1;LEN([.B406])-4))" office:value-type="float" office:value="2826" calcext:value-type="float">
            <text:p>282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60" calcext:value-type="float">
            <text:p>75160</text:p>
          </table:table-cell>
          <table:table-cell office:value-type="string" calcext:value-type="string">
            <text:p><text:s/>2828 rpm </text:p>
          </table:table-cell>
          <table:table-cell table:formula="of:=INT(MID([.B407];1;LEN([.B407])-4))" office:value-type="float" office:value="2828" calcext:value-type="float">
            <text:p>282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29" calcext:value-type="float">
            <text:p>75229</text:p>
          </table:table-cell>
          <table:table-cell office:value-type="string" calcext:value-type="string">
            <text:p><text:s/>2838 rpm </text:p>
          </table:table-cell>
          <table:table-cell table:formula="of:=INT(MID([.B408];1;LEN([.B408])-4))" office:value-type="float" office:value="2838" calcext:value-type="float">
            <text:p>283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98" calcext:value-type="float">
            <text:p>75398</text:p>
          </table:table-cell>
          <table:table-cell office:value-type="string" calcext:value-type="string">
            <text:p><text:s/>2850 rpm </text:p>
          </table:table-cell>
          <table:table-cell table:formula="of:=INT(MID([.B409];1;LEN([.B409])-4))" office:value-type="float" office:value="2850" calcext:value-type="float">
            <text:p>285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18" calcext:value-type="float">
            <text:p>75718</text:p>
          </table:table-cell>
          <table:table-cell office:value-type="string" calcext:value-type="string">
            <text:p><text:s/>2868 rpm </text:p>
          </table:table-cell>
          <table:table-cell table:formula="of:=INT(MID([.B410];1;LEN([.B410])-4))" office:value-type="float" office:value="2868" calcext:value-type="float">
            <text:p>286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33" calcext:value-type="float">
            <text:p>75833</text:p>
          </table:table-cell>
          <table:table-cell office:value-type="string" calcext:value-type="string">
            <text:p><text:s/>2879 rpm </text:p>
          </table:table-cell>
          <table:table-cell table:formula="of:=INT(MID([.B411];1;LEN([.B411])-4))" office:value-type="float" office:value="2879" calcext:value-type="float">
            <text:p>2879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28" calcext:value-type="float">
            <text:p>75928</text:p>
          </table:table-cell>
          <table:table-cell office:value-type="string" calcext:value-type="string">
            <text:p><text:s/>2885 rpm </text:p>
          </table:table-cell>
          <table:table-cell table:formula="of:=INT(MID([.B412];1;LEN([.B412])-4))" office:value-type="float" office:value="2885" calcext:value-type="float">
            <text:p>28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68" calcext:value-type="float">
            <text:p>76268</text:p>
          </table:table-cell>
          <table:table-cell office:value-type="string" calcext:value-type="string">
            <text:p><text:s/>2859 rpm </text:p>
          </table:table-cell>
          <table:table-cell table:formula="of:=INT(MID([.B413];1;LEN([.B413])-4))" office:value-type="float" office:value="2859" calcext:value-type="float">
            <text:p>2859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89" calcext:value-type="float">
            <text:p>76589</text:p>
          </table:table-cell>
          <table:table-cell office:value-type="string" calcext:value-type="string">
            <text:p><text:s/>2750 rpm </text:p>
          </table:table-cell>
          <table:table-cell table:formula="of:=INT(MID([.B414];1;LEN([.B414])-4))" office:value-type="float" office:value="2750" calcext:value-type="float">
            <text:p>275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98" calcext:value-type="float">
            <text:p>76698</text:p>
          </table:table-cell>
          <table:table-cell office:value-type="string" calcext:value-type="string">
            <text:p><text:s/>2723 rpm </text:p>
          </table:table-cell>
          <table:table-cell table:formula="of:=INT(MID([.B415];1;LEN([.B415])-4))" office:value-type="float" office:value="2723" calcext:value-type="float">
            <text:p>2723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68" calcext:value-type="float">
            <text:p>76968</text:p>
          </table:table-cell>
          <table:table-cell office:value-type="string" calcext:value-type="string">
            <text:p><text:s/>2662 rpm </text:p>
          </table:table-cell>
          <table:table-cell table:formula="of:=INT(MID([.B416];1;LEN([.B416])-4))" office:value-type="float" office:value="2662" calcext:value-type="float">
            <text:p>266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78" calcext:value-type="float">
            <text:p>77378</text:p>
          </table:table-cell>
          <table:table-cell office:value-type="string" calcext:value-type="string">
            <text:p><text:s/>2643 rpm </text:p>
          </table:table-cell>
          <table:table-cell table:formula="of:=INT(MID([.B417];1;LEN([.B417])-4))" office:value-type="float" office:value="2643" calcext:value-type="float">
            <text:p>2643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<text:s/>2658 rpm </text:p>
          </table:table-cell>
          <table:table-cell table:formula="of:=INT(MID([.B418];1;LEN([.B418])-4))" office:value-type="float" office:value="2658" calcext:value-type="float">
            <text:p>265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41" calcext:value-type="float">
            <text:p>77641</text:p>
          </table:table-cell>
          <table:table-cell office:value-type="string" calcext:value-type="string">
            <text:p><text:s/>2663 rpm </text:p>
          </table:table-cell>
          <table:table-cell table:formula="of:=INT(MID([.B419];1;LEN([.B419])-4))" office:value-type="float" office:value="2663" calcext:value-type="float">
            <text:p>266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68" calcext:value-type="float">
            <text:p>77968</text:p>
          </table:table-cell>
          <table:table-cell office:value-type="string" calcext:value-type="string">
            <text:p><text:s/>2672 rpm </text:p>
          </table:table-cell>
          <table:table-cell table:formula="of:=INT(MID([.B420];1;LEN([.B420])-4))" office:value-type="float" office:value="2672" calcext:value-type="float">
            <text:p>267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02" calcext:value-type="float">
            <text:p>78102</text:p>
          </table:table-cell>
          <table:table-cell office:value-type="string" calcext:value-type="string">
            <text:p><text:s/>2670 rpm </text:p>
          </table:table-cell>
          <table:table-cell table:formula="of:=INT(MID([.B421];1;LEN([.B421])-4))" office:value-type="float" office:value="2670" calcext:value-type="float">
            <text:p>267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67" calcext:value-type="float">
            <text:p>78167</text:p>
          </table:table-cell>
          <table:table-cell office:value-type="string" calcext:value-type="string">
            <text:p><text:s/>2669 rpm </text:p>
          </table:table-cell>
          <table:table-cell table:formula="of:=INT(MID([.B422];1;LEN([.B422])-4))" office:value-type="float" office:value="2669" calcext:value-type="float">
            <text:p>266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  <table:table-cell office:value-type="string" calcext:value-type="string">
            <text:p><text:s/>2670 rpm </text:p>
          </table:table-cell>
          <table:table-cell table:formula="of:=INT(MID([.B423];1;LEN([.B423])-4))" office:value-type="float" office:value="2670" calcext:value-type="float">
            <text:p>267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<text:s/>2669 rpm </text:p>
          </table:table-cell>
          <table:table-cell table:formula="of:=INT(MID([.B424];1;LEN([.B424])-4))" office:value-type="float" office:value="2669" calcext:value-type="float">
            <text:p>266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7" calcext:value-type="float">
            <text:p>78667</text:p>
          </table:table-cell>
          <table:table-cell office:value-type="string" calcext:value-type="string">
            <text:p><text:s/>2671 rpm </text:p>
          </table:table-cell>
          <table:table-cell table:formula="of:=INT(MID([.B425];1;LEN([.B425])-4))" office:value-type="float" office:value="2671" calcext:value-type="float">
            <text:p>267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<text:s/>2668 rpm </text:p>
          </table:table-cell>
          <table:table-cell table:formula="of:=INT(MID([.B426];1;LEN([.B426])-4))" office:value-type="float" office:value="2668" calcext:value-type="float">
            <text:p>266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86" calcext:value-type="float">
            <text:p>78986</text:p>
          </table:table-cell>
          <table:table-cell office:value-type="string" calcext:value-type="string">
            <text:p><text:s/>2664 rpm </text:p>
          </table:table-cell>
          <table:table-cell table:formula="of:=INT(MID([.B427];1;LEN([.B427])-4))" office:value-type="float" office:value="2664" calcext:value-type="float">
            <text:p>266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76" calcext:value-type="float">
            <text:p>79076</text:p>
          </table:table-cell>
          <table:table-cell office:value-type="string" calcext:value-type="string">
            <text:p><text:s/>2664 rpm </text:p>
          </table:table-cell>
          <table:table-cell table:formula="of:=INT(MID([.B428];1;LEN([.B428])-4))" office:value-type="float" office:value="2664" calcext:value-type="float">
            <text:p>266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06" calcext:value-type="float">
            <text:p>79306</text:p>
          </table:table-cell>
          <table:table-cell office:value-type="string" calcext:value-type="string">
            <text:p><text:s/>2663 rpm </text:p>
          </table:table-cell>
          <table:table-cell table:formula="of:=INT(MID([.B429];1;LEN([.B429])-4))" office:value-type="float" office:value="2663" calcext:value-type="float">
            <text:p>266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90" calcext:value-type="float">
            <text:p>79390</text:p>
          </table:table-cell>
          <table:table-cell office:value-type="string" calcext:value-type="string">
            <text:p><text:s/>2667 rpm </text:p>
          </table:table-cell>
          <table:table-cell table:formula="of:=INT(MID([.B430];1;LEN([.B430])-4))" office:value-type="float" office:value="2667" calcext:value-type="float">
            <text:p>266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74" calcext:value-type="float">
            <text:p>79474</text:p>
          </table:table-cell>
          <table:table-cell office:value-type="string" calcext:value-type="string">
            <text:p><text:s/>2675 rpm </text:p>
          </table:table-cell>
          <table:table-cell table:formula="of:=INT(MID([.B431];1;LEN([.B431])-4))" office:value-type="float" office:value="2675" calcext:value-type="float">
            <text:p>267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75" calcext:value-type="float">
            <text:p>79575</text:p>
          </table:table-cell>
          <table:table-cell office:value-type="string" calcext:value-type="string">
            <text:p><text:s/>2678 rpm </text:p>
          </table:table-cell>
          <table:table-cell table:formula="of:=INT(MID([.B432];1;LEN([.B432])-4))" office:value-type="float" office:value="2678" calcext:value-type="float">
            <text:p>26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86" calcext:value-type="float">
            <text:p>79886</text:p>
          </table:table-cell>
          <table:table-cell office:value-type="string" calcext:value-type="string">
            <text:p><text:s/>2677 rpm </text:p>
          </table:table-cell>
          <table:table-cell table:formula="of:=INT(MID([.B433];1;LEN([.B433])-4))" office:value-type="float" office:value="2677" calcext:value-type="float">
            <text:p>267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55" calcext:value-type="float">
            <text:p>79955</text:p>
          </table:table-cell>
          <table:table-cell office:value-type="string" calcext:value-type="string">
            <text:p><text:s/>2675 rpm </text:p>
          </table:table-cell>
          <table:table-cell table:formula="of:=INT(MID([.B434];1;LEN([.B434])-4))" office:value-type="float" office:value="2675" calcext:value-type="float">
            <text:p>2675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24" calcext:value-type="float">
            <text:p>80024</text:p>
          </table:table-cell>
          <table:table-cell office:value-type="string" calcext:value-type="string">
            <text:p><text:s/>2677 rpm </text:p>
          </table:table-cell>
          <table:table-cell table:formula="of:=INT(MID([.B435];1;LEN([.B435])-4))" office:value-type="float" office:value="2677" calcext:value-type="float">
            <text:p>2677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5" calcext:value-type="float">
            <text:p>80095</text:p>
          </table:table-cell>
          <table:table-cell office:value-type="string" calcext:value-type="string">
            <text:p><text:s/>2675 rpm </text:p>
          </table:table-cell>
          <table:table-cell table:formula="of:=INT(MID([.B436];1;LEN([.B436])-4))" office:value-type="float" office:value="2675" calcext:value-type="float">
            <text:p>267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6" calcext:value-type="float">
            <text:p>80176</text:p>
          </table:table-cell>
          <table:table-cell office:value-type="string" calcext:value-type="string">
            <text:p><text:s/>2674 rpm </text:p>
          </table:table-cell>
          <table:table-cell table:formula="of:=INT(MID([.B437];1;LEN([.B437])-4))" office:value-type="float" office:value="2674" calcext:value-type="float">
            <text:p>267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39" calcext:value-type="float">
            <text:p>80239</text:p>
          </table:table-cell>
          <table:table-cell office:value-type="string" calcext:value-type="string">
            <text:p><text:s/>2677 rpm </text:p>
          </table:table-cell>
          <table:table-cell table:formula="of:=INT(MID([.B438];1;LEN([.B438])-4))" office:value-type="float" office:value="2677" calcext:value-type="float">
            <text:p>267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4" calcext:value-type="float">
            <text:p>80304</text:p>
          </table:table-cell>
          <table:table-cell office:value-type="string" calcext:value-type="string">
            <text:p><text:s/>2676 rpm </text:p>
          </table:table-cell>
          <table:table-cell table:formula="of:=INT(MID([.B439];1;LEN([.B439])-4))" office:value-type="float" office:value="2676" calcext:value-type="float">
            <text:p>267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4" calcext:value-type="float">
            <text:p>80374</text:p>
          </table:table-cell>
          <table:table-cell office:value-type="string" calcext:value-type="string">
            <text:p><text:s/>2674 rpm </text:p>
          </table:table-cell>
          <table:table-cell table:formula="of:=INT(MID([.B440];1;LEN([.B440])-4))" office:value-type="float" office:value="2674" calcext:value-type="float">
            <text:p>267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44" calcext:value-type="float">
            <text:p>80444</text:p>
          </table:table-cell>
          <table:table-cell office:value-type="string" calcext:value-type="string">
            <text:p><text:s/>2674 rpm </text:p>
          </table:table-cell>
          <table:table-cell table:formula="of:=INT(MID([.B441];1;LEN([.B441])-4))" office:value-type="float" office:value="2674" calcext:value-type="float">
            <text:p>267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34" calcext:value-type="float">
            <text:p>80534</text:p>
          </table:table-cell>
          <table:table-cell office:value-type="string" calcext:value-type="string">
            <text:p><text:s/>2672 rpm </text:p>
          </table:table-cell>
          <table:table-cell table:formula="of:=INT(MID([.B442];1;LEN([.B442])-4))" office:value-type="float" office:value="2672" calcext:value-type="float">
            <text:p>267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14" calcext:value-type="float">
            <text:p>80614</text:p>
          </table:table-cell>
          <table:table-cell office:value-type="string" calcext:value-type="string">
            <text:p><text:s/>2671 rpm </text:p>
          </table:table-cell>
          <table:table-cell table:formula="of:=INT(MID([.B443];1;LEN([.B443])-4))" office:value-type="float" office:value="2671" calcext:value-type="float">
            <text:p>267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85" calcext:value-type="float">
            <text:p>80685</text:p>
          </table:table-cell>
          <table:table-cell office:value-type="string" calcext:value-type="string">
            <text:p><text:s/>2669 rpm </text:p>
          </table:table-cell>
          <table:table-cell table:formula="of:=INT(MID([.B444];1;LEN([.B444])-4))" office:value-type="float" office:value="2669" calcext:value-type="float">
            <text:p>266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65" calcext:value-type="float">
            <text:p>80965</text:p>
          </table:table-cell>
          <table:table-cell office:value-type="string" calcext:value-type="string">
            <text:p><text:s/>2678 rpm </text:p>
          </table:table-cell>
          <table:table-cell table:formula="of:=INT(MID([.B445];1;LEN([.B445])-4))" office:value-type="float" office:value="2678" calcext:value-type="float">
            <text:p>267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string" calcext:value-type="string">
            <text:p><text:s/>2677 rpm </text:p>
          </table:table-cell>
          <table:table-cell table:formula="of:=INT(MID([.B446];1;LEN([.B446])-4))" office:value-type="float" office:value="2677" calcext:value-type="float">
            <text:p>267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33" calcext:value-type="float">
            <text:p>81233</text:p>
          </table:table-cell>
          <table:table-cell office:value-type="string" calcext:value-type="string">
            <text:p><text:s/>2686 rpm </text:p>
          </table:table-cell>
          <table:table-cell table:formula="of:=INT(MID([.B447];1;LEN([.B447])-4))" office:value-type="float" office:value="2686" calcext:value-type="float">
            <text:p>2686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98" calcext:value-type="float">
            <text:p>81698</text:p>
          </table:table-cell>
          <table:table-cell office:value-type="string" calcext:value-type="string">
            <text:p><text:s/>2652 rpm </text:p>
          </table:table-cell>
          <table:table-cell table:formula="of:=INT(MID([.B448];1;LEN([.B448])-4))" office:value-type="float" office:value="2652" calcext:value-type="float">
            <text:p>265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63" calcext:value-type="float">
            <text:p>81763</text:p>
          </table:table-cell>
          <table:table-cell office:value-type="string" calcext:value-type="string">
            <text:p><text:s/>2614 rpm </text:p>
          </table:table-cell>
          <table:table-cell table:formula="of:=INT(MID([.B449];1;LEN([.B449])-4))" office:value-type="float" office:value="2614" calcext:value-type="float">
            <text:p>261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251" calcext:value-type="float">
            <text:p>2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43" calcext:value-type="float">
            <text:p>81843</text:p>
          </table:table-cell>
          <table:table-cell office:value-type="string" calcext:value-type="string">
            <text:p><text:s/>2579 rpm </text:p>
          </table:table-cell>
          <table:table-cell table:formula="of:=INT(MID([.B450];1;LEN([.B450])-4))" office:value-type="float" office:value="2579" calcext:value-type="float">
            <text:p>2579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84" calcext:value-type="float">
            <text:p>82184</text:p>
          </table:table-cell>
          <table:table-cell office:value-type="string" calcext:value-type="string">
            <text:p><text:s/>2385 rpm </text:p>
          </table:table-cell>
          <table:table-cell table:formula="of:=INT(MID([.B451];1;LEN([.B451])-4))" office:value-type="float" office:value="2385" calcext:value-type="float">
            <text:p>238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41" calcext:value-type="float">
            <text:p>82441</text:p>
          </table:table-cell>
          <table:table-cell office:value-type="string" calcext:value-type="string">
            <text:p><text:s/>2174 rpm </text:p>
          </table:table-cell>
          <table:table-cell table:formula="of:=INT(MID([.B452];1;LEN([.B452])-4))" office:value-type="float" office:value="2174" calcext:value-type="float">
            <text:p>2174</text:p>
          </table:table-cell>
          <table:table-cell office:value-type="float" office:value="430" calcext:value-type="float">
            <text:p>430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02" calcext:value-type="float">
            <text:p>82502</text:p>
          </table:table-cell>
          <table:table-cell office:value-type="string" calcext:value-type="string">
            <text:p><text:s/>2135 rpm </text:p>
          </table:table-cell>
          <table:table-cell table:formula="of:=INT(MID([.B453];1;LEN([.B453])-4))" office:value-type="float" office:value="2135" calcext:value-type="float">
            <text:p>213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01" calcext:value-type="float">
            <text:p>82601</text:p>
          </table:table-cell>
          <table:table-cell office:value-type="string" calcext:value-type="string">
            <text:p><text:s/>2058 rpm </text:p>
          </table:table-cell>
          <table:table-cell table:formula="of:=INT(MID([.B454];1;LEN([.B454])-4))" office:value-type="float" office:value="2058" calcext:value-type="float">
            <text:p>205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33" calcext:value-type="float">
            <text:p>82733</text:p>
          </table:table-cell>
          <table:table-cell office:value-type="string" calcext:value-type="string">
            <text:p><text:s/>1980 rpm </text:p>
          </table:table-cell>
          <table:table-cell table:formula="of:=INT(MID([.B455];1;LEN([.B455])-4))" office:value-type="float" office:value="1980" calcext:value-type="float">
            <text:p>198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207" calcext:value-type="float">
            <text:p>2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12" calcext:value-type="float">
            <text:p>83112</text:p>
          </table:table-cell>
          <table:table-cell office:value-type="string" calcext:value-type="string">
            <text:p><text:s/>1816 rpm </text:p>
          </table:table-cell>
          <table:table-cell table:formula="of:=INT(MID([.B456];1;LEN([.B456])-4))" office:value-type="float" office:value="1816" calcext:value-type="float">
            <text:p>181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12" calcext:value-type="float">
            <text:p>83312</text:p>
          </table:table-cell>
          <table:table-cell office:value-type="string" calcext:value-type="string">
            <text:p><text:s/>1830 rpm </text:p>
          </table:table-cell>
          <table:table-cell table:formula="of:=INT(MID([.B457];1;LEN([.B457])-4))" office:value-type="float" office:value="1830" calcext:value-type="float">
            <text:p>183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14" calcext:value-type="float">
            <text:p>83414</text:p>
          </table:table-cell>
          <table:table-cell office:value-type="string" calcext:value-type="string">
            <text:p><text:s/>1852 rpm </text:p>
          </table:table-cell>
          <table:table-cell table:formula="of:=INT(MID([.B458];1;LEN([.B458])-4))" office:value-type="float" office:value="1852" calcext:value-type="float">
            <text:p>185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81" calcext:value-type="float">
            <text:p>83481</text:p>
          </table:table-cell>
          <table:table-cell office:value-type="string" calcext:value-type="string">
            <text:p><text:s/>1860 rpm </text:p>
          </table:table-cell>
          <table:table-cell table:formula="of:=INT(MID([.B459];1;LEN([.B459])-4))" office:value-type="float" office:value="1860" calcext:value-type="float">
            <text:p>186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81" calcext:value-type="float">
            <text:p>83581</text:p>
          </table:table-cell>
          <table:table-cell office:value-type="string" calcext:value-type="string">
            <text:p><text:s/>1876 rpm </text:p>
          </table:table-cell>
          <table:table-cell table:formula="of:=INT(MID([.B460];1;LEN([.B460])-4))" office:value-type="float" office:value="1876" calcext:value-type="float">
            <text:p>187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22" calcext:value-type="float">
            <text:p>84022</text:p>
          </table:table-cell>
          <table:table-cell office:value-type="string" calcext:value-type="string">
            <text:p><text:s/>1935 rpm </text:p>
          </table:table-cell>
          <table:table-cell table:formula="of:=INT(MID([.B461];1;LEN([.B461])-4))" office:value-type="float" office:value="1935" calcext:value-type="float">
            <text:p>193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91" calcext:value-type="float">
            <text:p>84091</text:p>
          </table:table-cell>
          <table:table-cell office:value-type="string" calcext:value-type="string">
            <text:p><text:s/>1934 rpm </text:p>
          </table:table-cell>
          <table:table-cell table:formula="of:=INT(MID([.B462];1;LEN([.B462])-4))" office:value-type="float" office:value="1934" calcext:value-type="float">
            <text:p>193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83" calcext:value-type="float">
            <text:p>84483</text:p>
          </table:table-cell>
          <table:table-cell office:value-type="string" calcext:value-type="string">
            <text:p><text:s/>1951 rpm </text:p>
          </table:table-cell>
          <table:table-cell table:formula="of:=INT(MID([.B463];1;LEN([.B463])-4))" office:value-type="float" office:value="1951" calcext:value-type="float">
            <text:p>195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12" calcext:value-type="float">
            <text:p>84612</text:p>
          </table:table-cell>
          <table:table-cell office:value-type="string" calcext:value-type="string">
            <text:p><text:s/>1951 rpm </text:p>
          </table:table-cell>
          <table:table-cell table:formula="of:=INT(MID([.B464];1;LEN([.B464])-4))" office:value-type="float" office:value="1951" calcext:value-type="float">
            <text:p>195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50" calcext:value-type="float">
            <text:p>84850</text:p>
          </table:table-cell>
          <table:table-cell office:value-type="string" calcext:value-type="string">
            <text:p><text:s/>1951 rpm </text:p>
          </table:table-cell>
          <table:table-cell table:formula="of:=INT(MID([.B465];1;LEN([.B465])-4))" office:value-type="float" office:value="1951" calcext:value-type="float">
            <text:p>195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12" calcext:value-type="float">
            <text:p>85012</text:p>
          </table:table-cell>
          <table:table-cell office:value-type="string" calcext:value-type="string">
            <text:p><text:s/>1953 rpm </text:p>
          </table:table-cell>
          <table:table-cell table:formula="of:=INT(MID([.B466];1;LEN([.B466])-4))" office:value-type="float" office:value="1953" calcext:value-type="float">
            <text:p>195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01" calcext:value-type="float">
            <text:p>85301</text:p>
          </table:table-cell>
          <table:table-cell office:value-type="string" calcext:value-type="string">
            <text:p><text:s/>1956 rpm </text:p>
          </table:table-cell>
          <table:table-cell table:formula="of:=INT(MID([.B467];1;LEN([.B467])-4))" office:value-type="float" office:value="1956" calcext:value-type="float">
            <text:p>1956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35" calcext:value-type="float">
            <text:p>85435</text:p>
          </table:table-cell>
          <table:table-cell office:value-type="string" calcext:value-type="string">
            <text:p><text:s/>1956 rpm </text:p>
          </table:table-cell>
          <table:table-cell table:formula="of:=INT(MID([.B468];1;LEN([.B468])-4))" office:value-type="float" office:value="1956" calcext:value-type="float">
            <text:p>195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01" calcext:value-type="float">
            <text:p>85601</text:p>
          </table:table-cell>
          <table:table-cell office:value-type="string" calcext:value-type="string">
            <text:p><text:s/>1951 rpm </text:p>
          </table:table-cell>
          <table:table-cell table:formula="of:=INT(MID([.B469];1;LEN([.B469])-4))" office:value-type="float" office:value="1951" calcext:value-type="float">
            <text:p>195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01" calcext:value-type="float">
            <text:p>85701</text:p>
          </table:table-cell>
          <table:table-cell office:value-type="string" calcext:value-type="string">
            <text:p><text:s/>1944 rpm </text:p>
          </table:table-cell>
          <table:table-cell table:formula="of:=INT(MID([.B470];1;LEN([.B470])-4))" office:value-type="float" office:value="1944" calcext:value-type="float">
            <text:p>194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71" calcext:value-type="float">
            <text:p>85771</text:p>
          </table:table-cell>
          <table:table-cell office:value-type="string" calcext:value-type="string">
            <text:p><text:s/>1944 rpm </text:p>
          </table:table-cell>
          <table:table-cell table:formula="of:=INT(MID([.B471];1;LEN([.B471])-4))" office:value-type="float" office:value="1944" calcext:value-type="float">
            <text:p>194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34" calcext:value-type="float">
            <text:p>85834</text:p>
          </table:table-cell>
          <table:table-cell office:value-type="string" calcext:value-type="string">
            <text:p><text:s/>1944 rpm </text:p>
          </table:table-cell>
          <table:table-cell table:formula="of:=INT(MID([.B472];1;LEN([.B472])-4))" office:value-type="float" office:value="1944" calcext:value-type="float">
            <text:p>194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10" calcext:value-type="float">
            <text:p>85910</text:p>
          </table:table-cell>
          <table:table-cell office:value-type="string" calcext:value-type="string">
            <text:p><text:s/>1949 rpm </text:p>
          </table:table-cell>
          <table:table-cell table:formula="of:=INT(MID([.B473];1;LEN([.B473])-4))" office:value-type="float" office:value="1949" calcext:value-type="float">
            <text:p>194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60" calcext:value-type="float">
            <text:p>86160</text:p>
          </table:table-cell>
          <table:table-cell office:value-type="string" calcext:value-type="string">
            <text:p><text:s/>1941 rpm </text:p>
          </table:table-cell>
          <table:table-cell table:formula="of:=INT(MID([.B474];1;LEN([.B474])-4))" office:value-type="float" office:value="1941" calcext:value-type="float">
            <text:p>194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40" calcext:value-type="float">
            <text:p>86240</text:p>
          </table:table-cell>
          <table:table-cell office:value-type="string" calcext:value-type="string">
            <text:p><text:s/>1946 rpm </text:p>
          </table:table-cell>
          <table:table-cell table:formula="of:=INT(MID([.B475];1;LEN([.B475])-4))" office:value-type="float" office:value="1946" calcext:value-type="float">
            <text:p>1946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11" calcext:value-type="float">
            <text:p>86411</text:p>
          </table:table-cell>
          <table:table-cell office:value-type="string" calcext:value-type="string">
            <text:p><text:s/>1955 rpm </text:p>
          </table:table-cell>
          <table:table-cell table:formula="of:=INT(MID([.B476];1;LEN([.B476])-4))" office:value-type="float" office:value="1955" calcext:value-type="float">
            <text:p>1955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10" calcext:value-type="float">
            <text:p>86710</text:p>
          </table:table-cell>
          <table:table-cell office:value-type="string" calcext:value-type="string">
            <text:p><text:s/>1978 rpm </text:p>
          </table:table-cell>
          <table:table-cell table:formula="of:=INT(MID([.B477];1;LEN([.B477])-4))" office:value-type="float" office:value="1978" calcext:value-type="float">
            <text:p>197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59" calcext:value-type="float">
            <text:p>87059</text:p>
          </table:table-cell>
          <table:table-cell office:value-type="string" calcext:value-type="string">
            <text:p><text:s/>1981 rpm </text:p>
          </table:table-cell>
          <table:table-cell table:formula="of:=INT(MID([.B478];1;LEN([.B478])-4))" office:value-type="float" office:value="1981" calcext:value-type="float">
            <text:p>1981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49" calcext:value-type="float">
            <text:p>87149</text:p>
          </table:table-cell>
          <table:table-cell office:value-type="string" calcext:value-type="string">
            <text:p><text:s/>1991 rpm </text:p>
          </table:table-cell>
          <table:table-cell table:formula="of:=INT(MID([.B479];1;LEN([.B479])-4))" office:value-type="float" office:value="1991" calcext:value-type="float">
            <text:p>199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60" calcext:value-type="float">
            <text:p>87260</text:p>
          </table:table-cell>
          <table:table-cell office:value-type="string" calcext:value-type="string">
            <text:p><text:s/>1985 rpm </text:p>
          </table:table-cell>
          <table:table-cell table:formula="of:=INT(MID([.B480];1;LEN([.B480])-4))" office:value-type="float" office:value="1985" calcext:value-type="float">
            <text:p>198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70" calcext:value-type="float">
            <text:p>87370</text:p>
          </table:table-cell>
          <table:table-cell office:value-type="string" calcext:value-type="string">
            <text:p><text:s/>1977 rpm </text:p>
          </table:table-cell>
          <table:table-cell table:formula="of:=INT(MID([.B481];1;LEN([.B481])-4))" office:value-type="float" office:value="1977" calcext:value-type="float">
            <text:p>1977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60" calcext:value-type="float">
            <text:p>87560</text:p>
          </table:table-cell>
          <table:table-cell office:value-type="string" calcext:value-type="string">
            <text:p><text:s/>1967 rpm </text:p>
          </table:table-cell>
          <table:table-cell table:formula="of:=INT(MID([.B482];1;LEN([.B482])-4))" office:value-type="float" office:value="1967" calcext:value-type="float">
            <text:p>196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30" calcext:value-type="float">
            <text:p>87730</text:p>
          </table:table-cell>
          <table:table-cell office:value-type="string" calcext:value-type="string">
            <text:p><text:s/>1959 rpm </text:p>
          </table:table-cell>
          <table:table-cell table:formula="of:=INT(MID([.B483];1;LEN([.B483])-4))" office:value-type="float" office:value="1959" calcext:value-type="float">
            <text:p>195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39" calcext:value-type="float">
            <text:p>87939</text:p>
          </table:table-cell>
          <table:table-cell office:value-type="string" calcext:value-type="string">
            <text:p><text:s/>1940 rpm </text:p>
          </table:table-cell>
          <table:table-cell table:formula="of:=INT(MID([.B484];1;LEN([.B484])-4))" office:value-type="float" office:value="1940" calcext:value-type="float">
            <text:p>194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8" calcext:value-type="float">
            <text:p>88008</text:p>
          </table:table-cell>
          <table:table-cell office:value-type="string" calcext:value-type="string">
            <text:p><text:s/>1941 rpm </text:p>
          </table:table-cell>
          <table:table-cell table:formula="of:=INT(MID([.B485];1;LEN([.B485])-4))" office:value-type="float" office:value="1941" calcext:value-type="float">
            <text:p>194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59" calcext:value-type="float">
            <text:p>88259</text:p>
          </table:table-cell>
          <table:table-cell office:value-type="string" calcext:value-type="string">
            <text:p><text:s/>1959 rpm </text:p>
          </table:table-cell>
          <table:table-cell table:formula="of:=INT(MID([.B486];1;LEN([.B486])-4))" office:value-type="float" office:value="1959" calcext:value-type="float">
            <text:p>195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33" calcext:value-type="float">
            <text:p>88333</text:p>
          </table:table-cell>
          <table:table-cell office:value-type="string" calcext:value-type="string">
            <text:p><text:s/>1958 rpm </text:p>
          </table:table-cell>
          <table:table-cell table:formula="of:=INT(MID([.B487];1;LEN([.B487])-4))" office:value-type="float" office:value="1958" calcext:value-type="float">
            <text:p>195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57" calcext:value-type="float">
            <text:p>88657</text:p>
          </table:table-cell>
          <table:table-cell office:value-type="string" calcext:value-type="string">
            <text:p><text:s/>1961 rpm </text:p>
          </table:table-cell>
          <table:table-cell table:formula="of:=INT(MID([.B488];1;LEN([.B488])-4))" office:value-type="float" office:value="1961" calcext:value-type="float">
            <text:p>196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68" calcext:value-type="float">
            <text:p>88768</text:p>
          </table:table-cell>
          <table:table-cell office:value-type="string" calcext:value-type="string">
            <text:p><text:s/>1958 rpm </text:p>
          </table:table-cell>
          <table:table-cell table:formula="of:=INT(MID([.B489];1;LEN([.B489])-4))" office:value-type="float" office:value="1958" calcext:value-type="float">
            <text:p>195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48" calcext:value-type="float">
            <text:p>88848</text:p>
          </table:table-cell>
          <table:table-cell office:value-type="string" calcext:value-type="string">
            <text:p><text:s/>1952 rpm </text:p>
          </table:table-cell>
          <table:table-cell table:formula="of:=INT(MID([.B490];1;LEN([.B490])-4))" office:value-type="float" office:value="1952" calcext:value-type="float">
            <text:p>1952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97" calcext:value-type="float">
            <text:p>88997</text:p>
          </table:table-cell>
          <table:table-cell office:value-type="string" calcext:value-type="string">
            <text:p><text:s/>1963 rpm </text:p>
          </table:table-cell>
          <table:table-cell table:formula="of:=INT(MID([.B491];1;LEN([.B491])-4))" office:value-type="float" office:value="1963" calcext:value-type="float">
            <text:p>196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17" calcext:value-type="float">
            <text:p>89417</text:p>
          </table:table-cell>
          <table:table-cell office:value-type="string" calcext:value-type="string">
            <text:p><text:s/>1960 rpm </text:p>
          </table:table-cell>
          <table:table-cell table:formula="of:=INT(MID([.B492];1;LEN([.B492])-4))" office:value-type="float" office:value="1960" calcext:value-type="float">
            <text:p>196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7" calcext:value-type="float">
            <text:p>89497</text:p>
          </table:table-cell>
          <table:table-cell office:value-type="string" calcext:value-type="string">
            <text:p><text:s/>1948 rpm </text:p>
          </table:table-cell>
          <table:table-cell table:formula="of:=INT(MID([.B493];1;LEN([.B493])-4))" office:value-type="float" office:value="1948" calcext:value-type="float">
            <text:p>1948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08" calcext:value-type="float">
            <text:p>89608</text:p>
          </table:table-cell>
          <table:table-cell office:value-type="string" calcext:value-type="string">
            <text:p><text:s/>1952 rpm </text:p>
          </table:table-cell>
          <table:table-cell table:formula="of:=INT(MID([.B494];1;LEN([.B494])-4))" office:value-type="float" office:value="1952" calcext:value-type="float">
            <text:p>195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97" calcext:value-type="float">
            <text:p>89797</text:p>
          </table:table-cell>
          <table:table-cell office:value-type="string" calcext:value-type="string">
            <text:p><text:s/>1957 rpm </text:p>
          </table:table-cell>
          <table:table-cell table:formula="of:=INT(MID([.B495];1;LEN([.B495])-4))" office:value-type="float" office:value="1957" calcext:value-type="float">
            <text:p>195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17" calcext:value-type="float">
            <text:p>89917</text:p>
          </table:table-cell>
          <table:table-cell office:value-type="string" calcext:value-type="string">
            <text:p><text:s/>1942 rpm </text:p>
          </table:table-cell>
          <table:table-cell table:formula="of:=INT(MID([.B496];1;LEN([.B496])-4))" office:value-type="float" office:value="1942" calcext:value-type="float">
            <text:p>194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87" calcext:value-type="float">
            <text:p>89987</text:p>
          </table:table-cell>
          <table:table-cell office:value-type="string" calcext:value-type="string">
            <text:p><text:s/>1944 rpm </text:p>
          </table:table-cell>
          <table:table-cell table:formula="of:=INT(MID([.B497];1;LEN([.B497])-4))" office:value-type="float" office:value="1944" calcext:value-type="float">
            <text:p>1944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57" calcext:value-type="float">
            <text:p>90057</text:p>
          </table:table-cell>
          <table:table-cell office:value-type="string" calcext:value-type="string">
            <text:p><text:s/>1954 rpm </text:p>
          </table:table-cell>
          <table:table-cell table:formula="of:=INT(MID([.B498];1;LEN([.B498])-4))" office:value-type="float" office:value="1954" calcext:value-type="float">
            <text:p>195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87" calcext:value-type="float">
            <text:p>90187</text:p>
          </table:table-cell>
          <table:table-cell office:value-type="string" calcext:value-type="string">
            <text:p><text:s/>1972 rpm </text:p>
          </table:table-cell>
          <table:table-cell table:formula="of:=INT(MID([.B499];1;LEN([.B499])-4))" office:value-type="float" office:value="1972" calcext:value-type="float">
            <text:p>197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92" calcext:value-type="float">
            <text:p>90392</text:p>
          </table:table-cell>
          <table:table-cell office:value-type="string" calcext:value-type="string">
            <text:p><text:s/>2104 rpm </text:p>
          </table:table-cell>
          <table:table-cell table:formula="of:=INT(MID([.B500];1;LEN([.B500])-4))" office:value-type="float" office:value="2104" calcext:value-type="float">
            <text:p>210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56" calcext:value-type="float">
            <text:p>90456</text:p>
          </table:table-cell>
          <table:table-cell office:value-type="string" calcext:value-type="string">
            <text:p><text:s/>2215 rpm </text:p>
          </table:table-cell>
          <table:table-cell table:formula="of:=INT(MID([.B501];1;LEN([.B501])-4))" office:value-type="float" office:value="2215" calcext:value-type="float">
            <text:p>221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48" calcext:value-type="float">
            <text:p>90548</text:p>
          </table:table-cell>
          <table:table-cell office:value-type="string" calcext:value-type="string">
            <text:p><text:s/>2319 rpm </text:p>
          </table:table-cell>
          <table:table-cell table:formula="of:=INT(MID([.B502];1;LEN([.B502])-4))" office:value-type="float" office:value="2319" calcext:value-type="float">
            <text:p>231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37" calcext:value-type="float">
            <text:p>90637</text:p>
          </table:table-cell>
          <table:table-cell office:value-type="string" calcext:value-type="string">
            <text:p><text:s/>2503 rpm </text:p>
          </table:table-cell>
          <table:table-cell table:formula="of:=INT(MID([.B503];1;LEN([.B503])-4))" office:value-type="float" office:value="2503" calcext:value-type="float">
            <text:p>2503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26" calcext:value-type="float">
            <text:p>90726</text:p>
          </table:table-cell>
          <table:table-cell office:value-type="string" calcext:value-type="string">
            <text:p><text:s/>2683 rpm </text:p>
          </table:table-cell>
          <table:table-cell table:formula="of:=INT(MID([.B504];1;LEN([.B504])-4))" office:value-type="float" office:value="2683" calcext:value-type="float">
            <text:p>268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91" calcext:value-type="float">
            <text:p>91091</text:p>
          </table:table-cell>
          <table:table-cell office:value-type="string" calcext:value-type="string">
            <text:p><text:s/>3186 rpm </text:p>
          </table:table-cell>
          <table:table-cell table:formula="of:=INT(MID([.B505];1;LEN([.B505])-4))" office:value-type="float" office:value="3186" calcext:value-type="float">
            <text:p>318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17" calcext:value-type="float">
            <text:p>91217</text:p>
          </table:table-cell>
          <table:table-cell office:value-type="string" calcext:value-type="string">
            <text:p><text:s/>3242 rpm </text:p>
          </table:table-cell>
          <table:table-cell table:formula="of:=INT(MID([.B506];1;LEN([.B506])-4))" office:value-type="float" office:value="3242" calcext:value-type="float">
            <text:p>324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85" calcext:value-type="float">
            <text:p>91285</text:p>
          </table:table-cell>
          <table:table-cell office:value-type="string" calcext:value-type="string">
            <text:p><text:s/>3247 rpm </text:p>
          </table:table-cell>
          <table:table-cell table:formula="of:=INT(MID([.B507];1;LEN([.B507])-4))" office:value-type="float" office:value="3247" calcext:value-type="float">
            <text:p>324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17" calcext:value-type="float">
            <text:p>91417</text:p>
          </table:table-cell>
          <table:table-cell office:value-type="string" calcext:value-type="string">
            <text:p><text:s/>3215 rpm </text:p>
          </table:table-cell>
          <table:table-cell table:formula="of:=INT(MID([.B508];1;LEN([.B508])-4))" office:value-type="float" office:value="3215" calcext:value-type="float">
            <text:p>321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81" calcext:value-type="float">
            <text:p>91481</text:p>
          </table:table-cell>
          <table:table-cell office:value-type="string" calcext:value-type="string">
            <text:p><text:s/>3168 rpm </text:p>
          </table:table-cell>
          <table:table-cell table:formula="of:=INT(MID([.B509];1;LEN([.B509])-4))" office:value-type="float" office:value="3168" calcext:value-type="float">
            <text:p>316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96" calcext:value-type="float">
            <text:p>91596</text:p>
          </table:table-cell>
          <table:table-cell office:value-type="string" calcext:value-type="string">
            <text:p><text:s/>3119 rpm </text:p>
          </table:table-cell>
          <table:table-cell table:formula="of:=INT(MID([.B510];1;LEN([.B510])-4))" office:value-type="float" office:value="3119" calcext:value-type="float">
            <text:p>311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16" calcext:value-type="float">
            <text:p>91816</text:p>
          </table:table-cell>
          <table:table-cell office:value-type="string" calcext:value-type="string">
            <text:p><text:s/>3003 rpm </text:p>
          </table:table-cell>
          <table:table-cell table:formula="of:=INT(MID([.B511];1;LEN([.B511])-4))" office:value-type="float" office:value="3003" calcext:value-type="float">
            <text:p>300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91" calcext:value-type="float">
            <text:p>91991</text:p>
          </table:table-cell>
          <table:table-cell office:value-type="string" calcext:value-type="string">
            <text:p><text:s/>2948 rpm </text:p>
          </table:table-cell>
          <table:table-cell table:formula="of:=INT(MID([.B512];1;LEN([.B512])-4))" office:value-type="float" office:value="2948" calcext:value-type="float">
            <text:p>294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16" calcext:value-type="float">
            <text:p>92116</text:p>
          </table:table-cell>
          <table:table-cell office:value-type="string" calcext:value-type="string">
            <text:p><text:s/>2942 rpm </text:p>
          </table:table-cell>
          <table:table-cell table:formula="of:=INT(MID([.B513];1;LEN([.B513])-4))" office:value-type="float" office:value="2942" calcext:value-type="float">
            <text:p>294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91" calcext:value-type="float">
            <text:p>92291</text:p>
          </table:table-cell>
          <table:table-cell office:value-type="string" calcext:value-type="string">
            <text:p><text:s/>2974 rpm </text:p>
          </table:table-cell>
          <table:table-cell table:formula="of:=INT(MID([.B514];1;LEN([.B514])-4))" office:value-type="float" office:value="2974" calcext:value-type="float">
            <text:p>297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string" calcext:value-type="string">
            <text:p><text:s/>3035 rpm </text:p>
          </table:table-cell>
          <table:table-cell table:formula="of:=INT(MID([.B515];1;LEN([.B515])-4))" office:value-type="float" office:value="3035" calcext:value-type="float">
            <text:p>303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85" calcext:value-type="float">
            <text:p>92685</text:p>
          </table:table-cell>
          <table:table-cell office:value-type="string" calcext:value-type="string">
            <text:p><text:s/>3047 rpm </text:p>
          </table:table-cell>
          <table:table-cell table:formula="of:=INT(MID([.B516];1;LEN([.B516])-4))" office:value-type="float" office:value="3047" calcext:value-type="float">
            <text:p>304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75" calcext:value-type="float">
            <text:p>92875</text:p>
          </table:table-cell>
          <table:table-cell office:value-type="string" calcext:value-type="string">
            <text:p><text:s/>3072 rpm </text:p>
          </table:table-cell>
          <table:table-cell table:formula="of:=INT(MID([.B517];1;LEN([.B517])-4))" office:value-type="float" office:value="3072" calcext:value-type="float">
            <text:p>307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55" calcext:value-type="float">
            <text:p>92955</text:p>
          </table:table-cell>
          <table:table-cell office:value-type="string" calcext:value-type="string">
            <text:p><text:s/>3078 rpm </text:p>
          </table:table-cell>
          <table:table-cell table:formula="of:=INT(MID([.B518];1;LEN([.B518])-4))" office:value-type="float" office:value="3078" calcext:value-type="float">
            <text:p>307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56" calcext:value-type="float">
            <text:p>93056</text:p>
          </table:table-cell>
          <table:table-cell office:value-type="string" calcext:value-type="string">
            <text:p><text:s/>3082 rpm </text:p>
          </table:table-cell>
          <table:table-cell table:formula="of:=INT(MID([.B519];1;LEN([.B519])-4))" office:value-type="float" office:value="3082" calcext:value-type="float">
            <text:p>308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65" calcext:value-type="float">
            <text:p>93465</text:p>
          </table:table-cell>
          <table:table-cell office:value-type="string" calcext:value-type="string">
            <text:p><text:s/>3109 rpm </text:p>
          </table:table-cell>
          <table:table-cell table:formula="of:=INT(MID([.B520];1;LEN([.B520])-4))" office:value-type="float" office:value="3109" calcext:value-type="float">
            <text:p>310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34" calcext:value-type="float">
            <text:p>93734</text:p>
          </table:table-cell>
          <table:table-cell office:value-type="string" calcext:value-type="string">
            <text:p><text:s/>3116 rpm </text:p>
          </table:table-cell>
          <table:table-cell table:formula="of:=INT(MID([.B521];1;LEN([.B521])-4))" office:value-type="float" office:value="3116" calcext:value-type="float">
            <text:p>3116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54" calcext:value-type="float">
            <text:p>93854</text:p>
          </table:table-cell>
          <table:table-cell office:value-type="string" calcext:value-type="string">
            <text:p><text:s/>3117 rpm </text:p>
          </table:table-cell>
          <table:table-cell table:formula="of:=INT(MID([.B522];1;LEN([.B522])-4))" office:value-type="float" office:value="3117" calcext:value-type="float">
            <text:p>3117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55" calcext:value-type="float">
            <text:p>93955</text:p>
          </table:table-cell>
          <table:table-cell office:value-type="string" calcext:value-type="string">
            <text:p><text:s/>3123 rpm </text:p>
          </table:table-cell>
          <table:table-cell table:formula="of:=INT(MID([.B523];1;LEN([.B523])-4))" office:value-type="float" office:value="3123" calcext:value-type="float">
            <text:p>312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94" calcext:value-type="float">
            <text:p>94294</text:p>
          </table:table-cell>
          <table:table-cell office:value-type="string" calcext:value-type="string">
            <text:p><text:s/>3122 rpm </text:p>
          </table:table-cell>
          <table:table-cell table:formula="of:=INT(MID([.B524];1;LEN([.B524])-4))" office:value-type="float" office:value="3122" calcext:value-type="float">
            <text:p>312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93" calcext:value-type="float">
            <text:p>94493</text:p>
          </table:table-cell>
          <table:table-cell office:value-type="string" calcext:value-type="string">
            <text:p><text:s/>3121 rpm </text:p>
          </table:table-cell>
          <table:table-cell table:formula="of:=INT(MID([.B525];1;LEN([.B525])-4))" office:value-type="float" office:value="3121" calcext:value-type="float">
            <text:p>312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73" calcext:value-type="float">
            <text:p>94673</text:p>
          </table:table-cell>
          <table:table-cell office:value-type="string" calcext:value-type="string">
            <text:p><text:s/>3122 rpm </text:p>
          </table:table-cell>
          <table:table-cell table:formula="of:=INT(MID([.B526];1;LEN([.B526])-4))" office:value-type="float" office:value="3122" calcext:value-type="float">
            <text:p>312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94" calcext:value-type="float">
            <text:p>94794</text:p>
          </table:table-cell>
          <table:table-cell office:value-type="string" calcext:value-type="string">
            <text:p><text:s/>3128 rpm </text:p>
          </table:table-cell>
          <table:table-cell table:formula="of:=INT(MID([.B527];1;LEN([.B527])-4))" office:value-type="float" office:value="3128" calcext:value-type="float">
            <text:p>312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74" calcext:value-type="float">
            <text:p>94974</text:p>
          </table:table-cell>
          <table:table-cell office:value-type="string" calcext:value-type="string">
            <text:p><text:s/>3157 rpm </text:p>
          </table:table-cell>
          <table:table-cell table:formula="of:=INT(MID([.B528];1;LEN([.B528])-4))" office:value-type="float" office:value="3157" calcext:value-type="float">
            <text:p>315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04" calcext:value-type="float">
            <text:p>95104</text:p>
          </table:table-cell>
          <table:table-cell office:value-type="string" calcext:value-type="string">
            <text:p><text:s/>3171 rpm </text:p>
          </table:table-cell>
          <table:table-cell table:formula="of:=INT(MID([.B529];1;LEN([.B529])-4))" office:value-type="float" office:value="3171" calcext:value-type="float">
            <text:p>317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03" calcext:value-type="float">
            <text:p>95303</text:p>
          </table:table-cell>
          <table:table-cell office:value-type="string" calcext:value-type="string">
            <text:p><text:s/>3186 rpm </text:p>
          </table:table-cell>
          <table:table-cell table:formula="of:=INT(MID([.B530];1;LEN([.B530])-4))" office:value-type="float" office:value="3186" calcext:value-type="float">
            <text:p>318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23" calcext:value-type="float">
            <text:p>95623</text:p>
          </table:table-cell>
          <table:table-cell office:value-type="string" calcext:value-type="string">
            <text:p><text:s/>3220 rpm </text:p>
          </table:table-cell>
          <table:table-cell table:formula="of:=INT(MID([.B531];1;LEN([.B531])-4))" office:value-type="float" office:value="3220" calcext:value-type="float">
            <text:p>3220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13" calcext:value-type="float">
            <text:p>95713</text:p>
          </table:table-cell>
          <table:table-cell office:value-type="string" calcext:value-type="string">
            <text:p><text:s/>3231 rpm </text:p>
          </table:table-cell>
          <table:table-cell table:formula="of:=INT(MID([.B532];1;LEN([.B532])-4))" office:value-type="float" office:value="3231" calcext:value-type="float">
            <text:p>323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93" calcext:value-type="float">
            <text:p>95993</text:p>
          </table:table-cell>
          <table:table-cell office:value-type="string" calcext:value-type="string">
            <text:p><text:s/>3249 rpm </text:p>
          </table:table-cell>
          <table:table-cell table:formula="of:=INT(MID([.B533];1;LEN([.B533])-4))" office:value-type="float" office:value="3249" calcext:value-type="float">
            <text:p>324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82" calcext:value-type="float">
            <text:p>96082</text:p>
          </table:table-cell>
          <table:table-cell office:value-type="string" calcext:value-type="string">
            <text:p><text:s/>3261 rpm </text:p>
          </table:table-cell>
          <table:table-cell table:formula="of:=INT(MID([.B534];1;LEN([.B534])-4))" office:value-type="float" office:value="3261" calcext:value-type="float">
            <text:p>3261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52" calcext:value-type="float">
            <text:p>96552</text:p>
          </table:table-cell>
          <table:table-cell office:value-type="string" calcext:value-type="string">
            <text:p><text:s/>3290 rpm </text:p>
          </table:table-cell>
          <table:table-cell table:formula="of:=INT(MID([.B535];1;LEN([.B535])-4))" office:value-type="float" office:value="3290" calcext:value-type="float">
            <text:p>329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22" calcext:value-type="float">
            <text:p>96622</text:p>
          </table:table-cell>
          <table:table-cell office:value-type="string" calcext:value-type="string">
            <text:p><text:s/>3291 rpm </text:p>
          </table:table-cell>
          <table:table-cell table:formula="of:=INT(MID([.B536];1;LEN([.B536])-4))" office:value-type="float" office:value="3291" calcext:value-type="float">
            <text:p>3291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61" calcext:value-type="float">
            <text:p>96761</text:p>
          </table:table-cell>
          <table:table-cell office:value-type="string" calcext:value-type="string">
            <text:p><text:s/>3301 rpm </text:p>
          </table:table-cell>
          <table:table-cell table:formula="of:=INT(MID([.B537];1;LEN([.B537])-4))" office:value-type="float" office:value="3301" calcext:value-type="float">
            <text:p>330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03" calcext:value-type="float">
            <text:p>96903</text:p>
          </table:table-cell>
          <table:table-cell office:value-type="string" calcext:value-type="string">
            <text:p><text:s/>3310 rpm </text:p>
          </table:table-cell>
          <table:table-cell table:formula="of:=INT(MID([.B538];1;LEN([.B538])-4))" office:value-type="float" office:value="3310" calcext:value-type="float">
            <text:p>3310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76" calcext:value-type="float">
            <text:p>97276</text:p>
          </table:table-cell>
          <table:table-cell office:value-type="string" calcext:value-type="string">
            <text:p><text:s/>3334 rpm </text:p>
          </table:table-cell>
          <table:table-cell table:formula="of:=INT(MID([.B539];1;LEN([.B539])-4))" office:value-type="float" office:value="3334" calcext:value-type="float">
            <text:p>333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41" calcext:value-type="float">
            <text:p>97341</text:p>
          </table:table-cell>
          <table:table-cell office:value-type="string" calcext:value-type="string">
            <text:p><text:s/>3341 rpm </text:p>
          </table:table-cell>
          <table:table-cell table:formula="of:=INT(MID([.B540];1;LEN([.B540])-4))" office:value-type="float" office:value="3341" calcext:value-type="float">
            <text:p>334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62" calcext:value-type="float">
            <text:p>97662</text:p>
          </table:table-cell>
          <table:table-cell office:value-type="string" calcext:value-type="string">
            <text:p><text:s/>3345 rpm </text:p>
          </table:table-cell>
          <table:table-cell table:formula="of:=INT(MID([.B541];1;LEN([.B541])-4))" office:value-type="float" office:value="3345" calcext:value-type="float">
            <text:p>3345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63" calcext:value-type="float">
            <text:p>97763</text:p>
          </table:table-cell>
          <table:table-cell office:value-type="string" calcext:value-type="string">
            <text:p><text:s/>3344 rpm </text:p>
          </table:table-cell>
          <table:table-cell table:formula="of:=INT(MID([.B542];1;LEN([.B542])-4))" office:value-type="float" office:value="3344" calcext:value-type="float">
            <text:p>3344</text:p>
          </table:table-cell>
          <table:table-cell office:value-type="string" calcext:value-type="string">
            <text:p><text:s/>4F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211" calcext:value-type="float">
            <text:p>98211</text:p>
          </table:table-cell>
          <table:table-cell office:value-type="string" calcext:value-type="string">
            <text:p><text:s/>3350 rpm </text:p>
          </table:table-cell>
          <table:table-cell table:formula="of:=INT(MID([.B543];1;LEN([.B543])-4))" office:value-type="float" office:value="3350" calcext:value-type="float">
            <text:p>335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string" calcext:value-type="string">
            <text:p><text:s/>3352 rpm </text:p>
          </table:table-cell>
          <table:table-cell table:formula="of:=INT(MID([.B544];1;LEN([.B544])-4))" office:value-type="float" office:value="3352" calcext:value-type="float">
            <text:p>335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62" calcext:value-type="float">
            <text:p>98662</text:p>
          </table:table-cell>
          <table:table-cell office:value-type="string" calcext:value-type="string">
            <text:p><text:s/>3363 rpm </text:p>
          </table:table-cell>
          <table:table-cell table:formula="of:=INT(MID([.B545];1;LEN([.B545])-4))" office:value-type="float" office:value="3363" calcext:value-type="float">
            <text:p>3363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60" calcext:value-type="float">
            <text:p>98860</text:p>
          </table:table-cell>
          <table:table-cell office:value-type="string" calcext:value-type="string">
            <text:p><text:s/>3363 rpm </text:p>
          </table:table-cell>
          <table:table-cell table:formula="of:=INT(MID([.B546];1;LEN([.B546])-4))" office:value-type="float" office:value="3363" calcext:value-type="float">
            <text:p>336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36" calcext:value-type="float">
            <text:p>98936</text:p>
          </table:table-cell>
          <table:table-cell office:value-type="string" calcext:value-type="string">
            <text:p><text:s/>3364 rpm </text:p>
          </table:table-cell>
          <table:table-cell table:formula="of:=INT(MID([.B547];1;LEN([.B547])-4))" office:value-type="float" office:value="3364" calcext:value-type="float">
            <text:p>336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<text:s/>3366 rpm </text:p>
          </table:table-cell>
          <table:table-cell table:formula="of:=INT(MID([.B548];1;LEN([.B548])-4))" office:value-type="float" office:value="3366" calcext:value-type="float">
            <text:p>3366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69" calcext:value-type="float">
            <text:p>99069</text:p>
          </table:table-cell>
          <table:table-cell office:value-type="string" calcext:value-type="string">
            <text:p><text:s/>3365 rpm </text:p>
          </table:table-cell>
          <table:table-cell table:formula="of:=INT(MID([.B549];1;LEN([.B549])-4))" office:value-type="float" office:value="3365" calcext:value-type="float">
            <text:p>336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40" calcext:value-type="float">
            <text:p>99140</text:p>
          </table:table-cell>
          <table:table-cell office:value-type="string" calcext:value-type="string">
            <text:p><text:s/>3366 rpm </text:p>
          </table:table-cell>
          <table:table-cell table:formula="of:=INT(MID([.B550];1;LEN([.B550])-4))" office:value-type="float" office:value="3366" calcext:value-type="float">
            <text:p>336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09" calcext:value-type="float">
            <text:p>99209</text:p>
          </table:table-cell>
          <table:table-cell office:value-type="string" calcext:value-type="string">
            <text:p><text:s/>3363 rpm </text:p>
          </table:table-cell>
          <table:table-cell table:formula="of:=INT(MID([.B551];1;LEN([.B551])-4))" office:value-type="float" office:value="3363" calcext:value-type="float">
            <text:p>336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74" calcext:value-type="float">
            <text:p>99274</text:p>
          </table:table-cell>
          <table:table-cell office:value-type="string" calcext:value-type="string">
            <text:p><text:s/>3362 rpm </text:p>
          </table:table-cell>
          <table:table-cell table:formula="of:=INT(MID([.B552];1;LEN([.B552])-4))" office:value-type="float" office:value="3362" calcext:value-type="float">
            <text:p>336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40" calcext:value-type="float">
            <text:p>99340</text:p>
          </table:table-cell>
          <table:table-cell office:value-type="string" calcext:value-type="string">
            <text:p><text:s/>3361 rpm </text:p>
          </table:table-cell>
          <table:table-cell table:formula="of:=INT(MID([.B553];1;LEN([.B553])-4))" office:value-type="float" office:value="3361" calcext:value-type="float">
            <text:p>3361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61" calcext:value-type="float">
            <text:p>99761</text:p>
          </table:table-cell>
          <table:table-cell office:value-type="string" calcext:value-type="string">
            <text:p><text:s/>3353 rpm </text:p>
          </table:table-cell>
          <table:table-cell table:formula="of:=INT(MID([.B554];1;LEN([.B554])-4))" office:value-type="float" office:value="3353" calcext:value-type="float">
            <text:p>335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29" calcext:value-type="float">
            <text:p>99829</text:p>
          </table:table-cell>
          <table:table-cell office:value-type="string" calcext:value-type="string">
            <text:p><text:s/>3356 rpm </text:p>
          </table:table-cell>
          <table:table-cell table:formula="of:=INT(MID([.B555];1;LEN([.B555])-4))" office:value-type="float" office:value="3356" calcext:value-type="float">
            <text:p>3356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11" calcext:value-type="float">
            <text:p>100311</text:p>
          </table:table-cell>
          <table:table-cell office:value-type="string" calcext:value-type="string">
            <text:p><text:s/>3351 rpm </text:p>
          </table:table-cell>
          <table:table-cell table:formula="of:=INT(MID([.B556];1;LEN([.B556])-4))" office:value-type="float" office:value="3351" calcext:value-type="float">
            <text:p>3351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8" calcext:value-type="float">
            <text:p>100418</text:p>
          </table:table-cell>
          <table:table-cell office:value-type="string" calcext:value-type="string">
            <text:p><text:s/>3356 rpm </text:p>
          </table:table-cell>
          <table:table-cell table:formula="of:=INT(MID([.B557];1;LEN([.B557])-4))" office:value-type="float" office:value="3356" calcext:value-type="float">
            <text:p>3356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38" calcext:value-type="float">
            <text:p>100538</text:p>
          </table:table-cell>
          <table:table-cell office:value-type="string" calcext:value-type="string">
            <text:p><text:s/>3363 rpm </text:p>
          </table:table-cell>
          <table:table-cell table:formula="of:=INT(MID([.B558];1;LEN([.B558])-4))" office:value-type="float" office:value="3363" calcext:value-type="float">
            <text:p>336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88" calcext:value-type="float">
            <text:p>100688</text:p>
          </table:table-cell>
          <table:table-cell office:value-type="string" calcext:value-type="string">
            <text:p><text:s/>3362 rpm </text:p>
          </table:table-cell>
          <table:table-cell table:formula="of:=INT(MID([.B559];1;LEN([.B559])-4))" office:value-type="float" office:value="3362" calcext:value-type="float">
            <text:p>336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99" calcext:value-type="float">
            <text:p>100799</text:p>
          </table:table-cell>
          <table:table-cell office:value-type="string" calcext:value-type="string">
            <text:p><text:s/>3362 rpm </text:p>
          </table:table-cell>
          <table:table-cell table:formula="of:=INT(MID([.B560];1;LEN([.B560])-4))" office:value-type="float" office:value="3362" calcext:value-type="float">
            <text:p>336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9" calcext:value-type="float">
            <text:p>101159</text:p>
          </table:table-cell>
          <table:table-cell office:value-type="string" calcext:value-type="string">
            <text:p><text:s/>3358 rpm </text:p>
          </table:table-cell>
          <table:table-cell table:formula="of:=INT(MID([.B561];1;LEN([.B561])-4))" office:value-type="float" office:value="3358" calcext:value-type="float">
            <text:p>3358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0" calcext:value-type="float">
            <text:p>101240</text:p>
          </table:table-cell>
          <table:table-cell office:value-type="string" calcext:value-type="string">
            <text:p><text:s/>3359 rpm </text:p>
          </table:table-cell>
          <table:table-cell table:formula="of:=INT(MID([.B562];1;LEN([.B562])-4))" office:value-type="float" office:value="3359" calcext:value-type="float">
            <text:p>335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34" calcext:value-type="float">
            <text:p>101334</text:p>
          </table:table-cell>
          <table:table-cell office:value-type="string" calcext:value-type="string">
            <text:p><text:s/>3359 rpm </text:p>
          </table:table-cell>
          <table:table-cell table:formula="of:=INT(MID([.B563];1;LEN([.B563])-4))" office:value-type="float" office:value="3359" calcext:value-type="float">
            <text:p>335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09" calcext:value-type="float">
            <text:p>101609</text:p>
          </table:table-cell>
          <table:table-cell office:value-type="string" calcext:value-type="string">
            <text:p><text:s/>3360 rpm </text:p>
          </table:table-cell>
          <table:table-cell table:formula="of:=INT(MID([.B564];1;LEN([.B564])-4))" office:value-type="float" office:value="3360" calcext:value-type="float">
            <text:p>336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89" calcext:value-type="float">
            <text:p>101789</text:p>
          </table:table-cell>
          <table:table-cell office:value-type="string" calcext:value-type="string">
            <text:p><text:s/>3361 rpm </text:p>
          </table:table-cell>
          <table:table-cell table:formula="of:=INT(MID([.B565];1;LEN([.B565])-4))" office:value-type="float" office:value="3361" calcext:value-type="float">
            <text:p>336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78" calcext:value-type="float">
            <text:p>101878</text:p>
          </table:table-cell>
          <table:table-cell office:value-type="string" calcext:value-type="string">
            <text:p><text:s/>3363 rpm </text:p>
          </table:table-cell>
          <table:table-cell table:formula="of:=INT(MID([.B566];1;LEN([.B566])-4))" office:value-type="float" office:value="3363" calcext:value-type="float">
            <text:p>336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88" calcext:value-type="float">
            <text:p>102288</text:p>
          </table:table-cell>
          <table:table-cell office:value-type="string" calcext:value-type="string">
            <text:p><text:s/>3370 rpm </text:p>
          </table:table-cell>
          <table:table-cell table:formula="of:=INT(MID([.B567];1;LEN([.B567])-4))" office:value-type="float" office:value="3370" calcext:value-type="float">
            <text:p>337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88" calcext:value-type="float">
            <text:p>102388</text:p>
          </table:table-cell>
          <table:table-cell office:value-type="string" calcext:value-type="string">
            <text:p><text:s/>3373 rpm </text:p>
          </table:table-cell>
          <table:table-cell table:formula="of:=INT(MID([.B568];1;LEN([.B568])-4))" office:value-type="float" office:value="3373" calcext:value-type="float">
            <text:p>337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88" calcext:value-type="float">
            <text:p>102588</text:p>
          </table:table-cell>
          <table:table-cell office:value-type="string" calcext:value-type="string">
            <text:p><text:s/>3372 rpm </text:p>
          </table:table-cell>
          <table:table-cell table:formula="of:=INT(MID([.B569];1;LEN([.B569])-4))" office:value-type="float" office:value="3372" calcext:value-type="float">
            <text:p>337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61" calcext:value-type="float">
            <text:p>102661</text:p>
          </table:table-cell>
          <table:table-cell office:value-type="string" calcext:value-type="string">
            <text:p><text:s/>3369 rpm </text:p>
          </table:table-cell>
          <table:table-cell table:formula="of:=INT(MID([.B570];1;LEN([.B570])-4))" office:value-type="float" office:value="3369" calcext:value-type="float">
            <text:p>3369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3" calcext:value-type="float">
            <text:p>102743</text:p>
          </table:table-cell>
          <table:table-cell office:value-type="string" calcext:value-type="string">
            <text:p><text:s/>3370 rpm </text:p>
          </table:table-cell>
          <table:table-cell table:formula="of:=INT(MID([.B571];1;LEN([.B571])-4))" office:value-type="float" office:value="3370" calcext:value-type="float">
            <text:p>3370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9" calcext:value-type="float">
            <text:p>102959</text:p>
          </table:table-cell>
          <table:table-cell office:value-type="string" calcext:value-type="string">
            <text:p><text:s/>3374 rpm </text:p>
          </table:table-cell>
          <table:table-cell table:formula="of:=INT(MID([.B572];1;LEN([.B572])-4))" office:value-type="float" office:value="3374" calcext:value-type="float">
            <text:p>3374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08" calcext:value-type="float">
            <text:p>103308</text:p>
          </table:table-cell>
          <table:table-cell office:value-type="string" calcext:value-type="string">
            <text:p><text:s/>3372 rpm </text:p>
          </table:table-cell>
          <table:table-cell table:formula="of:=INT(MID([.B573];1;LEN([.B573])-4))" office:value-type="float" office:value="3372" calcext:value-type="float">
            <text:p>3372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17" calcext:value-type="float">
            <text:p>103417</text:p>
          </table:table-cell>
          <table:table-cell office:value-type="string" calcext:value-type="string">
            <text:p><text:s/>3375 rpm </text:p>
          </table:table-cell>
          <table:table-cell table:formula="of:=INT(MID([.B574];1;LEN([.B574])-4))" office:value-type="float" office:value="3375" calcext:value-type="float">
            <text:p>3375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8" calcext:value-type="float">
            <text:p>103958</text:p>
          </table:table-cell>
          <table:table-cell office:value-type="string" calcext:value-type="string">
            <text:p><text:s/>3371 rpm </text:p>
          </table:table-cell>
          <table:table-cell table:formula="of:=INT(MID([.B575];1;LEN([.B575])-4))" office:value-type="float" office:value="3371" calcext:value-type="float">
            <text:p>3371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7" calcext:value-type="float">
            <text:p>104547</text:p>
          </table:table-cell>
          <table:table-cell office:value-type="string" calcext:value-type="string">
            <text:p><text:s/>3378 rpm </text:p>
          </table:table-cell>
          <table:table-cell table:formula="of:=INT(MID([.B576];1;LEN([.B576])-4))" office:value-type="float" office:value="3378" calcext:value-type="float">
            <text:p>337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8" calcext:value-type="float">
            <text:p>105048</text:p>
          </table:table-cell>
          <table:table-cell office:value-type="string" calcext:value-type="string">
            <text:p><text:s/>3375 rpm </text:p>
          </table:table-cell>
          <table:table-cell table:formula="of:=INT(MID([.B577];1;LEN([.B577])-4))" office:value-type="float" office:value="3375" calcext:value-type="float">
            <text:p>3375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6" calcext:value-type="float">
            <text:p>105156</text:p>
          </table:table-cell>
          <table:table-cell office:value-type="string" calcext:value-type="string">
            <text:p><text:s/>3377 rpm </text:p>
          </table:table-cell>
          <table:table-cell table:formula="of:=INT(MID([.B578];1;LEN([.B578])-4))" office:value-type="float" office:value="3377" calcext:value-type="float">
            <text:p>337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55" calcext:value-type="float">
            <text:p>105355</text:p>
          </table:table-cell>
          <table:table-cell office:value-type="string" calcext:value-type="string">
            <text:p><text:s/>3376 rpm </text:p>
          </table:table-cell>
          <table:table-cell table:formula="of:=INT(MID([.B579];1;LEN([.B579])-4))" office:value-type="float" office:value="3376" calcext:value-type="float">
            <text:p>337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24" calcext:value-type="float">
            <text:p>105424</text:p>
          </table:table-cell>
          <table:table-cell office:value-type="string" calcext:value-type="string">
            <text:p><text:s/>3378 rpm </text:p>
          </table:table-cell>
          <table:table-cell table:formula="of:=INT(MID([.B580];1;LEN([.B580])-4))" office:value-type="float" office:value="3378" calcext:value-type="float">
            <text:p>3378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25" calcext:value-type="float">
            <text:p>105625</text:p>
          </table:table-cell>
          <table:table-cell office:value-type="string" calcext:value-type="string">
            <text:p><text:s/>3376 rpm </text:p>
          </table:table-cell>
          <table:table-cell table:formula="of:=INT(MID([.B581];1;LEN([.B581])-4))" office:value-type="float" office:value="3376" calcext:value-type="float">
            <text:p>337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25" calcext:value-type="float">
            <text:p>105825</text:p>
          </table:table-cell>
          <table:table-cell office:value-type="string" calcext:value-type="string">
            <text:p><text:s/>3375 rpm </text:p>
          </table:table-cell>
          <table:table-cell table:formula="of:=INT(MID([.B582];1;LEN([.B582])-4))" office:value-type="float" office:value="3375" calcext:value-type="float">
            <text:p>3375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94" calcext:value-type="float">
            <text:p>105894</text:p>
          </table:table-cell>
          <table:table-cell office:value-type="string" calcext:value-type="string">
            <text:p><text:s/>3378 rpm </text:p>
          </table:table-cell>
          <table:table-cell table:formula="of:=INT(MID([.B583];1;LEN([.B583])-4))" office:value-type="float" office:value="3378" calcext:value-type="float">
            <text:p>3378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15" calcext:value-type="float">
            <text:p>106115</text:p>
          </table:table-cell>
          <table:table-cell office:value-type="string" calcext:value-type="string">
            <text:p><text:s/>3378 rpm </text:p>
          </table:table-cell>
          <table:table-cell table:formula="of:=INT(MID([.B584];1;LEN([.B584])-4))" office:value-type="float" office:value="3378" calcext:value-type="float">
            <text:p>33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84" calcext:value-type="float">
            <text:p>106184</text:p>
          </table:table-cell>
          <table:table-cell office:value-type="string" calcext:value-type="string">
            <text:p><text:s/>3380 rpm </text:p>
          </table:table-cell>
          <table:table-cell table:formula="of:=INT(MID([.B585];1;LEN([.B585])-4))" office:value-type="float" office:value="3380" calcext:value-type="float">
            <text:p>3380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85" calcext:value-type="float">
            <text:p>106385</text:p>
          </table:table-cell>
          <table:table-cell office:value-type="string" calcext:value-type="string">
            <text:p><text:s/>3379 rpm </text:p>
          </table:table-cell>
          <table:table-cell table:formula="of:=INT(MID([.B586];1;LEN([.B586])-4))" office:value-type="float" office:value="3379" calcext:value-type="float">
            <text:p>3379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54" calcext:value-type="float">
            <text:p>106854</text:p>
          </table:table-cell>
          <table:table-cell office:value-type="string" calcext:value-type="string">
            <text:p><text:s/>3375 rpm </text:p>
          </table:table-cell>
          <table:table-cell table:formula="of:=INT(MID([.B587];1;LEN([.B587])-4))" office:value-type="float" office:value="3375" calcext:value-type="float">
            <text:p>337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64" calcext:value-type="float">
            <text:p>107064</text:p>
          </table:table-cell>
          <table:table-cell office:value-type="string" calcext:value-type="string">
            <text:p><text:s/>3374 rpm </text:p>
          </table:table-cell>
          <table:table-cell table:formula="of:=INT(MID([.B588];1;LEN([.B588])-4))" office:value-type="float" office:value="3374" calcext:value-type="float">
            <text:p>3374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44" calcext:value-type="float">
            <text:p>107144</text:p>
          </table:table-cell>
          <table:table-cell office:value-type="string" calcext:value-type="string">
            <text:p><text:s/>3376 rpm </text:p>
          </table:table-cell>
          <table:table-cell table:formula="of:=INT(MID([.B589];1;LEN([.B589])-4))" office:value-type="float" office:value="3376" calcext:value-type="float">
            <text:p>3376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04" calcext:value-type="float">
            <text:p>107404</text:p>
          </table:table-cell>
          <table:table-cell office:value-type="string" calcext:value-type="string">
            <text:p><text:s/>3374 rpm </text:p>
          </table:table-cell>
          <table:table-cell table:formula="of:=INT(MID([.B590];1;LEN([.B590])-4))" office:value-type="float" office:value="3374" calcext:value-type="float">
            <text:p>337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94" calcext:value-type="float">
            <text:p>107494</text:p>
          </table:table-cell>
          <table:table-cell office:value-type="string" calcext:value-type="string">
            <text:p><text:s/>3376 rpm </text:p>
          </table:table-cell>
          <table:table-cell table:formula="of:=INT(MID([.B591];1;LEN([.B591])-4))" office:value-type="float" office:value="3376" calcext:value-type="float">
            <text:p>337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93" calcext:value-type="float">
            <text:p>107593</text:p>
          </table:table-cell>
          <table:table-cell office:value-type="string" calcext:value-type="string">
            <text:p><text:s/>3377 rpm </text:p>
          </table:table-cell>
          <table:table-cell table:formula="of:=INT(MID([.B592];1;LEN([.B592])-4))" office:value-type="float" office:value="3377" calcext:value-type="float">
            <text:p>337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83" calcext:value-type="float">
            <text:p>107683</text:p>
          </table:table-cell>
          <table:table-cell office:value-type="string" calcext:value-type="string">
            <text:p><text:s/>3371 rpm </text:p>
          </table:table-cell>
          <table:table-cell table:formula="of:=INT(MID([.B593];1;LEN([.B593])-4))" office:value-type="float" office:value="3371" calcext:value-type="float">
            <text:p>3371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63" calcext:value-type="float">
            <text:p>107763</text:p>
          </table:table-cell>
          <table:table-cell office:value-type="string" calcext:value-type="string">
            <text:p><text:s/>3372 rpm </text:p>
          </table:table-cell>
          <table:table-cell table:formula="of:=INT(MID([.B594];1;LEN([.B594])-4))" office:value-type="float" office:value="3372" calcext:value-type="float">
            <text:p>337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3" calcext:value-type="float">
            <text:p>107833</text:p>
          </table:table-cell>
          <table:table-cell office:value-type="string" calcext:value-type="string">
            <text:p><text:s/>3367 rpm </text:p>
          </table:table-cell>
          <table:table-cell table:formula="of:=INT(MID([.B595];1;LEN([.B595])-4))" office:value-type="float" office:value="3367" calcext:value-type="float">
            <text:p>336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03" calcext:value-type="float">
            <text:p>108003</text:p>
          </table:table-cell>
          <table:table-cell office:value-type="string" calcext:value-type="string">
            <text:p><text:s/>3374 rpm </text:p>
          </table:table-cell>
          <table:table-cell table:formula="of:=INT(MID([.B596];1;LEN([.B596])-4))" office:value-type="float" office:value="3374" calcext:value-type="float">
            <text:p>337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83" calcext:value-type="float">
            <text:p>108083</text:p>
          </table:table-cell>
          <table:table-cell office:value-type="string" calcext:value-type="string">
            <text:p><text:s/>3372 rpm </text:p>
          </table:table-cell>
          <table:table-cell table:formula="of:=INT(MID([.B597];1;LEN([.B597])-4))" office:value-type="float" office:value="3372" calcext:value-type="float">
            <text:p>3372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73" calcext:value-type="float">
            <text:p>108173</text:p>
          </table:table-cell>
          <table:table-cell office:value-type="string" calcext:value-type="string">
            <text:p><text:s/>3374 rpm </text:p>
          </table:table-cell>
          <table:table-cell table:formula="of:=INT(MID([.B598];1;LEN([.B598])-4))" office:value-type="float" office:value="3374" calcext:value-type="float">
            <text:p>3374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53" calcext:value-type="float">
            <text:p>108353</text:p>
          </table:table-cell>
          <table:table-cell office:value-type="string" calcext:value-type="string">
            <text:p><text:s/>3377 rpm </text:p>
          </table:table-cell>
          <table:table-cell table:formula="of:=INT(MID([.B599];1;LEN([.B599])-4))" office:value-type="float" office:value="3377" calcext:value-type="float">
            <text:p>337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22" calcext:value-type="float">
            <text:p>108422</text:p>
          </table:table-cell>
          <table:table-cell office:value-type="string" calcext:value-type="string">
            <text:p><text:s/>3375 rpm </text:p>
          </table:table-cell>
          <table:table-cell table:formula="of:=INT(MID([.B600];1;LEN([.B600])-4))" office:value-type="float" office:value="3375" calcext:value-type="float">
            <text:p>337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12" calcext:value-type="float">
            <text:p>108512</text:p>
          </table:table-cell>
          <table:table-cell office:value-type="string" calcext:value-type="string">
            <text:p><text:s/>3378 rpm </text:p>
          </table:table-cell>
          <table:table-cell table:formula="of:=INT(MID([.B601];1;LEN([.B601])-4))" office:value-type="float" office:value="3378" calcext:value-type="float">
            <text:p>33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22" calcext:value-type="float">
            <text:p>108622</text:p>
          </table:table-cell>
          <table:table-cell office:value-type="string" calcext:value-type="string">
            <text:p><text:s/>3376 rpm </text:p>
          </table:table-cell>
          <table:table-cell table:formula="of:=INT(MID([.B602];1;LEN([.B602])-4))" office:value-type="float" office:value="3376" calcext:value-type="float">
            <text:p>3376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63" calcext:value-type="float">
            <text:p>108763</text:p>
          </table:table-cell>
          <table:table-cell office:value-type="string" calcext:value-type="string">
            <text:p><text:s/>3371 rpm </text:p>
          </table:table-cell>
          <table:table-cell table:formula="of:=INT(MID([.B603];1;LEN([.B603])-4))" office:value-type="float" office:value="3371" calcext:value-type="float">
            <text:p>3371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35" calcext:value-type="float">
            <text:p>108835</text:p>
          </table:table-cell>
          <table:table-cell office:value-type="string" calcext:value-type="string">
            <text:p><text:s/>3366 rpm </text:p>
          </table:table-cell>
          <table:table-cell table:formula="of:=INT(MID([.B604];1;LEN([.B604])-4))" office:value-type="float" office:value="3366" calcext:value-type="float">
            <text:p>3366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92" calcext:value-type="float">
            <text:p>109092</text:p>
          </table:table-cell>
          <table:table-cell office:value-type="string" calcext:value-type="string">
            <text:p><text:s/>3330 rpm </text:p>
          </table:table-cell>
          <table:table-cell table:formula="of:=INT(MID([.B605];1;LEN([.B605])-4))" office:value-type="float" office:value="3330" calcext:value-type="float">
            <text:p>3330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12" calcext:value-type="float">
            <text:p>109312</text:p>
          </table:table-cell>
          <table:table-cell office:value-type="string" calcext:value-type="string">
            <text:p><text:s/>3252 rpm </text:p>
          </table:table-cell>
          <table:table-cell table:formula="of:=INT(MID([.B606];1;LEN([.B606])-4))" office:value-type="float" office:value="3252" calcext:value-type="float">
            <text:p>325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52" calcext:value-type="float">
            <text:p>109452</text:p>
          </table:table-cell>
          <table:table-cell office:value-type="string" calcext:value-type="string">
            <text:p><text:s/>3187 rpm </text:p>
          </table:table-cell>
          <table:table-cell table:formula="of:=INT(MID([.B607];1;LEN([.B607])-4))" office:value-type="float" office:value="3187" calcext:value-type="float">
            <text:p>318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53" calcext:value-type="float">
            <text:p>109553</text:p>
          </table:table-cell>
          <table:table-cell office:value-type="string" calcext:value-type="string">
            <text:p><text:s/>3143 rpm </text:p>
          </table:table-cell>
          <table:table-cell table:formula="of:=INT(MID([.B608];1;LEN([.B608])-4))" office:value-type="float" office:value="3143" calcext:value-type="float">
            <text:p>314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52" calcext:value-type="float">
            <text:p>109652</text:p>
          </table:table-cell>
          <table:table-cell office:value-type="string" calcext:value-type="string">
            <text:p><text:s/>3101 rpm </text:p>
          </table:table-cell>
          <table:table-cell table:formula="of:=INT(MID([.B609];1;LEN([.B609])-4))" office:value-type="float" office:value="3101" calcext:value-type="float">
            <text:p>310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35" calcext:value-type="float">
            <text:p>109735</text:p>
          </table:table-cell>
          <table:table-cell office:value-type="string" calcext:value-type="string">
            <text:p><text:s/>3056 rpm </text:p>
          </table:table-cell>
          <table:table-cell table:formula="of:=INT(MID([.B610];1;LEN([.B610])-4))" office:value-type="float" office:value="3056" calcext:value-type="float">
            <text:p>3056</text:p>
          </table:table-cell>
          <table:table-cell office:value-type="float" office:value="430" calcext:value-type="float">
            <text:p>430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01" calcext:value-type="float">
            <text:p>109801</text:p>
          </table:table-cell>
          <table:table-cell office:value-type="string" calcext:value-type="string">
            <text:p><text:s/>3033 rpm </text:p>
          </table:table-cell>
          <table:table-cell table:formula="of:=INT(MID([.B611];1;LEN([.B611])-4))" office:value-type="float" office:value="3033" calcext:value-type="float">
            <text:p>303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31" calcext:value-type="float">
            <text:p>109931</text:p>
          </table:table-cell>
          <table:table-cell office:value-type="string" calcext:value-type="string">
            <text:p><text:s/>2992 rpm </text:p>
          </table:table-cell>
          <table:table-cell table:formula="of:=INT(MID([.B612];1;LEN([.B612])-4))" office:value-type="float" office:value="2992" calcext:value-type="float">
            <text:p>299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53" calcext:value-type="float">
            <text:p>110053</text:p>
          </table:table-cell>
          <table:table-cell office:value-type="string" calcext:value-type="string">
            <text:p><text:s/>2943 rpm </text:p>
          </table:table-cell>
          <table:table-cell table:formula="of:=INT(MID([.B613];1;LEN([.B613])-4))" office:value-type="float" office:value="2943" calcext:value-type="float">
            <text:p>294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31" calcext:value-type="float">
            <text:p>110131</text:p>
          </table:table-cell>
          <table:table-cell office:value-type="string" calcext:value-type="string">
            <text:p><text:s/>2907 rpm </text:p>
          </table:table-cell>
          <table:table-cell table:formula="of:=INT(MID([.B614];1;LEN([.B614])-4))" office:value-type="float" office:value="2907" calcext:value-type="float">
            <text:p>2907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53" calcext:value-type="float">
            <text:p>110253</text:p>
          </table:table-cell>
          <table:table-cell office:value-type="string" calcext:value-type="string">
            <text:p><text:s/>2874 rpm </text:p>
          </table:table-cell>
          <table:table-cell table:formula="of:=INT(MID([.B615];1;LEN([.B615])-4))" office:value-type="float" office:value="2874" calcext:value-type="float">
            <text:p>287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53" calcext:value-type="float">
            <text:p>110353</text:p>
          </table:table-cell>
          <table:table-cell office:value-type="string" calcext:value-type="string">
            <text:p><text:s/>2846 rpm </text:p>
          </table:table-cell>
          <table:table-cell table:formula="of:=INT(MID([.B616];1;LEN([.B616])-4))" office:value-type="float" office:value="2846" calcext:value-type="float">
            <text:p>2846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31" calcext:value-type="float">
            <text:p>110431</text:p>
          </table:table-cell>
          <table:table-cell office:value-type="string" calcext:value-type="string">
            <text:p><text:s/>2818 rpm </text:p>
          </table:table-cell>
          <table:table-cell table:formula="of:=INT(MID([.B617];1;LEN([.B617])-4))" office:value-type="float" office:value="2818" calcext:value-type="float">
            <text:p>281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53" calcext:value-type="float">
            <text:p>110553</text:p>
          </table:table-cell>
          <table:table-cell office:value-type="string" calcext:value-type="string">
            <text:p><text:s/>2793 rpm </text:p>
          </table:table-cell>
          <table:table-cell table:formula="of:=INT(MID([.B618];1;LEN([.B618])-4))" office:value-type="float" office:value="2793" calcext:value-type="float">
            <text:p>2793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91" calcext:value-type="float">
            <text:p>110691</text:p>
          </table:table-cell>
          <table:table-cell office:value-type="string" calcext:value-type="string">
            <text:p><text:s/>2772 rpm </text:p>
          </table:table-cell>
          <table:table-cell table:formula="of:=INT(MID([.B619];1;LEN([.B619])-4))" office:value-type="float" office:value="2772" calcext:value-type="float">
            <text:p>277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21" calcext:value-type="float">
            <text:p>110821</text:p>
          </table:table-cell>
          <table:table-cell office:value-type="string" calcext:value-type="string">
            <text:p><text:s/>2754 rpm </text:p>
          </table:table-cell>
          <table:table-cell table:formula="of:=INT(MID([.B620];1;LEN([.B620])-4))" office:value-type="float" office:value="2754" calcext:value-type="float">
            <text:p>275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91" calcext:value-type="float">
            <text:p>110891</text:p>
          </table:table-cell>
          <table:table-cell office:value-type="string" calcext:value-type="string">
            <text:p><text:s/>2735 rpm </text:p>
          </table:table-cell>
          <table:table-cell table:formula="of:=INT(MID([.B621];1;LEN([.B621])-4))" office:value-type="float" office:value="2735" calcext:value-type="float">
            <text:p>273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65" calcext:value-type="float">
            <text:p>110965</text:p>
          </table:table-cell>
          <table:table-cell office:value-type="string" calcext:value-type="string">
            <text:p><text:s/>2730 rpm </text:p>
          </table:table-cell>
          <table:table-cell table:formula="of:=INT(MID([.B622];1;LEN([.B622])-4))" office:value-type="float" office:value="2730" calcext:value-type="float">
            <text:p>273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91" calcext:value-type="float">
            <text:p>111291</text:p>
          </table:table-cell>
          <table:table-cell office:value-type="string" calcext:value-type="string">
            <text:p><text:s/>2675 rpm </text:p>
          </table:table-cell>
          <table:table-cell table:formula="of:=INT(MID([.B623];1;LEN([.B623])-4))" office:value-type="float" office:value="2675" calcext:value-type="float">
            <text:p>267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90" calcext:value-type="float">
            <text:p>111390</text:p>
          </table:table-cell>
          <table:table-cell office:value-type="string" calcext:value-type="string">
            <text:p><text:s/>2660 rpm </text:p>
          </table:table-cell>
          <table:table-cell table:formula="of:=INT(MID([.B624];1;LEN([.B624])-4))" office:value-type="float" office:value="2660" calcext:value-type="float">
            <text:p>266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00" calcext:value-type="float">
            <text:p>111700</text:p>
          </table:table-cell>
          <table:table-cell office:value-type="string" calcext:value-type="string">
            <text:p><text:s/>2600 rpm </text:p>
          </table:table-cell>
          <table:table-cell table:formula="of:=INT(MID([.B625];1;LEN([.B625])-4))" office:value-type="float" office:value="2600" calcext:value-type="float">
            <text:p>260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0" calcext:value-type="float">
            <text:p>112010</text:p>
          </table:table-cell>
          <table:table-cell office:value-type="string" calcext:value-type="string">
            <text:p><text:s/>2633 rpm </text:p>
          </table:table-cell>
          <table:table-cell table:formula="of:=INT(MID([.B626];1;LEN([.B626])-4))" office:value-type="float" office:value="2633" calcext:value-type="float">
            <text:p>263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<text:s/>2658 rpm </text:p>
          </table:table-cell>
          <table:table-cell table:formula="of:=INT(MID([.B627];1;LEN([.B627])-4))" office:value-type="float" office:value="2658" calcext:value-type="float">
            <text:p>265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20" calcext:value-type="float">
            <text:p>112220</text:p>
          </table:table-cell>
          <table:table-cell office:value-type="string" calcext:value-type="string">
            <text:p><text:s/>2701 rpm </text:p>
          </table:table-cell>
          <table:table-cell table:formula="of:=INT(MID([.B628];1;LEN([.B628])-4))" office:value-type="float" office:value="2701" calcext:value-type="float">
            <text:p>2701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09" calcext:value-type="float">
            <text:p>112509</text:p>
          </table:table-cell>
          <table:table-cell office:value-type="string" calcext:value-type="string">
            <text:p><text:s/>2779 rpm </text:p>
          </table:table-cell>
          <table:table-cell table:formula="of:=INT(MID([.B629];1;LEN([.B629])-4))" office:value-type="float" office:value="2779" calcext:value-type="float">
            <text:p>277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89" calcext:value-type="float">
            <text:p>112589</text:p>
          </table:table-cell>
          <table:table-cell office:value-type="string" calcext:value-type="string">
            <text:p><text:s/>2806 rpm </text:p>
          </table:table-cell>
          <table:table-cell table:formula="of:=INT(MID([.B630];1;LEN([.B630])-4))" office:value-type="float" office:value="2806" calcext:value-type="float">
            <text:p>280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40" calcext:value-type="float">
            <text:p>112740</text:p>
          </table:table-cell>
          <table:table-cell office:value-type="string" calcext:value-type="string">
            <text:p><text:s/>2846 rpm </text:p>
          </table:table-cell>
          <table:table-cell table:formula="of:=INT(MID([.B631];1;LEN([.B631])-4))" office:value-type="float" office:value="2846" calcext:value-type="float">
            <text:p>284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89" calcext:value-type="float">
            <text:p>112889</text:p>
          </table:table-cell>
          <table:table-cell office:value-type="string" calcext:value-type="string">
            <text:p><text:s/>2880 rpm </text:p>
          </table:table-cell>
          <table:table-cell table:formula="of:=INT(MID([.B632];1;LEN([.B632])-4))" office:value-type="float" office:value="2880" calcext:value-type="float">
            <text:p>2880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99" calcext:value-type="float">
            <text:p>112999</text:p>
          </table:table-cell>
          <table:table-cell office:value-type="string" calcext:value-type="string">
            <text:p><text:s/>2893 rpm </text:p>
          </table:table-cell>
          <table:table-cell table:formula="of:=INT(MID([.B633];1;LEN([.B633])-4))" office:value-type="float" office:value="2893" calcext:value-type="float">
            <text:p>289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68" calcext:value-type="float">
            <text:p>113468</text:p>
          </table:table-cell>
          <table:table-cell office:value-type="string" calcext:value-type="string">
            <text:p><text:s/>2896 rpm </text:p>
          </table:table-cell>
          <table:table-cell table:formula="of:=INT(MID([.B634];1;LEN([.B634])-4))" office:value-type="float" office:value="2896" calcext:value-type="float">
            <text:p>289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73" calcext:value-type="float">
            <text:p>113873</text:p>
          </table:table-cell>
          <table:table-cell office:value-type="string" calcext:value-type="string">
            <text:p><text:s/>2912 rpm </text:p>
          </table:table-cell>
          <table:table-cell table:formula="of:=INT(MID([.B635];1;LEN([.B635])-4))" office:value-type="float" office:value="2912" calcext:value-type="float">
            <text:p>291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59" calcext:value-type="float">
            <text:p>114059</text:p>
          </table:table-cell>
          <table:table-cell office:value-type="string" calcext:value-type="string">
            <text:p><text:s/>2934 rpm </text:p>
          </table:table-cell>
          <table:table-cell table:formula="of:=INT(MID([.B636];1;LEN([.B636])-4))" office:value-type="float" office:value="2934" calcext:value-type="float">
            <text:p>293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99" calcext:value-type="float">
            <text:p>114199</text:p>
          </table:table-cell>
          <table:table-cell office:value-type="string" calcext:value-type="string">
            <text:p><text:s/>2949 rpm </text:p>
          </table:table-cell>
          <table:table-cell table:formula="of:=INT(MID([.B637];1;LEN([.B637])-4))" office:value-type="float" office:value="2949" calcext:value-type="float">
            <text:p>294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88" calcext:value-type="float">
            <text:p>114288</text:p>
          </table:table-cell>
          <table:table-cell office:value-type="string" calcext:value-type="string">
            <text:p><text:s/>2955 rpm </text:p>
          </table:table-cell>
          <table:table-cell table:formula="of:=INT(MID([.B638];1;LEN([.B638])-4))" office:value-type="float" office:value="2955" calcext:value-type="float">
            <text:p>295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78" calcext:value-type="float">
            <text:p>114378</text:p>
          </table:table-cell>
          <table:table-cell office:value-type="string" calcext:value-type="string">
            <text:p><text:s/>2964 rpm </text:p>
          </table:table-cell>
          <table:table-cell table:formula="of:=INT(MID([.B639];1;LEN([.B639])-4))" office:value-type="float" office:value="2964" calcext:value-type="float">
            <text:p>296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28" calcext:value-type="float">
            <text:p>114628</text:p>
          </table:table-cell>
          <table:table-cell office:value-type="string" calcext:value-type="string">
            <text:p><text:s/>2979 rpm </text:p>
          </table:table-cell>
          <table:table-cell table:formula="of:=INT(MID([.B640];1;LEN([.B640])-4))" office:value-type="float" office:value="2979" calcext:value-type="float">
            <text:p>297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28" calcext:value-type="float">
            <text:p>114828</text:p>
          </table:table-cell>
          <table:table-cell office:value-type="string" calcext:value-type="string">
            <text:p><text:s/>2984 rpm </text:p>
          </table:table-cell>
          <table:table-cell table:formula="of:=INT(MID([.B641];1;LEN([.B641])-4))" office:value-type="float" office:value="2984" calcext:value-type="float">
            <text:p>298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45" calcext:value-type="float">
            <text:p>115145</text:p>
          </table:table-cell>
          <table:table-cell office:value-type="string" calcext:value-type="string">
            <text:p><text:s/>3001 rpm </text:p>
          </table:table-cell>
          <table:table-cell table:formula="of:=INT(MID([.B642];1;LEN([.B642])-4))" office:value-type="float" office:value="3001" calcext:value-type="float">
            <text:p>300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07" calcext:value-type="float">
            <text:p>115307</text:p>
          </table:table-cell>
          <table:table-cell office:value-type="string" calcext:value-type="string">
            <text:p><text:s/>3008 rpm </text:p>
          </table:table-cell>
          <table:table-cell table:formula="of:=INT(MID([.B643];1;LEN([.B643])-4))" office:value-type="float" office:value="3008" calcext:value-type="float">
            <text:p>3008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87" calcext:value-type="float">
            <text:p>115387</text:p>
          </table:table-cell>
          <table:table-cell office:value-type="string" calcext:value-type="string">
            <text:p><text:s/>3016 rpm </text:p>
          </table:table-cell>
          <table:table-cell table:formula="of:=INT(MID([.B644];1;LEN([.B644])-4))" office:value-type="float" office:value="3016" calcext:value-type="float">
            <text:p>301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87" calcext:value-type="float">
            <text:p>115487</text:p>
          </table:table-cell>
          <table:table-cell office:value-type="string" calcext:value-type="string">
            <text:p><text:s/>3016 rpm </text:p>
          </table:table-cell>
          <table:table-cell table:formula="of:=INT(MID([.B645];1;LEN([.B645])-4))" office:value-type="float" office:value="3016" calcext:value-type="float">
            <text:p>301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07" calcext:value-type="float">
            <text:p>115707</text:p>
          </table:table-cell>
          <table:table-cell office:value-type="string" calcext:value-type="string">
            <text:p><text:s/>3030 rpm </text:p>
          </table:table-cell>
          <table:table-cell table:formula="of:=INT(MID([.B646];1;LEN([.B646])-4))" office:value-type="float" office:value="3030" calcext:value-type="float">
            <text:p>303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36" calcext:value-type="float">
            <text:p>115836</text:p>
          </table:table-cell>
          <table:table-cell office:value-type="string" calcext:value-type="string">
            <text:p><text:s/>3037 rpm </text:p>
          </table:table-cell>
          <table:table-cell table:formula="of:=INT(MID([.B647];1;LEN([.B647])-4))" office:value-type="float" office:value="3037" calcext:value-type="float">
            <text:p>303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87" calcext:value-type="float">
            <text:p>116587</text:p>
          </table:table-cell>
          <table:table-cell office:value-type="string" calcext:value-type="string">
            <text:p><text:s/>3058 rpm </text:p>
          </table:table-cell>
          <table:table-cell table:formula="of:=INT(MID([.B648];1;LEN([.B648])-4))" office:value-type="float" office:value="3058" calcext:value-type="float">
            <text:p>305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86" calcext:value-type="float">
            <text:p>116786</text:p>
          </table:table-cell>
          <table:table-cell office:value-type="string" calcext:value-type="string">
            <text:p><text:s/>3058 rpm </text:p>
          </table:table-cell>
          <table:table-cell table:formula="of:=INT(MID([.B649];1;LEN([.B649])-4))" office:value-type="float" office:value="3058" calcext:value-type="float">
            <text:p>305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46" calcext:value-type="float">
            <text:p>116946</text:p>
          </table:table-cell>
          <table:table-cell office:value-type="string" calcext:value-type="string">
            <text:p><text:s/>3059 rpm </text:p>
          </table:table-cell>
          <table:table-cell table:formula="of:=INT(MID([.B650];1;LEN([.B650])-4))" office:value-type="float" office:value="3059" calcext:value-type="float">
            <text:p>305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06" calcext:value-type="float">
            <text:p>117106</text:p>
          </table:table-cell>
          <table:table-cell office:value-type="string" calcext:value-type="string">
            <text:p><text:s/>3054 rpm </text:p>
          </table:table-cell>
          <table:table-cell table:formula="of:=INT(MID([.B651];1;LEN([.B651])-4))" office:value-type="float" office:value="3054" calcext:value-type="float">
            <text:p>305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35" calcext:value-type="float">
            <text:p>117235</text:p>
          </table:table-cell>
          <table:table-cell office:value-type="string" calcext:value-type="string">
            <text:p><text:s/>3048 rpm </text:p>
          </table:table-cell>
          <table:table-cell table:formula="of:=INT(MID([.B652];1;LEN([.B652])-4))" office:value-type="float" office:value="3048" calcext:value-type="float">
            <text:p>304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45" calcext:value-type="float">
            <text:p>117345</text:p>
          </table:table-cell>
          <table:table-cell office:value-type="string" calcext:value-type="string">
            <text:p><text:s/>3053 rpm </text:p>
          </table:table-cell>
          <table:table-cell table:formula="of:=INT(MID([.B653];1;LEN([.B653])-4))" office:value-type="float" office:value="3053" calcext:value-type="float">
            <text:p>3053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37" calcext:value-type="float">
            <text:p>117637</text:p>
          </table:table-cell>
          <table:table-cell office:value-type="string" calcext:value-type="string">
            <text:p><text:s/>3059 rpm </text:p>
          </table:table-cell>
          <table:table-cell table:formula="of:=INT(MID([.B654];1;LEN([.B654])-4))" office:value-type="float" office:value="3059" calcext:value-type="float">
            <text:p>305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05" calcext:value-type="float">
            <text:p>117705</text:p>
          </table:table-cell>
          <table:table-cell office:value-type="string" calcext:value-type="string">
            <text:p><text:s/>3056 rpm </text:p>
          </table:table-cell>
          <table:table-cell table:formula="of:=INT(MID([.B655];1;LEN([.B655])-4))" office:value-type="float" office:value="3056" calcext:value-type="float">
            <text:p>3056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85" calcext:value-type="float">
            <text:p>117785</text:p>
          </table:table-cell>
          <table:table-cell office:value-type="string" calcext:value-type="string">
            <text:p><text:s/>3058 rpm </text:p>
          </table:table-cell>
          <table:table-cell table:formula="of:=INT(MID([.B656];1;LEN([.B656])-4))" office:value-type="float" office:value="3058" calcext:value-type="float">
            <text:p>305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64" calcext:value-type="float">
            <text:p>118264</text:p>
          </table:table-cell>
          <table:table-cell office:value-type="string" calcext:value-type="string">
            <text:p><text:s/>3054 rpm </text:p>
          </table:table-cell>
          <table:table-cell table:formula="of:=INT(MID([.B657];1;LEN([.B657])-4))" office:value-type="float" office:value="3054" calcext:value-type="float">
            <text:p>305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59" calcext:value-type="float">
            <text:p>118459</text:p>
          </table:table-cell>
          <table:table-cell office:value-type="string" calcext:value-type="string">
            <text:p><text:s/>3058 rpm </text:p>
          </table:table-cell>
          <table:table-cell table:formula="of:=INT(MID([.B658];1;LEN([.B658])-4))" office:value-type="float" office:value="3058" calcext:value-type="float">
            <text:p>305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25" calcext:value-type="float">
            <text:p>118525</text:p>
          </table:table-cell>
          <table:table-cell office:value-type="string" calcext:value-type="string">
            <text:p><text:s/>3054 rpm </text:p>
          </table:table-cell>
          <table:table-cell table:formula="of:=INT(MID([.B659];1;LEN([.B659])-4))" office:value-type="float" office:value="3054" calcext:value-type="float">
            <text:p>3054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14" calcext:value-type="float">
            <text:p>118814</text:p>
          </table:table-cell>
          <table:table-cell office:value-type="string" calcext:value-type="string">
            <text:p><text:s/>3052 rpm </text:p>
          </table:table-cell>
          <table:table-cell table:formula="of:=INT(MID([.B660];1;LEN([.B660])-4))" office:value-type="float" office:value="3052" calcext:value-type="float">
            <text:p>305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65" calcext:value-type="float">
            <text:p>118965</text:p>
          </table:table-cell>
          <table:table-cell office:value-type="string" calcext:value-type="string">
            <text:p><text:s/>3052 rpm </text:p>
          </table:table-cell>
          <table:table-cell table:formula="of:=INT(MID([.B661];1;LEN([.B661])-4))" office:value-type="float" office:value="3052" calcext:value-type="float">
            <text:p>305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34" calcext:value-type="float">
            <text:p>119034</text:p>
          </table:table-cell>
          <table:table-cell office:value-type="string" calcext:value-type="string">
            <text:p><text:s/>3052 rpm </text:p>
          </table:table-cell>
          <table:table-cell table:formula="of:=INT(MID([.B662];1;LEN([.B662])-4))" office:value-type="float" office:value="3052" calcext:value-type="float">
            <text:p>3052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14" calcext:value-type="float">
            <text:p>119114</text:p>
          </table:table-cell>
          <table:table-cell office:value-type="string" calcext:value-type="string">
            <text:p><text:s/>3049 rpm </text:p>
          </table:table-cell>
          <table:table-cell table:formula="of:=INT(MID([.B663];1;LEN([.B663])-4))" office:value-type="float" office:value="3049" calcext:value-type="float">
            <text:p>3049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string" calcext:value-type="string">
            <text:p><text:s/>3053 rpm </text:p>
          </table:table-cell>
          <table:table-cell table:formula="of:=INT(MID([.B664];1;LEN([.B664])-4))" office:value-type="float" office:value="3053" calcext:value-type="float">
            <text:p>305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54" calcext:value-type="float">
            <text:p>119254</text:p>
          </table:table-cell>
          <table:table-cell office:value-type="string" calcext:value-type="string">
            <text:p><text:s/>3055 rpm </text:p>
          </table:table-cell>
          <table:table-cell table:formula="of:=INT(MID([.B665];1;LEN([.B665])-4))" office:value-type="float" office:value="3055" calcext:value-type="float">
            <text:p>305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84" calcext:value-type="float">
            <text:p>119584</text:p>
          </table:table-cell>
          <table:table-cell office:value-type="string" calcext:value-type="string">
            <text:p><text:s/>3055 rpm </text:p>
          </table:table-cell>
          <table:table-cell table:formula="of:=INT(MID([.B666];1;LEN([.B666])-4))" office:value-type="float" office:value="3055" calcext:value-type="float">
            <text:p>305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54" calcext:value-type="float">
            <text:p>119654</text:p>
          </table:table-cell>
          <table:table-cell office:value-type="string" calcext:value-type="string">
            <text:p><text:s/>3054 rpm </text:p>
          </table:table-cell>
          <table:table-cell table:formula="of:=INT(MID([.B667];1;LEN([.B667])-4))" office:value-type="float" office:value="3054" calcext:value-type="float">
            <text:p>305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95" calcext:value-type="float">
            <text:p>119995</text:p>
          </table:table-cell>
          <table:table-cell office:value-type="string" calcext:value-type="string">
            <text:p><text:s/>3054 rpm </text:p>
          </table:table-cell>
          <table:table-cell table:formula="of:=INT(MID([.B668];1;LEN([.B668])-4))" office:value-type="float" office:value="3054" calcext:value-type="float">
            <text:p>305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73" calcext:value-type="float">
            <text:p>120073</text:p>
          </table:table-cell>
          <table:table-cell office:value-type="string" calcext:value-type="string">
            <text:p><text:s/>3055 rpm </text:p>
          </table:table-cell>
          <table:table-cell table:formula="of:=INT(MID([.B669];1;LEN([.B669])-4))" office:value-type="float" office:value="3055" calcext:value-type="float">
            <text:p>305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34" calcext:value-type="float">
            <text:p>120434</text:p>
          </table:table-cell>
          <table:table-cell office:value-type="string" calcext:value-type="string">
            <text:p><text:s/>3050 rpm </text:p>
          </table:table-cell>
          <table:table-cell table:formula="of:=INT(MID([.B670];1;LEN([.B670])-4))" office:value-type="float" office:value="3050" calcext:value-type="float">
            <text:p>3050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44" calcext:value-type="float">
            <text:p>120744</text:p>
          </table:table-cell>
          <table:table-cell office:value-type="string" calcext:value-type="string">
            <text:p><text:s/>3046 rpm </text:p>
          </table:table-cell>
          <table:table-cell table:formula="of:=INT(MID([.B671];1;LEN([.B671])-4))" office:value-type="float" office:value="3046" calcext:value-type="float">
            <text:p>3046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23" calcext:value-type="float">
            <text:p>120923</text:p>
          </table:table-cell>
          <table:table-cell office:value-type="string" calcext:value-type="string">
            <text:p><text:s/>3048 rpm </text:p>
          </table:table-cell>
          <table:table-cell table:formula="of:=INT(MID([.B672];1;LEN([.B672])-4))" office:value-type="float" office:value="3048" calcext:value-type="float">
            <text:p>304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33" calcext:value-type="float">
            <text:p>121233</text:p>
          </table:table-cell>
          <table:table-cell office:value-type="string" calcext:value-type="string">
            <text:p><text:s/>3047 rpm </text:p>
          </table:table-cell>
          <table:table-cell table:formula="of:=INT(MID([.B673];1;LEN([.B673])-4))" office:value-type="float" office:value="3047" calcext:value-type="float">
            <text:p>304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43" calcext:value-type="float">
            <text:p>121543</text:p>
          </table:table-cell>
          <table:table-cell office:value-type="string" calcext:value-type="string">
            <text:p><text:s/>3044 rpm </text:p>
          </table:table-cell>
          <table:table-cell table:formula="of:=INT(MID([.B674];1;LEN([.B674])-4))" office:value-type="float" office:value="3044" calcext:value-type="float">
            <text:p>304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45" calcext:value-type="float">
            <text:p>121645</text:p>
          </table:table-cell>
          <table:table-cell office:value-type="string" calcext:value-type="string">
            <text:p><text:s/>3041 rpm </text:p>
          </table:table-cell>
          <table:table-cell table:formula="of:=INT(MID([.B675];1;LEN([.B675])-4))" office:value-type="float" office:value="3041" calcext:value-type="float">
            <text:p>304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06" calcext:value-type="float">
            <text:p>121706</text:p>
          </table:table-cell>
          <table:table-cell office:value-type="string" calcext:value-type="string">
            <text:p><text:s/>3033 rpm </text:p>
          </table:table-cell>
          <table:table-cell table:formula="of:=INT(MID([.B676];1;LEN([.B676])-4))" office:value-type="float" office:value="3033" calcext:value-type="float">
            <text:p>303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82" calcext:value-type="float">
            <text:p>121782</text:p>
          </table:table-cell>
          <table:table-cell office:value-type="string" calcext:value-type="string">
            <text:p><text:s/>3013 rpm </text:p>
          </table:table-cell>
          <table:table-cell table:formula="of:=INT(MID([.B677];1;LEN([.B677])-4))" office:value-type="float" office:value="3013" calcext:value-type="float">
            <text:p>301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53" calcext:value-type="float">
            <text:p>122253</text:p>
          </table:table-cell>
          <table:table-cell office:value-type="string" calcext:value-type="string">
            <text:p><text:s/>2727 rpm </text:p>
          </table:table-cell>
          <table:table-cell table:formula="of:=INT(MID([.B678];1;LEN([.B678])-4))" office:value-type="float" office:value="2727" calcext:value-type="float">
            <text:p>272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21" calcext:value-type="float">
            <text:p>122321</text:p>
          </table:table-cell>
          <table:table-cell office:value-type="string" calcext:value-type="string">
            <text:p><text:s/>2678 rpm </text:p>
          </table:table-cell>
          <table:table-cell table:formula="of:=INT(MID([.B679];1;LEN([.B679])-4))" office:value-type="float" office:value="2678" calcext:value-type="float">
            <text:p>267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91" calcext:value-type="float">
            <text:p>122391</text:p>
          </table:table-cell>
          <table:table-cell office:value-type="string" calcext:value-type="string">
            <text:p><text:s/>2635 rpm </text:p>
          </table:table-cell>
          <table:table-cell table:formula="of:=INT(MID([.B680];1;LEN([.B680])-4))" office:value-type="float" office:value="2635" calcext:value-type="float">
            <text:p>263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71" calcext:value-type="float">
            <text:p>122471</text:p>
          </table:table-cell>
          <table:table-cell office:value-type="string" calcext:value-type="string">
            <text:p><text:s/>2587 rpm </text:p>
          </table:table-cell>
          <table:table-cell table:formula="of:=INT(MID([.B681];1;LEN([.B681])-4))" office:value-type="float" office:value="2587" calcext:value-type="float">
            <text:p>258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41" calcext:value-type="float">
            <text:p>122541</text:p>
          </table:table-cell>
          <table:table-cell office:value-type="string" calcext:value-type="string">
            <text:p><text:s/>2547 rpm </text:p>
          </table:table-cell>
          <table:table-cell table:formula="of:=INT(MID([.B682];1;LEN([.B682])-4))" office:value-type="float" office:value="2547" calcext:value-type="float">
            <text:p>2547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67" calcext:value-type="float">
            <text:p>122667</text:p>
          </table:table-cell>
          <table:table-cell office:value-type="string" calcext:value-type="string">
            <text:p><text:s/>2488 rpm </text:p>
          </table:table-cell>
          <table:table-cell table:formula="of:=INT(MID([.B683];1;LEN([.B683])-4))" office:value-type="float" office:value="2488" calcext:value-type="float">
            <text:p>248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91" calcext:value-type="float">
            <text:p>123091</text:p>
          </table:table-cell>
          <table:table-cell office:value-type="string" calcext:value-type="string">
            <text:p><text:s/>2211 rpm </text:p>
          </table:table-cell>
          <table:table-cell table:formula="of:=INT(MID([.B684];1;LEN([.B684])-4))" office:value-type="float" office:value="2211" calcext:value-type="float">
            <text:p>221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55" calcext:value-type="float">
            <text:p>123155</text:p>
          </table:table-cell>
          <table:table-cell office:value-type="string" calcext:value-type="string">
            <text:p><text:s/>2158 rpm </text:p>
          </table:table-cell>
          <table:table-cell table:formula="of:=INT(MID([.B685];1;LEN([.B685])-4))" office:value-type="float" office:value="2158" calcext:value-type="float">
            <text:p>215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32" calcext:value-type="float">
            <text:p>123232</text:p>
          </table:table-cell>
          <table:table-cell office:value-type="string" calcext:value-type="string">
            <text:p><text:s/>2103 rpm </text:p>
          </table:table-cell>
          <table:table-cell table:formula="of:=INT(MID([.B686];1;LEN([.B686])-4))" office:value-type="float" office:value="2103" calcext:value-type="float">
            <text:p>210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string" calcext:value-type="string">
            <text:p><text:s/>2053 rpm </text:p>
          </table:table-cell>
          <table:table-cell table:formula="of:=INT(MID([.B687];1;LEN([.B687])-4))" office:value-type="float" office:value="2053" calcext:value-type="float">
            <text:p>2053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65" calcext:value-type="float">
            <text:p>123465</text:p>
          </table:table-cell>
          <table:table-cell office:value-type="string" calcext:value-type="string">
            <text:p><text:s/>1939 rpm </text:p>
          </table:table-cell>
          <table:table-cell table:formula="of:=INT(MID([.B688];1;LEN([.B688])-4))" office:value-type="float" office:value="1939" calcext:value-type="float">
            <text:p>193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30" calcext:value-type="float">
            <text:p>123530</text:p>
          </table:table-cell>
          <table:table-cell office:value-type="string" calcext:value-type="string">
            <text:p><text:s/>1877 rpm </text:p>
          </table:table-cell>
          <table:table-cell table:formula="of:=INT(MID([.B689];1;LEN([.B689])-4))" office:value-type="float" office:value="1877" calcext:value-type="float">
            <text:p>187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20" calcext:value-type="float">
            <text:p>123620</text:p>
          </table:table-cell>
          <table:table-cell office:value-type="string" calcext:value-type="string">
            <text:p><text:s/>1823 rpm </text:p>
          </table:table-cell>
          <table:table-cell table:formula="of:=INT(MID([.B690];1;LEN([.B690])-4))" office:value-type="float" office:value="1823" calcext:value-type="float">
            <text:p>182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01" calcext:value-type="float">
            <text:p>123701</text:p>
          </table:table-cell>
          <table:table-cell office:value-type="string" calcext:value-type="string">
            <text:p><text:s/>1776 rpm </text:p>
          </table:table-cell>
          <table:table-cell table:formula="of:=INT(MID([.B691];1;LEN([.B691])-4))" office:value-type="float" office:value="1776" calcext:value-type="float">
            <text:p>177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69" calcext:value-type="float">
            <text:p>123769</text:p>
          </table:table-cell>
          <table:table-cell office:value-type="string" calcext:value-type="string">
            <text:p><text:s/>1734 rpm </text:p>
          </table:table-cell>
          <table:table-cell table:formula="of:=INT(MID([.B692];1;LEN([.B692])-4))" office:value-type="float" office:value="1734" calcext:value-type="float">
            <text:p>1734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40" calcext:value-type="float">
            <text:p>123840</text:p>
          </table:table-cell>
          <table:table-cell office:value-type="string" calcext:value-type="string">
            <text:p><text:s/>1703 rpm </text:p>
          </table:table-cell>
          <table:table-cell table:formula="of:=INT(MID([.B693];1;LEN([.B693])-4))" office:value-type="float" office:value="1703" calcext:value-type="float">
            <text:p>170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30" calcext:value-type="float">
            <text:p>123930</text:p>
          </table:table-cell>
          <table:table-cell office:value-type="string" calcext:value-type="string">
            <text:p><text:s/>1668 rpm </text:p>
          </table:table-cell>
          <table:table-cell table:formula="of:=INT(MID([.B694];1;LEN([.B694])-4))" office:value-type="float" office:value="1668" calcext:value-type="float">
            <text:p>1668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string" calcext:value-type="string">
            <text:p><text:s/>1636 rpm </text:p>
          </table:table-cell>
          <table:table-cell table:formula="of:=INT(MID([.B695];1;LEN([.B695])-4))" office:value-type="float" office:value="1636" calcext:value-type="float">
            <text:p>163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90" calcext:value-type="float">
            <text:p>124090</text:p>
          </table:table-cell>
          <table:table-cell office:value-type="string" calcext:value-type="string">
            <text:p><text:s/>1607 rpm </text:p>
          </table:table-cell>
          <table:table-cell table:formula="of:=INT(MID([.B696];1;LEN([.B696])-4))" office:value-type="float" office:value="1607" calcext:value-type="float">
            <text:p>1607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60" calcext:value-type="float">
            <text:p>124160</text:p>
          </table:table-cell>
          <table:table-cell office:value-type="string" calcext:value-type="string">
            <text:p><text:s/>1566 rpm </text:p>
          </table:table-cell>
          <table:table-cell table:formula="of:=INT(MID([.B697];1;LEN([.B697])-4))" office:value-type="float" office:value="1566" calcext:value-type="float">
            <text:p>156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30" calcext:value-type="float">
            <text:p>124230</text:p>
          </table:table-cell>
          <table:table-cell office:value-type="string" calcext:value-type="string">
            <text:p><text:s/>1551 rpm </text:p>
          </table:table-cell>
          <table:table-cell table:formula="of:=INT(MID([.B698];1;LEN([.B698])-4))" office:value-type="float" office:value="1551" calcext:value-type="float">
            <text:p>1551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00" calcext:value-type="float">
            <text:p>124300</text:p>
          </table:table-cell>
          <table:table-cell office:value-type="string" calcext:value-type="string">
            <text:p><text:s/>1533 rpm </text:p>
          </table:table-cell>
          <table:table-cell table:formula="of:=INT(MID([.B699];1;LEN([.B699])-4))" office:value-type="float" office:value="1533" calcext:value-type="float">
            <text:p>1533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89" calcext:value-type="float">
            <text:p>124389</text:p>
          </table:table-cell>
          <table:table-cell office:value-type="string" calcext:value-type="string">
            <text:p><text:s/>1482 rpm </text:p>
          </table:table-cell>
          <table:table-cell table:formula="of:=INT(MID([.B700];1;LEN([.B700])-4))" office:value-type="float" office:value="1482" calcext:value-type="float">
            <text:p>1482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float" office:value="226" calcext:value-type="float">
            <text:p>2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60" calcext:value-type="float">
            <text:p>124460</text:p>
          </table:table-cell>
          <table:table-cell office:value-type="string" calcext:value-type="string">
            <text:p><text:s/>1450 rpm </text:p>
          </table:table-cell>
          <table:table-cell table:formula="of:=INT(MID([.B701];1;LEN([.B701])-4))" office:value-type="float" office:value="1450" calcext:value-type="float">
            <text:p>145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30" calcext:value-type="float">
            <text:p>124530</text:p>
          </table:table-cell>
          <table:table-cell office:value-type="string" calcext:value-type="string">
            <text:p><text:s/>1410 rpm </text:p>
          </table:table-cell>
          <table:table-cell table:formula="of:=INT(MID([.B702];1;LEN([.B702])-4))" office:value-type="float" office:value="1410" calcext:value-type="float">
            <text:p>141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01" calcext:value-type="float">
            <text:p>125101</text:p>
          </table:table-cell>
          <table:table-cell office:value-type="string" calcext:value-type="string">
            <text:p><text:s/>1025 rpm </text:p>
          </table:table-cell>
          <table:table-cell table:formula="of:=INT(MID([.B703];1;LEN([.B703])-4))" office:value-type="float" office:value="1025" calcext:value-type="float">
            <text:p>102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69" calcext:value-type="float">
            <text:p>125169</text:p>
          </table:table-cell>
          <table:table-cell office:value-type="string" calcext:value-type="string">
            <text:p><text:s/>964 rpm </text:p>
          </table:table-cell>
          <table:table-cell table:formula="of:=INT(MID([.B704];1;LEN([.B704])-4))" office:value-type="float" office:value="964" calcext:value-type="float">
            <text:p>964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88" calcext:value-type="float">
            <text:p>125288</text:p>
          </table:table-cell>
          <table:table-cell office:value-type="string" calcext:value-type="string">
            <text:p><text:s/>902 rpm </text:p>
          </table:table-cell>
          <table:table-cell table:formula="of:=INT(MID([.B705];1;LEN([.B705])-4))"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39" calcext:value-type="float">
            <text:p>125739</text:p>
          </table:table-cell>
          <table:table-cell office:value-type="string" calcext:value-type="string">
            <text:p><text:s/>714 rpm </text:p>
          </table:table-cell>
          <table:table-cell table:formula="of:=INT(MID([.B706];1;LEN([.B706])-4))" office:value-type="float" office:value="714" calcext:value-type="float">
            <text:p>71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40" calcext:value-type="float">
            <text:p>126040</text:p>
          </table:table-cell>
          <table:table-cell office:value-type="string" calcext:value-type="string">
            <text:p><text:s/>699 rpm </text:p>
          </table:table-cell>
          <table:table-cell table:formula="of:=INT(MID([.B707];1;LEN([.B707])-4))" office:value-type="float" office:value="699" calcext:value-type="float">
            <text:p>699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19" calcext:value-type="float">
            <text:p>126219</text:p>
          </table:table-cell>
          <table:table-cell office:value-type="string" calcext:value-type="string">
            <text:p><text:s/>713 rpm </text:p>
          </table:table-cell>
          <table:table-cell table:formula="of:=INT(MID([.B708];1;LEN([.B708])-4))" office:value-type="float" office:value="713" calcext:value-type="float">
            <text:p>71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98" calcext:value-type="float">
            <text:p>126698</text:p>
          </table:table-cell>
          <table:table-cell office:value-type="string" calcext:value-type="string">
            <text:p><text:s/>785 rpm </text:p>
          </table:table-cell>
          <table:table-cell table:formula="of:=INT(MID([.B709];1;LEN([.B709])-4))" office:value-type="float" office:value="785" calcext:value-type="float">
            <text:p>78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17" calcext:value-type="float">
            <text:p>127217</text:p>
          </table:table-cell>
          <table:table-cell office:value-type="string" calcext:value-type="string">
            <text:p><text:s/>736 rpm </text:p>
          </table:table-cell>
          <table:table-cell table:formula="of:=INT(MID([.B710];1;LEN([.B710])-4))" office:value-type="float" office:value="736" calcext:value-type="float">
            <text:p>73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28" calcext:value-type="float">
            <text:p>127328</text:p>
          </table:table-cell>
          <table:table-cell office:value-type="string" calcext:value-type="string">
            <text:p><text:s/>722 rpm </text:p>
          </table:table-cell>
          <table:table-cell table:formula="of:=INT(MID([.B711];1;LEN([.B711])-4))" office:value-type="float" office:value="722" calcext:value-type="float">
            <text:p>72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97" calcext:value-type="float">
            <text:p>127697</text:p>
          </table:table-cell>
          <table:table-cell office:value-type="string" calcext:value-type="string">
            <text:p><text:s/>643 rpm </text:p>
          </table:table-cell>
          <table:table-cell table:formula="of:=INT(MID([.B712];1;LEN([.B712])-4))" office:value-type="float" office:value="643" calcext:value-type="float">
            <text:p>64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61" calcext:value-type="float">
            <text:p>127861</text:p>
          </table:table-cell>
          <table:table-cell office:value-type="string" calcext:value-type="string">
            <text:p><text:s/>608 rpm </text:p>
          </table:table-cell>
          <table:table-cell table:formula="of:=INT(MID([.B713];1;LEN([.B713])-4))" office:value-type="float" office:value="608" calcext:value-type="float">
            <text:p>60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02" calcext:value-type="float">
            <text:p>128302</text:p>
          </table:table-cell>
          <table:table-cell office:value-type="string" calcext:value-type="string">
            <text:p><text:s/>618 rpm </text:p>
          </table:table-cell>
          <table:table-cell table:formula="of:=INT(MID([.B714];1;LEN([.B714])-4))" office:value-type="float" office:value="618" calcext:value-type="float">
            <text:p>61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36" calcext:value-type="float">
            <text:p>128736</text:p>
          </table:table-cell>
          <table:table-cell office:value-type="string" calcext:value-type="string">
            <text:p><text:s/>743 rpm </text:p>
          </table:table-cell>
          <table:table-cell table:formula="of:=INT(MID([.B715];1;LEN([.B715])-4))"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75" calcext:value-type="float">
            <text:p>129175</text:p>
          </table:table-cell>
          <table:table-cell office:value-type="string" calcext:value-type="string">
            <text:p><text:s/>751 rpm </text:p>
          </table:table-cell>
          <table:table-cell table:formula="of:=INT(MID([.B716];1;LEN([.B716])-4))" office:value-type="float" office:value="751" calcext:value-type="float">
            <text:p>75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26" calcext:value-type="float">
            <text:p>129626</text:p>
          </table:table-cell>
          <table:table-cell office:value-type="string" calcext:value-type="string">
            <text:p><text:s/>713 rpm </text:p>
          </table:table-cell>
          <table:table-cell table:formula="of:=INT(MID([.B717];1;LEN([.B717])-4))" office:value-type="float" office:value="713" calcext:value-type="float">
            <text:p>71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44" calcext:value-type="float">
            <text:p>129744</text:p>
          </table:table-cell>
          <table:table-cell office:value-type="string" calcext:value-type="string">
            <text:p><text:s/>699 rpm </text:p>
          </table:table-cell>
          <table:table-cell table:formula="of:=INT(MID([.B718];1;LEN([.B718])-4))"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45" calcext:value-type="float">
            <text:p>129845</text:p>
          </table:table-cell>
          <table:table-cell office:value-type="string" calcext:value-type="string">
            <text:p><text:s/>690 rpm </text:p>
          </table:table-cell>
          <table:table-cell table:formula="of:=INT(MID([.B719];1;LEN([.B719])-4))"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35" calcext:value-type="float">
            <text:p>129935</text:p>
          </table:table-cell>
          <table:table-cell office:value-type="string" calcext:value-type="string">
            <text:p><text:s/>681 rpm </text:p>
          </table:table-cell>
          <table:table-cell table:formula="of:=INT(MID([.B720];1;LEN([.B720])-4))"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44" calcext:value-type="float">
            <text:p>130044</text:p>
          </table:table-cell>
          <table:table-cell office:value-type="string" calcext:value-type="string">
            <text:p><text:s/>679 rpm </text:p>
          </table:table-cell>
          <table:table-cell table:formula="of:=INT(MID([.B721];1;LEN([.B721])-4))"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15" calcext:value-type="float">
            <text:p>130115</text:p>
          </table:table-cell>
          <table:table-cell office:value-type="string" calcext:value-type="string">
            <text:p><text:s/>679 rpm </text:p>
          </table:table-cell>
          <table:table-cell table:formula="of:=INT(MID([.B722];1;LEN([.B722])-4))"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14" calcext:value-type="float">
            <text:p>130214</text:p>
          </table:table-cell>
          <table:table-cell office:value-type="string" calcext:value-type="string">
            <text:p><text:s/>671 rpm </text:p>
          </table:table-cell>
          <table:table-cell table:formula="of:=INT(MID([.B723];1;LEN([.B723])-4))"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50" calcext:value-type="float">
            <text:p>130450</text:p>
          </table:table-cell>
          <table:table-cell office:value-type="string" calcext:value-type="string">
            <text:p><text:s/>663 rpm </text:p>
          </table:table-cell>
          <table:table-cell table:formula="of:=INT(MID([.B724];1;LEN([.B724])-4))" office:value-type="float" office:value="663" calcext:value-type="float">
            <text:p>66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44" calcext:value-type="float">
            <text:p>130544</text:p>
          </table:table-cell>
          <table:table-cell office:value-type="string" calcext:value-type="string">
            <text:p><text:s/>653 rpm </text:p>
          </table:table-cell>
          <table:table-cell table:formula="of:=INT(MID([.B725];1;LEN([.B725])-4))"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43" calcext:value-type="float">
            <text:p>130643</text:p>
          </table:table-cell>
          <table:table-cell office:value-type="string" calcext:value-type="string">
            <text:p><text:s/>648 rpm </text:p>
          </table:table-cell>
          <table:table-cell table:formula="of:=INT(MID([.B726];1;LEN([.B726])-4))"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35" calcext:value-type="float">
            <text:p>130735</text:p>
          </table:table-cell>
          <table:table-cell office:value-type="string" calcext:value-type="string">
            <text:p><text:s/>644 rpm </text:p>
          </table:table-cell>
          <table:table-cell table:formula="of:=INT(MID([.B727];1;LEN([.B727])-4))"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15" calcext:value-type="float">
            <text:p>130915</text:p>
          </table:table-cell>
          <table:table-cell office:value-type="string" calcext:value-type="string">
            <text:p><text:s/>641 rpm </text:p>
          </table:table-cell>
          <table:table-cell table:formula="of:=INT(MID([.B728];1;LEN([.B728])-4))" office:value-type="float" office:value="641" calcext:value-type="float">
            <text:p>64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84" calcext:value-type="float">
            <text:p>130984</text:p>
          </table:table-cell>
          <table:table-cell office:value-type="string" calcext:value-type="string">
            <text:p><text:s/>641 rpm </text:p>
          </table:table-cell>
          <table:table-cell table:formula="of:=INT(MID([.B729];1;LEN([.B729])-4))" office:value-type="float" office:value="641" calcext:value-type="float">
            <text:p>64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85" calcext:value-type="float">
            <text:p>131585</text:p>
          </table:table-cell>
          <table:table-cell office:value-type="string" calcext:value-type="string">
            <text:p><text:s/>694 rpm </text:p>
          </table:table-cell>
          <table:table-cell table:formula="of:=INT(MID([.B730];1;LEN([.B730])-4))" office:value-type="float" office:value="694" calcext:value-type="float">
            <text:p>694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48" calcext:value-type="float">
            <text:p>131648</text:p>
          </table:table-cell>
          <table:table-cell office:value-type="string" calcext:value-type="string">
            <text:p><text:s/>702 rpm </text:p>
          </table:table-cell>
          <table:table-cell table:formula="of:=INT(MID([.B731];1;LEN([.B731])-4))" office:value-type="float" office:value="702" calcext:value-type="float">
            <text:p>70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24" calcext:value-type="float">
            <text:p>131724</text:p>
          </table:table-cell>
          <table:table-cell office:value-type="string" calcext:value-type="string">
            <text:p><text:s/>708 rpm </text:p>
          </table:table-cell>
          <table:table-cell table:formula="of:=INT(MID([.B732];1;LEN([.B732])-4))" office:value-type="float" office:value="708" calcext:value-type="float">
            <text:p>708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23" calcext:value-type="float">
            <text:p>131823</text:p>
          </table:table-cell>
          <table:table-cell office:value-type="string" calcext:value-type="string">
            <text:p><text:s/>709 rpm </text:p>
          </table:table-cell>
          <table:table-cell table:formula="of:=INT(MID([.B733];1;LEN([.B733])-4))"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23" calcext:value-type="float">
            <text:p>131923</text:p>
          </table:table-cell>
          <table:table-cell office:value-type="string" calcext:value-type="string">
            <text:p><text:s/>704 rpm </text:p>
          </table:table-cell>
          <table:table-cell table:formula="of:=INT(MID([.B734];1;LEN([.B734])-4))"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23" calcext:value-type="float">
            <text:p>132023</text:p>
          </table:table-cell>
          <table:table-cell office:value-type="string" calcext:value-type="string">
            <text:p><text:s/>709 rpm </text:p>
          </table:table-cell>
          <table:table-cell table:formula="of:=INT(MID([.B735];1;LEN([.B735])-4))"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93" calcext:value-type="float">
            <text:p>132093</text:p>
          </table:table-cell>
          <table:table-cell office:value-type="string" calcext:value-type="string">
            <text:p><text:s/>704 rpm </text:p>
          </table:table-cell>
          <table:table-cell table:formula="of:=INT(MID([.B736];1;LEN([.B736])-4))"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93" calcext:value-type="float">
            <text:p>132193</text:p>
          </table:table-cell>
          <table:table-cell office:value-type="string" calcext:value-type="string">
            <text:p><text:s/>701 rpm </text:p>
          </table:table-cell>
          <table:table-cell table:formula="of:=INT(MID([.B737];1;LEN([.B737])-4))"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92" calcext:value-type="float">
            <text:p>132392</text:p>
          </table:table-cell>
          <table:table-cell office:value-type="string" calcext:value-type="string">
            <text:p><text:s/>690 rpm </text:p>
          </table:table-cell>
          <table:table-cell table:formula="of:=INT(MID([.B738];1;LEN([.B738])-4))"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32" calcext:value-type="float">
            <text:p>132632</text:p>
          </table:table-cell>
          <table:table-cell office:value-type="string" calcext:value-type="string">
            <text:p><text:s/>693 rpm </text:p>
          </table:table-cell>
          <table:table-cell table:formula="of:=INT(MID([.B739];1;LEN([.B739])-4))"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03" calcext:value-type="float">
            <text:p>132703</text:p>
          </table:table-cell>
          <table:table-cell office:value-type="string" calcext:value-type="string">
            <text:p><text:s/>680 rpm </text:p>
          </table:table-cell>
          <table:table-cell table:formula="of:=INT(MID([.B740];1;LEN([.B740])-4))"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72" calcext:value-type="float">
            <text:p>132772</text:p>
          </table:table-cell>
          <table:table-cell office:value-type="string" calcext:value-type="string">
            <text:p><text:s/>683 rpm </text:p>
          </table:table-cell>
          <table:table-cell table:formula="of:=INT(MID([.B741];1;LEN([.B741])-4))"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47" calcext:value-type="float">
            <text:p>132847</text:p>
          </table:table-cell>
          <table:table-cell office:value-type="string" calcext:value-type="string">
            <text:p><text:s/>683 rpm </text:p>
          </table:table-cell>
          <table:table-cell table:formula="of:=INT(MID([.B742];1;LEN([.B742])-4))" office:value-type="float" office:value="683" calcext:value-type="float">
            <text:p>68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43" calcext:value-type="float">
            <text:p>132943</text:p>
          </table:table-cell>
          <table:table-cell office:value-type="string" calcext:value-type="string">
            <text:p><text:s/>680 rpm </text:p>
          </table:table-cell>
          <table:table-cell table:formula="of:=INT(MID([.B743];1;LEN([.B743])-4))"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41" calcext:value-type="float">
            <text:p>133041</text:p>
          </table:table-cell>
          <table:table-cell office:value-type="string" calcext:value-type="string">
            <text:p><text:s/>678 rpm </text:p>
          </table:table-cell>
          <table:table-cell table:formula="of:=INT(MID([.B744];1;LEN([.B744])-4))" office:value-type="float" office:value="678" calcext:value-type="float">
            <text:p>678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string" calcext:value-type="string">
            <text:p><text:s/>679 rpm </text:p>
          </table:table-cell>
          <table:table-cell table:formula="of:=INT(MID([.B745];1;LEN([.B745])-4))" office:value-type="float" office:value="679" calcext:value-type="float">
            <text:p>679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72" calcext:value-type="float">
            <text:p>133372</text:p>
          </table:table-cell>
          <table:table-cell office:value-type="string" calcext:value-type="string">
            <text:p><text:s/>678 rpm </text:p>
          </table:table-cell>
          <table:table-cell table:formula="of:=INT(MID([.B746];1;LEN([.B746])-4))"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47" calcext:value-type="float">
            <text:p>133447</text:p>
          </table:table-cell>
          <table:table-cell office:value-type="string" calcext:value-type="string">
            <text:p><text:s/>677 rpm </text:p>
          </table:table-cell>
          <table:table-cell table:formula="of:=INT(MID([.B747];1;LEN([.B747])-4))" office:value-type="float" office:value="677" calcext:value-type="float">
            <text:p>67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42" calcext:value-type="float">
            <text:p>133942</text:p>
          </table:table-cell>
          <table:table-cell office:value-type="string" calcext:value-type="string">
            <text:p><text:s/>694 rpm </text:p>
          </table:table-cell>
          <table:table-cell table:formula="of:=INT(MID([.B748];1;LEN([.B748])-4))"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31" calcext:value-type="float">
            <text:p>134131</text:p>
          </table:table-cell>
          <table:table-cell office:value-type="string" calcext:value-type="string">
            <text:p><text:s/>694 rpm </text:p>
          </table:table-cell>
          <table:table-cell table:formula="of:=INT(MID([.B749];1;LEN([.B749])-4))" office:value-type="float" office:value="694" calcext:value-type="float">
            <text:p>694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02" calcext:value-type="float">
            <text:p>134202</text:p>
          </table:table-cell>
          <table:table-cell office:value-type="string" calcext:value-type="string">
            <text:p><text:s/>697 rpm </text:p>
          </table:table-cell>
          <table:table-cell table:formula="of:=INT(MID([.B750];1;LEN([.B750])-4))"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92" calcext:value-type="float">
            <text:p>134292</text:p>
          </table:table-cell>
          <table:table-cell office:value-type="string" calcext:value-type="string">
            <text:p><text:s/>692 rpm </text:p>
          </table:table-cell>
          <table:table-cell table:formula="of:=INT(MID([.B751];1;LEN([.B751])-4))"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11" calcext:value-type="float">
            <text:p>134411</text:p>
          </table:table-cell>
          <table:table-cell office:value-type="string" calcext:value-type="string">
            <text:p><text:s/>700 rpm </text:p>
          </table:table-cell>
          <table:table-cell table:formula="of:=INT(MID([.B752];1;LEN([.B752])-4))"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82" calcext:value-type="float">
            <text:p>134582</text:p>
          </table:table-cell>
          <table:table-cell office:value-type="string" calcext:value-type="string">
            <text:p><text:s/>698 rpm </text:p>
          </table:table-cell>
          <table:table-cell table:formula="of:=INT(MID([.B753];1;LEN([.B753])-4))" office:value-type="float" office:value="698" calcext:value-type="float">
            <text:p>69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71" calcext:value-type="float">
            <text:p>134771</text:p>
          </table:table-cell>
          <table:table-cell office:value-type="string" calcext:value-type="string">
            <text:p><text:s/>694 rpm </text:p>
          </table:table-cell>
          <table:table-cell table:formula="of:=INT(MID([.B754];1;LEN([.B754])-4))"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46" calcext:value-type="float">
            <text:p>134846</text:p>
          </table:table-cell>
          <table:table-cell office:value-type="string" calcext:value-type="string">
            <text:p><text:s/>694 rpm </text:p>
          </table:table-cell>
          <table:table-cell table:formula="of:=INT(MID([.B755];1;LEN([.B755])-4))" office:value-type="float" office:value="694" calcext:value-type="float">
            <text:p>69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61" calcext:value-type="float">
            <text:p>134961</text:p>
          </table:table-cell>
          <table:table-cell office:value-type="string" calcext:value-type="string">
            <text:p><text:s/>693 rpm </text:p>
          </table:table-cell>
          <table:table-cell table:formula="of:=INT(MID([.B756];1;LEN([.B756])-4))" office:value-type="float" office:value="693" calcext:value-type="float">
            <text:p>69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72" calcext:value-type="float">
            <text:p>135172</text:p>
          </table:table-cell>
          <table:table-cell office:value-type="string" calcext:value-type="string">
            <text:p><text:s/>684 rpm </text:p>
          </table:table-cell>
          <table:table-cell table:formula="of:=INT(MID([.B757];1;LEN([.B757])-4))" office:value-type="float" office:value="684" calcext:value-type="float">
            <text:p>684</text:p>
          </table:table-cell>
          <table:table-cell office:value-type="string" calcext:value-type="string">
            <text:p><text:s/>4EA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80" calcext:value-type="float">
            <text:p>135280</text:p>
          </table:table-cell>
          <table:table-cell office:value-type="string" calcext:value-type="string">
            <text:p><text:s/>689 rpm </text:p>
          </table:table-cell>
          <table:table-cell table:formula="of:=INT(MID([.B758];1;LEN([.B758])-4))"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05" calcext:value-type="float">
            <text:p>135405</text:p>
          </table:table-cell>
          <table:table-cell office:value-type="string" calcext:value-type="string">
            <text:p><text:s/>689 rpm </text:p>
          </table:table-cell>
          <table:table-cell table:formula="of:=INT(MID([.B759];1;LEN([.B759])-4))" office:value-type="float" office:value="689" calcext:value-type="float">
            <text:p>68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81" calcext:value-type="float">
            <text:p>135481</text:p>
          </table:table-cell>
          <table:table-cell office:value-type="string" calcext:value-type="string">
            <text:p><text:s/>692 rpm </text:p>
          </table:table-cell>
          <table:table-cell table:formula="of:=INT(MID([.B760];1;LEN([.B760])-4))"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90" calcext:value-type="float">
            <text:p>135590</text:p>
          </table:table-cell>
          <table:table-cell office:value-type="string" calcext:value-type="string">
            <text:p><text:s/>692 rpm </text:p>
          </table:table-cell>
          <table:table-cell table:formula="of:=INT(MID([.B761];1;LEN([.B761])-4))"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11" calcext:value-type="float">
            <text:p>135811</text:p>
          </table:table-cell>
          <table:table-cell office:value-type="string" calcext:value-type="string">
            <text:p><text:s/>691 rpm </text:p>
          </table:table-cell>
          <table:table-cell table:formula="of:=INT(MID([.B762];1;LEN([.B762])-4))" office:value-type="float" office:value="691" calcext:value-type="float">
            <text:p>69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200'.A1:'200'.M238" table:display-filter-buttons="true"/>
        <table:database-range table:name="__Anonymous_Sheet_DB__1" table:target-range-address="'201'.A1:'201'.M2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4:52:19.264104400</dc:date>
    <meta:generator>LibreOffice/4.2.8.2$Linux_X86_64 LibreOffice_project/420m0$Build-2</meta:generator>
    <meta:editing-duration>PT20M59S</meta:editing-duration>
    <meta:editing-cycles>4</meta:editing-cycles>
    <meta:document-statistic meta:table-count="3" meta:cell-count="15490" meta:object-count="0"/>
  </office:meta>
</office:document-meta>
</file>